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8.259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0.084cm"/>
    </style:style>
    <style:style style:name="co6" style:family="table-column">
      <style:table-column-properties fo:break-before="auto" style:column-width="7.77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ntaine_eau_potable_v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nearby_park_or_place</text:p>
          </table:table-cell>
          <table:table-cell office:value-type="string" calcext:value-type="string">
            <text:p>type_of_place_nearby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Remarque</text:p>
          </table:table-cell>
          <table:table-cell office:value-type="string" calcext:value-type="string">
            <text:p>Precision_localis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819.89" calcext:value-type="float">
            <text:p>297819.89</text:p>
          </table:table-cell>
          <table:table-cell office:value-type="float" office:value="5050237.94" calcext:value-type="float">
            <text:p>5050237.94</text:p>
          </table:table-cell>
          <table:table-cell office:value-type="float" office:value="-73.589462375603" calcext:value-type="float">
            <text:p>-73.589462375603</text:p>
          </table:table-cell>
          <table:table-cell office:value-type="float" office:value="45.5920117541965" calcext:value-type="float">
            <text:p>45.5920117541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773.67" calcext:value-type="float">
            <text:p>297773.67</text:p>
          </table:table-cell>
          <table:table-cell office:value-type="float" office:value="5050257.68" calcext:value-type="float">
            <text:p>5050257.68</text:p>
          </table:table-cell>
          <table:table-cell office:value-type="float" office:value="-73.5900550494669" calcext:value-type="float">
            <text:p>-73.5900550494669</text:p>
          </table:table-cell>
          <table:table-cell office:value-type="float" office:value="45.5921889147626" calcext:value-type="float">
            <text:p>45.5921889147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774.77" calcext:value-type="float">
            <text:p>297774.77</text:p>
          </table:table-cell>
          <table:table-cell office:value-type="float" office:value="5050256.8" calcext:value-type="float">
            <text:p>5050256.8</text:p>
          </table:table-cell>
          <table:table-cell office:value-type="float" office:value="-73.590040938345" calcext:value-type="float">
            <text:p>-73.590040938345</text:p>
          </table:table-cell>
          <table:table-cell office:value-type="float" office:value="45.5921810073908" calcext:value-type="float">
            <text:p>45.5921810073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855.21" calcext:value-type="float">
            <text:p>297855.21</text:p>
          </table:table-cell>
          <table:table-cell office:value-type="float" office:value="5050101.09" calcext:value-type="float">
            <text:p>5050101.09</text:p>
          </table:table-cell>
          <table:table-cell office:value-type="float" office:value="-73.5890077418093" calcext:value-type="float">
            <text:p>-73.5890077418093</text:p>
          </table:table-cell>
          <table:table-cell office:value-type="float" office:value="45.5907806932441" calcext:value-type="float">
            <text:p>45.5907806932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Basketball et soccer</text:p>
          </table:table-cell>
          <table:table-cell office:value-type="string" calcext:value-type="string">
            <text:p>entrée boulevard Ro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654.59" calcext:value-type="float">
            <text:p>297654.59</text:p>
          </table:table-cell>
          <table:table-cell office:value-type="float" office:value="5050300.62" calcext:value-type="float">
            <text:p>5050300.62</text:p>
          </table:table-cell>
          <table:table-cell office:value-type="float" office:value="-73.5915819002069" calcext:value-type="float">
            <text:p>-73.5915819002069</text:p>
          </table:table-cell>
          <table:table-cell office:value-type="float" office:value="45.5925740874714" calcext:value-type="float">
            <text:p>45.5925740874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Belcourt /boulevard Lavois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118.07" calcext:value-type="float">
            <text:p>297118.07</text:p>
          </table:table-cell>
          <table:table-cell office:value-type="float" office:value="5050704" calcext:value-type="float">
            <text:p>5050704</text:p>
          </table:table-cell>
          <table:table-cell office:value-type="float" office:value="-73.5984647530588" calcext:value-type="float">
            <text:p>-73.5984647530588</text:p>
          </table:table-cell>
          <table:table-cell office:value-type="float" office:value="45.5961980909595" calcext:value-type="float">
            <text:p>45.5961980909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Belcourt /boulevard Lavoisi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7138.85" calcext:value-type="float">
            <text:p>297138.85</text:p>
          </table:table-cell>
          <table:table-cell office:value-type="float" office:value="5050685.88" calcext:value-type="float">
            <text:p>5050685.88</text:p>
          </table:table-cell>
          <table:table-cell office:value-type="float" office:value="-73.5981981170499" calcext:value-type="float">
            <text:p>-73.5981981170499</text:p>
          </table:table-cell>
          <table:table-cell office:value-type="float" office:value="45.5960352715738" calcext:value-type="float">
            <text:p>45.5960352715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Jean-Marie Lefebvre/boul. Lavois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529.51" calcext:value-type="float">
            <text:p>296529.51</text:p>
          </table:table-cell>
          <table:table-cell office:value-type="float" office:value="5050026.57" calcext:value-type="float">
            <text:p>5050026.57</text:p>
          </table:table-cell>
          <table:table-cell office:value-type="float" office:value="-73.6059972563072" calcext:value-type="float">
            <text:p>-73.6059972563072</text:p>
          </table:table-cell>
          <table:table-cell office:value-type="float" office:value="45.5900956399991" calcext:value-type="float">
            <text:p>45.5900956399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rue Dujarié/rue Le Corbus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526.98" calcext:value-type="float">
            <text:p>296526.98</text:p>
          </table:table-cell>
          <table:table-cell office:value-type="float" office:value="5049953.5" calcext:value-type="float">
            <text:p>5049953.5</text:p>
          </table:table-cell>
          <table:table-cell office:value-type="float" office:value="-73.6060284435696" calcext:value-type="float">
            <text:p>-73.6060284435696</text:p>
          </table:table-cell>
          <table:table-cell office:value-type="float" office:value="45.5894381057632" calcext:value-type="float">
            <text:p>45.5894381057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Dujarié/rue de Never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6464.97" calcext:value-type="float">
            <text:p>296464.97</text:p>
          </table:table-cell>
          <table:table-cell office:value-type="float" office:value="5049913.19" calcext:value-type="float">
            <text:p>5049913.19</text:p>
          </table:table-cell>
          <table:table-cell office:value-type="float" office:value="-73.6068224849356" calcext:value-type="float">
            <text:p>-73.6068224849356</text:p>
          </table:table-cell>
          <table:table-cell office:value-type="float" office:value="45.5890746447919" calcext:value-type="float">
            <text:p>45.58907464479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Dujarié/rue de Never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6464.26" calcext:value-type="float">
            <text:p>296464.26</text:p>
          </table:table-cell>
          <table:table-cell office:value-type="float" office:value="5049912.13" calcext:value-type="float">
            <text:p>5049912.13</text:p>
          </table:table-cell>
          <table:table-cell office:value-type="float" office:value="-73.6068315662484" calcext:value-type="float">
            <text:p>-73.6068315662484</text:p>
          </table:table-cell>
          <table:table-cell office:value-type="float" office:value="45.5890650981076" calcext:value-type="float">
            <text:p>45.58906509810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Coubertin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Valéry/rue Narbo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215.93" calcext:value-type="float">
            <text:p>296215.93</text:p>
          </table:table-cell>
          <table:table-cell office:value-type="float" office:value="5049339.91" calcext:value-type="float">
            <text:p>5049339.91</text:p>
          </table:table-cell>
          <table:table-cell office:value-type="float" office:value="-73.6100041217273" calcext:value-type="float">
            <text:p>-73.6100041217273</text:p>
          </table:table-cell>
          <table:table-cell office:value-type="float" office:value="45.5839130808075" calcext:value-type="float">
            <text:p>45.58391308080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Coubertin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Valéry/rue Narbo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215.93" calcext:value-type="float">
            <text:p>296215.93</text:p>
          </table:table-cell>
          <table:table-cell office:value-type="float" office:value="5049338.32" calcext:value-type="float">
            <text:p>5049338.32</text:p>
          </table:table-cell>
          <table:table-cell office:value-type="float" office:value="-73.6100040937848" calcext:value-type="float">
            <text:p>-73.6100040937848</text:p>
          </table:table-cell>
          <table:table-cell office:value-type="float" office:value="45.5838987735332" calcext:value-type="float">
            <text:p>45.58389877353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uigi-Pirandello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Jean-Rivard/rue de Ni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717.63" calcext:value-type="float">
            <text:p>296717.63</text:p>
          </table:table-cell>
          <table:table-cell office:value-type="float" office:value="5048690.13" calcext:value-type="float">
            <text:p>5048690.13</text:p>
          </table:table-cell>
          <table:table-cell office:value-type="float" office:value="-73.6035641400041" calcext:value-type="float">
            <text:p>-73.6035641400041</text:p>
          </table:table-cell>
          <table:table-cell office:value-type="float" office:value="45.5780721805316" calcext:value-type="float">
            <text:p>45.5780721805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Colbert/boul. Métropolitai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450.41" calcext:value-type="float">
            <text:p>297450.41</text:p>
          </table:table-cell>
          <table:table-cell office:value-type="float" office:value="5048206.42" calcext:value-type="float">
            <text:p>5048206.42</text:p>
          </table:table-cell>
          <table:table-cell office:value-type="float" office:value="-73.5941673390367" calcext:value-type="float">
            <text:p>-73.5941673390367</text:p>
          </table:table-cell>
          <table:table-cell office:value-type="float" office:value="45.5737277378482" calcext:value-type="float">
            <text:p>45.5737277378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 Viterbe/rue de Viterb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95.18" calcext:value-type="float">
            <text:p>297595.18</text:p>
          </table:table-cell>
          <table:table-cell office:value-type="float" office:value="5048152.18" calcext:value-type="float">
            <text:p>5048152.18</text:p>
          </table:table-cell>
          <table:table-cell office:value-type="float" office:value="-73.5923116621237" calcext:value-type="float">
            <text:p>-73.5923116621237</text:p>
          </table:table-cell>
          <table:table-cell office:value-type="float" office:value="45.5732411836133" calcext:value-type="float">
            <text:p>45.57324118361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Colbert/boul. Provench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620.82" calcext:value-type="float">
            <text:p>297620.82</text:p>
          </table:table-cell>
          <table:table-cell office:value-type="float" office:value="5048037.96" calcext:value-type="float">
            <text:p>5048037.96</text:p>
          </table:table-cell>
          <table:table-cell office:value-type="float" office:value="-73.5919814726014" calcext:value-type="float">
            <text:p>-73.5919814726014</text:p>
          </table:table-cell>
          <table:table-cell office:value-type="float" office:value="45.5722136618172" calcext:value-type="float">
            <text:p>45.57221366181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Stade (l'entrée sous-sol)</text:p>
          </table:table-cell>
          <table:table-cell office:value-type="string" calcext:value-type="string">
            <text:p>rue Colbert/boul. Métropolitai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18.57" calcext:value-type="float">
            <text:p>297518.57</text:p>
          </table:table-cell>
          <table:table-cell office:value-type="float" office:value="5048198.03" calcext:value-type="float">
            <text:p>5048198.03</text:p>
          </table:table-cell>
          <table:table-cell office:value-type="float" office:value="-73.5932939085551" calcext:value-type="float">
            <text:p>-73.5932939085551</text:p>
          </table:table-cell>
          <table:table-cell office:value-type="float" office:value="45.5736529585964" calcext:value-type="float">
            <text:p>45.57365295859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7589.11" calcext:value-type="float">
            <text:p>297589.11</text:p>
          </table:table-cell>
          <table:table-cell office:value-type="float" office:value="5048062.64" calcext:value-type="float">
            <text:p>5048062.64</text:p>
          </table:table-cell>
          <table:table-cell office:value-type="float" office:value="-73.5923881127418" calcext:value-type="float">
            <text:p>-73.5923881127418</text:p>
          </table:table-cell>
          <table:table-cell office:value-type="float" office:value="45.5724354122334" calcext:value-type="float">
            <text:p>45.57243541223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7587.9" calcext:value-type="float">
            <text:p>297587.9</text:p>
          </table:table-cell>
          <table:table-cell office:value-type="float" office:value="5048061.19" calcext:value-type="float">
            <text:p>5048061.19</text:p>
          </table:table-cell>
          <table:table-cell office:value-type="float" office:value="-73.5924035942125" calcext:value-type="float">
            <text:p>-73.5924035942125</text:p>
          </table:table-cell>
          <table:table-cell office:value-type="float" office:value="45.5724223521469" calcext:value-type="float">
            <text:p>45.57242235214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7575.68" calcext:value-type="float">
            <text:p>297575.68</text:p>
          </table:table-cell>
          <table:table-cell office:value-type="float" office:value="5048086.1" calcext:value-type="float">
            <text:p>5048086.1</text:p>
          </table:table-cell>
          <table:table-cell office:value-type="float" office:value="-73.5925605285234" calcext:value-type="float">
            <text:p>-73.5925605285234</text:p>
          </table:table-cell>
          <table:table-cell office:value-type="float" office:value="45.5726463732631" calcext:value-type="float">
            <text:p>45.57264637326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7577.76" calcext:value-type="float">
            <text:p>297577.76</text:p>
          </table:table-cell>
          <table:table-cell office:value-type="float" office:value="5048084.96" calcext:value-type="float">
            <text:p>5048084.96</text:p>
          </table:table-cell>
          <table:table-cell office:value-type="float" office:value="-73.592533862021" calcext:value-type="float">
            <text:p>-73.592533862021</text:p>
          </table:table-cell>
          <table:table-cell office:value-type="float" office:value="45.5726361367813" calcext:value-type="float">
            <text:p>45.57263613678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7579.26" calcext:value-type="float">
            <text:p>297579.26</text:p>
          </table:table-cell>
          <table:table-cell office:value-type="float" office:value="5048083.81" calcext:value-type="float">
            <text:p>5048083.81</text:p>
          </table:table-cell>
          <table:table-cell office:value-type="float" office:value="-73.5925146265321" calcext:value-type="float">
            <text:p>-73.5925146265321</text:p>
          </table:table-cell>
          <table:table-cell office:value-type="float" office:value="45.5726258042923" calcext:value-type="float">
            <text:p>45.57262580429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7581.13" calcext:value-type="float">
            <text:p>297581.13</text:p>
          </table:table-cell>
          <table:table-cell office:value-type="float" office:value="5048082.8" calcext:value-type="float">
            <text:p>5048082.8</text:p>
          </table:table-cell>
          <table:table-cell office:value-type="float" office:value="-73.5924906525568" calcext:value-type="float">
            <text:p>-73.5924906525568</text:p>
          </table:table-cell>
          <table:table-cell office:value-type="float" office:value="45.5726167354014" calcext:value-type="float">
            <text:p>45.5726167354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Carré de sable</text:p>
          </table:table-cell>
          <table:table-cell office:value-type="string" calcext:value-type="string">
            <text:p>rue Colbert/boul. Provench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75.08" calcext:value-type="float">
            <text:p>297575.08</text:p>
          </table:table-cell>
          <table:table-cell office:value-type="float" office:value="5048019.23" calcext:value-type="float">
            <text:p>5048019.23</text:p>
          </table:table-cell>
          <table:table-cell office:value-type="float" office:value="-73.5925672274284" calcext:value-type="float">
            <text:p>-73.5925672274284</text:p>
          </table:table-cell>
          <table:table-cell office:value-type="float" office:value="45.5720446501215" calcext:value-type="float">
            <text:p>45.5720446501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de Meudon/boul. Lacorda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74.39" calcext:value-type="float">
            <text:p>298274.39</text:p>
          </table:table-cell>
          <table:table-cell office:value-type="float" office:value="5049047.39" calcext:value-type="float">
            <text:p>5049047.39</text:p>
          </table:table-cell>
          <table:table-cell office:value-type="float" office:value="-73.5836212582356" calcext:value-type="float">
            <text:p>-73.5836212582356</text:p>
          </table:table-cell>
          <table:table-cell office:value-type="float" office:value="45.5813032552857" calcext:value-type="float">
            <text:p>45.58130325528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8309.22" calcext:value-type="float">
            <text:p>298309.22</text:p>
          </table:table-cell>
          <table:table-cell office:value-type="float" office:value="5049078.31" calcext:value-type="float">
            <text:p>5049078.31</text:p>
          </table:table-cell>
          <table:table-cell office:value-type="float" office:value="-73.5831753467495" calcext:value-type="float">
            <text:p>-73.5831753467495</text:p>
          </table:table-cell>
          <table:table-cell office:value-type="float" office:value="45.5815818084528" calcext:value-type="float">
            <text:p>45.58158180845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8350.2" calcext:value-type="float">
            <text:p>298350.2</text:p>
          </table:table-cell>
          <table:table-cell office:value-type="float" office:value="5049103.86" calcext:value-type="float">
            <text:p>5049103.86</text:p>
          </table:table-cell>
          <table:table-cell office:value-type="float" office:value="-73.5826505511845" calcext:value-type="float">
            <text:p>-73.5826505511845</text:p>
          </table:table-cell>
          <table:table-cell office:value-type="float" office:value="45.5818120960631" calcext:value-type="float">
            <text:p>45.58181209606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8358.77" calcext:value-type="float">
            <text:p>298358.77</text:p>
          </table:table-cell>
          <table:table-cell office:value-type="float" office:value="5049108.4" calcext:value-type="float">
            <text:p>5049108.4</text:p>
          </table:table-cell>
          <table:table-cell office:value-type="float" office:value="-73.5825407914425" calcext:value-type="float">
            <text:p>-73.5825407914425</text:p>
          </table:table-cell>
          <table:table-cell office:value-type="float" office:value="45.5818530277291" calcext:value-type="float">
            <text:p>45.58185302772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8312.39" calcext:value-type="float">
            <text:p>298312.39</text:p>
          </table:table-cell>
          <table:table-cell office:value-type="float" office:value="5049071.44" calcext:value-type="float">
            <text:p>5049071.44</text:p>
          </table:table-cell>
          <table:table-cell office:value-type="float" office:value="-73.5831346339605" calcext:value-type="float">
            <text:p>-73.5831346339605</text:p>
          </table:table-cell>
          <table:table-cell office:value-type="float" office:value="45.5815200197243" calcext:value-type="float">
            <text:p>45.58152001972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Jean-Talon Est/rue de Ponto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489.01" calcext:value-type="float">
            <text:p>298489.01</text:p>
          </table:table-cell>
          <table:table-cell office:value-type="float" office:value="5049176.95" calcext:value-type="float">
            <text:p>5049176.95</text:p>
          </table:table-cell>
          <table:table-cell office:value-type="float" office:value="-73.5808727253446" calcext:value-type="float">
            <text:p>-73.5808727253446</text:p>
          </table:table-cell>
          <table:table-cell office:value-type="float" office:value="45.5824710546093" calcext:value-type="float">
            <text:p>45.58247105460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de Côme/rue La Dauversiè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9177.5" calcext:value-type="float">
            <text:p>299177.5</text:p>
          </table:table-cell>
          <table:table-cell office:value-type="float" office:value="5049649.24" calcext:value-type="float">
            <text:p>5049649.24</text:p>
          </table:table-cell>
          <table:table-cell office:value-type="float" office:value="-73.5720554549725" calcext:value-type="float">
            <text:p>-73.5720554549725</text:p>
          </table:table-cell>
          <table:table-cell office:value-type="float" office:value="45.586726764106" calcext:value-type="float">
            <text:p>45.5867267641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de Côme/rue La Dauvers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63.16" calcext:value-type="float">
            <text:p>299163.16</text:p>
          </table:table-cell>
          <table:table-cell office:value-type="float" office:value="5049603.25" calcext:value-type="float">
            <text:p>5049603.25</text:p>
          </table:table-cell>
          <table:table-cell office:value-type="float" office:value="-73.5722386990733" calcext:value-type="float">
            <text:p>-73.5722386990733</text:p>
          </table:table-cell>
          <table:table-cell office:value-type="float" office:value="45.5863128166389" calcext:value-type="float">
            <text:p>45.58631281663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de Côme/rue La Dauvers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60.52" calcext:value-type="float">
            <text:p>299160.52</text:p>
          </table:table-cell>
          <table:table-cell office:value-type="float" office:value="5049604.25" calcext:value-type="float">
            <text:p>5049604.25</text:p>
          </table:table-cell>
          <table:table-cell office:value-type="float" office:value="-73.5722725434083" calcext:value-type="float">
            <text:p>-73.5722725434083</text:p>
          </table:table-cell>
          <table:table-cell office:value-type="float" office:value="45.586321793531" calcext:value-type="float">
            <text:p>45.5863217935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iénard/rue La Dauvers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039.32" calcext:value-type="float">
            <text:p>299039.32</text:p>
          </table:table-cell>
          <table:table-cell office:value-type="float" office:value="5049611.05" calcext:value-type="float">
            <text:p>5049611.05</text:p>
          </table:table-cell>
          <table:table-cell office:value-type="float" office:value="-73.573825856362" calcext:value-type="float">
            <text:p>-73.573825856362</text:p>
          </table:table-cell>
          <table:table-cell office:value-type="float" office:value="45.5863819887031" calcext:value-type="float">
            <text:p>45.58638198870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Pavillon de la scène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412.2" calcext:value-type="float">
            <text:p>297412.2</text:p>
          </table:table-cell>
          <table:table-cell office:value-type="float" office:value="5049561.24" calcext:value-type="float">
            <text:p>5049561.24</text:p>
          </table:table-cell>
          <table:table-cell office:value-type="float" office:value="-73.5946773947037" calcext:value-type="float">
            <text:p>-73.5946773947037</text:p>
          </table:table-cell>
          <table:table-cell office:value-type="float" office:value="45.5859184052737" calcext:value-type="float">
            <text:p>45.5859184052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Pavillon de la scène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418.27" calcext:value-type="float">
            <text:p>297418.27</text:p>
          </table:table-cell>
          <table:table-cell office:value-type="float" office:value="5049552.31" calcext:value-type="float">
            <text:p>5049552.31</text:p>
          </table:table-cell>
          <table:table-cell office:value-type="float" office:value="-73.5945994705437" calcext:value-type="float">
            <text:p>-73.5945994705437</text:p>
          </table:table-cell>
          <table:table-cell office:value-type="float" office:value="45.5858381150145" calcext:value-type="float">
            <text:p>45.58583811501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Pavillon de la scène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425.29" calcext:value-type="float">
            <text:p>297425.29</text:p>
          </table:table-cell>
          <table:table-cell office:value-type="float" office:value="5049566.73" calcext:value-type="float">
            <text:p>5049566.73</text:p>
          </table:table-cell>
          <table:table-cell office:value-type="float" office:value="-73.5945097246301" calcext:value-type="float">
            <text:p>-73.5945097246301</text:p>
          </table:table-cell>
          <table:table-cell office:value-type="float" office:value="45.585967944774" calcext:value-type="float">
            <text:p>45.5859679447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Pavillon de la scène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428.27" calcext:value-type="float">
            <text:p>297428.27</text:p>
          </table:table-cell>
          <table:table-cell office:value-type="float" office:value="5049557.43" calcext:value-type="float">
            <text:p>5049557.43</text:p>
          </table:table-cell>
          <table:table-cell office:value-type="float" office:value="-73.5944713944749" calcext:value-type="float">
            <text:p>-73.5944713944749</text:p>
          </table:table-cell>
          <table:table-cell office:value-type="float" office:value="45.5858842922942" calcext:value-type="float">
            <text:p>45.5858842922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119.5" calcext:value-type="float">
            <text:p>297119.5</text:p>
          </table:table-cell>
          <table:table-cell office:value-type="float" office:value="5049569.42" calcext:value-type="float">
            <text:p>5049569.42</text:p>
          </table:table-cell>
          <table:table-cell office:value-type="float" office:value="-73.5984285768339" calcext:value-type="float">
            <text:p>-73.5984285768339</text:p>
          </table:table-cell>
          <table:table-cell office:value-type="float" office:value="45.5859888409044" calcext:value-type="float">
            <text:p>45.58598884090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Aréna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102.72" calcext:value-type="float">
            <text:p>297102.72</text:p>
          </table:table-cell>
          <table:table-cell office:value-type="float" office:value="5049449.89" calcext:value-type="float">
            <text:p>5049449.89</text:p>
          </table:table-cell>
          <table:table-cell office:value-type="float" office:value="-73.5986417349467" calcext:value-type="float">
            <text:p>-73.5986417349467</text:p>
          </table:table-cell>
          <table:table-cell office:value-type="float" office:value="45.5849130902329" calcext:value-type="float">
            <text:p>45.58491309023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Aréna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107.02" calcext:value-type="float">
            <text:p>297107.02</text:p>
          </table:table-cell>
          <table:table-cell office:value-type="float" office:value="5049453.19" calcext:value-type="float">
            <text:p>5049453.19</text:p>
          </table:table-cell>
          <table:table-cell office:value-type="float" office:value="-73.5985866818955" calcext:value-type="float">
            <text:p>-73.5985866818955</text:p>
          </table:table-cell>
          <table:table-cell office:value-type="float" office:value="45.5849428321497" calcext:value-type="float">
            <text:p>45.58494283214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rieur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rue Sackville/rue Prieur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3151.73" calcext:value-type="float">
            <text:p>293151.73</text:p>
          </table:table-cell>
          <table:table-cell office:value-type="float" office:value="5048680.08" calcext:value-type="float">
            <text:p>5048680.08</text:p>
          </table:table-cell>
          <table:table-cell office:value-type="float" office:value="-73.6492557330476" calcext:value-type="float">
            <text:p>-73.6492557330476</text:p>
          </table:table-cell>
          <table:table-cell office:value-type="float" office:value="45.5779311872942" calcext:value-type="float">
            <text:p>45.57793118729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Jardins communautaires</text:p>
          </table:table-cell>
          <table:table-cell office:value-type="string" calcext:value-type="string">
            <text:p>rue Frémont/avenue De Chateaubriand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2953.69" calcext:value-type="float">
            <text:p>292953.69</text:p>
          </table:table-cell>
          <table:table-cell office:value-type="float" office:value="5045875.79" calcext:value-type="float">
            <text:p>5045875.79</text:p>
          </table:table-cell>
          <table:table-cell office:value-type="float" office:value="-73.6517253756271" calcext:value-type="float">
            <text:p>-73.6517253756271</text:p>
          </table:table-cell>
          <table:table-cell office:value-type="float" office:value="45.5526940005986" calcext:value-type="float">
            <text:p>45.55269400059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Jardins communautaires</text:p>
          </table:table-cell>
          <table:table-cell office:value-type="string" calcext:value-type="string">
            <text:p>rue Deschamps/rue Letelli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9589.09" calcext:value-type="float">
            <text:p>289589.09</text:p>
          </table:table-cell>
          <table:table-cell office:value-type="float" office:value="5044953.59" calcext:value-type="float">
            <text:p>5044953.59</text:p>
          </table:table-cell>
          <table:table-cell office:value-type="float" office:value="-73.6947896703629" calcext:value-type="float">
            <text:p>-73.6947896703629</text:p>
          </table:table-cell>
          <table:table-cell office:value-type="float" office:value="45.54433039908" calcext:value-type="float">
            <text:p>45.544330399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Jardins communautaires</text:p>
          </table:table-cell>
          <table:table-cell office:value-type="string" calcext:value-type="string">
            <text:p>rue Deschamps/rue Letelli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9590.59" calcext:value-type="float">
            <text:p>289590.59</text:p>
          </table:table-cell>
          <table:table-cell office:value-type="float" office:value="5044960.86" calcext:value-type="float">
            <text:p>5044960.86</text:p>
          </table:table-cell>
          <table:table-cell office:value-type="float" office:value="-73.694770687498" calcext:value-type="float">
            <text:p>-73.694770687498</text:p>
          </table:table-cell>
          <table:table-cell office:value-type="float" office:value="45.5443958495668" calcext:value-type="float">
            <text:p>45.54439584956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Petit-Bois-Franc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rue Dudemaine/rue Grene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8688.91" calcext:value-type="float">
            <text:p>288688.91</text:p>
          </table:table-cell>
          <table:table-cell office:value-type="float" office:value="5042752.27" calcext:value-type="float">
            <text:p>5042752.27</text:p>
          </table:table-cell>
          <table:table-cell office:value-type="float" office:value="-73.7062448098801" calcext:value-type="float">
            <text:p>-73.7062448098801</text:p>
          </table:table-cell>
          <table:table-cell office:value-type="float" office:value="45.5245019742243" calcext:value-type="float">
            <text:p>45.52450197422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 (près de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avenue Durham/boul. Henri-Bourassa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1837.96" calcext:value-type="float">
            <text:p>291837.96</text:p>
          </table:table-cell>
          <table:table-cell office:value-type="float" office:value="5046357.6" calcext:value-type="float">
            <text:p>5046357.6</text:p>
          </table:table-cell>
          <table:table-cell office:value-type="float" office:value="-73.6660281500602" calcext:value-type="float">
            <text:p>-73.6660281500602</text:p>
          </table:table-cell>
          <table:table-cell office:value-type="float" office:value="45.5570096029911" calcext:value-type="float">
            <text:p>45.55700960299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avenue Marcelin-Wilson/rue Defoy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0512.32" calcext:value-type="float">
            <text:p>290512.32</text:p>
          </table:table-cell>
          <table:table-cell office:value-type="float" office:value="5044177.23" calcext:value-type="float">
            <text:p>5044177.23</text:p>
          </table:table-cell>
          <table:table-cell office:value-type="float" office:value="-73.6829442674349" calcext:value-type="float">
            <text:p>-73.6829442674349</text:p>
          </table:table-cell>
          <table:table-cell office:value-type="float" office:value="45.5373640079733" calcext:value-type="float">
            <text:p>45.53736400797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ulpice (JC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ave Émile-Journault/ave André-Grasse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235.31" calcext:value-type="float">
            <text:p>294235.31</text:p>
          </table:table-cell>
          <table:table-cell office:value-type="float" office:value="5046379.95" calcext:value-type="float">
            <text:p>5046379.95</text:p>
          </table:table-cell>
          <table:table-cell office:value-type="float" office:value="-73.6353215573431" calcext:value-type="float">
            <text:p>-73.6353215573431</text:p>
          </table:table-cell>
          <table:table-cell office:value-type="float" office:value="45.5572512175254" calcext:value-type="float">
            <text:p>45.55725121752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ulpice (JC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ave Émile-Journault/ave André-Grasse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184.58" calcext:value-type="float">
            <text:p>294184.58</text:p>
          </table:table-cell>
          <table:table-cell office:value-type="float" office:value="5046303.11" calcext:value-type="float">
            <text:p>5046303.11</text:p>
          </table:table-cell>
          <table:table-cell office:value-type="float" office:value="-73.6359696810356" calcext:value-type="float">
            <text:p>-73.6359696810356</text:p>
          </table:table-cell>
          <table:table-cell office:value-type="float" office:value="45.5565590150628" calcext:value-type="float">
            <text:p>45.55655901506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s (JC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rue du Pressoir (tourne-bride)/boul. Gouin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2333.66" calcext:value-type="float">
            <text:p>292333.66</text:p>
          </table:table-cell>
          <table:table-cell office:value-type="float" office:value="5048494.82" calcext:value-type="float">
            <text:p>5048494.82</text:p>
          </table:table-cell>
          <table:table-cell office:value-type="float" office:value="-73.6597333507135" calcext:value-type="float">
            <text:p>-73.6597333507135</text:p>
          </table:table-cell>
          <table:table-cell office:value-type="float" office:value="45.5762499897693" calcext:value-type="float">
            <text:p>45.57624998976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787.23" calcext:value-type="float">
            <text:p>291787.23</text:p>
          </table:table-cell>
          <table:table-cell office:value-type="float" office:value="5046257.8" calcext:value-type="float">
            <text:p>5046257.8</text:p>
          </table:table-cell>
          <table:table-cell office:value-type="float" office:value="-73.6666752827003" calcext:value-type="float">
            <text:p>-73.6666752827003</text:p>
          </table:table-cell>
          <table:table-cell office:value-type="float" office:value="45.5561106256678" calcext:value-type="float">
            <text:p>45.55611062566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vila-Vidal</text:p>
          </table:table-cell>
          <table:table-cell office:value-type="string" calcext:value-type="string">
            <text:p>Modules pour enfants</text:p>
          </table:table-cell>
          <table:table-cell office:value-type="string" calcext:value-type="string">
            <text:p>rue Filion/rue de la Pai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515.25" calcext:value-type="float">
            <text:p>289515.25</text:p>
          </table:table-cell>
          <table:table-cell office:value-type="float" office:value="5043300.34" calcext:value-type="float">
            <text:p>5043300.34</text:p>
          </table:table-cell>
          <table:table-cell office:value-type="float" office:value="-73.6956836482083" calcext:value-type="float">
            <text:p>-73.6956836482083</text:p>
          </table:table-cell>
          <table:table-cell office:value-type="float" office:value="45.5294523034188" calcext:value-type="float">
            <text:p>45.52945230341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Beauséjour</text:p>
          </table:table-cell>
          <table:table-cell/>
          <table:table-cell office:value-type="string" calcext:value-type="string">
            <text:p>boul. Gouin Ouest/rue Henri-D'Ar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6655.11" calcext:value-type="float">
            <text:p>286655.11</text:p>
          </table:table-cell>
          <table:table-cell office:value-type="float" office:value="5043216.86" calcext:value-type="float">
            <text:p>5043216.86</text:p>
          </table:table-cell>
          <table:table-cell office:value-type="float" office:value="-73.7322973382624" calcext:value-type="float">
            <text:p>-73.7322973382624</text:p>
          </table:table-cell>
          <table:table-cell office:value-type="float" office:value="45.5286325299218" calcext:value-type="float">
            <text:p>45.52863252992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Cardinal-Paul-Émile-Léger</text:p>
          </table:table-cell>
          <table:table-cell/>
          <table:table-cell office:value-type="string" calcext:value-type="string">
            <text:p>rue Chabanel Est/ave De Galiné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85.77" calcext:value-type="float">
            <text:p>293685.77</text:p>
          </table:table-cell>
          <table:table-cell office:value-type="float" office:value="5046588.35" calcext:value-type="float">
            <text:p>5046588.35</text:p>
          </table:table-cell>
          <table:table-cell office:value-type="float" office:value="-73.6423652483467" calcext:value-type="float">
            <text:p>-73.6423652483467</text:p>
          </table:table-cell>
          <table:table-cell office:value-type="float" office:value="45.5591179113194" calcext:value-type="float">
            <text:p>45.55911791131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Boisé-De-Saint-Sulpice</text:p>
          </table:table-cell>
          <table:table-cell/>
          <table:table-cell office:value-type="string" calcext:value-type="string">
            <text:p>ave Olivier-Maurault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771.51" calcext:value-type="float">
            <text:p>293771.51</text:p>
          </table:table-cell>
          <table:table-cell office:value-type="float" office:value="5046057.51" calcext:value-type="float">
            <text:p>5046057.51</text:p>
          </table:table-cell>
          <table:table-cell office:value-type="float" office:value="-73.6412550160094" calcext:value-type="float">
            <text:p>-73.6412550160094</text:p>
          </table:table-cell>
          <table:table-cell office:value-type="float" office:value="45.5543426076567" calcext:value-type="float">
            <text:p>45.55434260765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Bordeaux</text:p>
          </table:table-cell>
          <table:table-cell/>
          <table:table-cell office:value-type="string" calcext:value-type="string">
            <text:p>rue Viel/boul. de l'Acad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197.05" calcext:value-type="float">
            <text:p>289197.05</text:p>
          </table:table-cell>
          <table:table-cell office:value-type="float" office:value="5044677.87" calcext:value-type="float">
            <text:p>5044677.87</text:p>
          </table:table-cell>
          <table:table-cell office:value-type="float" office:value="-73.6998012836626" calcext:value-type="float">
            <text:p>-73.6998012836626</text:p>
          </table:table-cell>
          <table:table-cell office:value-type="float" office:value="45.5418407134645" calcext:value-type="float">
            <text:p>45.54184071346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Roland-Giguère</text:p>
          </table:table-cell>
          <table:table-cell/>
          <table:table-cell office:value-type="string" calcext:value-type="string">
            <text:p>Place de l'Acadi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685.06" calcext:value-type="float">
            <text:p>290685.06</text:p>
          </table:table-cell>
          <table:table-cell office:value-type="float" office:value="5043602.12" calcext:value-type="float">
            <text:p>5043602.12</text:p>
          </table:table-cell>
          <table:table-cell office:value-type="float" office:value="-73.6807158813563" calcext:value-type="float">
            <text:p>-73.6807158813563</text:p>
          </table:table-cell>
          <table:table-cell office:value-type="float" office:value="45.5321924961963" calcext:value-type="float">
            <text:p>45.53219249619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Saint-Denis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630.73" calcext:value-type="float">
            <text:p>292630.73</text:p>
          </table:table-cell>
          <table:table-cell office:value-type="float" office:value="5045446.11" calcext:value-type="float">
            <text:p>5045446.11</text:p>
          </table:table-cell>
          <table:table-cell office:value-type="float" office:value="-73.6558510868443" calcext:value-type="float">
            <text:p>-73.6558510868443</text:p>
          </table:table-cell>
          <table:table-cell office:value-type="float" office:value="45.548822033059" calcext:value-type="float">
            <text:p>45.5488220330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Saint-Denis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562.6" calcext:value-type="float">
            <text:p>292562.6</text:p>
          </table:table-cell>
          <table:table-cell office:value-type="float" office:value="5045548.7" calcext:value-type="float">
            <text:p>5045548.7</text:p>
          </table:table-cell>
          <table:table-cell office:value-type="float" office:value="-73.656726185786" calcext:value-type="float">
            <text:p>-73.656726185786</text:p>
          </table:table-cell>
          <table:table-cell office:value-type="float" office:value="45.5497439773201" calcext:value-type="float">
            <text:p>45.54974397732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/>
          <table:table-cell office:value-type="string" calcext:value-type="string">
            <text:p>rue Saint-Denis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510" calcext:value-type="float">
            <text:p>292510</text:p>
          </table:table-cell>
          <table:table-cell office:value-type="float" office:value="5045500.53" calcext:value-type="float">
            <text:p>5045500.53</text:p>
          </table:table-cell>
          <table:table-cell office:value-type="float" office:value="-73.6573986293738" calcext:value-type="float">
            <text:p>-73.6573986293738</text:p>
          </table:table-cell>
          <table:table-cell office:value-type="float" office:value="45.5493096019002" calcext:value-type="float">
            <text:p>45.54930960190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107.24" calcext:value-type="float">
            <text:p>292107.24</text:p>
          </table:table-cell>
          <table:table-cell office:value-type="float" office:value="5046329.48" calcext:value-type="float">
            <text:p>5046329.48</text:p>
          </table:table-cell>
          <table:table-cell office:value-type="float" office:value="-73.6625782814415" calcext:value-type="float">
            <text:p>-73.6625782814415</text:p>
          </table:table-cell>
          <table:table-cell office:value-type="float" office:value="45.5567615314066" calcext:value-type="float">
            <text:p>45.55676153140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107.24" calcext:value-type="float">
            <text:p>292107.24</text:p>
          </table:table-cell>
          <table:table-cell office:value-type="float" office:value="5046329.48" calcext:value-type="float">
            <text:p>5046329.48</text:p>
          </table:table-cell>
          <table:table-cell office:value-type="float" office:value="-73.6625782814415" calcext:value-type="float">
            <text:p>-73.6625782814415</text:p>
          </table:table-cell>
          <table:table-cell office:value-type="float" office:value="45.5567615314066" calcext:value-type="float">
            <text:p>45.55676153140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a Merci</text:p>
          </table:table-cell>
          <table:table-cell/>
          <table:table-cell office:value-type="string" calcext:value-type="string">
            <text:p>boul. Gouin Est/rue Poincar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403.22" calcext:value-type="float">
            <text:p>289403.22</text:p>
          </table:table-cell>
          <table:table-cell office:value-type="float" office:value="5045174.2" calcext:value-type="float">
            <text:p>5045174.2</text:p>
          </table:table-cell>
          <table:table-cell office:value-type="float" office:value="-73.6971768320911" calcext:value-type="float">
            <text:p>-73.6971768320911</text:p>
          </table:table-cell>
          <table:table-cell office:value-type="float" office:value="45.546311432748" calcext:value-type="float">
            <text:p>45.5463114327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Mésy</text:p>
          </table:table-cell>
          <table:table-cell/>
          <table:table-cell office:value-type="string" calcext:value-type="string">
            <text:p>rue Legault/rue Gren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819.83" calcext:value-type="float">
            <text:p>287819.83</text:p>
          </table:table-cell>
          <table:table-cell office:value-type="float" office:value="5043362.35" calcext:value-type="float">
            <text:p>5043362.35</text:p>
          </table:table-cell>
          <table:table-cell office:value-type="float" office:value="-73.7173913333422" calcext:value-type="float">
            <text:p>-73.7173913333422</text:p>
          </table:table-cell>
          <table:table-cell office:value-type="float" office:value="45.5299710451682" calcext:value-type="float">
            <text:p>45.52997104516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882.41" calcext:value-type="float">
            <text:p>293882.41</text:p>
          </table:table-cell>
          <table:table-cell office:value-type="float" office:value="5048443.23" calcext:value-type="float">
            <text:p>5048443.23</text:p>
          </table:table-cell>
          <table:table-cell office:value-type="float" office:value="-73.6398878627745" calcext:value-type="float">
            <text:p>-73.6398878627745</text:p>
          </table:table-cell>
          <table:table-cell office:value-type="float" office:value="45.5758117920313" calcext:value-type="float">
            <text:p>45.57581179203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830.99" calcext:value-type="float">
            <text:p>293830.99</text:p>
          </table:table-cell>
          <table:table-cell office:value-type="float" office:value="5048325.81" calcext:value-type="float">
            <text:p>5048325.81</text:p>
          </table:table-cell>
          <table:table-cell office:value-type="float" office:value="-73.6405440732804" calcext:value-type="float">
            <text:p>-73.6405440732804</text:p>
          </table:table-cell>
          <table:table-cell office:value-type="float" office:value="45.5747544042729" calcext:value-type="float">
            <text:p>45.57475440427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743.44" calcext:value-type="float">
            <text:p>293743.44</text:p>
          </table:table-cell>
          <table:table-cell office:value-type="float" office:value="5048479.59" calcext:value-type="float">
            <text:p>5048479.59</text:p>
          </table:table-cell>
          <table:table-cell office:value-type="float" office:value="-73.6416693125804" calcext:value-type="float">
            <text:p>-73.6416693125804</text:p>
          </table:table-cell>
          <table:table-cell office:value-type="float" office:value="45.5761367754353" calcext:value-type="float">
            <text:p>45.57613677543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469.35" calcext:value-type="float">
            <text:p>293469.35</text:p>
          </table:table-cell>
          <table:table-cell office:value-type="float" office:value="5048691.27" calcext:value-type="float">
            <text:p>5048691.27</text:p>
          </table:table-cell>
          <table:table-cell office:value-type="float" office:value="-73.6451861649691" calcext:value-type="float">
            <text:p>-73.6451861649691</text:p>
          </table:table-cell>
          <table:table-cell office:value-type="float" office:value="45.5780371229728" calcext:value-type="float">
            <text:p>45.57803712297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Gabriel-Lalemant</text:p>
          </table:table-cell>
          <table:table-cell/>
          <table:table-cell office:value-type="string" calcext:value-type="string">
            <text:p>rue de Lille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48.93" calcext:value-type="float">
            <text:p>293648.93</text:p>
          </table:table-cell>
          <table:table-cell office:value-type="float" office:value="5047932.46" calcext:value-type="float">
            <text:p>5047932.46</text:p>
          </table:table-cell>
          <table:table-cell office:value-type="float" office:value="-73.6428677953635" calcext:value-type="float">
            <text:p>-73.6428677953635</text:p>
          </table:table-cell>
          <table:table-cell office:value-type="float" office:value="45.5712120325848" calcext:value-type="float">
            <text:p>45.57121203258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Gabreil-Lalemand</text:p>
          </table:table-cell>
          <table:table-cell/>
          <table:table-cell office:value-type="string" calcext:value-type="string">
            <text:p>rue Sauvé Est/rue de L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55.1" calcext:value-type="float">
            <text:p>293655.1</text:p>
          </table:table-cell>
          <table:table-cell office:value-type="float" office:value="5047941.81" calcext:value-type="float">
            <text:p>5047941.81</text:p>
          </table:table-cell>
          <table:table-cell office:value-type="float" office:value="-73.6427889586055" calcext:value-type="float">
            <text:p>-73.6427889586055</text:p>
          </table:table-cell>
          <table:table-cell office:value-type="float" office:value="45.5712962654717" calcext:value-type="float">
            <text:p>45.57129626547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60.36" calcext:value-type="float">
            <text:p>293660.36</text:p>
          </table:table-cell>
          <table:table-cell office:value-type="float" office:value="5047951.68" calcext:value-type="float">
            <text:p>5047951.68</text:p>
          </table:table-cell>
          <table:table-cell office:value-type="float" office:value="-73.642721792405" calcext:value-type="float">
            <text:p>-73.642721792405</text:p>
          </table:table-cell>
          <table:table-cell office:value-type="float" office:value="45.5713851628507" calcext:value-type="float">
            <text:p>45.57138516285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129.31" calcext:value-type="float">
            <text:p>293129.31</text:p>
          </table:table-cell>
          <table:table-cell office:value-type="float" office:value="5045314.83" calcext:value-type="float">
            <text:p>5045314.83</text:p>
          </table:table-cell>
          <table:table-cell office:value-type="float" office:value="-73.6494626952386" calcext:value-type="float">
            <text:p>-73.6494626952386</text:p>
          </table:table-cell>
          <table:table-cell office:value-type="float" office:value="45.5476492655392" calcext:value-type="float">
            <text:p>45.54764926553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130.87" calcext:value-type="float">
            <text:p>293130.87</text:p>
          </table:table-cell>
          <table:table-cell office:value-type="float" office:value="5045310.16" calcext:value-type="float">
            <text:p>5045310.16</text:p>
          </table:table-cell>
          <table:table-cell office:value-type="float" office:value="-73.6494426055465" calcext:value-type="float">
            <text:p>-73.6494426055465</text:p>
          </table:table-cell>
          <table:table-cell office:value-type="float" office:value="45.5476072694801" calcext:value-type="float">
            <text:p>45.54760726948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109.09" calcext:value-type="float">
            <text:p>293109.09</text:p>
          </table:table-cell>
          <table:table-cell office:value-type="float" office:value="5045210.14" calcext:value-type="float">
            <text:p>5045210.14</text:p>
          </table:table-cell>
          <table:table-cell office:value-type="float" office:value="-73.6497191443933" calcext:value-type="float">
            <text:p>-73.6497191443933</text:p>
          </table:table-cell>
          <table:table-cell office:value-type="float" office:value="45.5467068913082" calcext:value-type="float">
            <text:p>45.54670689130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017.24" calcext:value-type="float">
            <text:p>293017.24</text:p>
          </table:table-cell>
          <table:table-cell office:value-type="float" office:value="5045327.11" calcext:value-type="float">
            <text:p>5045327.11</text:p>
          </table:table-cell>
          <table:table-cell office:value-type="float" office:value="-73.6508982296043" calcext:value-type="float">
            <text:p>-73.6508982296043</text:p>
          </table:table-cell>
          <table:table-cell office:value-type="float" office:value="45.5477578781529" calcext:value-type="float">
            <text:p>45.54775787815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019.18" calcext:value-type="float">
            <text:p>293019.18</text:p>
          </table:table-cell>
          <table:table-cell office:value-type="float" office:value="5045330.78" calcext:value-type="float">
            <text:p>5045330.78</text:p>
          </table:table-cell>
          <table:table-cell office:value-type="float" office:value="-73.6508734730469" calcext:value-type="float">
            <text:p>-73.6508734730469</text:p>
          </table:table-cell>
          <table:table-cell office:value-type="float" office:value="45.5477909348337" calcext:value-type="float">
            <text:p>45.54779093483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013.12" calcext:value-type="float">
            <text:p>293013.12</text:p>
          </table:table-cell>
          <table:table-cell office:value-type="float" office:value="5045351.45" calcext:value-type="float">
            <text:p>5045351.45</text:p>
          </table:table-cell>
          <table:table-cell office:value-type="float" office:value="-73.6509515792422" calcext:value-type="float">
            <text:p>-73.6509515792422</text:p>
          </table:table-cell>
          <table:table-cell office:value-type="float" office:value="45.5479768277479" calcext:value-type="float">
            <text:p>45.5479768277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204.3" calcext:value-type="float">
            <text:p>293204.3</text:p>
          </table:table-cell>
          <table:table-cell office:value-type="float" office:value="5045290.96" calcext:value-type="float">
            <text:p>5045290.96</text:p>
          </table:table-cell>
          <table:table-cell office:value-type="float" office:value="-73.64850176061" calcext:value-type="float">
            <text:p>-73.64850176061</text:p>
          </table:table-cell>
          <table:table-cell office:value-type="float" office:value="45.5474357279059" calcext:value-type="float">
            <text:p>45.54743572790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811.77" calcext:value-type="float">
            <text:p>292811.77</text:p>
          </table:table-cell>
          <table:table-cell office:value-type="float" office:value="5045387.69" calcext:value-type="float">
            <text:p>5045387.69</text:p>
          </table:table-cell>
          <table:table-cell office:value-type="float" office:value="-73.6535310960871" calcext:value-type="float">
            <text:p>-73.6535310960871</text:p>
          </table:table-cell>
          <table:table-cell office:value-type="float" office:value="45.5482994905555" calcext:value-type="float">
            <text:p>45.54829949055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940.52" calcext:value-type="float">
            <text:p>292940.52</text:p>
          </table:table-cell>
          <table:table-cell office:value-type="float" office:value="5045395.48" calcext:value-type="float">
            <text:p>5045395.48</text:p>
          </table:table-cell>
          <table:table-cell office:value-type="float" office:value="-73.6518824127463" calcext:value-type="float">
            <text:p>-73.6518824127463</text:p>
          </table:table-cell>
          <table:table-cell office:value-type="float" office:value="45.5483717917014" calcext:value-type="float">
            <text:p>45.54837179170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.-J.-Gagnier</text:p>
          </table:table-cell>
          <table:table-cell/>
          <table:table-cell office:value-type="string" calcext:value-type="string">
            <text:p>rue J.-J.-Gagnier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186.26" calcext:value-type="float">
            <text:p>293186.26</text:p>
          </table:table-cell>
          <table:table-cell office:value-type="float" office:value="5048936.75" calcext:value-type="float">
            <text:p>5048936.75</text:p>
          </table:table-cell>
          <table:table-cell office:value-type="float" office:value="-73.6488193836909" calcext:value-type="float">
            <text:p>-73.6488193836909</text:p>
          </table:table-cell>
          <table:table-cell office:value-type="float" office:value="45.5802413529268" calcext:value-type="float">
            <text:p>45.58024135292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-Matucci</text:p>
          </table:table-cell>
          <table:table-cell/>
          <table:table-cell office:value-type="string" calcext:value-type="string">
            <text:p>ave. André-Grasset/ave. Émile-Journaul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03.18" calcext:value-type="float">
            <text:p>294303.18</text:p>
          </table:table-cell>
          <table:table-cell office:value-type="float" office:value="5046270.61" calcext:value-type="float">
            <text:p>5046270.61</text:p>
          </table:table-cell>
          <table:table-cell office:value-type="float" office:value="-73.6344498765934" calcext:value-type="float">
            <text:p>-73.6344498765934</text:p>
          </table:table-cell>
          <table:table-cell office:value-type="float" office:value="45.5562683676585" calcext:value-type="float">
            <text:p>45.55626836765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-Matucci</text:p>
          </table:table-cell>
          <table:table-cell/>
          <table:table-cell office:value-type="string" calcext:value-type="string">
            <text:p>ave. André-Grasset/ave. Émile-Journaul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09.65" calcext:value-type="float">
            <text:p>294309.65</text:p>
          </table:table-cell>
          <table:table-cell office:value-type="float" office:value="5046247.87" calcext:value-type="float">
            <text:p>5046247.87</text:p>
          </table:table-cell>
          <table:table-cell office:value-type="float" office:value="-73.6343665173268" calcext:value-type="float">
            <text:p>-73.6343665173268</text:p>
          </table:table-cell>
          <table:table-cell office:value-type="float" office:value="45.5560638433353" calcext:value-type="float">
            <text:p>45.55606384333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ne-Sauvé (parc du pont Ahuntsic)</text:p>
          </table:table-cell>
          <table:table-cell/>
          <table:table-cell office:value-type="string" calcext:value-type="string">
            <text:p>rue Basile-Routhier/ave. Parc Stanle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311.43" calcext:value-type="float">
            <text:p>291311.43</text:p>
          </table:table-cell>
          <table:table-cell office:value-type="float" office:value="5046366" calcext:value-type="float">
            <text:p>5046366</text:p>
          </table:table-cell>
          <table:table-cell office:value-type="float" office:value="-73.6727725677358" calcext:value-type="float">
            <text:p>-73.6727725677358</text:p>
          </table:table-cell>
          <table:table-cell office:value-type="float" office:value="45.5570751877587" calcext:value-type="float">
            <text:p>45.55707518775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rue Cousineau/rue Lau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416.23" calcext:value-type="float">
            <text:p>287416.23</text:p>
          </table:table-cell>
          <table:table-cell office:value-type="float" office:value="5043075.41" calcext:value-type="float">
            <text:p>5043075.41</text:p>
          </table:table-cell>
          <table:table-cell office:value-type="float" office:value="-73.7225482655434" calcext:value-type="float">
            <text:p>-73.7225482655434</text:p>
          </table:table-cell>
          <table:table-cell office:value-type="float" office:value="45.5273791165665" calcext:value-type="float">
            <text:p>45.52737911656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Lomer-Gouin</text:p>
          </table:table-cell>
          <table:table-cell/>
          <table:table-cell office:value-type="string" calcext:value-type="string">
            <text:p>rue De Saint-Firmin/boul. Goui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400.48" calcext:value-type="float">
            <text:p>292400.48</text:p>
          </table:table-cell>
          <table:table-cell office:value-type="float" office:value="5048161.69" calcext:value-type="float">
            <text:p>5048161.69</text:p>
          </table:table-cell>
          <table:table-cell office:value-type="float" office:value="-73.6588687254571" calcext:value-type="float">
            <text:p>-73.6588687254571</text:p>
          </table:table-cell>
          <table:table-cell office:value-type="float" office:value="45.5732535859795" calcext:value-type="float">
            <text:p>45.57325358597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649.87" calcext:value-type="float">
            <text:p>288649.87</text:p>
          </table:table-cell>
          <table:table-cell office:value-type="float" office:value="5043302.87" calcext:value-type="float">
            <text:p>5043302.87</text:p>
          </table:table-cell>
          <table:table-cell office:value-type="float" office:value="-73.7067627243823" calcext:value-type="float">
            <text:p>-73.7067627243823</text:p>
          </table:table-cell>
          <table:table-cell office:value-type="float" office:value="45.5294555533529" calcext:value-type="float">
            <text:p>45.52945555335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616.64" calcext:value-type="float">
            <text:p>288616.64</text:p>
          </table:table-cell>
          <table:table-cell office:value-type="float" office:value="5043185.73" calcext:value-type="float">
            <text:p>5043185.73</text:p>
          </table:table-cell>
          <table:table-cell office:value-type="float" office:value="-73.7071842802365" calcext:value-type="float">
            <text:p>-73.7071842802365</text:p>
          </table:table-cell>
          <table:table-cell office:value-type="float" office:value="45.5284007181151" calcext:value-type="float">
            <text:p>45.52840071811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600.47" calcext:value-type="float">
            <text:p>288600.47</text:p>
          </table:table-cell>
          <table:table-cell office:value-type="float" office:value="5043243.34" calcext:value-type="float">
            <text:p>5043243.34</text:p>
          </table:table-cell>
          <table:table-cell office:value-type="float" office:value="-73.7073931971887" calcext:value-type="float">
            <text:p>-73.7073931971887</text:p>
          </table:table-cell>
          <table:table-cell office:value-type="float" office:value="45.5289187362999" calcext:value-type="float">
            <text:p>45.52891873629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331.33" calcext:value-type="float">
            <text:p>290331.33</text:p>
          </table:table-cell>
          <table:table-cell office:value-type="float" office:value="5044135.17" calcext:value-type="float">
            <text:p>5044135.17</text:p>
          </table:table-cell>
          <table:table-cell office:value-type="float" office:value="-73.685260469424" calcext:value-type="float">
            <text:p>-73.685260469424</text:p>
          </table:table-cell>
          <table:table-cell office:value-type="float" office:value="45.536981803372" calcext:value-type="float">
            <text:p>45.5369818033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350.95" calcext:value-type="float">
            <text:p>290350.95</text:p>
          </table:table-cell>
          <table:table-cell office:value-type="float" office:value="5044125.36" calcext:value-type="float">
            <text:p>5044125.36</text:p>
          </table:table-cell>
          <table:table-cell office:value-type="float" office:value="-73.6850089618831" calcext:value-type="float">
            <text:p>-73.6850089618831</text:p>
          </table:table-cell>
          <table:table-cell office:value-type="float" office:value="45.5368939368997" calcext:value-type="float">
            <text:p>45.53689393689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367.11" calcext:value-type="float">
            <text:p>290367.11</text:p>
          </table:table-cell>
          <table:table-cell office:value-type="float" office:value="5044112.67" calcext:value-type="float">
            <text:p>5044112.67</text:p>
          </table:table-cell>
          <table:table-cell office:value-type="float" office:value="-73.684801672572" calcext:value-type="float">
            <text:p>-73.684801672572</text:p>
          </table:table-cell>
          <table:table-cell office:value-type="float" office:value="45.536780083019" calcext:value-type="float">
            <text:p>45.5367800830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391.92" calcext:value-type="float">
            <text:p>290391.92</text:p>
          </table:table-cell>
          <table:table-cell office:value-type="float" office:value="5044097.09" calcext:value-type="float">
            <text:p>5044097.09</text:p>
          </table:table-cell>
          <table:table-cell office:value-type="float" office:value="-73.6844835434965" calcext:value-type="float">
            <text:p>-73.6844835434965</text:p>
          </table:table-cell>
          <table:table-cell office:value-type="float" office:value="45.5366404025044" calcext:value-type="float">
            <text:p>45.53664040250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urice-Richard</text:p>
          </table:table-cell>
          <table:table-cell/>
          <table:table-cell office:value-type="string" calcext:value-type="string">
            <text:p>ave. Park Stanley/rue Basile-Routh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256" calcext:value-type="float">
            <text:p>291256</text:p>
          </table:table-cell>
          <table:table-cell office:value-type="float" office:value="5046411.88" calcext:value-type="float">
            <text:p>5046411.88</text:p>
          </table:table-cell>
          <table:table-cell office:value-type="float" office:value="-73.6734838273432" calcext:value-type="float">
            <text:p>-73.6734838273432</text:p>
          </table:table-cell>
          <table:table-cell office:value-type="float" office:value="45.5574869538941" calcext:value-type="float">
            <text:p>45.55748695389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Nicolas-Viel</text:p>
          </table:table-cell>
          <table:table-cell/>
          <table:table-cell office:value-type="string" calcext:value-type="string">
            <text:p>boul. Gouin Ouest/rue Saint-Urb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964.72" calcext:value-type="float">
            <text:p>290964.72</text:p>
          </table:table-cell>
          <table:table-cell office:value-type="float" office:value="5045655.96" calcext:value-type="float">
            <text:p>5045655.96</text:p>
          </table:table-cell>
          <table:table-cell office:value-type="float" office:value="-73.6771934103038" calcext:value-type="float">
            <text:p>-73.6771934103038</text:p>
          </table:table-cell>
          <table:table-cell office:value-type="float" office:value="45.5506792271636" calcext:value-type="float">
            <text:p>45.55067922716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Nicolas-Viel</text:p>
          </table:table-cell>
          <table:table-cell/>
          <table:table-cell office:value-type="string" calcext:value-type="string">
            <text:p>boul. Gouin Ouest/rue Saint-Urb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966.02" calcext:value-type="float">
            <text:p>290966.02</text:p>
          </table:table-cell>
          <table:table-cell office:value-type="float" office:value="5045661.89" calcext:value-type="float">
            <text:p>5045661.89</text:p>
          </table:table-cell>
          <table:table-cell office:value-type="float" office:value="-73.6771769284716" calcext:value-type="float">
            <text:p>-73.6771769284716</text:p>
          </table:table-cell>
          <table:table-cell office:value-type="float" office:value="45.5507326129766" calcext:value-type="float">
            <text:p>45.55073261297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Olympia/Gouin</text:p>
          </table:table-cell>
          <table:table-cell/>
          <table:table-cell office:value-type="string" calcext:value-type="string">
            <text:p>boul. Gouin Est/boul. Olympi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996.46" calcext:value-type="float">
            <text:p>291996.46</text:p>
          </table:table-cell>
          <table:table-cell office:value-type="float" office:value="5047112.49" calcext:value-type="float">
            <text:p>5047112.49</text:p>
          </table:table-cell>
          <table:table-cell office:value-type="float" office:value="-73.6640177269551" calcext:value-type="float">
            <text:p>-73.6640177269551</text:p>
          </table:table-cell>
          <table:table-cell office:value-type="float" office:value="45.5638052642209" calcext:value-type="float">
            <text:p>45.5638052642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tanley/rue piétonne</text:p>
          </table:table-cell>
          <table:table-cell/>
          <table:table-cell office:value-type="string" calcext:value-type="string">
            <text:p>ave. Park Stanley/ave. Durham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288.51" calcext:value-type="float">
            <text:p>291288.51</text:p>
          </table:table-cell>
          <table:table-cell office:value-type="float" office:value="5046442.36" calcext:value-type="float">
            <text:p>5046442.36</text:p>
          </table:table-cell>
          <table:table-cell office:value-type="float" office:value="-73.6730682536757" calcext:value-type="float">
            <text:p>-73.6730682536757</text:p>
          </table:table-cell>
          <table:table-cell office:value-type="float" office:value="45.5577618537941" calcext:value-type="float">
            <text:p>45.55776185379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Rosanne-Laflamme</text:p>
          </table:table-cell>
          <table:table-cell/>
          <table:table-cell office:value-type="string" calcext:value-type="string">
            <text:p>boul. O'Brien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173.31" calcext:value-type="float">
            <text:p>289173.31</text:p>
          </table:table-cell>
          <table:table-cell office:value-type="float" office:value="5043128.27" calcext:value-type="float">
            <text:p>5043128.27</text:p>
          </table:table-cell>
          <table:table-cell office:value-type="float" office:value="-73.7000558338182" calcext:value-type="float">
            <text:p>-73.7000558338182</text:p>
          </table:table-cell>
          <table:table-cell office:value-type="float" office:value="45.5278963770113" calcext:value-type="float">
            <text:p>45.52789637701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lphonse</text:p>
          </table:table-cell>
          <table:table-cell/>
          <table:table-cell office:value-type="string" calcext:value-type="string">
            <text:p>ave. Émile-Journault/ave. De Chateaubri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831.96" calcext:value-type="float">
            <text:p>293831.96</text:p>
          </table:table-cell>
          <table:table-cell office:value-type="float" office:value="5045535.49" calcext:value-type="float">
            <text:p>5045535.49</text:p>
          </table:table-cell>
          <table:table-cell office:value-type="float" office:value="-73.6404690611218" calcext:value-type="float">
            <text:p>-73.6404690611218</text:p>
          </table:table-cell>
          <table:table-cell office:value-type="float" office:value="45.5496462564262" calcext:value-type="float">
            <text:p>45.54964625642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lphonse</text:p>
          </table:table-cell>
          <table:table-cell/>
          <table:table-cell office:value-type="string" calcext:value-type="string">
            <text:p>ave. Émile-Journault/ave. De Chateaubri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981.45" calcext:value-type="float">
            <text:p>293981.45</text:p>
          </table:table-cell>
          <table:table-cell office:value-type="float" office:value="5045446.01" calcext:value-type="float">
            <text:p>5045446.01</text:p>
          </table:table-cell>
          <table:table-cell office:value-type="float" office:value="-73.6385525514253" calcext:value-type="float">
            <text:p>-73.6385525514253</text:p>
          </table:table-cell>
          <table:table-cell office:value-type="float" office:value="45.5488434239487" calcext:value-type="float">
            <text:p>45.54884342394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ndré-Apôtre</text:p>
          </table:table-cell>
          <table:table-cell/>
          <table:table-cell office:value-type="string" calcext:value-type="string">
            <text:p>rue Prieur Ouest/ave.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473.29" calcext:value-type="float">
            <text:p>291473.29</text:p>
          </table:table-cell>
          <table:table-cell office:value-type="float" office:value="5045153" calcext:value-type="float">
            <text:p>5045153</text:p>
          </table:table-cell>
          <table:table-cell office:value-type="float" office:value="-73.6706663041195" calcext:value-type="float">
            <text:p>-73.6706663041195</text:p>
          </table:table-cell>
          <table:table-cell office:value-type="float" office:value="45.5461633503817" calcext:value-type="float">
            <text:p>45.54616335038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ndré-Apôtre</text:p>
          </table:table-cell>
          <table:table-cell/>
          <table:table-cell office:value-type="string" calcext:value-type="string">
            <text:p>rue Prieur Ouest/ave.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423.42" calcext:value-type="float">
            <text:p>291423.42</text:p>
          </table:table-cell>
          <table:table-cell office:value-type="float" office:value="5045161.79" calcext:value-type="float">
            <text:p>5045161.79</text:p>
          </table:table-cell>
          <table:table-cell office:value-type="float" office:value="-73.6713051933843" calcext:value-type="float">
            <text:p>-73.6713051933843</text:p>
          </table:table-cell>
          <table:table-cell office:value-type="float" office:value="45.5462414897022" calcext:value-type="float">
            <text:p>45.54624148970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Benoît</text:p>
          </table:table-cell>
          <table:table-cell/>
          <table:table-cell office:value-type="string" calcext:value-type="string">
            <text:p>rue Meilleur/rue Sauvé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816.18" calcext:value-type="float">
            <text:p>291816.18</text:p>
          </table:table-cell>
          <table:table-cell office:value-type="float" office:value="5044545.09" calcext:value-type="float">
            <text:p>5044545.09</text:p>
          </table:table-cell>
          <table:table-cell office:value-type="float" office:value="-73.6662590343114" calcext:value-type="float">
            <text:p>-73.6662590343114</text:p>
          </table:table-cell>
          <table:table-cell office:value-type="float" office:value="45.5406996525384" calcext:value-type="float">
            <text:p>45.54069965253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817.12" calcext:value-type="float">
            <text:p>288817.12</text:p>
          </table:table-cell>
          <table:table-cell office:value-type="float" office:value="5043857.08" calcext:value-type="float">
            <text:p>5043857.08</text:p>
          </table:table-cell>
          <table:table-cell office:value-type="float" office:value="-73.7046395979109" calcext:value-type="float">
            <text:p>-73.7046395979109</text:p>
          </table:table-cell>
          <table:table-cell office:value-type="float" office:value="45.5344463717281" calcext:value-type="float">
            <text:p>45.53444637172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775.21" calcext:value-type="float">
            <text:p>288775.21</text:p>
          </table:table-cell>
          <table:table-cell office:value-type="float" office:value="5043938.22" calcext:value-type="float">
            <text:p>5043938.22</text:p>
          </table:table-cell>
          <table:table-cell office:value-type="float" office:value="-73.7051788515544" calcext:value-type="float">
            <text:p>-73.7051788515544</text:p>
          </table:table-cell>
          <table:table-cell office:value-type="float" office:value="45.5351755330588" calcext:value-type="float">
            <text:p>45.53517553305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427.52" calcext:value-type="float">
            <text:p>288427.52</text:p>
          </table:table-cell>
          <table:table-cell office:value-type="float" office:value="5044006.19" calcext:value-type="float">
            <text:p>5044006.19</text:p>
          </table:table-cell>
          <table:table-cell office:value-type="float" office:value="-73.709632861559" calcext:value-type="float">
            <text:p>-73.709632861559</text:p>
          </table:table-cell>
          <table:table-cell office:value-type="float" office:value="45.5357790660945" calcext:value-type="float">
            <text:p>45.53577906609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Paul-de-la-Croix</text:p>
          </table:table-cell>
          <table:table-cell/>
          <table:table-cell office:value-type="string" calcext:value-type="string">
            <text:p>rue Sauriol Est/ave. Hame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831.25" calcext:value-type="float">
            <text:p>292831.25</text:p>
          </table:table-cell>
          <table:table-cell office:value-type="float" office:value="5046832.43" calcext:value-type="float">
            <text:p>5046832.43</text:p>
          </table:table-cell>
          <table:table-cell office:value-type="float" office:value="-73.6533169667666" calcext:value-type="float">
            <text:p>-73.6533169667666</text:p>
          </table:table-cell>
          <table:table-cell office:value-type="float" office:value="45.5613000527922" calcext:value-type="float">
            <text:p>45.56130005279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Paul-de-la-Croix</text:p>
          </table:table-cell>
          <table:table-cell/>
          <table:table-cell office:value-type="string" calcext:value-type="string">
            <text:p>ave. Hamel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945.4" calcext:value-type="float">
            <text:p>292945.4</text:p>
          </table:table-cell>
          <table:table-cell office:value-type="float" office:value="5046756.6" calcext:value-type="float">
            <text:p>5046756.6</text:p>
          </table:table-cell>
          <table:table-cell office:value-type="float" office:value="-73.6518528982769" calcext:value-type="float">
            <text:p>-73.6518528982769</text:p>
          </table:table-cell>
          <table:table-cell office:value-type="float" office:value="45.5606196642886" calcext:value-type="float">
            <text:p>45.56061966428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imon-Apôtre</text:p>
          </table:table-cell>
          <table:table-cell/>
          <table:table-cell office:value-type="string" calcext:value-type="string">
            <text:p>rue Meunier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149.89" calcext:value-type="float">
            <text:p>293149.89</text:p>
          </table:table-cell>
          <table:table-cell office:value-type="float" office:value="5044456.84" calcext:value-type="float">
            <text:p>5044456.84</text:p>
          </table:table-cell>
          <table:table-cell office:value-type="float" office:value="-73.6491787141556" calcext:value-type="float">
            <text:p>-73.6491787141556</text:p>
          </table:table-cell>
          <table:table-cell office:value-type="float" office:value="45.5399291284247" calcext:value-type="float">
            <text:p>45.53992912842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Salaberry</text:p>
          </table:table-cell>
          <table:table-cell/>
          <table:table-cell office:value-type="string" calcext:value-type="string">
            <text:p>rue Pasteur/rue de Louisbour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654.38" calcext:value-type="float">
            <text:p>289654.38</text:p>
          </table:table-cell>
          <table:table-cell office:value-type="float" office:value="5044304.26" calcext:value-type="float">
            <text:p>5044304.26</text:p>
          </table:table-cell>
          <table:table-cell office:value-type="float" office:value="-73.6939334879104" calcext:value-type="float">
            <text:p>-73.6939334879104</text:p>
          </table:table-cell>
          <table:table-cell office:value-type="float" office:value="45.5384889439353" calcext:value-type="float">
            <text:p>45.53848894393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</text:p>
          </table:table-cell>
          <table:table-cell/>
          <table:table-cell office:value-type="string" calcext:value-type="string">
            <text:p>ave. Charton/rue Fleu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879.52" calcext:value-type="float">
            <text:p>292879.52</text:p>
          </table:table-cell>
          <table:table-cell office:value-type="float" office:value="5047784.86" calcext:value-type="float">
            <text:p>5047784.86</text:p>
          </table:table-cell>
          <table:table-cell office:value-type="float" office:value="-73.6527218623452" calcext:value-type="float">
            <text:p>-73.6527218623452</text:p>
          </table:table-cell>
          <table:table-cell office:value-type="float" office:value="45.5698711311723" calcext:value-type="float">
            <text:p>45.56987113117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</text:p>
          </table:table-cell>
          <table:table-cell/>
          <table:table-cell office:value-type="string" calcext:value-type="string">
            <text:p>ave. Charton/rue Fleu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835.47" calcext:value-type="float">
            <text:p>292835.47</text:p>
          </table:table-cell>
          <table:table-cell office:value-type="float" office:value="5047872.51" calcext:value-type="float">
            <text:p>5047872.51</text:p>
          </table:table-cell>
          <table:table-cell office:value-type="float" office:value="-73.6532883620273" calcext:value-type="float">
            <text:p>-73.6532883620273</text:p>
          </table:table-cell>
          <table:table-cell office:value-type="float" office:value="45.5706590755614" calcext:value-type="float">
            <text:p>45.57065907556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Tolhurst</text:p>
          </table:table-cell>
          <table:table-cell/>
          <table:table-cell office:value-type="string" calcext:value-type="string">
            <text:p>rue Tolhurst/rue Fleury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886.3" calcext:value-type="float">
            <text:p>291886.3</text:p>
          </table:table-cell>
          <table:table-cell office:value-type="float" office:value="5044916.85" calcext:value-type="float">
            <text:p>5044916.85</text:p>
          </table:table-cell>
          <table:table-cell office:value-type="float" office:value="-73.6653709519651" calcext:value-type="float">
            <text:p>-73.6653709519651</text:p>
          </table:table-cell>
          <table:table-cell office:value-type="float" office:value="45.5440461751636" calcext:value-type="float">
            <text:p>45.54404617516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Victor-Barbeau</text:p>
          </table:table-cell>
          <table:table-cell/>
          <table:table-cell office:value-type="string" calcext:value-type="string">
            <text:p>rue Lucien-Plante/rue Ernest-Savigna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583.6" calcext:value-type="float">
            <text:p>294583.6</text:p>
          </table:table-cell>
          <table:table-cell office:value-type="float" office:value="5046316.56" calcext:value-type="float">
            <text:p>5046316.56</text:p>
          </table:table-cell>
          <table:table-cell office:value-type="float" office:value="-73.6308590500136" calcext:value-type="float">
            <text:p>-73.6308590500136</text:p>
          </table:table-cell>
          <table:table-cell office:value-type="float" office:value="45.5566860114634" calcext:value-type="float">
            <text:p>45.55668601146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chine</text:p>
          </table:table-cell>
          <table:table-cell/>
          <table:table-cell office:value-type="string" calcext:value-type="string">
            <text:p>piste de course</text:p>
          </table:table-cell>
          <table:table-cell office:value-type="string" calcext:value-type="string">
            <text:p>rue Esther-Blondin/rue Duff Court</text:p>
          </table:table-cell>
          <table:table-cell office:value-type="string" calcext:value-type="string">
            <text:p>école secondaire Dalbé-Viau</text:p>
          </table:table-cell>
          <table:table-cell office:value-type="string" calcext:value-type="string">
            <text:p>orthophotographies</text:p>
          </table:table-cell>
          <table:table-cell office:value-type="float" office:value="290727.24" calcext:value-type="float">
            <text:p>290727.24</text:p>
          </table:table-cell>
          <table:table-cell office:value-type="float" office:value="5033930.29" calcext:value-type="float">
            <text:p>5033930.29</text:p>
          </table:table-cell>
          <table:table-cell office:value-type="float" office:value="-73.6798985861241" calcext:value-type="float">
            <text:p>-73.6798985861241</text:p>
          </table:table-cell>
          <table:table-cell office:value-type="float" office:value="45.4451622720691" calcext:value-type="float">
            <text:p>45.44516227206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Carignan</text:p>
          </table:table-cell>
          <table:table-cell/>
          <table:table-cell office:value-type="string" calcext:value-type="string">
            <text:p>42² ave/rue Provo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995.91" calcext:value-type="float">
            <text:p>288995.91</text:p>
          </table:table-cell>
          <table:table-cell office:value-type="float" office:value="5033706.95" calcext:value-type="float">
            <text:p>5033706.95</text:p>
          </table:table-cell>
          <table:table-cell office:value-type="float" office:value="-73.7020236724136" calcext:value-type="float">
            <text:p>-73.7020236724136</text:p>
          </table:table-cell>
          <table:table-cell office:value-type="float" office:value="45.4431155533198" calcext:value-type="float">
            <text:p>45.44311555331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Dixie</text:p>
          </table:table-cell>
          <table:table-cell/>
          <table:table-cell office:value-type="string" calcext:value-type="string">
            <text:p>rue Victoria/54²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728.33" calcext:value-type="float">
            <text:p>287728.33</text:p>
          </table:table-cell>
          <table:table-cell office:value-type="float" office:value="5033782.23" calcext:value-type="float">
            <text:p>5033782.23</text:p>
          </table:table-cell>
          <table:table-cell office:value-type="float" office:value="-73.7182296445682" calcext:value-type="float">
            <text:p>-73.7182296445682</text:p>
          </table:table-cell>
          <table:table-cell office:value-type="float" office:value="45.4437631502532" calcext:value-type="float">
            <text:p>45.44376315025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de la Renaissance</text:p>
          </table:table-cell>
          <table:table-cell/>
          <table:table-cell office:value-type="string" calcext:value-type="string">
            <text:p>ter. Louis-Basile_pigeon/ter.J.-S.-Aimé-Ashb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956.51" calcext:value-type="float">
            <text:p>289956.51</text:p>
          </table:table-cell>
          <table:table-cell office:value-type="float" office:value="5033985.23" calcext:value-type="float">
            <text:p>5033985.23</text:p>
          </table:table-cell>
          <table:table-cell office:value-type="float" office:value="-73.6897527879088" calcext:value-type="float">
            <text:p>-73.6897527879088</text:p>
          </table:table-cell>
          <table:table-cell office:value-type="float" office:value="45.445640706095" calcext:value-type="float">
            <text:p>45.4456407060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rue Victoria/1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277.6" calcext:value-type="float">
            <text:p>291277.6</text:p>
          </table:table-cell>
          <table:table-cell office:value-type="float" office:value="5033081.49" calcext:value-type="float">
            <text:p>5033081.49</text:p>
          </table:table-cell>
          <table:table-cell office:value-type="float" office:value="-73.6728397903953" calcext:value-type="float">
            <text:p>-73.6728397903953</text:p>
          </table:table-cell>
          <table:table-cell office:value-type="float" office:value="45.437535220174" calcext:value-type="float">
            <text:p>45.4375352201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16e ave/rue Remembran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983.65" calcext:value-type="float">
            <text:p>290983.65</text:p>
          </table:table-cell>
          <table:table-cell office:value-type="float" office:value="5033112.99" calcext:value-type="float">
            <text:p>5033112.99</text:p>
          </table:table-cell>
          <table:table-cell office:value-type="float" office:value="-73.6765978490507" calcext:value-type="float">
            <text:p>-73.6765978490507</text:p>
          </table:table-cell>
          <table:table-cell office:value-type="float" office:value="45.4378129256955" calcext:value-type="float">
            <text:p>45.43781292569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rue Saint-Ambroise/1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310.61" calcext:value-type="float">
            <text:p>291310.61</text:p>
          </table:table-cell>
          <table:table-cell office:value-type="float" office:value="5033287.33" calcext:value-type="float">
            <text:p>5033287.33</text:p>
          </table:table-cell>
          <table:table-cell office:value-type="float" office:value="-73.672423508368" calcext:value-type="float">
            <text:p>-73.672423508368</text:p>
          </table:table-cell>
          <table:table-cell office:value-type="float" office:value="45.4393881073424" calcext:value-type="float">
            <text:p>45.43938810734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face au stade</text:p>
          </table:table-cell>
          <table:table-cell office:value-type="string" calcext:value-type="string">
            <text:p>10e ave/rue Saint-Ambro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285.22" calcext:value-type="float">
            <text:p>291285.22</text:p>
          </table:table-cell>
          <table:table-cell office:value-type="float" office:value="5033279.31" calcext:value-type="float">
            <text:p>5033279.31</text:p>
          </table:table-cell>
          <table:table-cell office:value-type="float" office:value="-73.6727478256452" calcext:value-type="float">
            <text:p>-73.6727478256452</text:p>
          </table:table-cell>
          <table:table-cell office:value-type="float" office:value="45.4393154491021" calcext:value-type="float">
            <text:p>45.43931544910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rue Saint-Antoine/1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973.32" calcext:value-type="float">
            <text:p>290973.32</text:p>
          </table:table-cell>
          <table:table-cell office:value-type="float" office:value="5033326.31" calcext:value-type="float">
            <text:p>5033326.31</text:p>
          </table:table-cell>
          <table:table-cell office:value-type="float" office:value="-73.6767358769674" calcext:value-type="float">
            <text:p>-73.6767358769674</text:p>
          </table:table-cell>
          <table:table-cell office:value-type="float" office:value="45.4397322791747" calcext:value-type="float">
            <text:p>45.43973227917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toney Point</text:p>
          </table:table-cell>
          <table:table-cell/>
          <table:table-cell office:value-type="string" calcext:value-type="string">
            <text:p>boul. Saint-Joseph/4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624.13" calcext:value-type="float">
            <text:p>288624.13</text:p>
          </table:table-cell>
          <table:table-cell office:value-type="float" office:value="5032961.24" calcext:value-type="float">
            <text:p>5032961.24</text:p>
          </table:table-cell>
          <table:table-cell office:value-type="float" office:value="-73.7067515964051" calcext:value-type="float">
            <text:p>-73.7067515964051</text:p>
          </table:table-cell>
          <table:table-cell office:value-type="float" office:value="45.4363967988034" calcext:value-type="float">
            <text:p>45.4363967988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aint-Louis</text:p>
          </table:table-cell>
          <table:table-cell/>
          <table:table-cell office:value-type="string" calcext:value-type="string">
            <text:p>boul. Saint-Joseph/32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726.63" calcext:value-type="float">
            <text:p>289726.63</text:p>
          </table:table-cell>
          <table:table-cell office:value-type="float" office:value="5032607.49" calcext:value-type="float">
            <text:p>5032607.49</text:p>
          </table:table-cell>
          <table:table-cell office:value-type="float" office:value="-73.6926492640046" calcext:value-type="float">
            <text:p>-73.6926492640046</text:p>
          </table:table-cell>
          <table:table-cell office:value-type="float" office:value="45.4332382208168" calcext:value-type="float">
            <text:p>45.43323822081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Village Saint-Louis</text:p>
          </table:table-cell>
          <table:table-cell/>
          <table:table-cell office:value-type="string" calcext:value-type="string">
            <text:p>rue Dalbé-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434.38" calcext:value-type="float">
            <text:p>289434.38</text:p>
          </table:table-cell>
          <table:table-cell office:value-type="float" office:value="5033821.1" calcext:value-type="float">
            <text:p>5033821.1</text:p>
          </table:table-cell>
          <table:table-cell office:value-type="float" office:value="-73.6964223087907" calcext:value-type="float">
            <text:p>-73.6964223087907</text:p>
          </table:table-cell>
          <table:table-cell office:value-type="float" office:value="45.4441525043676" calcext:value-type="float">
            <text:p>45.44415250436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Monk</text:p>
          </table:table-cell>
          <table:table-cell/>
          <table:table-cell office:value-type="string" calcext:value-type="string">
            <text:p>boul. Saint-Joseph/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448.26" calcext:value-type="float">
            <text:p>291448.26</text:p>
          </table:table-cell>
          <table:table-cell office:value-type="float" office:value="5032370.28" calcext:value-type="float">
            <text:p>5032370.28</text:p>
          </table:table-cell>
          <table:table-cell office:value-type="float" office:value="-73.6706391802007" calcext:value-type="float">
            <text:p>-73.6706391802007</text:p>
          </table:table-cell>
          <table:table-cell office:value-type="float" office:value="45.431138677538" calcext:value-type="float">
            <text:p>45.4311386775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Brewster</text:p>
          </table:table-cell>
          <table:table-cell/>
          <table:table-cell office:value-type="string" calcext:value-type="string">
            <text:p>rue Broadway/44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785.58" calcext:value-type="float">
            <text:p>288785.58</text:p>
          </table:table-cell>
          <table:table-cell office:value-type="float" office:value="5032991.65" calcext:value-type="float">
            <text:p>5032991.65</text:p>
          </table:table-cell>
          <table:table-cell office:value-type="float" office:value="-73.7046890287225" calcext:value-type="float">
            <text:p>-73.7046890287225</text:p>
          </table:table-cell>
          <table:table-cell office:value-type="float" office:value="45.4366741589851" calcext:value-type="float">
            <text:p>45.43667415898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Grovehill</text:p>
          </table:table-cell>
          <table:table-cell/>
          <table:table-cell office:value-type="string" calcext:value-type="string">
            <text:p>rue Saint-Antoine/3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611.5" calcext:value-type="float">
            <text:p>289611.5</text:p>
          </table:table-cell>
          <table:table-cell office:value-type="float" office:value="5033420.94" calcext:value-type="float">
            <text:p>5033420.94</text:p>
          </table:table-cell>
          <table:table-cell office:value-type="float" office:value="-73.6941458049357" calcext:value-type="float">
            <text:p>-73.6941458049357</text:p>
          </table:table-cell>
          <table:table-cell office:value-type="float" office:value="45.4405555457854" calcext:value-type="float">
            <text:p>45.44055554578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rue Rosewood/ave de Mount Vern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866.13" calcext:value-type="float">
            <text:p>292866.13</text:p>
          </table:table-cell>
          <table:table-cell office:value-type="float" office:value="5034445.43" calcext:value-type="float">
            <text:p>5034445.43</text:p>
          </table:table-cell>
          <table:table-cell office:value-type="float" office:value="-73.6525687702489" calcext:value-type="float">
            <text:p>-73.6525687702489</text:p>
          </table:table-cell>
          <table:table-cell office:value-type="float" office:value="45.4498375420882" calcext:value-type="float">
            <text:p>45.44983754208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Wilfrid-Vincent</text:p>
          </table:table-cell>
          <table:table-cell/>
          <table:table-cell office:value-type="string" calcext:value-type="string">
            <text:p>rues des Érables/ave Richard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849.24" calcext:value-type="float">
            <text:p>292849.24</text:p>
          </table:table-cell>
          <table:table-cell office:value-type="float" office:value="5033780.16" calcext:value-type="float">
            <text:p>5033780.16</text:p>
          </table:table-cell>
          <table:table-cell office:value-type="float" office:value="-73.6527685400731" calcext:value-type="float">
            <text:p>-73.6527685400731</text:p>
          </table:table-cell>
          <table:table-cell office:value-type="float" office:value="45.4438508299377" calcext:value-type="float">
            <text:p>45.44385082993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ainte-Anne</text:p>
          </table:table-cell>
          <table:table-cell/>
          <table:table-cell office:value-type="string" calcext:value-type="string">
            <text:p>rue Provost/24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340.85" calcext:value-type="float">
            <text:p>290340.85</text:p>
          </table:table-cell>
          <table:table-cell office:value-type="float" office:value="5033539.99" calcext:value-type="float">
            <text:p>5033539.99</text:p>
          </table:table-cell>
          <table:table-cell office:value-type="float" office:value="-73.6848264937758" calcext:value-type="float">
            <text:p>-73.6848264937758</text:p>
          </table:table-cell>
          <table:table-cell office:value-type="float" office:value="45.4416422802227" calcext:value-type="float">
            <text:p>45.44164228022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Frédéric-Back</text:p>
          </table:table-cell>
          <table:table-cell/>
          <table:table-cell office:value-type="string" calcext:value-type="string">
            <text:p>rue des Regrattiers/rue Paul-Boutet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5750.32" calcext:value-type="float">
            <text:p>295750.32</text:p>
          </table:table-cell>
          <table:table-cell office:value-type="float" office:value="5046671.85" calcext:value-type="float">
            <text:p>5046671.85</text:p>
          </table:table-cell>
          <table:table-cell office:value-type="float" office:value="-73.6159214617419" calcext:value-type="float">
            <text:p>-73.6159214617419</text:p>
          </table:table-cell>
          <table:table-cell office:value-type="float" office:value="45.5598991674733" calcext:value-type="float">
            <text:p>45.55989916747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/>
          <table:table-cell office:value-type="string" calcext:value-type="string">
            <text:p>boul. Gaétan-Laberge/rue Rhéaum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63.51" calcext:value-type="float">
            <text:p>299963.51</text:p>
          </table:table-cell>
          <table:table-cell office:value-type="float" office:value="5036342.72" calcext:value-type="float">
            <text:p>5036342.72</text:p>
          </table:table-cell>
          <table:table-cell office:value-type="float" office:value="-73.5618509460977" calcext:value-type="float">
            <text:p>-73.5618509460977</text:p>
          </table:table-cell>
          <table:table-cell office:value-type="float" office:value="45.4669954529513" calcext:value-type="float">
            <text:p>45.46699545295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/>
          <table:table-cell office:value-type="string" calcext:value-type="string">
            <text:p>boul. Gaétan-Laberge/rue Hick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54.98" calcext:value-type="float">
            <text:p>299954.98</text:p>
          </table:table-cell>
          <table:table-cell office:value-type="float" office:value="5036007.6" calcext:value-type="float">
            <text:p>5036007.6</text:p>
          </table:table-cell>
          <table:table-cell office:value-type="float" office:value="-73.5619567276014" calcext:value-type="float">
            <text:p>-73.5619567276014</text:p>
          </table:table-cell>
          <table:table-cell office:value-type="float" office:value="45.4639798217384" calcext:value-type="float">
            <text:p>45.46397982173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Lacoursière</text:p>
          </table:table-cell>
          <table:table-cell/>
          <table:table-cell office:value-type="string" calcext:value-type="string">
            <text:p>chemin du Golf/rue des Camélia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864.9" calcext:value-type="float">
            <text:p>300864.9</text:p>
          </table:table-cell>
          <table:table-cell office:value-type="float" office:value="5036251.56" calcext:value-type="float">
            <text:p>5036251.56</text:p>
          </table:table-cell>
          <table:table-cell office:value-type="float" office:value="-73.5503228895368" calcext:value-type="float">
            <text:p>-73.5503228895368</text:p>
          </table:table-cell>
          <table:table-cell office:value-type="float" office:value="45.4661808111553" calcext:value-type="float">
            <text:p>45.46618081115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smarchais</text:p>
          </table:table-cell>
          <table:table-cell/>
          <table:table-cell office:value-type="string" calcext:value-type="string">
            <text:p>boul. Lasalle/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821.62" calcext:value-type="float">
            <text:p>299821.62</text:p>
          </table:table-cell>
          <table:table-cell office:value-type="float" office:value="5035074.19" calcext:value-type="float">
            <text:p>5035074.19</text:p>
          </table:table-cell>
          <table:table-cell office:value-type="float" office:value="-73.5636526445142" calcext:value-type="float">
            <text:p>-73.5636526445142</text:p>
          </table:table-cell>
          <table:table-cell office:value-type="float" office:value="45.4555796005352" calcext:value-type="float">
            <text:p>45.45557960053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Centre communautaire Marcel Giroux</text:p>
          </table:table-cell>
          <table:table-cell office:value-type="string" calcext:value-type="string">
            <text:p>cour arrière</text:p>
          </table:table-cell>
          <table:table-cell office:value-type="string" calcext:value-type="string">
            <text:p>rue Willibrord/rue Bannanty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798.49" calcext:value-type="float">
            <text:p>298798.49</text:p>
          </table:table-cell>
          <table:table-cell office:value-type="float" office:value="5035490.82" calcext:value-type="float">
            <text:p>5035490.82</text:p>
          </table:table-cell>
          <table:table-cell office:value-type="float" office:value="-73.5767392694651" calcext:value-type="float">
            <text:p>-73.5767392694651</text:p>
          </table:table-cell>
          <table:table-cell office:value-type="float" office:value="45.4593206045246" calcext:value-type="float">
            <text:p>45.45932060452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evard de la Forê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300.8" calcext:value-type="float">
            <text:p>300300.8</text:p>
          </table:table-cell>
          <table:table-cell office:value-type="float" office:value="5035022.26" calcext:value-type="float">
            <text:p>5035022.26</text:p>
          </table:table-cell>
          <table:table-cell office:value-type="float" office:value="-73.5575254659587" calcext:value-type="float">
            <text:p>-73.5575254659587</text:p>
          </table:table-cell>
          <table:table-cell office:value-type="float" office:value="45.4551155581432" calcext:value-type="float">
            <text:p>45.45511555814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evard de la Forê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289.34" calcext:value-type="float">
            <text:p>300289.34</text:p>
          </table:table-cell>
          <table:table-cell office:value-type="float" office:value="5035152.93" calcext:value-type="float">
            <text:p>5035152.93</text:p>
          </table:table-cell>
          <table:table-cell office:value-type="float" office:value="-73.5576731886907" calcext:value-type="float">
            <text:p>-73.5576731886907</text:p>
          </table:table-cell>
          <table:table-cell office:value-type="float" office:value="45.4562913183312" calcext:value-type="float">
            <text:p>45.45629131833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uquette</text:p>
          </table:table-cell>
          <table:table-cell/>
          <table:table-cell office:value-type="string" calcext:value-type="string">
            <text:p>rue Newmarch/rue Dupu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957.81" calcext:value-type="float">
            <text:p>298957.81</text:p>
          </table:table-cell>
          <table:table-cell office:value-type="float" office:value="5036209.29" calcext:value-type="float">
            <text:p>5036209.29</text:p>
          </table:table-cell>
          <table:table-cell office:value-type="float" office:value="-73.5747106391521" calcext:value-type="float">
            <text:p>-73.5747106391521</text:p>
          </table:table-cell>
          <table:table-cell office:value-type="float" office:value="45.4657870976596" calcext:value-type="float">
            <text:p>45.46578709765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Elgar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Elgar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084.09" calcext:value-type="float">
            <text:p>301084.09</text:p>
          </table:table-cell>
          <table:table-cell office:value-type="float" office:value="5035309.31" calcext:value-type="float">
            <text:p>5035309.31</text:p>
          </table:table-cell>
          <table:table-cell office:value-type="float" office:value="-73.5475127202215" calcext:value-type="float">
            <text:p>-73.5475127202215</text:p>
          </table:table-cell>
          <table:table-cell office:value-type="float" office:value="45.4577031823754" calcext:value-type="float">
            <text:p>45.45770318237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chie-Wilcox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boul. Lasalle/rue Mel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714.67" calcext:value-type="float">
            <text:p>299714.67</text:p>
          </table:table-cell>
          <table:table-cell office:value-type="float" office:value="5034772.92" calcext:value-type="float">
            <text:p>5034772.92</text:p>
          </table:table-cell>
          <table:table-cell office:value-type="float" office:value="-73.5650169713038" calcext:value-type="float">
            <text:p>-73.5650169713038</text:p>
          </table:table-cell>
          <table:table-cell office:value-type="float" office:value="45.4528678517425" calcext:value-type="float">
            <text:p>45.4528678517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8849.41" calcext:value-type="float">
            <text:p>298849.41</text:p>
          </table:table-cell>
          <table:table-cell office:value-type="float" office:value="5033734.67" calcext:value-type="float">
            <text:p>5033734.67</text:p>
          </table:table-cell>
          <table:table-cell office:value-type="float" office:value="-73.5760669275707" calcext:value-type="float">
            <text:p>-73.5760669275707</text:p>
          </table:table-cell>
          <table:table-cell office:value-type="float" office:value="45.4435183172986" calcext:value-type="float">
            <text:p>45.44351831729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8863.68" calcext:value-type="float">
            <text:p>298863.68</text:p>
          </table:table-cell>
          <table:table-cell office:value-type="float" office:value="5033752.93" calcext:value-type="float">
            <text:p>5033752.93</text:p>
          </table:table-cell>
          <table:table-cell office:value-type="float" office:value="-73.575884733325" calcext:value-type="float">
            <text:p>-73.575884733325</text:p>
          </table:table-cell>
          <table:table-cell office:value-type="float" office:value="45.4436827515381" calcext:value-type="float">
            <text:p>45.44368275153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8882.28" calcext:value-type="float">
            <text:p>298882.28</text:p>
          </table:table-cell>
          <table:table-cell office:value-type="float" office:value="5033686.51" calcext:value-type="float">
            <text:p>5033686.51</text:p>
          </table:table-cell>
          <table:table-cell office:value-type="float" office:value="-73.575646168602" calcext:value-type="float">
            <text:p>-73.575646168602</text:p>
          </table:table-cell>
          <table:table-cell office:value-type="float" office:value="45.4430852277618" calcext:value-type="float">
            <text:p>45.44308522776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orman-Dawe</text:p>
          </table:table-cell>
          <table:table-cell/>
          <table:table-cell office:value-type="string" calcext:value-type="string">
            <text:p>rue Woodland/rue Bannanty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654.19" calcext:value-type="float">
            <text:p>298654.19</text:p>
          </table:table-cell>
          <table:table-cell office:value-type="float" office:value="5034732.6" calcext:value-type="float">
            <text:p>5034732.6</text:p>
          </table:table-cell>
          <table:table-cell office:value-type="float" office:value="-73.5785749067769" calcext:value-type="float">
            <text:p>-73.5785749067769</text:p>
          </table:table-cell>
          <table:table-cell office:value-type="float" office:value="45.4524965101464" calcext:value-type="float">
            <text:p>45.45249651014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/>
          <table:table-cell office:value-type="string" calcext:value-type="string">
            <text:p>Chemin de la Pointe-Sud/rue des Parulin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831.31" calcext:value-type="float">
            <text:p>300831.31</text:p>
          </table:table-cell>
          <table:table-cell office:value-type="float" office:value="5034326.94" calcext:value-type="float">
            <text:p>5034326.94</text:p>
          </table:table-cell>
          <table:table-cell office:value-type="float" office:value="-73.5507369114423" calcext:value-type="float">
            <text:p>-73.5507369114423</text:p>
          </table:table-cell>
          <table:table-cell office:value-type="float" office:value="45.4488619304488" calcext:value-type="float">
            <text:p>45.44886193044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'Honorable-George-O'Reilly</text:p>
          </table:table-cell>
          <table:table-cell/>
          <table:table-cell office:value-type="string" calcext:value-type="string">
            <text:p>boul. Lasalle/rue Riverview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54.55" calcext:value-type="float">
            <text:p>299154.55</text:p>
          </table:table-cell>
          <table:table-cell office:value-type="float" office:value="5034048.54" calcext:value-type="float">
            <text:p>5034048.54</text:p>
          </table:table-cell>
          <table:table-cell office:value-type="float" office:value="-73.5721698999103" calcext:value-type="float">
            <text:p>-73.5721698999103</text:p>
          </table:table-cell>
          <table:table-cell office:value-type="float" office:value="45.446345212171" calcext:value-type="float">
            <text:p>45.4463452121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'Honorable-George-O'Reilly</text:p>
          </table:table-cell>
          <table:table-cell/>
          <table:table-cell office:value-type="string" calcext:value-type="string">
            <text:p>boul. Lasalle/rue God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226.23" calcext:value-type="float">
            <text:p>299226.23</text:p>
          </table:table-cell>
          <table:table-cell office:value-type="float" office:value="5034083.27" calcext:value-type="float">
            <text:p>5034083.27</text:p>
          </table:table-cell>
          <table:table-cell office:value-type="float" office:value="-73.571253956423" calcext:value-type="float">
            <text:p>-73.571253956423</text:p>
          </table:table-cell>
          <table:table-cell office:value-type="float" office:value="45.4466583057978" calcext:value-type="float">
            <text:p>45.44665830579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333.59" calcext:value-type="float">
            <text:p>301333.59</text:p>
          </table:table-cell>
          <table:table-cell office:value-type="float" office:value="5035991.01" calcext:value-type="float">
            <text:p>5035991.01</text:p>
          </table:table-cell>
          <table:table-cell office:value-type="float" office:value="-73.5443273472831" calcext:value-type="float">
            <text:p>-73.5443273472831</text:p>
          </table:table-cell>
          <table:table-cell office:value-type="float" office:value="45.4638387384392" calcext:value-type="float">
            <text:p>45.46383873843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274.9" calcext:value-type="float">
            <text:p>301274.9</text:p>
          </table:table-cell>
          <table:table-cell office:value-type="float" office:value="5035926.68" calcext:value-type="float">
            <text:p>5035926.68</text:p>
          </table:table-cell>
          <table:table-cell office:value-type="float" office:value="-73.5450773947526" calcext:value-type="float">
            <text:p>-73.5450773947526</text:p>
          </table:table-cell>
          <table:table-cell office:value-type="float" office:value="45.4632595718719" calcext:value-type="float">
            <text:p>45.46325957187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erdun</text:p>
          </table:table-cell>
          <table:table-cell table:number-columns-repeated="2"/>
          <table:table-cell office:value-type="string" calcext:value-type="string">
            <text:p>Chemin de la Pointe-Nord/rue de la Roton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784.16" calcext:value-type="float">
            <text:p>301784.16</text:p>
          </table:table-cell>
          <table:table-cell office:value-type="float" office:value="5037007.47" calcext:value-type="float">
            <text:p>5037007.47</text:p>
          </table:table-cell>
          <table:table-cell office:value-type="float" office:value="-73.5385718408805" calcext:value-type="float">
            <text:p>-73.5385718408805</text:p>
          </table:table-cell>
          <table:table-cell office:value-type="float" office:value="45.4729874270676" calcext:value-type="float">
            <text:p>45.47298742706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Reine-Élizabeth</text:p>
          </table:table-cell>
          <table:table-cell/>
          <table:table-cell office:value-type="string" calcext:value-type="string">
            <text:p>rue Crawford/rue Pennis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95.65" calcext:value-type="float">
            <text:p>297595.65</text:p>
          </table:table-cell>
          <table:table-cell office:value-type="float" office:value="5033197.84" calcext:value-type="float">
            <text:p>5033197.84</text:p>
          </table:table-cell>
          <table:table-cell office:value-type="float" office:value="-73.5920859768643" calcext:value-type="float">
            <text:p>-73.5920859768643</text:p>
          </table:table-cell>
          <table:table-cell office:value-type="float" office:value="45.4386758464251" calcext:value-type="float">
            <text:p>45.43867584642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boul. Gaétan-Laber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017.6" calcext:value-type="float">
            <text:p>300017.6</text:p>
          </table:table-cell>
          <table:table-cell office:value-type="float" office:value="5036247.97" calcext:value-type="float">
            <text:p>5036247.97</text:p>
          </table:table-cell>
          <table:table-cell office:value-type="float" office:value="-73.5611583002149" calcext:value-type="float">
            <text:p>-73.5611583002149</text:p>
          </table:table-cell>
          <table:table-cell office:value-type="float" office:value="45.4661432191555" calcext:value-type="float">
            <text:p>45.46614321915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boul. Gaétan-Laber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98.45" calcext:value-type="float">
            <text:p>299998.45</text:p>
          </table:table-cell>
          <table:table-cell office:value-type="float" office:value="5036271.07" calcext:value-type="float">
            <text:p>5036271.07</text:p>
          </table:table-cell>
          <table:table-cell office:value-type="float" office:value="-73.561403419828" calcext:value-type="float">
            <text:p>-73.561403419828</text:p>
          </table:table-cell>
          <table:table-cell office:value-type="float" office:value="45.4663509527397" calcext:value-type="float">
            <text:p>45.46635095273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Labelle</text:p>
          </table:table-cell>
          <table:table-cell/>
          <table:table-cell office:value-type="string" calcext:value-type="string">
            <text:p>rue Henri-Duhamel/rue de Verdu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299.37" calcext:value-type="float">
            <text:p>299299.37</text:p>
          </table:table-cell>
          <table:table-cell office:value-type="float" office:value="5036956.41" calcext:value-type="float">
            <text:p>5036956.41</text:p>
          </table:table-cell>
          <table:table-cell office:value-type="float" office:value="-73.5703510944878" calcext:value-type="float">
            <text:p>-73.5703510944878</text:p>
          </table:table-cell>
          <table:table-cell office:value-type="float" office:value="45.4725128131732" calcext:value-type="float">
            <text:p>45.47251281317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Willibrord</text:p>
          </table:table-cell>
          <table:table-cell/>
          <table:table-cell office:value-type="string" calcext:value-type="string">
            <text:p>rue Bannantyne/rue Willibr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878" calcext:value-type="float">
            <text:p>298878</text:p>
          </table:table-cell>
          <table:table-cell office:value-type="float" office:value="5035496.19" calcext:value-type="float">
            <text:p>5035496.19</text:p>
          </table:table-cell>
          <table:table-cell office:value-type="float" office:value="-73.5757226676873" calcext:value-type="float">
            <text:p>-73.5757226676873</text:p>
          </table:table-cell>
          <table:table-cell office:value-type="float" office:value="45.4593696049074" calcext:value-type="float">
            <text:p>45.45936960490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Woodland</text:p>
          </table:table-cell>
          <table:table-cell/>
          <table:table-cell office:value-type="string" calcext:value-type="string">
            <text:p>rue Woodland/rue Welling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541.09" calcext:value-type="float">
            <text:p>299541.09</text:p>
          </table:table-cell>
          <table:table-cell office:value-type="float" office:value="5034672.63" calcext:value-type="float">
            <text:p>5034672.63</text:p>
          </table:table-cell>
          <table:table-cell office:value-type="float" office:value="-73.5672351528308" calcext:value-type="float">
            <text:p>-73.5672351528308</text:p>
          </table:table-cell>
          <table:table-cell office:value-type="float" office:value="45.4519641070232" calcext:value-type="float">
            <text:p>45.45196410702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392.54" calcext:value-type="float">
            <text:p>301392.54</text:p>
          </table:table-cell>
          <table:table-cell office:value-type="float" office:value="5036011.25" calcext:value-type="float">
            <text:p>5036011.25</text:p>
          </table:table-cell>
          <table:table-cell office:value-type="float" office:value="-73.5435736539818" calcext:value-type="float">
            <text:p>-73.5435736539818</text:p>
          </table:table-cell>
          <table:table-cell office:value-type="float" office:value="45.4640211579132" calcext:value-type="float">
            <text:p>45.46402115791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374.5" calcext:value-type="float">
            <text:p>301374.5</text:p>
          </table:table-cell>
          <table:table-cell office:value-type="float" office:value="5036071.43" calcext:value-type="float">
            <text:p>5036071.43</text:p>
          </table:table-cell>
          <table:table-cell office:value-type="float" office:value="-73.5438047638256" calcext:value-type="float">
            <text:p>-73.5438047638256</text:p>
          </table:table-cell>
          <table:table-cell office:value-type="float" office:value="45.4645625987446" calcext:value-type="float">
            <text:p>45.46456259874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/rue Berlioz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467.79" calcext:value-type="float">
            <text:p>301467.79</text:p>
          </table:table-cell>
          <table:table-cell office:value-type="float" office:value="5035914.1" calcext:value-type="float">
            <text:p>5035914.1</text:p>
          </table:table-cell>
          <table:table-cell office:value-type="float" office:value="-73.5426107195395" calcext:value-type="float">
            <text:p>-73.5426107195395</text:p>
          </table:table-cell>
          <table:table-cell office:value-type="float" office:value="45.4631473176096" calcext:value-type="float">
            <text:p>45.46314731760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Brewster</text:p>
          </table:table-cell>
          <table:table-cell/>
          <table:table-cell office:value-type="string" calcext:value-type="string">
            <text:p>ave Brewster/rue Saint-Jacqu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364.38" calcext:value-type="float">
            <text:p>298364.38</text:p>
          </table:table-cell>
          <table:table-cell office:value-type="float" office:value="5038083.51" calcext:value-type="float">
            <text:p>5038083.51</text:p>
          </table:table-cell>
          <table:table-cell office:value-type="float" office:value="-73.5823240386162" calcext:value-type="float">
            <text:p>-73.5823240386162</text:p>
          </table:table-cell>
          <table:table-cell office:value-type="float" office:value="45.4826469881113" calcext:value-type="float">
            <text:p>45.48264698811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avid-Lefebvre</text:p>
          </table:table-cell>
          <table:table-cell/>
          <table:table-cell office:value-type="string" calcext:value-type="string">
            <text:p>rue Vinet/rue Quesne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740.67" calcext:value-type="float">
            <text:p>298740.67</text:p>
          </table:table-cell>
          <table:table-cell office:value-type="float" office:value="5038485.76" calcext:value-type="float">
            <text:p>5038485.76</text:p>
          </table:table-cell>
          <table:table-cell office:value-type="float" office:value="-73.5775155295401" calcext:value-type="float">
            <text:p>-73.5775155295401</text:p>
          </table:table-cell>
          <table:table-cell office:value-type="float" office:value="45.4862699828013" calcext:value-type="float">
            <text:p>45.48626998280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 l'Encan</text:p>
          </table:table-cell>
          <table:table-cell/>
          <table:table-cell office:value-type="string" calcext:value-type="string">
            <text:p>boul. Georges-Vanier/rue Notre-Dam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22.09" calcext:value-type="float">
            <text:p>299122.09</text:p>
          </table:table-cell>
          <table:table-cell office:value-type="float" office:value="5038330.51" calcext:value-type="float">
            <text:p>5038330.51</text:p>
          </table:table-cell>
          <table:table-cell office:value-type="float" office:value="-73.5726343253176" calcext:value-type="float">
            <text:p>-73.5726343253176</text:p>
          </table:table-cell>
          <table:table-cell office:value-type="float" office:value="45.4848761802612" calcext:value-type="float">
            <text:p>45.48487618026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s Cordonniers</text:p>
          </table:table-cell>
          <table:table-cell/>
          <table:table-cell office:value-type="string" calcext:value-type="string">
            <text:p>rue Bourget/rue Notre-Dam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510.77" calcext:value-type="float">
            <text:p>298510.77</text:p>
          </table:table-cell>
          <table:table-cell office:value-type="float" office:value="5037690.03" calcext:value-type="float">
            <text:p>5037690.03</text:p>
          </table:table-cell>
          <table:table-cell office:value-type="float" office:value="-73.5804463900214" calcext:value-type="float">
            <text:p>-73.5804463900214</text:p>
          </table:table-cell>
          <table:table-cell office:value-type="float" office:value="45.4791076096942" calcext:value-type="float">
            <text:p>45.47910760969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Gadbois</text:p>
          </table:table-cell>
          <table:table-cell/>
          <table:table-cell office:value-type="string" calcext:value-type="string">
            <text:p>rue des Utilités publiques/chemin de la Côte-Saint-Pau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337.54" calcext:value-type="float">
            <text:p>297337.54</text:p>
          </table:table-cell>
          <table:table-cell office:value-type="float" office:value="5036387.78" calcext:value-type="float">
            <text:p>5036387.78</text:p>
          </table:table-cell>
          <table:table-cell office:value-type="float" office:value="-73.5954335341273" calcext:value-type="float">
            <text:p>-73.5954335341273</text:p>
          </table:table-cell>
          <table:table-cell office:value-type="float" office:value="45.4673778042842" calcext:value-type="float">
            <text:p>45.46737780428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Jacques-Viger</text:p>
          </table:table-cell>
          <table:table-cell/>
          <table:table-cell office:value-type="string" calcext:value-type="string">
            <text:p>rue Saint-Philippe/rue Sainte-Philomè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41.88" calcext:value-type="float">
            <text:p>298241.88</text:p>
          </table:table-cell>
          <table:table-cell office:value-type="float" office:value="5037275.56" calcext:value-type="float">
            <text:p>5037275.56</text:p>
          </table:table-cell>
          <table:table-cell office:value-type="float" office:value="-73.5838802610298" calcext:value-type="float">
            <text:p>-73.5838802610298</text:p>
          </table:table-cell>
          <table:table-cell office:value-type="float" office:value="45.4753755433897" calcext:value-type="float">
            <text:p>45.47537554338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Jessie-Maxwell-Smith</text:p>
          </table:table-cell>
          <table:table-cell/>
          <table:table-cell office:value-type="string" calcext:value-type="string">
            <text:p>rue Saint-Antoine Ouest/place Richmo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085.95" calcext:value-type="float">
            <text:p>299085.95</text:p>
          </table:table-cell>
          <table:table-cell office:value-type="float" office:value="5039089.86" calcext:value-type="float">
            <text:p>5039089.86</text:p>
          </table:table-cell>
          <table:table-cell office:value-type="float" office:value="-73.573105482213" calcext:value-type="float">
            <text:p>-73.573105482213</text:p>
          </table:table-cell>
          <table:table-cell office:value-type="float" office:value="45.4917088555216" calcext:value-type="float">
            <text:p>45.49170885552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Polyvalente Saint-Henri</text:p>
          </table:table-cell>
          <table:table-cell/>
          <table:table-cell office:value-type="string" calcext:value-type="string">
            <text:p>rue du Couvent/rue Saint-Antoin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015.87" calcext:value-type="float">
            <text:p>298015.87</text:p>
          </table:table-cell>
          <table:table-cell office:value-type="float" office:value="5037675.18" calcext:value-type="float">
            <text:p>5037675.18</text:p>
          </table:table-cell>
          <table:table-cell office:value-type="float" office:value="-73.5867765105778" calcext:value-type="float">
            <text:p>-73.5867765105778</text:p>
          </table:table-cell>
          <table:table-cell office:value-type="float" office:value="45.4789693490225" calcext:value-type="float">
            <text:p>45.4789693490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ainte-Cunégonde</text:p>
          </table:table-cell>
          <table:table-cell/>
          <table:table-cell office:value-type="string" calcext:value-type="string">
            <text:p>rue Notre-Dame Ouest/rue Charlevoi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826.61" calcext:value-type="float">
            <text:p>298826.61</text:p>
          </table:table-cell>
          <table:table-cell office:value-type="float" office:value="5038050.03" calcext:value-type="float">
            <text:p>5038050.03</text:p>
          </table:table-cell>
          <table:table-cell office:value-type="float" office:value="-73.5764108203221" calcext:value-type="float">
            <text:p>-73.5764108203221</text:p>
          </table:table-cell>
          <table:table-cell office:value-type="float" office:value="45.4823498281249" calcext:value-type="float">
            <text:p>45.48234982812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Vinet</text:p>
          </table:table-cell>
          <table:table-cell/>
          <table:table-cell office:value-type="string" calcext:value-type="string">
            <text:p>rue Charlevoix/rue Workm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840.41" calcext:value-type="float">
            <text:p>298840.41</text:p>
          </table:table-cell>
          <table:table-cell office:value-type="float" office:value="5038126.97" calcext:value-type="float">
            <text:p>5038126.97</text:p>
          </table:table-cell>
          <table:table-cell office:value-type="float" office:value="-73.5762352264456" calcext:value-type="float">
            <text:p>-73.5762352264456</text:p>
          </table:table-cell>
          <table:table-cell office:value-type="float" office:value="45.4830422871593" calcext:value-type="float">
            <text:p>45.48304228715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quare Sainte-Élizabeth</text:p>
          </table:table-cell>
          <table:table-cell/>
          <table:table-cell office:value-type="string" calcext:value-type="string">
            <text:p>rue du square Sainte-Élizabeth/rue De Cource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37.73" calcext:value-type="float">
            <text:p>297537.73</text:p>
          </table:table-cell>
          <table:table-cell office:value-type="float" office:value="5037223.59" calcext:value-type="float">
            <text:p>5037223.59</text:p>
          </table:table-cell>
          <table:table-cell office:value-type="float" office:value="-73.5928857645931" calcext:value-type="float">
            <text:p>-73.5928857645931</text:p>
          </table:table-cell>
          <table:table-cell office:value-type="float" office:value="45.4749009247713" calcext:value-type="float">
            <text:p>45.47490092477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Place Roland-Proulx</text:p>
          </table:table-cell>
          <table:table-cell/>
          <table:table-cell office:value-type="string" calcext:value-type="string">
            <text:p>rue du Square-Sir-Georges-Étienne-Cartier/rue Saint-Ambro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00.12" calcext:value-type="float">
            <text:p>298200.12</text:p>
          </table:table-cell>
          <table:table-cell office:value-type="float" office:value="5036946.93" calcext:value-type="float">
            <text:p>5036946.93</text:p>
          </table:table-cell>
          <table:table-cell office:value-type="float" office:value="-73.5844099682367" calcext:value-type="float">
            <text:p>-73.5844099682367</text:p>
          </table:table-cell>
          <table:table-cell office:value-type="float" office:value="45.4724179838495" calcext:value-type="float">
            <text:p>45.47241798384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Herb-Trawick</text:p>
          </table:table-cell>
          <table:table-cell/>
          <table:table-cell office:value-type="string" calcext:value-type="string">
            <text:p>rue Notre-DAme Ouest/rue Saint-Ma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388.86" calcext:value-type="float">
            <text:p>299388.86</text:p>
          </table:table-cell>
          <table:table-cell office:value-type="float" office:value="5038766.74" calcext:value-type="float">
            <text:p>5038766.74</text:p>
          </table:table-cell>
          <table:table-cell office:value-type="float" office:value="-73.5692264965382" calcext:value-type="float">
            <text:p>-73.5692264965382</text:p>
          </table:table-cell>
          <table:table-cell office:value-type="float" office:value="45.4888036927982" calcext:value-type="float">
            <text:p>45.48880369279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arré d'Hibernia</text:p>
          </table:table-cell>
          <table:table-cell/>
          <table:table-cell office:value-type="string" calcext:value-type="string">
            <text:p>rue Grand Trunk/rue Laprair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776.76" calcext:value-type="float">
            <text:p>299776.76</text:p>
          </table:table-cell>
          <table:table-cell office:value-type="float" office:value="5037679.41" calcext:value-type="float">
            <text:p>5037679.41</text:p>
          </table:table-cell>
          <table:table-cell office:value-type="float" office:value="-73.5642528439406" calcext:value-type="float">
            <text:p>-73.5642528439406</text:p>
          </table:table-cell>
          <table:table-cell office:value-type="float" office:value="45.47902230252" calcext:value-type="float">
            <text:p>45.479022302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'Argenso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u Centre/ave Atwat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63.94" calcext:value-type="float">
            <text:p>299163.94</text:p>
          </table:table-cell>
          <table:table-cell office:value-type="float" office:value="5037395.82" calcext:value-type="float">
            <text:p>5037395.82</text:p>
          </table:table-cell>
          <table:table-cell office:value-type="float" office:value="-73.5720882355495" calcext:value-type="float">
            <text:p>-73.5720882355495</text:p>
          </table:table-cell>
          <table:table-cell office:value-type="float" office:value="45.4764657502313" calcext:value-type="float">
            <text:p>45.47646575023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Le Ber</text:p>
          </table:table-cell>
          <table:table-cell/>
          <table:table-cell office:value-type="string" calcext:value-type="string">
            <text:p>ave Ash/rue Le B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514.32" calcext:value-type="float">
            <text:p>300514.32</text:p>
          </table:table-cell>
          <table:table-cell office:value-type="float" office:value="5037536.68" calcext:value-type="float">
            <text:p>5037536.68</text:p>
          </table:table-cell>
          <table:table-cell office:value-type="float" office:value="-73.5548173880031" calcext:value-type="float">
            <text:p>-73.5548173880031</text:p>
          </table:table-cell>
          <table:table-cell office:value-type="float" office:value="45.4777428686637" calcext:value-type="float">
            <text:p>45.47774286866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Le Ber</text:p>
          </table:table-cell>
          <table:table-cell/>
          <table:table-cell office:value-type="string" calcext:value-type="string">
            <text:p>ave Ash/rue Le B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637.65" calcext:value-type="float">
            <text:p>300637.65</text:p>
          </table:table-cell>
          <table:table-cell office:value-type="float" office:value="5037581.14" calcext:value-type="float">
            <text:p>5037581.14</text:p>
          </table:table-cell>
          <table:table-cell office:value-type="float" office:value="-73.5532402728631" calcext:value-type="float">
            <text:p>-73.5532402728631</text:p>
          </table:table-cell>
          <table:table-cell office:value-type="float" office:value="45.4781436865964" calcext:value-type="float">
            <text:p>45.47814368659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twater / Saint-Charles</text:p>
          </table:table-cell>
          <table:table-cell/>
          <table:table-cell office:value-type="string" calcext:value-type="string">
            <text:p>rue Saint-Charles/rue Thomas-Keef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058.53" calcext:value-type="float">
            <text:p>299058.53</text:p>
          </table:table-cell>
          <table:table-cell office:value-type="float" office:value="5037507.25" calcext:value-type="float">
            <text:p>5037507.25</text:p>
          </table:table-cell>
          <table:table-cell office:value-type="float" office:value="-73.5734377874211" calcext:value-type="float">
            <text:p>-73.5734377874211</text:p>
          </table:table-cell>
          <table:table-cell office:value-type="float" office:value="45.4774675902691" calcext:value-type="float">
            <text:p>45.47746759026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aint-Gabriel</text:p>
          </table:table-cell>
          <table:table-cell/>
          <table:table-cell office:value-type="string" calcext:value-type="string">
            <text:p>rue Charlevoix/rue Grand Trunk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541.86" calcext:value-type="float">
            <text:p>299541.86</text:p>
          </table:table-cell>
          <table:table-cell office:value-type="float" office:value="5037533.45" calcext:value-type="float">
            <text:p>5037533.45</text:p>
          </table:table-cell>
          <table:table-cell office:value-type="float" office:value="-73.5672559124382" calcext:value-type="float">
            <text:p>-73.5672559124382</text:p>
          </table:table-cell>
          <table:table-cell office:value-type="float" office:value="45.4777071572516" calcext:value-type="float">
            <text:p>45.47770715725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ampbell-Ouest ou parc Oscar-Peterson</text:p>
          </table:table-cell>
          <table:table-cell/>
          <table:table-cell office:value-type="string" calcext:value-type="string">
            <text:p>rue Quesnel/rue Chatham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001.59" calcext:value-type="float">
            <text:p>299001.59</text:p>
          </table:table-cell>
          <table:table-cell office:value-type="float" office:value="5038785.97" calcext:value-type="float">
            <text:p>5038785.97</text:p>
          </table:table-cell>
          <table:table-cell office:value-type="float" office:value="-73.57418119232" calcext:value-type="float">
            <text:p>-73.57418119232</text:p>
          </table:table-cell>
          <table:table-cell office:value-type="float" office:value="45.488973622905" calcext:value-type="float">
            <text:p>45.4889736229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lifford</text:p>
          </table:table-cell>
          <table:table-cell/>
          <table:table-cell office:value-type="string" calcext:value-type="string">
            <text:p>boul. de la Vérendrye/rue Raudo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838.03" calcext:value-type="float">
            <text:p>297838.03</text:p>
          </table:table-cell>
          <table:table-cell office:value-type="float" office:value="5034438.05" calcext:value-type="float">
            <text:p>5034438.05</text:p>
          </table:table-cell>
          <table:table-cell office:value-type="float" office:value="-73.5890054278174" calcext:value-type="float">
            <text:p>-73.5890054278174</text:p>
          </table:table-cell>
          <table:table-cell office:value-type="float" office:value="45.4498383470737" calcext:value-type="float">
            <text:p>45.44983834707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s Métallos</text:p>
          </table:table-cell>
          <table:table-cell/>
          <table:table-cell office:value-type="string" calcext:value-type="string">
            <text:p>rue Jacques-Hertel/rue Mazz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843.51" calcext:value-type="float">
            <text:p>296843.51</text:p>
          </table:table-cell>
          <table:table-cell office:value-type="float" office:value="5035393.38" calcext:value-type="float">
            <text:p>5035393.38</text:p>
          </table:table-cell>
          <table:table-cell office:value-type="float" office:value="-73.6017353229602" calcext:value-type="float">
            <text:p>-73.6017353229602</text:p>
          </table:table-cell>
          <table:table-cell office:value-type="float" office:value="45.4584242631163" calcext:value-type="float">
            <text:p>45.45842426311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Garneau</text:p>
          </table:table-cell>
          <table:table-cell/>
          <table:table-cell office:value-type="string" calcext:value-type="string">
            <text:p>boul. Monk/rue du Parc-Garn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383.74" calcext:value-type="float">
            <text:p>297383.74</text:p>
          </table:table-cell>
          <table:table-cell office:value-type="float" office:value="5035089.32" calcext:value-type="float">
            <text:p>5035089.32</text:p>
          </table:table-cell>
          <table:table-cell office:value-type="float" office:value="-73.594823118893" calcext:value-type="float">
            <text:p>-73.594823118893</text:p>
          </table:table-cell>
          <table:table-cell office:value-type="float" office:value="45.4556941253771" calcext:value-type="float">
            <text:p>45.45569412537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pringland</text:p>
          </table:table-cell>
          <table:table-cell/>
          <table:table-cell office:value-type="string" calcext:value-type="string">
            <text:p>rue Springland/boul. De La Vérendry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85.06" calcext:value-type="float">
            <text:p>298285.06</text:p>
          </table:table-cell>
          <table:table-cell office:value-type="float" office:value="5034917.61" calcext:value-type="float">
            <text:p>5034917.61</text:p>
          </table:table-cell>
          <table:table-cell office:value-type="float" office:value="-73.5832967233019" calcext:value-type="float">
            <text:p>-73.5832967233019</text:p>
          </table:table-cell>
          <table:table-cell office:value-type="float" office:value="45.4541579786506" calcext:value-type="float">
            <text:p>45.45415797865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Albert-Perras</text:p>
          </table:table-cell>
          <table:table-cell/>
          <table:table-cell office:value-type="string" calcext:value-type="string">
            <text:p>rue Perras/rue Jean-Cheval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051.29" calcext:value-type="float">
            <text:p>296051.29</text:p>
          </table:table-cell>
          <table:table-cell office:value-type="float" office:value="5032771.09" calcext:value-type="float">
            <text:p>5032771.09</text:p>
          </table:table-cell>
          <table:table-cell office:value-type="float" office:value="-73.6118183619702" calcext:value-type="float">
            <text:p>-73.6118183619702</text:p>
          </table:table-cell>
          <table:table-cell office:value-type="float" office:value="45.4348181093229" calcext:value-type="float">
            <text:p>45.43481810932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Boivin</text:p>
          </table:table-cell>
          <table:table-cell/>
          <table:table-cell office:value-type="string" calcext:value-type="string">
            <text:p>rue de Cabano/rue de Perc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69.41" calcext:value-type="float">
            <text:p>294369.41</text:p>
          </table:table-cell>
          <table:table-cell office:value-type="float" office:value="5031013.62" calcext:value-type="float">
            <text:p>5031013.62</text:p>
          </table:table-cell>
          <table:table-cell office:value-type="float" office:value="-73.6332774068654" calcext:value-type="float">
            <text:p>-73.6332774068654</text:p>
          </table:table-cell>
          <table:table-cell office:value-type="float" office:value="45.4189804032321" calcext:value-type="float">
            <text:p>45.41898040323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evalier-De Lasall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80e avenue/rue de Mata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995.44" calcext:value-type="float">
            <text:p>293995.44</text:p>
          </table:table-cell>
          <table:table-cell office:value-type="float" office:value="5031003.72" calcext:value-type="float">
            <text:p>5031003.72</text:p>
          </table:table-cell>
          <table:table-cell office:value-type="float" office:value="-73.6380555972055" calcext:value-type="float">
            <text:p>-73.6380555972055</text:p>
          </table:table-cell>
          <table:table-cell office:value-type="float" office:value="45.4188856422998" calcext:value-type="float">
            <text:p>45.41888564229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evalier-De Lasalle</text:p>
          </table:table-cell>
          <table:table-cell office:value-type="string" calcext:value-type="string">
            <text:p>soccer</text:p>
          </table:table-cell>
          <table:table-cell/>
          <table:table-cell table:number-columns-repeated="2" office:value-type="string" calcext:value-type="string">
            <text:p>localisation approx.</text:p>
          </table:table-cell>
          <table:table-cell office:value-type="float" office:value="293759.41" calcext:value-type="float">
            <text:p>293759.41</text:p>
          </table:table-cell>
          <table:table-cell office:value-type="float" office:value="5031011.19" calcext:value-type="float">
            <text:p>5031011.19</text:p>
          </table:table-cell>
          <table:table-cell office:value-type="float" office:value="-73.641071636068" calcext:value-type="float">
            <text:p>-73.641071636068</text:p>
          </table:table-cell>
          <table:table-cell office:value-type="float" office:value="45.4189491764593" calcext:value-type="float">
            <text:p>45.41894917645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entre sportif Dollard St-Laurent</text:p>
          </table:table-cell>
          <table:table-cell office:value-type="string" calcext:value-type="string">
            <text:p>jeux d'eau</text:p>
          </table:table-cell>
          <table:table-cell/>
          <table:table-cell table:number-columns-repeated="2" office:value-type="string" calcext:value-type="string">
            <text:p>localisation approx.</text:p>
          </table:table-cell>
          <table:table-cell office:value-type="float" office:value="294740.34" calcext:value-type="float">
            <text:p>294740.34</text:p>
          </table:table-cell>
          <table:table-cell office:value-type="float" office:value="5031299.95" calcext:value-type="float">
            <text:p>5031299.95</text:p>
          </table:table-cell>
          <table:table-cell office:value-type="float" office:value="-73.6285436881101" calcext:value-type="float">
            <text:p>-73.6285436881101</text:p>
          </table:table-cell>
          <table:table-cell office:value-type="float" office:value="45.4215623865836" calcext:value-type="float">
            <text:p>45.42156238658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ristophe-Colomb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David-Boyer/rue Réja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845.57" calcext:value-type="float">
            <text:p>294845.57</text:p>
          </table:table-cell>
          <table:table-cell office:value-type="float" office:value="5032265.77" calcext:value-type="float">
            <text:p>5032265.77</text:p>
          </table:table-cell>
          <table:table-cell office:value-type="float" office:value="-73.6272185684087" calcext:value-type="float">
            <text:p>-73.6272185684087</text:p>
          </table:table-cell>
          <table:table-cell office:value-type="float" office:value="45.4302548521999" calcext:value-type="float">
            <text:p>45.43025485219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almany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Dalmany/avenue Stirlin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363.69" calcext:value-type="float">
            <text:p>292363.69</text:p>
          </table:table-cell>
          <table:table-cell office:value-type="float" office:value="5032181.78" calcext:value-type="float">
            <text:p>5032181.78</text:p>
          </table:table-cell>
          <table:table-cell office:value-type="float" office:value="-73.6589350007125" calcext:value-type="float">
            <text:p>-73.6589350007125</text:p>
          </table:table-cell>
          <table:table-cell office:value-type="float" office:value="45.4294593367135" calcext:value-type="float">
            <text:p>45.42945933671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Haywa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3147.81" calcext:value-type="float">
            <text:p>293147.81</text:p>
          </table:table-cell>
          <table:table-cell office:value-type="float" office:value="5031448.4" calcext:value-type="float">
            <text:p>5031448.4</text:p>
          </table:table-cell>
          <table:table-cell office:value-type="float" office:value="-73.6488966975097" calcext:value-type="float">
            <text:p>-73.6488966975097</text:p>
          </table:table-cell>
          <table:table-cell office:value-type="float" office:value="45.4228735048442" calcext:value-type="float">
            <text:p>45.42287350484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Beyries/66e avenue</text:p>
          </table:table-cell>
          <table:table-cell office:value-type="string" calcext:value-type="string">
            <text:p>localisation approx. / accès par la ruelle ?</text:p>
          </table:table-cell>
          <table:table-cell office:value-type="string" calcext:value-type="string">
            <text:p>localisation approx.</text:p>
          </table:table-cell>
          <table:table-cell office:value-type="float" office:value="294883.01" calcext:value-type="float">
            <text:p>294883.01</text:p>
          </table:table-cell>
          <table:table-cell office:value-type="float" office:value="5031086.94" calcext:value-type="float">
            <text:p>5031086.94</text:p>
          </table:table-cell>
          <table:table-cell office:value-type="float" office:value="-73.626716348459" calcext:value-type="float">
            <text:p>-73.626716348459</text:p>
          </table:table-cell>
          <table:table-cell office:value-type="float" office:value="45.4196476449072" calcext:value-type="float">
            <text:p>45.41964764490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J.-D.-Ducharme</text:p>
          </table:table-cell>
          <table:table-cell/>
          <table:table-cell office:value-type="string" calcext:value-type="string">
            <text:p>rue rancourt/rue Daou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055.28" calcext:value-type="float">
            <text:p>295055.28</text:p>
          </table:table-cell>
          <table:table-cell office:value-type="float" office:value="5031972.51" calcext:value-type="float">
            <text:p>5031972.51</text:p>
          </table:table-cell>
          <table:table-cell office:value-type="float" office:value="-73.6245326578798" calcext:value-type="float">
            <text:p>-73.6245326578798</text:p>
          </table:table-cell>
          <table:table-cell office:value-type="float" office:value="45.4276188979357" calcext:value-type="float">
            <text:p>45.42761889793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duc</text:p>
          </table:table-cell>
          <table:table-cell/>
          <table:table-cell office:value-type="string" calcext:value-type="string">
            <text:p>rue Béique/rue Paquett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421.61" calcext:value-type="float">
            <text:p>294421.61</text:p>
          </table:table-cell>
          <table:table-cell office:value-type="float" office:value="5032020.41" calcext:value-type="float">
            <text:p>5032020.41</text:p>
          </table:table-cell>
          <table:table-cell office:value-type="float" office:value="-73.6326316324772" calcext:value-type="float">
            <text:p>-73.6326316324772</text:p>
          </table:table-cell>
          <table:table-cell office:value-type="float" office:value="45.4280408115093" calcext:value-type="float">
            <text:p>45.42804081150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Jeannotte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Clément/rue Tru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853.21" calcext:value-type="float">
            <text:p>293853.21</text:p>
          </table:table-cell>
          <table:table-cell office:value-type="float" office:value="5032476.16" calcext:value-type="float">
            <text:p>5032476.16</text:p>
          </table:table-cell>
          <table:table-cell office:value-type="float" office:value="-73.6399056652547" calcext:value-type="float">
            <text:p>-73.6399056652547</text:p>
          </table:table-cell>
          <table:table-cell office:value-type="float" office:value="45.4321332210644" calcext:value-type="float">
            <text:p>45.43213322106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ave Latour/boul LaSa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140.7" calcext:value-type="float">
            <text:p>295140.7</text:p>
          </table:table-cell>
          <table:table-cell office:value-type="float" office:value="5030701.39" calcext:value-type="float">
            <text:p>5030701.39</text:p>
          </table:table-cell>
          <table:table-cell office:value-type="float" office:value="-73.6234161119837" calcext:value-type="float">
            <text:p>-73.6234161119837</text:p>
          </table:table-cell>
          <table:table-cell office:value-type="float" office:value="45.4161818615722" calcext:value-type="float">
            <text:p>45.41618186157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salle-Nord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Chouinard/rue Lapier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603.69" calcext:value-type="float">
            <text:p>295603.69</text:p>
          </table:table-cell>
          <table:table-cell office:value-type="float" office:value="5033082.97" calcext:value-type="float">
            <text:p>5033082.97</text:p>
          </table:table-cell>
          <table:table-cell office:value-type="float" office:value="-73.6175450084565" calcext:value-type="float">
            <text:p>-73.6175450084565</text:p>
          </table:table-cell>
          <table:table-cell office:value-type="float" office:value="45.4376188232935" calcext:value-type="float">
            <text:p>45.43761882329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66e ave/rue Beyri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899.52" calcext:value-type="float">
            <text:p>294899.52</text:p>
          </table:table-cell>
          <table:table-cell office:value-type="float" office:value="5030912.86" calcext:value-type="float">
            <text:p>5030912.86</text:p>
          </table:table-cell>
          <table:table-cell office:value-type="float" office:value="-73.6265018911661" calcext:value-type="float">
            <text:p>-73.6265018911661</text:p>
          </table:table-cell>
          <table:table-cell office:value-type="float" office:value="45.4180814126424" calcext:value-type="float">
            <text:p>45.41808141264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Cordner/rue Hard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262.68" calcext:value-type="float">
            <text:p>294262.68</text:p>
          </table:table-cell>
          <table:table-cell office:value-type="float" office:value="5033103.59" calcext:value-type="float">
            <text:p>5033103.59</text:p>
          </table:table-cell>
          <table:table-cell office:value-type="float" office:value="-73.634685870491" calcext:value-type="float">
            <text:p>-73.634685870491</text:p>
          </table:table-cell>
          <table:table-cell office:value-type="float" office:value="45.4377854480139" calcext:value-type="float">
            <text:p>45.43778544801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Centrale/ave Alep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340.53" calcext:value-type="float">
            <text:p>297340.53</text:p>
          </table:table-cell>
          <table:table-cell office:value-type="float" office:value="5032701.78" calcext:value-type="float">
            <text:p>5032701.78</text:p>
          </table:table-cell>
          <table:table-cell office:value-type="float" office:value="-73.5953393982553" calcext:value-type="float">
            <text:p>-73.5953393982553</text:p>
          </table:table-cell>
          <table:table-cell office:value-type="float" office:value="45.4342093635957" calcext:value-type="float">
            <text:p>45.43420936359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Centrale/ave Alep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246.34" calcext:value-type="float">
            <text:p>297246.34</text:p>
          </table:table-cell>
          <table:table-cell office:value-type="float" office:value="5032737.3" calcext:value-type="float">
            <text:p>5032737.3</text:p>
          </table:table-cell>
          <table:table-cell office:value-type="float" office:value="-73.5965437828214" calcext:value-type="float">
            <text:p>-73.5965437828214</text:p>
          </table:table-cell>
          <table:table-cell office:value-type="float" office:value="45.434527980104" calcext:value-type="float">
            <text:p>45.4345279801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ouis-Marie-Gagnon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des Oblats/rue Airl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688.44" calcext:value-type="float">
            <text:p>292688.44</text:p>
          </table:table-cell>
          <table:table-cell office:value-type="float" office:value="5031803.23" calcext:value-type="float">
            <text:p>5031803.23</text:p>
          </table:table-cell>
          <table:table-cell office:value-type="float" office:value="-73.6547754286876" calcext:value-type="float">
            <text:p>-73.6547754286876</text:p>
          </table:table-cell>
          <table:table-cell office:value-type="float" office:value="45.4260586476609" calcext:value-type="float">
            <text:p>45.42605864766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G.-Melatti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Melatt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284.6" calcext:value-type="float">
            <text:p>296284.6</text:p>
          </table:table-cell>
          <table:table-cell office:value-type="float" office:value="5032523.35" calcext:value-type="float">
            <text:p>5032523.35</text:p>
          </table:table-cell>
          <table:table-cell office:value-type="float" office:value="-73.6088321180635" calcext:value-type="float">
            <text:p>-73.6088321180635</text:p>
          </table:table-cell>
          <table:table-cell office:value-type="float" office:value="45.4325916952546" calcext:value-type="float">
            <text:p>45.43259169525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Mohawk</text:p>
          </table:table-cell>
          <table:table-cell/>
          <table:table-cell office:value-type="string" calcext:value-type="string">
            <text:p>rue Dalmany/ave Highland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537.14" calcext:value-type="float">
            <text:p>292537.14</text:p>
          </table:table-cell>
          <table:table-cell office:value-type="float" office:value="5032192.91" calcext:value-type="float">
            <text:p>5032192.91</text:p>
          </table:table-cell>
          <table:table-cell office:value-type="float" office:value="-73.6567186097983" calcext:value-type="float">
            <text:p>-73.6567186097983</text:p>
          </table:table-cell>
          <table:table-cell office:value-type="float" office:value="45.4295625529705" calcext:value-type="float">
            <text:p>45.42956255297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uellett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Gigu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242.48" calcext:value-type="float">
            <text:p>295242.48</text:p>
          </table:table-cell>
          <table:table-cell office:value-type="float" office:value="5032626.29" calcext:value-type="float">
            <text:p>5032626.29</text:p>
          </table:table-cell>
          <table:table-cell office:value-type="float" office:value="-73.6221530305268" calcext:value-type="float">
            <text:p>-73.6221530305268</text:p>
          </table:table-cell>
          <table:table-cell office:value-type="float" office:value="45.4335045364018" calcext:value-type="float">
            <text:p>45.4335045364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uellett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Robert/rue Charbonneau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5323.19" calcext:value-type="float">
            <text:p>295323.19</text:p>
          </table:table-cell>
          <table:table-cell office:value-type="float" office:value="5032569.29" calcext:value-type="float">
            <text:p>5032569.29</text:p>
          </table:table-cell>
          <table:table-cell office:value-type="float" office:value="-73.621120394966" calcext:value-type="float">
            <text:p>-73.621120394966</text:p>
          </table:table-cell>
          <table:table-cell office:value-type="float" office:value="45.4329927192033" calcext:value-type="float">
            <text:p>45.43299271920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Paul-Séguin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Raymond/3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938.88" calcext:value-type="float">
            <text:p>295938.88</text:p>
          </table:table-cell>
          <table:table-cell office:value-type="float" office:value="5031631.39" calcext:value-type="float">
            <text:p>5031631.39</text:p>
          </table:table-cell>
          <table:table-cell office:value-type="float" office:value="-73.6132345770209" calcext:value-type="float">
            <text:p>-73.6132345770209</text:p>
          </table:table-cell>
          <table:table-cell office:value-type="float" office:value="45.4245610706648" calcext:value-type="float">
            <text:p>45.42456107066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. Bishop-Power/rue Centra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801.27" calcext:value-type="float">
            <text:p>296801.27</text:p>
          </table:table-cell>
          <table:table-cell office:value-type="float" office:value="5031975.82" calcext:value-type="float">
            <text:p>5031975.82</text:p>
          </table:table-cell>
          <table:table-cell office:value-type="float" office:value="-73.602219870511" calcext:value-type="float">
            <text:p>-73.602219870511</text:p>
          </table:table-cell>
          <table:table-cell office:value-type="float" office:value="45.427670830128" calcext:value-type="float">
            <text:p>45.4276708301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35e ave/ave Vach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964.66" calcext:value-type="float">
            <text:p>295964.66</text:p>
          </table:table-cell>
          <table:table-cell office:value-type="float" office:value="5031092.18" calcext:value-type="float">
            <text:p>5031092.18</text:p>
          </table:table-cell>
          <table:table-cell office:value-type="float" office:value="-73.6128954691008" calcext:value-type="float">
            <text:p>-73.6128954691008</text:p>
          </table:table-cell>
          <table:table-cell office:value-type="float" office:value="45.4197092936004" calcext:value-type="float">
            <text:p>45.41970929360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mini-soccer</text:p>
          </table:table-cell>
          <table:table-cell office:value-type="string" calcext:value-type="string">
            <text:p>35e ave/ave Vach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882.97" calcext:value-type="float">
            <text:p>295882.97</text:p>
          </table:table-cell>
          <table:table-cell office:value-type="float" office:value="5031186.57" calcext:value-type="float">
            <text:p>5031186.57</text:p>
          </table:table-cell>
          <table:table-cell office:value-type="float" office:value="-73.613940987062" calcext:value-type="float">
            <text:p>-73.613940987062</text:p>
          </table:table-cell>
          <table:table-cell office:value-type="float" office:value="45.4205576296981" calcext:value-type="float">
            <text:p>45.42055762969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Beaubien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ave Stuart/ave Saint-Viateu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382.72" calcext:value-type="float">
            <text:p>296382.72</text:p>
          </table:table-cell>
          <table:table-cell office:value-type="float" office:value="5041768.37" calcext:value-type="float">
            <text:p>5041768.37</text:p>
          </table:table-cell>
          <table:table-cell office:value-type="float" office:value="-73.6077364834767" calcext:value-type="float">
            <text:p>-73.6077364834767</text:p>
          </table:table-cell>
          <table:table-cell office:value-type="float" office:value="45.5157838258671" calcext:value-type="float">
            <text:p>45.51578382586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Beaubien</text:p>
          </table:table-cell>
          <table:table-cell office:value-type="string" calcext:value-type="string">
            <text:p>étang</text:p>
          </table:table-cell>
          <table:table-cell office:value-type="string" calcext:value-type="string">
            <text:p>ave Stuart/ave Saint-Viateu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282.46" calcext:value-type="float">
            <text:p>296282.46</text:p>
          </table:table-cell>
          <table:table-cell office:value-type="float" office:value="5041763.3" calcext:value-type="float">
            <text:p>5041763.3</text:p>
          </table:table-cell>
          <table:table-cell office:value-type="float" office:value="-73.6090196650693" calcext:value-type="float">
            <text:p>-73.6090196650693</text:p>
          </table:table-cell>
          <table:table-cell office:value-type="float" office:value="45.5157369865025" calcext:value-type="float">
            <text:p>45.51573698650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parc canin</text:p>
          </table:table-cell>
          <table:table-cell/>
          <table:table-cell office:value-type="string" calcext:value-type="string">
            <text:p>ave McEachran/ave du Mano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365.47" calcext:value-type="float">
            <text:p>295365.47</text:p>
          </table:table-cell>
          <table:table-cell office:value-type="float" office:value="5042234.2" calcext:value-type="float">
            <text:p>5042234.2</text:p>
          </table:table-cell>
          <table:table-cell office:value-type="float" office:value="-73.6207656541679" calcext:value-type="float">
            <text:p>-73.6207656541679</text:p>
          </table:table-cell>
          <table:table-cell office:value-type="float" office:value="45.5199625225131" calcext:value-type="float">
            <text:p>45.51996252251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F.-X.-Garneau</text:p>
          </table:table-cell>
          <table:table-cell/>
          <table:table-cell office:value-type="string" calcext:value-type="string">
            <text:p>place Elmwood/ave Outr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598.14" calcext:value-type="float">
            <text:p>296598.14</text:p>
          </table:table-cell>
          <table:table-cell office:value-type="float" office:value="5041853.27" calcext:value-type="float">
            <text:p>5041853.27</text:p>
          </table:table-cell>
          <table:table-cell office:value-type="float" office:value="-73.6049806530182" calcext:value-type="float">
            <text:p>-73.6049806530182</text:p>
          </table:table-cell>
          <table:table-cell office:value-type="float" office:value="45.5165503567389" calcext:value-type="float">
            <text:p>45.516550356738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hn-F. Kennedy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ave Ducharme/ave Wiseman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5715" calcext:value-type="float">
            <text:p>295715</text:p>
          </table:table-cell>
          <table:table-cell office:value-type="float" office:value="5042412.3" calcext:value-type="float">
            <text:p>5042412.3</text:p>
          </table:table-cell>
          <table:table-cell office:value-type="float" office:value="-73.6162948452321" calcext:value-type="float">
            <text:p>-73.6162948452321</text:p>
          </table:table-cell>
          <table:table-cell office:value-type="float" office:value="45.5215697770223" calcext:value-type="float">
            <text:p>45.52156977702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789.34" calcext:value-type="float">
            <text:p>295789.34</text:p>
          </table:table-cell>
          <table:table-cell office:value-type="float" office:value="5041713.79" calcext:value-type="float">
            <text:p>5041713.79</text:p>
          </table:table-cell>
          <table:table-cell office:value-type="float" office:value="-73.6153303978899" calcext:value-type="float">
            <text:p>-73.6153303978899</text:p>
          </table:table-cell>
          <table:table-cell office:value-type="float" office:value="45.5152852780852" calcext:value-type="float">
            <text:p>45.51528527808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849.54" calcext:value-type="float">
            <text:p>295849.54</text:p>
          </table:table-cell>
          <table:table-cell office:value-type="float" office:value="5041675.17" calcext:value-type="float">
            <text:p>5041675.17</text:p>
          </table:table-cell>
          <table:table-cell office:value-type="float" office:value="-73.6145591747501" calcext:value-type="float">
            <text:p>-73.6145591747501</text:p>
          </table:table-cell>
          <table:table-cell office:value-type="float" office:value="45.5149385354707" calcext:value-type="float">
            <text:p>45.51493853547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828.78" calcext:value-type="float">
            <text:p>295828.78</text:p>
          </table:table-cell>
          <table:table-cell office:value-type="float" office:value="5041698.01" calcext:value-type="float">
            <text:p>5041698.01</text:p>
          </table:table-cell>
          <table:table-cell office:value-type="float" office:value="-73.6148253046165" calcext:value-type="float">
            <text:p>-73.6148253046165</text:p>
          </table:table-cell>
          <table:table-cell office:value-type="float" office:value="45.5151437919886" calcext:value-type="float">
            <text:p>45.51514379198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d'Oakwoo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Roskilde/ave Springgro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934.68" calcext:value-type="float">
            <text:p>296934.68</text:p>
          </table:table-cell>
          <table:table-cell office:value-type="float" office:value="5041487.19" calcext:value-type="float">
            <text:p>5041487.19</text:p>
          </table:table-cell>
          <table:table-cell office:value-type="float" office:value="-73.6006672038924" calcext:value-type="float">
            <text:p>-73.6006672038924</text:p>
          </table:table-cell>
          <table:table-cell office:value-type="float" office:value="45.5132601008522" calcext:value-type="float">
            <text:p>45.51326010085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Pratt</text:p>
          </table:table-cell>
          <table:table-cell office:value-type="string" calcext:value-type="string">
            <text:p>étang</text:p>
          </table:table-cell>
          <table:table-cell office:value-type="string" calcext:value-type="string">
            <text:p>ave Van Horne/ave Dunlop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454.06" calcext:value-type="float">
            <text:p>295454.06</text:p>
          </table:table-cell>
          <table:table-cell office:value-type="float" office:value="5041656.92" calcext:value-type="float">
            <text:p>5041656.92</text:p>
          </table:table-cell>
          <table:table-cell office:value-type="float" office:value="-73.6196206633243" calcext:value-type="float">
            <text:p>-73.6196206633243</text:p>
          </table:table-cell>
          <table:table-cell office:value-type="float" office:value="45.5147691263294" calcext:value-type="float">
            <text:p>45.51476912632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Raoul-Dandurand</text:p>
          </table:table-cell>
          <table:table-cell/>
          <table:table-cell office:value-type="string" calcext:value-type="string">
            <text:p>ave Van Horne/boul Dollard</text:p>
          </table:table-cell>
          <table:table-cell office:value-type="string" calcext:value-type="string">
            <text:p>Parc Stanislas (dans BD ville)</text:p>
          </table:table-cell>
          <table:table-cell office:value-type="string" calcext:value-type="string">
            <text:p>orthophotographies</text:p>
          </table:table-cell>
          <table:table-cell office:value-type="float" office:value="295728.64" calcext:value-type="float">
            <text:p>295728.64</text:p>
          </table:table-cell>
          <table:table-cell office:value-type="float" office:value="5042090.95" calcext:value-type="float">
            <text:p>5042090.95</text:p>
          </table:table-cell>
          <table:table-cell office:value-type="float" office:value="-73.61611429535" calcext:value-type="float">
            <text:p>-73.61611429535</text:p>
          </table:table-cell>
          <table:table-cell office:value-type="float" office:value="45.5186783237126" calcext:value-type="float">
            <text:p>45.51867832371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ave Querbes/ave Bern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509.47" calcext:value-type="float">
            <text:p>296509.47</text:p>
          </table:table-cell>
          <table:table-cell office:value-type="float" office:value="5042301.73" calcext:value-type="float">
            <text:p>5042301.73</text:p>
          </table:table-cell>
          <table:table-cell office:value-type="float" office:value="-73.6061231785313" calcext:value-type="float">
            <text:p>-73.6061231785313</text:p>
          </table:table-cell>
          <table:table-cell office:value-type="float" office:value="45.5205847261625" calcext:value-type="float">
            <text:p>45.52058472616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tennis #3</text:p>
          </table:table-cell>
          <table:table-cell office:value-type="string" calcext:value-type="string">
            <text:p>ave Querbes/ave Bernard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6492.98" calcext:value-type="float">
            <text:p>296492.98</text:p>
          </table:table-cell>
          <table:table-cell office:value-type="float" office:value="5042332.05" calcext:value-type="float">
            <text:p>5042332.05</text:p>
          </table:table-cell>
          <table:table-cell office:value-type="float" office:value="-73.6063347728387" calcext:value-type="float">
            <text:p>-73.6063347728387</text:p>
          </table:table-cell>
          <table:table-cell office:value-type="float" office:value="45.5208573609582" calcext:value-type="float">
            <text:p>45.52085736095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tennis #4</text:p>
          </table:table-cell>
          <table:table-cell office:value-type="string" calcext:value-type="string">
            <text:p>ave Querbes/ave Bernard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6475.12" calcext:value-type="float">
            <text:p>296475.12</text:p>
          </table:table-cell>
          <table:table-cell office:value-type="float" office:value="5042343.39" calcext:value-type="float">
            <text:p>5042343.39</text:p>
          </table:table-cell>
          <table:table-cell office:value-type="float" office:value="-73.6065635836433" calcext:value-type="float">
            <text:p>-73.6065635836433</text:p>
          </table:table-cell>
          <table:table-cell office:value-type="float" office:value="45.5209591896189" calcext:value-type="float">
            <text:p>45.520959189618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CCI</text:p>
          </table:table-cell>
          <table:table-cell/>
          <table:table-cell office:value-type="string" calcext:value-type="string">
            <text:p>ave McEachran/ave du Manoir</text:p>
          </table:table-cell>
          <table:table-cell office:value-type="string" calcext:value-type="string">
            <text:p>Centre Communautaire Intergénérationnel</text:p>
          </table:table-cell>
          <table:table-cell office:value-type="string" calcext:value-type="string">
            <text:p>orthophotographies</text:p>
          </table:table-cell>
          <table:table-cell office:value-type="float" office:value="295418.66" calcext:value-type="float">
            <text:p>295418.66</text:p>
          </table:table-cell>
          <table:table-cell office:value-type="float" office:value="5042238.63" calcext:value-type="float">
            <text:p>5042238.63</text:p>
          </table:table-cell>
          <table:table-cell office:value-type="float" office:value="-73.6200848877841" calcext:value-type="float">
            <text:p>-73.6200848877841</text:p>
          </table:table-cell>
          <table:table-cell office:value-type="float" office:value="45.5200031031151" calcext:value-type="float">
            <text:p>45.52000310311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Açores (ou Hôtel-de-Ville)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ave de l'Hôtel-de-Ville/rue Rachel Est</text:p>
          </table:table-cell>
          <table:table-cell table:number-columns-repeated="2"/>
          <table:table-cell office:value-type="float" office:value="298592.36" calcext:value-type="float">
            <text:p>298592.36</text:p>
          </table:table-cell>
          <table:table-cell office:value-type="float" office:value="5042162.19" calcext:value-type="float">
            <text:p>5042162.19</text:p>
          </table:table-cell>
          <table:table-cell office:value-type="float" office:value="-73.579459345197" calcext:value-type="float">
            <text:p>-73.579459345197</text:p>
          </table:table-cell>
          <table:table-cell office:value-type="float" office:value="45.5193507480139" calcext:value-type="float">
            <text:p>45.5193507480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Albert-Saint-Martin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rue Berri/rue De Bienville</text:p>
          </table:table-cell>
          <table:table-cell table:number-columns-repeated="2"/>
          <table:table-cell office:value-type="float" office:value="298296.79" calcext:value-type="float">
            <text:p>298296.79</text:p>
          </table:table-cell>
          <table:table-cell office:value-type="float" office:value="5042867.68" calcext:value-type="float">
            <text:p>5042867.68</text:p>
          </table:table-cell>
          <table:table-cell office:value-type="float" office:value="-73.5832520737098" calcext:value-type="float">
            <text:p>-73.5832520737098</text:p>
          </table:table-cell>
          <table:table-cell office:value-type="float" office:value="45.5256963277821" calcext:value-type="float">
            <text:p>45.52569632778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Alphonse-Télésphore-Lépine</text:p>
          </table:table-cell>
          <table:table-cell/>
          <table:table-cell office:value-type="string" calcext:value-type="string">
            <text:p>ave De Gaspé/ave Fairmount Est</text:p>
          </table:table-cell>
          <table:table-cell table:number-columns-repeated="2"/>
          <table:table-cell office:value-type="float" office:value="297556.33" calcext:value-type="float">
            <text:p>297556.33</text:p>
          </table:table-cell>
          <table:table-cell office:value-type="float" office:value="5042893.51" calcext:value-type="float">
            <text:p>5042893.51</text:p>
          </table:table-cell>
          <table:table-cell office:value-type="float" office:value="-73.5927315825684" calcext:value-type="float">
            <text:p>-73.5927315825684</text:p>
          </table:table-cell>
          <table:table-cell office:value-type="float" office:value="45.5259214543915" calcext:value-type="float">
            <text:p>45.52592145439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Amériques</text:p>
          </table:table-cell>
          <table:table-cell/>
          <table:table-cell office:value-type="string" calcext:value-type="string">
            <text:p>boul Saint-Laurent/rue Rachel Est</text:p>
          </table:table-cell>
          <table:table-cell table:number-columns-repeated="2"/>
          <table:table-cell office:value-type="float" office:value="298407.4" calcext:value-type="float">
            <text:p>298407.4</text:p>
          </table:table-cell>
          <table:table-cell office:value-type="float" office:value="5042041.99" calcext:value-type="float">
            <text:p>5042041.99</text:p>
          </table:table-cell>
          <table:table-cell office:value-type="float" office:value="-73.5818253093539" calcext:value-type="float">
            <text:p>-73.5818253093539</text:p>
          </table:table-cell>
          <table:table-cell office:value-type="float" office:value="45.5182674694248" calcext:value-type="float">
            <text:p>45.51826746942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rue Fullum/rue Marie-Ann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636.36" calcext:value-type="float">
            <text:p>299636.36</text:p>
          </table:table-cell>
          <table:table-cell office:value-type="float" office:value="5044081.49" calcext:value-type="float">
            <text:p>5044081.49</text:p>
          </table:table-cell>
          <table:table-cell office:value-type="float" office:value="-73.5661161238705" calcext:value-type="float">
            <text:p>-73.5661161238705</text:p>
          </table:table-cell>
          <table:table-cell office:value-type="float" office:value="45.5366298617974" calcext:value-type="float">
            <text:p>45.536629861797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rue Fullum/rue Marie-Ann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513.4" calcext:value-type="float">
            <text:p>299513.4</text:p>
          </table:table-cell>
          <table:table-cell office:value-type="float" office:value="5044132.92" calcext:value-type="float">
            <text:p>5044132.92</text:p>
          </table:table-cell>
          <table:table-cell office:value-type="float" office:value="-73.5676910787635" calcext:value-type="float">
            <text:p>-73.5676910787635</text:p>
          </table:table-cell>
          <table:table-cell office:value-type="float" office:value="45.5370917259121" calcext:value-type="float">
            <text:p>45.53709172591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 Bullion</text:p>
          </table:table-cell>
          <table:table-cell/>
          <table:table-cell office:value-type="string" calcext:value-type="string">
            <text:p>rue De Bullion/rue Prince-Arth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76.16" calcext:value-type="float">
            <text:p>299176.16</text:p>
          </table:table-cell>
          <table:table-cell office:value-type="float" office:value="5041778.11" calcext:value-type="float">
            <text:p>5041778.11</text:p>
          </table:table-cell>
          <table:table-cell office:value-type="float" office:value="-73.5719821586527" calcext:value-type="float">
            <text:p>-73.5719821586527</text:p>
          </table:table-cell>
          <table:table-cell office:value-type="float" office:value="45.5158995961116" calcext:value-type="float">
            <text:p>45.51589959611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Compagnons-de-Saint-Laurent</text:p>
          </table:table-cell>
          <table:table-cell/>
          <table:table-cell office:value-type="string" calcext:value-type="string">
            <text:p>ave du Mont-Royal Est/rue Ca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088.8" calcext:value-type="float">
            <text:p>299088.8</text:p>
          </table:table-cell>
          <table:table-cell office:value-type="float" office:value="5043765.81" calcext:value-type="float">
            <text:p>5043765.81</text:p>
          </table:table-cell>
          <table:table-cell office:value-type="float" office:value="-73.5731234880642" calcext:value-type="float">
            <text:p>-73.5731234880642</text:p>
          </table:table-cell>
          <table:table-cell office:value-type="float" office:value="45.5337849827221" calcext:value-type="float">
            <text:p>45.53378498272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vonshire</text:p>
          </table:table-cell>
          <table:table-cell/>
          <table:table-cell office:value-type="string" calcext:value-type="string">
            <text:p>rue Sewell/ave des Pins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845.98" calcext:value-type="float">
            <text:p>298845.98</text:p>
          </table:table-cell>
          <table:table-cell office:value-type="float" office:value="5041644.63" calcext:value-type="float">
            <text:p>5041644.63</text:p>
          </table:table-cell>
          <table:table-cell office:value-type="float" office:value="-73.5762066620594" calcext:value-type="float">
            <text:p>-73.5762066620594</text:p>
          </table:table-cell>
          <table:table-cell office:value-type="float" office:value="45.5146957480695" calcext:value-type="float">
            <text:p>45.51469574806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rolet / Rachel</text:p>
          </table:table-cell>
          <table:table-cell/>
          <table:table-cell office:value-type="string" calcext:value-type="string">
            <text:p>rue Drolet/rue Rachel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550.93" calcext:value-type="float">
            <text:p>298550.93</text:p>
          </table:table-cell>
          <table:table-cell office:value-type="float" office:value="5042425.63" calcext:value-type="float">
            <text:p>5042425.63</text:p>
          </table:table-cell>
          <table:table-cell office:value-type="float" office:value="-73.579993018156" calcext:value-type="float">
            <text:p>-73.579993018156</text:p>
          </table:table-cell>
          <table:table-cell office:value-type="float" office:value="45.5217209147616" calcext:value-type="float">
            <text:p>45.52172091476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Gilles-Lefebvre</text:p>
          </table:table-cell>
          <table:table-cell office:value-type="string" calcext:value-type="string">
            <text:p>jeux d'eau</text:p>
          </table:table-cell>
          <table:table-cell office:value-type="string" calcext:value-type="string">
            <text:p>ave Henri-Julien/ave du Mont-Royal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15.56" calcext:value-type="float">
            <text:p>298215.56</text:p>
          </table:table-cell>
          <table:table-cell office:value-type="float" office:value="5042605.74" calcext:value-type="float">
            <text:p>5042605.74</text:p>
          </table:table-cell>
          <table:table-cell office:value-type="float" office:value="-73.5842884338338" calcext:value-type="float">
            <text:p>-73.5842884338338</text:p>
          </table:table-cell>
          <table:table-cell office:value-type="float" office:value="45.5233385278252" calcext:value-type="float">
            <text:p>45.52333852782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-Jacques-Olier</text:p>
          </table:table-cell>
          <table:table-cell/>
          <table:table-cell office:value-type="string" calcext:value-type="string">
            <text:p>rue Drolet/ave Duluth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901.35" calcext:value-type="float">
            <text:p>298901.35</text:p>
          </table:table-cell>
          <table:table-cell office:value-type="float" office:value="5042199.65" calcext:value-type="float">
            <text:p>5042199.65</text:p>
          </table:table-cell>
          <table:table-cell office:value-type="float" office:value="-73.575504650277" calcext:value-type="float">
            <text:p>-73.575504650277</text:p>
          </table:table-cell>
          <table:table-cell office:value-type="float" office:value="45.5196905106462" calcext:value-type="float">
            <text:p>45.51969051064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 la Bolduc</text:p>
          </table:table-cell>
          <table:table-cell/>
          <table:table-cell office:value-type="string" calcext:value-type="string">
            <text:p>rue Rachel Est/rue Riv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753.36" calcext:value-type="float">
            <text:p>298753.36</text:p>
          </table:table-cell>
          <table:table-cell office:value-type="float" office:value="5042497.68" calcext:value-type="float">
            <text:p>5042497.68</text:p>
          </table:table-cell>
          <table:table-cell office:value-type="float" office:value="-73.5774026461476" calcext:value-type="float">
            <text:p>-73.5774026461476</text:p>
          </table:table-cell>
          <table:table-cell office:value-type="float" office:value="45.5223710340807" calcext:value-type="float">
            <text:p>45.52237103408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haie</text:p>
          </table:table-cell>
          <table:table-cell/>
          <table:table-cell office:value-type="string" calcext:value-type="string">
            <text:p>ave Laurier Est/rue saint-Domini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618.64" calcext:value-type="float">
            <text:p>297618.64</text:p>
          </table:table-cell>
          <table:table-cell office:value-type="float" office:value="5042600.23" calcext:value-type="float">
            <text:p>5042600.23</text:p>
          </table:table-cell>
          <table:table-cell office:value-type="float" office:value="-73.5919296087411" calcext:value-type="float">
            <text:p>-73.5919296087411</text:p>
          </table:table-cell>
          <table:table-cell office:value-type="float" office:value="45.5232830529216" calcext:value-type="float">
            <text:p>45.52328305292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val</text:p>
          </table:table-cell>
          <table:table-cell/>
          <table:table-cell office:value-type="string" calcext:value-type="string">
            <text:p>ave Laval/rue du Square-Saint-Lou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76.24" calcext:value-type="float">
            <text:p>299176.24</text:p>
          </table:table-cell>
          <table:table-cell office:value-type="float" office:value="5041892.17" calcext:value-type="float">
            <text:p>5041892.17</text:p>
          </table:table-cell>
          <table:table-cell office:value-type="float" office:value="-73.5719824432553" calcext:value-type="float">
            <text:p>-73.5719824432553</text:p>
          </table:table-cell>
          <table:table-cell office:value-type="float" office:value="45.5169259544878" calcext:value-type="float">
            <text:p>45.51692595448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hasa-de-Sela (Clark)</text:p>
          </table:table-cell>
          <table:table-cell/>
          <table:table-cell office:value-type="string" calcext:value-type="string">
            <text:p>rue Clark/rue Saint-Urb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614.15" calcext:value-type="float">
            <text:p>296614.15</text:p>
          </table:table-cell>
          <table:table-cell office:value-type="float" office:value="5043055.9" calcext:value-type="float">
            <text:p>5043055.9</text:p>
          </table:table-cell>
          <table:table-cell office:value-type="float" office:value="-73.6047958203969" calcext:value-type="float">
            <text:p>-73.6047958203969</text:p>
          </table:table-cell>
          <table:table-cell office:value-type="float" office:value="45.5273722729354" calcext:value-type="float">
            <text:p>45.52737227293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ouis-Reitman</text:p>
          </table:table-cell>
          <table:table-cell/>
          <table:table-cell office:value-type="string" calcext:value-type="string">
            <text:p>rue saint-Dominique/rue Ro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867.17" calcext:value-type="float">
            <text:p>298867.17</text:p>
          </table:table-cell>
          <table:table-cell office:value-type="float" office:value="5041789.34" calcext:value-type="float">
            <text:p>5041789.34</text:p>
          </table:table-cell>
          <table:table-cell office:value-type="float" office:value="-73.5759371986965" calcext:value-type="float">
            <text:p>-73.5759371986965</text:p>
          </table:table-cell>
          <table:table-cell office:value-type="float" office:value="45.5159980875607" calcext:value-type="float">
            <text:p>45.51599808756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u Portugal</text:p>
          </table:table-cell>
          <table:table-cell/>
          <table:table-cell office:value-type="string" calcext:value-type="string">
            <text:p>boul Saint-Laurent/rue Marie-Ann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68.08" calcext:value-type="float">
            <text:p>298268.08</text:p>
          </table:table-cell>
          <table:table-cell office:value-type="float" office:value="5042151.33" calcext:value-type="float">
            <text:p>5042151.33</text:p>
          </table:table-cell>
          <table:table-cell office:value-type="float" office:value="-73.5836100612599" calcext:value-type="float">
            <text:p>-73.5836100612599</text:p>
          </table:table-cell>
          <table:table-cell office:value-type="float" office:value="45.519250062716" calcext:value-type="float">
            <text:p>45.5192500627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aint-Pierre-Claver</text:p>
          </table:table-cell>
          <table:table-cell/>
          <table:table-cell office:value-type="string" calcext:value-type="string">
            <text:p>rue Fullum/rue Gil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043.35" calcext:value-type="float">
            <text:p>299043.35</text:p>
          </table:table-cell>
          <table:table-cell office:value-type="float" office:value="5044416.59" calcext:value-type="float">
            <text:p>5044416.59</text:p>
          </table:table-cell>
          <table:table-cell office:value-type="float" office:value="-73.5737130584537" calcext:value-type="float">
            <text:p>-73.5737130584537</text:p>
          </table:table-cell>
          <table:table-cell office:value-type="float" office:value="45.5396405676612" calcext:value-type="float">
            <text:p>45.53964056766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Thérèse-Daviau (Roy/Rivard)</text:p>
          </table:table-cell>
          <table:table-cell/>
          <table:table-cell office:value-type="string" calcext:value-type="string">
            <text:p>rue Roy Est/rue Riv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66.31" calcext:value-type="float">
            <text:p>299166.31</text:p>
          </table:table-cell>
          <table:table-cell office:value-type="float" office:value="5042247.58" calcext:value-type="float">
            <text:p>5042247.58</text:p>
          </table:table-cell>
          <table:table-cell office:value-type="float" office:value="-73.572113629292" calcext:value-type="float">
            <text:p>-73.572113629292</text:p>
          </table:table-cell>
          <table:table-cell office:value-type="float" office:value="45.5201239951802" calcext:value-type="float">
            <text:p>45.52012399518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University Settlement</text:p>
          </table:table-cell>
          <table:table-cell/>
          <table:table-cell office:value-type="string" calcext:value-type="string">
            <text:p>rue Clark/rue Mil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94.68" calcext:value-type="float">
            <text:p>299194.68</text:p>
          </table:table-cell>
          <table:table-cell office:value-type="float" office:value="5041412.88" calcext:value-type="float">
            <text:p>5041412.88</text:p>
          </table:table-cell>
          <table:table-cell office:value-type="float" office:value="-73.5717409367901" calcext:value-type="float">
            <text:p>-73.5717409367901</text:p>
          </table:table-cell>
          <table:table-cell office:value-type="float" office:value="45.5126132576154" calcext:value-type="float">
            <text:p>45.512613257615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Palomino Brin D'Amour (Villeneuve)</text:p>
          </table:table-cell>
          <table:table-cell/>
          <table:table-cell office:value-type="string" calcext:value-type="string">
            <text:p>ave Henri-Julien/rue Gil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098.68" calcext:value-type="float">
            <text:p>298098.68</text:p>
          </table:table-cell>
          <table:table-cell office:value-type="float" office:value="5042684.6" calcext:value-type="float">
            <text:p>5042684.6</text:p>
          </table:table-cell>
          <table:table-cell office:value-type="float" office:value="-73.5857857095901" calcext:value-type="float">
            <text:p>-73.5857857095901</text:p>
          </table:table-cell>
          <table:table-cell office:value-type="float" office:value="45.5240470268704" calcext:value-type="float">
            <text:p>45.52404702687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entre récréatif RDP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Fernand-Gauthier/boul Maurice-Duplessi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7413.61" calcext:value-type="float">
            <text:p>297413.61</text:p>
          </table:table-cell>
          <table:table-cell office:value-type="float" office:value="5054079.38" calcext:value-type="float">
            <text:p>5054079.38</text:p>
          </table:table-cell>
          <table:table-cell office:value-type="float" office:value="-73.5947277283662" calcext:value-type="float">
            <text:p>-73.5947277283662</text:p>
          </table:table-cell>
          <table:table-cell office:value-type="float" office:value="45.6265737945856" calcext:value-type="float">
            <text:p>45.62657379458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École Bosco-Vill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10950 boul Perras</text:p>
          </table:table-cell>
          <table:table-cell office:value-type="string" calcext:value-type="string">
            <text:p>localisation approx. accès restreint/terrain privé</text:p>
          </table:table-cell>
          <table:table-cell office:value-type="string" calcext:value-type="string">
            <text:p>localisation approx.</text:p>
          </table:table-cell>
          <table:table-cell office:value-type="float" office:value="301385.43" calcext:value-type="float">
            <text:p>301385.43</text:p>
          </table:table-cell>
          <table:table-cell office:value-type="float" office:value="5058447.59" calcext:value-type="float">
            <text:p>5058447.59</text:p>
          </table:table-cell>
          <table:table-cell office:value-type="float" office:value="-73.5438212615417" calcext:value-type="float">
            <text:p>-73.5438212615417</text:p>
          </table:table-cell>
          <table:table-cell office:value-type="float" office:value="45.665910706859" calcext:value-type="float">
            <text:p>45.6659107068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Jean-Jacques-Rousseau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rue La Galissionnière/rue des Philosophes</text:p>
          </table:table-cell>
          <table:table-cell office:value-type="string" calcext:value-type="string">
            <text:p>Jardin commun. Les Arpents Verts/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300911.49" calcext:value-type="float">
            <text:p>300911.49</text:p>
          </table:table-cell>
          <table:table-cell office:value-type="float" office:value="5057959.4" calcext:value-type="float">
            <text:p>5057959.4</text:p>
          </table:table-cell>
          <table:table-cell office:value-type="float" office:value="-73.5498997179818" calcext:value-type="float">
            <text:p>-73.5498997179818</text:p>
          </table:table-cell>
          <table:table-cell office:value-type="float" office:value="45.6615153940499" calcext:value-type="float">
            <text:p>45.66151539404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Jardin commun. Les Deux Sapins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89e ave/boul Perra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301723.08" calcext:value-type="float">
            <text:p>301723.08</text:p>
          </table:table-cell>
          <table:table-cell office:value-type="float" office:value="5059203.33" calcext:value-type="float">
            <text:p>5059203.33</text:p>
          </table:table-cell>
          <table:table-cell office:value-type="float" office:value="-73.5394927761062" calcext:value-type="float">
            <text:p>-73.5394927761062</text:p>
          </table:table-cell>
          <table:table-cell office:value-type="float" office:value="45.6727125600457" calcext:value-type="float">
            <text:p>45.67271256004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lbéric-Bourgeois</text:p>
          </table:table-cell>
          <table:table-cell/>
          <table:table-cell office:value-type="string" calcext:value-type="string">
            <text:p>ave André-Ampère/2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802.1" calcext:value-type="float">
            <text:p>297802.1</text:p>
          </table:table-cell>
          <table:table-cell office:value-type="float" office:value="5055260.25" calcext:value-type="float">
            <text:p>5055260.25</text:p>
          </table:table-cell>
          <table:table-cell office:value-type="float" office:value="-73.5897624542843" calcext:value-type="float">
            <text:p>-73.5897624542843</text:p>
          </table:table-cell>
          <table:table-cell office:value-type="float" office:value="45.637203539682" calcext:value-type="float">
            <text:p>45.6372035396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ndré-Corbeil-Dit_Tranchemontagne</text:p>
          </table:table-cell>
          <table:table-cell/>
          <table:table-cell office:value-type="string" calcext:value-type="string">
            <text:p>boul Gouin Est/2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225.01" calcext:value-type="float">
            <text:p>297225.01</text:p>
          </table:table-cell>
          <table:table-cell office:value-type="float" office:value="5056013.88" calcext:value-type="float">
            <text:p>5056013.88</text:p>
          </table:table-cell>
          <table:table-cell office:value-type="float" office:value="-73.5971765318649" calcext:value-type="float">
            <text:p>-73.5971765318649</text:p>
          </table:table-cell>
          <table:table-cell office:value-type="float" office:value="45.6439787969703" calcext:value-type="float">
            <text:p>45.64397879697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rmand-Bombardier</text:p>
          </table:table-cell>
          <table:table-cell/>
          <table:table-cell office:value-type="string" calcext:value-type="string">
            <text:p>ave Charles-Renard/ave Octave-Pelle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309.95" calcext:value-type="float">
            <text:p>297309.95</text:p>
          </table:table-cell>
          <table:table-cell office:value-type="float" office:value="5055651.44" calcext:value-type="float">
            <text:p>5055651.44</text:p>
          </table:table-cell>
          <table:table-cell office:value-type="float" office:value="-73.5960812971405" calcext:value-type="float">
            <text:p>-73.5960812971405</text:p>
          </table:table-cell>
          <table:table-cell office:value-type="float" office:value="45.6407184120555" calcext:value-type="float">
            <text:p>45.64071841205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écile-Bérubé</text:p>
          </table:table-cell>
          <table:table-cell/>
          <table:table-cell office:value-type="string" calcext:value-type="string">
            <text:p>ave Élie-Beauregard/rue Joseph De Monten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143.71" calcext:value-type="float">
            <text:p>297143.71</text:p>
          </table:table-cell>
          <table:table-cell office:value-type="float" office:value="5054944.64" calcext:value-type="float">
            <text:p>5054944.64</text:p>
          </table:table-cell>
          <table:table-cell office:value-type="float" office:value="-73.5982026870833" calcext:value-type="float">
            <text:p>-73.5982026870833</text:p>
          </table:table-cell>
          <table:table-cell office:value-type="float" office:value="45.6343566679258" calcext:value-type="float">
            <text:p>45.63435666792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laudine-Vallerand</text:p>
          </table:table-cell>
          <table:table-cell/>
          <table:table-cell office:value-type="string" calcext:value-type="string">
            <text:p>27e ave/rue Pierre-Magn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53.28" calcext:value-type="float">
            <text:p>298253.28</text:p>
          </table:table-cell>
          <table:table-cell office:value-type="float" office:value="5054644.92" calcext:value-type="float">
            <text:p>5054644.92</text:p>
          </table:table-cell>
          <table:table-cell office:value-type="float" office:value="-73.5839668805398" calcext:value-type="float">
            <text:p>-73.5839668805398</text:p>
          </table:table-cell>
          <table:table-cell office:value-type="float" office:value="45.6316710700366" calcext:value-type="float">
            <text:p>45.63167107003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onrad-Poirier</text:p>
          </table:table-cell>
          <table:table-cell/>
          <table:table-cell office:value-type="string" calcext:value-type="string">
            <text:p>boul Perras/ave Salomon-Mari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231.15" calcext:value-type="float">
            <text:p>297231.15</text:p>
          </table:table-cell>
          <table:table-cell office:value-type="float" office:value="5055224.3" calcext:value-type="float">
            <text:p>5055224.3</text:p>
          </table:table-cell>
          <table:table-cell office:value-type="float" office:value="-73.5970854930095" calcext:value-type="float">
            <text:p>-73.5970854930095</text:p>
          </table:table-cell>
          <table:table-cell office:value-type="float" office:value="45.636874065219" calcext:value-type="float">
            <text:p>45.63687406521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65.11" calcext:value-type="float">
            <text:p>297565.11</text:p>
          </table:table-cell>
          <table:table-cell office:value-type="float" office:value="5054219.44" calcext:value-type="float">
            <text:p>5054219.44</text:p>
          </table:table-cell>
          <table:table-cell office:value-type="float" office:value="-73.5927868785874" calcext:value-type="float">
            <text:p>-73.5927868785874</text:p>
          </table:table-cell>
          <table:table-cell office:value-type="float" office:value="45.6278356800796" calcext:value-type="float">
            <text:p>45.62783568007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boul Maurice-Duplessis/1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06.39" calcext:value-type="float">
            <text:p>297506.39</text:p>
          </table:table-cell>
          <table:table-cell office:value-type="float" office:value="5054233.17" calcext:value-type="float">
            <text:p>5054233.17</text:p>
          </table:table-cell>
          <table:table-cell office:value-type="float" office:value="-73.5935401623173" calcext:value-type="float">
            <text:p>-73.5935401623173</text:p>
          </table:table-cell>
          <table:table-cell office:value-type="float" office:value="45.6279586115232" calcext:value-type="float">
            <text:p>45.62795861152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554.91" calcext:value-type="float">
            <text:p>297554.91</text:p>
          </table:table-cell>
          <table:table-cell office:value-type="float" office:value="5054207.24" calcext:value-type="float">
            <text:p>5054207.24</text:p>
          </table:table-cell>
          <table:table-cell office:value-type="float" office:value="-73.5929175112119" calcext:value-type="float">
            <text:p>-73.5929175112119</text:p>
          </table:table-cell>
          <table:table-cell office:value-type="float" office:value="45.6277257954617" calcext:value-type="float">
            <text:p>45.62772579546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563.49" calcext:value-type="float">
            <text:p>297563.49</text:p>
          </table:table-cell>
          <table:table-cell office:value-type="float" office:value="5054164.45" calcext:value-type="float">
            <text:p>5054164.45</text:p>
          </table:table-cell>
          <table:table-cell office:value-type="float" office:value="-73.5928068383731" calcext:value-type="float">
            <text:p>-73.5928068383731</text:p>
          </table:table-cell>
          <table:table-cell office:value-type="float" office:value="45.6273408510092" calcext:value-type="float">
            <text:p>45.62734085100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lexis-Carrel (Don Bosco)</text:p>
          </table:table-cell>
          <table:table-cell/>
          <table:table-cell office:value-type="string" calcext:value-type="string">
            <text:p>boul Perras/ave Alfred-Nobe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888.96" calcext:value-type="float">
            <text:p>297888.96</text:p>
          </table:table-cell>
          <table:table-cell office:value-type="float" office:value="5056066.52" calcext:value-type="float">
            <text:p>5056066.52</text:p>
          </table:table-cell>
          <table:table-cell office:value-type="float" office:value="-73.5886597395037" calcext:value-type="float">
            <text:p>-73.5886597395037</text:p>
          </table:table-cell>
          <table:table-cell office:value-type="float" office:value="45.6444593895548" calcext:value-type="float">
            <text:p>45.64445938955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Moulin-du-Rapide</text:p>
          </table:table-cell>
          <table:table-cell/>
          <table:table-cell office:value-type="string" calcext:value-type="string">
            <text:p>rue de Clichy/5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85.11" calcext:value-type="float">
            <text:p>299185.11</text:p>
          </table:table-cell>
          <table:table-cell office:value-type="float" office:value="5057811.58" calcext:value-type="float">
            <text:p>5057811.58</text:p>
          </table:table-cell>
          <table:table-cell office:value-type="float" office:value="-73.5720519518042" calcext:value-type="float">
            <text:p>-73.5720519518042</text:p>
          </table:table-cell>
          <table:table-cell office:value-type="float" office:value="45.6601734597883" calcext:value-type="float">
            <text:p>45.66017345978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Edmondo-Chiodini</text:p>
          </table:table-cell>
          <table:table-cell/>
          <table:table-cell office:value-type="string" calcext:value-type="string">
            <text:p>4e rue/6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711.48" calcext:value-type="float">
            <text:p>299711.48</text:p>
          </table:table-cell>
          <table:table-cell office:value-type="float" office:value="5057336.56" calcext:value-type="float">
            <text:p>5057336.56</text:p>
          </table:table-cell>
          <table:table-cell office:value-type="float" office:value="-73.5652924509159" calcext:value-type="float">
            <text:p>-73.5652924509159</text:p>
          </table:table-cell>
          <table:table-cell office:value-type="float" office:value="45.6559032049528" calcext:value-type="float">
            <text:p>45.65590320495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Ernest-Rouleau</text:p>
          </table:table-cell>
          <table:table-cell/>
          <table:table-cell office:value-type="string" calcext:value-type="string">
            <text:p>boul Gouin Est/ave Ozias-Ledu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743.68" calcext:value-type="float">
            <text:p>295743.68</text:p>
          </table:table-cell>
          <table:table-cell office:value-type="float" office:value="5054620.9" calcext:value-type="float">
            <text:p>5054620.9</text:p>
          </table:table-cell>
          <table:table-cell office:value-type="float" office:value="-73.6161539886417" calcext:value-type="float">
            <text:p>-73.6161539886417</text:p>
          </table:table-cell>
          <table:table-cell office:value-type="float" office:value="45.631426741294" calcext:value-type="float">
            <text:p>45.6314267412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erdinand-Biondi</text:p>
          </table:table-cell>
          <table:table-cell/>
          <table:table-cell office:value-type="string" calcext:value-type="string">
            <text:p>ave Auguste-Picard/ave Éli-Beaureg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376.08" calcext:value-type="float">
            <text:p>297376.08</text:p>
          </table:table-cell>
          <table:table-cell office:value-type="float" office:value="5054454.98" calcext:value-type="float">
            <text:p>5054454.98</text:p>
          </table:table-cell>
          <table:table-cell office:value-type="float" office:value="-73.595214758102" calcext:value-type="float">
            <text:p>-73.595214758102</text:p>
          </table:table-cell>
          <table:table-cell office:value-type="float" office:value="45.6299531257986" calcext:value-type="float">
            <text:p>45.62995312579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érard-Picard</text:p>
          </table:table-cell>
          <table:table-cell/>
          <table:table-cell office:value-type="string" calcext:value-type="string">
            <text:p>boul Rodolphe-Forget/ave Louis-Dessau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898.67" calcext:value-type="float">
            <text:p>298898.67</text:p>
          </table:table-cell>
          <table:table-cell office:value-type="float" office:value="5056333.32" calcext:value-type="float">
            <text:p>5056333.32</text:p>
          </table:table-cell>
          <table:table-cell office:value-type="float" office:value="-73.5757097072896" calcext:value-type="float">
            <text:p>-73.5757097072896</text:p>
          </table:table-cell>
          <table:table-cell office:value-type="float" office:value="45.6468694265539" calcext:value-type="float">
            <text:p>45.64686942655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erry-Roufs</text:p>
          </table:table-cell>
          <table:table-cell/>
          <table:table-cell office:value-type="string" calcext:value-type="string">
            <text:p>boul Gouin Est/ave Pierre-Baillarge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030.1" calcext:value-type="float">
            <text:p>298030.1</text:p>
          </table:table-cell>
          <table:table-cell office:value-type="float" office:value="5056778.13" calcext:value-type="float">
            <text:p>5056778.13</text:p>
          </table:table-cell>
          <table:table-cell office:value-type="float" office:value="-73.5868589931791" calcext:value-type="float">
            <text:p>-73.5868589931791</text:p>
          </table:table-cell>
          <table:table-cell office:value-type="float" office:value="45.6508639831311" calcext:value-type="float">
            <text:p>45.65086398313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ardinal</text:p>
          </table:table-cell>
          <table:table-cell/>
          <table:table-cell office:value-type="string" calcext:value-type="string">
            <text:p>rue Jacques-Rousseau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564.81" calcext:value-type="float">
            <text:p>296564.81</text:p>
          </table:table-cell>
          <table:table-cell office:value-type="float" office:value="5055062.02" calcext:value-type="float">
            <text:p>5055062.02</text:p>
          </table:table-cell>
          <table:table-cell office:value-type="float" office:value="-73.6056298657726" calcext:value-type="float">
            <text:p>-73.6056298657726</text:p>
          </table:table-cell>
          <table:table-cell office:value-type="float" office:value="45.6354062534361" calcext:value-type="float">
            <text:p>45.63540625343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squale-Gatusso</text:p>
          </table:table-cell>
          <table:table-cell/>
          <table:table-cell office:value-type="string" calcext:value-type="string">
            <text:p>Place Gilles-Trot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879.52" calcext:value-type="float">
            <text:p>298879.52</text:p>
          </table:table-cell>
          <table:table-cell office:value-type="float" office:value="5055142.91" calcext:value-type="float">
            <text:p>5055142.91</text:p>
          </table:table-cell>
          <table:table-cell office:value-type="float" office:value="-73.5759409148921" calcext:value-type="float">
            <text:p>-73.5759409148921</text:p>
          </table:table-cell>
          <table:table-cell office:value-type="float" office:value="45.6361577123321" calcext:value-type="float">
            <text:p>45.63615771233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enée-Vautelet</text:p>
          </table:table-cell>
          <table:table-cell/>
          <table:table-cell office:value-type="string" calcext:value-type="string">
            <text:p>ave Pierre-Baillargeon/rue Albert-Chamberl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186.32" calcext:value-type="float">
            <text:p>298186.32</text:p>
          </table:table-cell>
          <table:table-cell office:value-type="float" office:value="5056707.07" calcext:value-type="float">
            <text:p>5056707.07</text:p>
          </table:table-cell>
          <table:table-cell office:value-type="float" office:value="-73.5848537001502" calcext:value-type="float">
            <text:p>-73.5848537001502</text:p>
          </table:table-cell>
          <table:table-cell office:value-type="float" office:value="45.6502260782468" calcext:value-type="float">
            <text:p>45.65022607824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Blanchet</text:p>
          </table:table-cell>
          <table:table-cell/>
          <table:table-cell office:value-type="string" calcext:value-type="string">
            <text:p>ave Philippe-Panneton/ave André-Amp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721.12" calcext:value-type="float">
            <text:p>296721.12</text:p>
          </table:table-cell>
          <table:table-cell office:value-type="float" office:value="5054187.95" calcext:value-type="float">
            <text:p>5054187.95</text:p>
          </table:table-cell>
          <table:table-cell office:value-type="float" office:value="-73.6036104430683" calcext:value-type="float">
            <text:p>-73.6036104430683</text:p>
          </table:table-cell>
          <table:table-cell office:value-type="float" office:value="45.6275430221672" calcext:value-type="float">
            <text:p>45.62754302216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Dagenais-dis-Lépine</text:p>
          </table:table-cell>
          <table:table-cell/>
          <table:table-cell office:value-type="string" calcext:value-type="string">
            <text:p>boul Gouin Est/4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473.28" calcext:value-type="float">
            <text:p>298473.28</text:p>
          </table:table-cell>
          <table:table-cell office:value-type="float" office:value="5057234.47" calcext:value-type="float">
            <text:p>5057234.47</text:p>
          </table:table-cell>
          <table:table-cell office:value-type="float" office:value="-73.5811788549883" calcext:value-type="float">
            <text:p>-73.5811788549883</text:p>
          </table:table-cell>
          <table:table-cell office:value-type="float" office:value="45.6549743960093" calcext:value-type="float">
            <text:p>45.654974396009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Perrault</text:p>
          </table:table-cell>
          <table:table-cell/>
          <table:table-cell office:value-type="string" calcext:value-type="string">
            <text:p>boul Gouin Est/ave Rita-Levi-Montalcin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40.47" calcext:value-type="float">
            <text:p>297540.47</text:p>
          </table:table-cell>
          <table:table-cell office:value-type="float" office:value="5056353.15" calcext:value-type="float">
            <text:p>5056353.15</text:p>
          </table:table-cell>
          <table:table-cell office:value-type="float" office:value="-73.5931346852597" calcext:value-type="float">
            <text:p>-73.5931346852597</text:p>
          </table:table-cell>
          <table:table-cell office:value-type="float" office:value="45.647034984532" calcext:value-type="float">
            <text:p>45.6470349845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Valérien</text:p>
          </table:table-cell>
          <table:table-cell/>
          <table:table-cell office:value-type="string" calcext:value-type="string">
            <text:p>boul Perras/8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518.04" calcext:value-type="float">
            <text:p>301518.04</text:p>
          </table:table-cell>
          <table:table-cell office:value-type="float" office:value="5058951.61" calcext:value-type="float">
            <text:p>5058951.61</text:p>
          </table:table-cell>
          <table:table-cell office:value-type="float" office:value="-73.5421227985137" calcext:value-type="float">
            <text:p>-73.5421227985137</text:p>
          </table:table-cell>
          <table:table-cell office:value-type="float" office:value="45.670446602873" calcext:value-type="float">
            <text:p>45.6704466028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Marthe</text:p>
          </table:table-cell>
          <table:table-cell/>
          <table:table-cell office:value-type="string" calcext:value-type="string">
            <text:p>rue Jacques-Rousseau/ave Jean-Jalbo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029.93" calcext:value-type="float">
            <text:p>297029.93</text:p>
          </table:table-cell>
          <table:table-cell office:value-type="float" office:value="5055435.06" calcext:value-type="float">
            <text:p>5055435.06</text:p>
          </table:table-cell>
          <table:table-cell office:value-type="float" office:value="-73.5996698963546" calcext:value-type="float">
            <text:p>-73.5996698963546</text:p>
          </table:table-cell>
          <table:table-cell office:value-type="float" office:value="45.6387683040063" calcext:value-type="float">
            <text:p>45.63876830400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muel-Morse</text:p>
          </table:table-cell>
          <table:table-cell/>
          <table:table-cell office:value-type="string" calcext:value-type="string">
            <text:p>ave André-Dumas/ave André-Amp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158.31" calcext:value-type="float">
            <text:p>298158.31</text:p>
          </table:table-cell>
          <table:table-cell office:value-type="float" office:value="5055423.63" calcext:value-type="float">
            <text:p>5055423.63</text:p>
          </table:table-cell>
          <table:table-cell office:value-type="float" office:value="-73.5851955617989" calcext:value-type="float">
            <text:p>-73.5851955617989</text:p>
          </table:table-cell>
          <table:table-cell office:value-type="float" office:value="45.6386771653639" calcext:value-type="float">
            <text:p>45.63867716536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oron (Urgel-Charbonneau)</text:p>
          </table:table-cell>
          <table:table-cell/>
          <table:table-cell office:value-type="string" calcext:value-type="string">
            <text:p>rue René-Lévesque/3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810.48" calcext:value-type="float">
            <text:p>304810.48</text:p>
          </table:table-cell>
          <table:table-cell office:value-type="float" office:value="5057751.05" calcext:value-type="float">
            <text:p>5057751.05</text:p>
          </table:table-cell>
          <table:table-cell office:value-type="float" office:value="-73.4998655187484" calcext:value-type="float">
            <text:p>-73.4998655187484</text:p>
          </table:table-cell>
          <table:table-cell office:value-type="float" office:value="45.6596515204152" calcext:value-type="float">
            <text:p>45.65965152041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érard-Vaillancourt</text:p>
          </table:table-cell>
          <table:table-cell/>
          <table:table-cell office:value-type="string" calcext:value-type="string">
            <text:p>rue Ontario Est/4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673.22" calcext:value-type="float">
            <text:p>304673.22</text:p>
          </table:table-cell>
          <table:table-cell office:value-type="float" office:value="5058592.02" calcext:value-type="float">
            <text:p>5058592.02</text:p>
          </table:table-cell>
          <table:table-cell office:value-type="float" office:value="-73.5016270830346" calcext:value-type="float">
            <text:p>-73.5016270830346</text:p>
          </table:table-cell>
          <table:table-cell office:value-type="float" office:value="45.6672187053992" calcext:value-type="float">
            <text:p>45.66721870539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odrigue-Gilbert Sud</text:p>
          </table:table-cell>
          <table:table-cell/>
          <table:table-cell office:value-type="string" calcext:value-type="string">
            <text:p>rue Joseph-Dargent/rue Joseph-Jano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4888.1" calcext:value-type="float">
            <text:p>304888.1</text:p>
          </table:table-cell>
          <table:table-cell office:value-type="float" office:value="5056874.37" calcext:value-type="float">
            <text:p>5056874.37</text:p>
          </table:table-cell>
          <table:table-cell office:value-type="float" office:value="-73.4988696436189" calcext:value-type="float">
            <text:p>-73.4988696436189</text:p>
          </table:table-cell>
          <table:table-cell office:value-type="float" office:value="45.6517629828106" calcext:value-type="float">
            <text:p>45.65176298281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Lacroix (Jardins commun.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rue Parent/18e av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305158.75" calcext:value-type="float">
            <text:p>305158.75</text:p>
          </table:table-cell>
          <table:table-cell office:value-type="float" office:value="5056263.7" calcext:value-type="float">
            <text:p>5056263.7</text:p>
          </table:table-cell>
          <table:table-cell office:value-type="float" office:value="-73.4953975516274" calcext:value-type="float">
            <text:p>-73.4953975516274</text:p>
          </table:table-cell>
          <table:table-cell office:value-type="float" office:value="45.6462679653216" calcext:value-type="float">
            <text:p>45.64626796532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ichelieu (Jardins commun.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rue Forsyth/40e av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304451.6" calcext:value-type="float">
            <text:p>304451.6</text:p>
          </table:table-cell>
          <table:table-cell office:value-type="float" office:value="5058194.18" calcext:value-type="float">
            <text:p>5058194.18</text:p>
          </table:table-cell>
          <table:table-cell office:value-type="float" office:value="-73.5044710490445" calcext:value-type="float">
            <text:p>-73.5044710490445</text:p>
          </table:table-cell>
          <table:table-cell office:value-type="float" office:value="45.6636387962139" calcext:value-type="float">
            <text:p>45.66363879621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a-Goreti (Jardins commun.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Ter. Sainte-Maria-Goreti/94e av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306171.31" calcext:value-type="float">
            <text:p>306171.31</text:p>
          </table:table-cell>
          <table:table-cell office:value-type="float" office:value="5062008.15" calcext:value-type="float">
            <text:p>5062008.15</text:p>
          </table:table-cell>
          <table:table-cell office:value-type="float" office:value="-73.4823910915763" calcext:value-type="float">
            <text:p>-73.4823910915763</text:p>
          </table:table-cell>
          <table:table-cell office:value-type="float" office:value="45.6979561971675" calcext:value-type="float">
            <text:p>45.69795619716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-école Notre-Dame</text:p>
          </table:table-cell>
          <table:table-cell/>
          <table:table-cell office:value-type="string" calcext:value-type="string">
            <text:p>rue Notre-Dame Est/5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287.02" calcext:value-type="float">
            <text:p>305287.02</text:p>
          </table:table-cell>
          <table:table-cell office:value-type="float" office:value="5059240.66" calcext:value-type="float">
            <text:p>5059240.66</text:p>
          </table:table-cell>
          <table:table-cell office:value-type="float" office:value="-73.4937489797824" calcext:value-type="float">
            <text:p>-73.4937489797824</text:p>
          </table:table-cell>
          <table:table-cell office:value-type="float" office:value="45.6730551163016" calcext:value-type="float">
            <text:p>45.67305511630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Beausoleil</text:p>
          </table:table-cell>
          <table:table-cell/>
          <table:table-cell office:value-type="string" calcext:value-type="string">
            <text:p>rue Beausoleil/rue Beaudo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381.7" calcext:value-type="float">
            <text:p>305381.7</text:p>
          </table:table-cell>
          <table:table-cell office:value-type="float" office:value="5060631.4" calcext:value-type="float">
            <text:p>5060631.4</text:p>
          </table:table-cell>
          <table:table-cell office:value-type="float" office:value="-73.4925320743857" calcext:value-type="float">
            <text:p>-73.4925320743857</text:p>
          </table:table-cell>
          <table:table-cell office:value-type="float" office:value="45.6855691322943" calcext:value-type="float">
            <text:p>45.68556913229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Bouleaux</text:p>
          </table:table-cell>
          <table:table-cell/>
          <table:table-cell office:value-type="string" calcext:value-type="string">
            <text:p>rue des Bouleaux/rue Reev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732.16" calcext:value-type="float">
            <text:p>304732.16</text:p>
          </table:table-cell>
          <table:table-cell office:value-type="float" office:value="5056402.67" calcext:value-type="float">
            <text:p>5056402.67</text:p>
          </table:table-cell>
          <table:table-cell office:value-type="float" office:value="-73.5008703471647" calcext:value-type="float">
            <text:p>-73.5008703471647</text:p>
          </table:table-cell>
          <table:table-cell office:value-type="float" office:value="45.6475185349384" calcext:value-type="float">
            <text:p>45.64751853493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 la Rivière</text:p>
          </table:table-cell>
          <table:table-cell/>
          <table:table-cell office:value-type="string" calcext:value-type="string">
            <text:p>rue Pierre-Mercure/rue Napoléon-Briseb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475.33" calcext:value-type="float">
            <text:p>305475.33</text:p>
          </table:table-cell>
          <table:table-cell office:value-type="float" office:value="5062143.69" calcext:value-type="float">
            <text:p>5062143.69</text:p>
          </table:table-cell>
          <table:table-cell office:value-type="float" office:value="-73.4913279397998" calcext:value-type="float">
            <text:p>-73.4913279397998</text:p>
          </table:table-cell>
          <table:table-cell office:value-type="float" office:value="45.6991768303512" calcext:value-type="float">
            <text:p>45.69917683035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Bout-de-L'île</text:p>
          </table:table-cell>
          <table:table-cell/>
          <table:table-cell office:value-type="string" calcext:value-type="string">
            <text:p>rue Bureau (tourne-bride)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6495.87" calcext:value-type="float">
            <text:p>306495.87</text:p>
          </table:table-cell>
          <table:table-cell office:value-type="float" office:value="5062481.84" calcext:value-type="float">
            <text:p>5062481.84</text:p>
          </table:table-cell>
          <table:table-cell office:value-type="float" office:value="-73.4782217819081" calcext:value-type="float">
            <text:p>-73.4782217819081</text:p>
          </table:table-cell>
          <table:table-cell office:value-type="float" office:value="45.7022177972606" calcext:value-type="float">
            <text:p>45.70221779726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lémentine-De la Rousselière</text:p>
          </table:table-cell>
          <table:table-cell/>
          <table:table-cell office:value-type="string" calcext:value-type="string">
            <text:p>rue Notre-Dame Est/boul De La Roussel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267.71" calcext:value-type="float">
            <text:p>305267.71</text:p>
          </table:table-cell>
          <table:table-cell office:value-type="float" office:value="5058703.18" calcext:value-type="float">
            <text:p>5058703.18</text:p>
          </table:table-cell>
          <table:table-cell office:value-type="float" office:value="-73.4939973453372" calcext:value-type="float">
            <text:p>-73.4939973453372</text:p>
          </table:table-cell>
          <table:table-cell office:value-type="float" office:value="45.6682187958388" calcext:value-type="float">
            <text:p>45.66821879583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Colombier</text:p>
          </table:table-cell>
          <table:table-cell/>
          <table:table-cell office:value-type="string" calcext:value-type="string">
            <text:p>rue du Colomb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255.6" calcext:value-type="float">
            <text:p>305255.6</text:p>
          </table:table-cell>
          <table:table-cell office:value-type="float" office:value="5056568.26" calcext:value-type="float">
            <text:p>5056568.26</text:p>
          </table:table-cell>
          <table:table-cell office:value-type="float" office:value="-73.4941547659083" calcext:value-type="float">
            <text:p>-73.4941547659083</text:p>
          </table:table-cell>
          <table:table-cell office:value-type="float" office:value="45.6490084007415" calcext:value-type="float">
            <text:p>45.64900840074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aniel-Johnson</text:p>
          </table:table-cell>
          <table:table-cell/>
          <table:table-cell office:value-type="string" calcext:value-type="string">
            <text:p>boul du Tricentenaire/rue Joseph-Darge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810.48" calcext:value-type="float">
            <text:p>304810.48</text:p>
          </table:table-cell>
          <table:table-cell office:value-type="float" office:value="5056697.17" calcext:value-type="float">
            <text:p>5056697.17</text:p>
          </table:table-cell>
          <table:table-cell office:value-type="float" office:value="-73.4998655414445" calcext:value-type="float">
            <text:p>-73.4998655414445</text:p>
          </table:table-cell>
          <table:table-cell office:value-type="float" office:value="45.650168507952" calcext:value-type="float">
            <text:p>45.6501685079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Épinettes</text:p>
          </table:table-cell>
          <table:table-cell/>
          <table:table-cell office:value-type="string" calcext:value-type="string">
            <text:p>rue des Épinettes/rue des Bois-Franc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223.09" calcext:value-type="float">
            <text:p>304223.09</text:p>
          </table:table-cell>
          <table:table-cell office:value-type="float" office:value="5056575.66" calcext:value-type="float">
            <text:p>5056575.66</text:p>
          </table:table-cell>
          <table:table-cell office:value-type="float" office:value="-73.5074016198203" calcext:value-type="float">
            <text:p>-73.5074016198203</text:p>
          </table:table-cell>
          <table:table-cell office:value-type="float" office:value="45.6490748971834" calcext:value-type="float">
            <text:p>45.64907489718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çois-La Bernarde</text:p>
          </table:table-cell>
          <table:table-cell/>
          <table:table-cell office:value-type="string" calcext:value-type="string">
            <text:p>place François-La Bernarde/rue Antoine-Chaudill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571.23" calcext:value-type="float">
            <text:p>305571.23</text:p>
          </table:table-cell>
          <table:table-cell office:value-type="float" office:value="5061326.17" calcext:value-type="float">
            <text:p>5061326.17</text:p>
          </table:table-cell>
          <table:table-cell office:value-type="float" office:value="-73.4900977653473" calcext:value-type="float">
            <text:p>-73.4900977653473</text:p>
          </table:table-cell>
          <table:table-cell office:value-type="float" office:value="45.6918205825659" calcext:value-type="float">
            <text:p>45.69182058256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çois-Vaillancourt</text:p>
          </table:table-cell>
          <table:table-cell/>
          <table:table-cell office:value-type="string" calcext:value-type="string">
            <text:p>rue René-Lévesque/31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4740.65" calcext:value-type="float">
            <text:p>304740.65</text:p>
          </table:table-cell>
          <table:table-cell office:value-type="float" office:value="5057334.61" calcext:value-type="float">
            <text:p>5057334.61</text:p>
          </table:table-cell>
          <table:table-cell office:value-type="float" office:value="-73.5007615391156" calcext:value-type="float">
            <text:p>-73.5007615391156</text:p>
          </table:table-cell>
          <table:table-cell office:value-type="float" office:value="45.6559043136076" calcext:value-type="float">
            <text:p>45.65590431360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 Montmartre</text:p>
          </table:table-cell>
          <table:table-cell/>
          <table:table-cell office:value-type="string" calcext:value-type="string">
            <text:p>rue De Montigny/6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999.39" calcext:value-type="float">
            <text:p>304999.39</text:p>
          </table:table-cell>
          <table:table-cell office:value-type="float" office:value="5059548.03" calcext:value-type="float">
            <text:p>5059548.03</text:p>
          </table:table-cell>
          <table:table-cell office:value-type="float" office:value="-73.4974406547523" calcext:value-type="float">
            <text:p>-73.4974406547523</text:p>
          </table:table-cell>
          <table:table-cell office:value-type="float" office:value="45.675821022807" calcext:value-type="float">
            <text:p>45.6758210228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ichelieu</text:p>
          </table:table-cell>
          <table:table-cell/>
          <table:table-cell office:value-type="string" calcext:value-type="string">
            <text:p>rue Forsyth/4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414.25" calcext:value-type="float">
            <text:p>304414.25</text:p>
          </table:table-cell>
          <table:table-cell office:value-type="float" office:value="5058182.5" calcext:value-type="float">
            <text:p>5058182.5</text:p>
          </table:table-cell>
          <table:table-cell office:value-type="float" office:value="-73.5049503557438" calcext:value-type="float">
            <text:p>-73.5049503557438</text:p>
          </table:table-cell>
          <table:table-cell office:value-type="float" office:value="45.663533677752" calcext:value-type="float">
            <text:p>45.6635336777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osaire-Prieur (Prince-Albert)</text:p>
          </table:table-cell>
          <table:table-cell/>
          <table:table-cell office:value-type="string" calcext:value-type="string">
            <text:p>rue Prince-Albert/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397.83" calcext:value-type="float">
            <text:p>305397.83</text:p>
          </table:table-cell>
          <table:table-cell office:value-type="float" office:value="5055439.65" calcext:value-type="float">
            <text:p>5055439.65</text:p>
          </table:table-cell>
          <table:table-cell office:value-type="float" office:value="-73.4923313762802" calcext:value-type="float">
            <text:p>-73.4923313762802</text:p>
          </table:table-cell>
          <table:table-cell office:value-type="float" office:value="45.6388528260918" calcext:value-type="float">
            <text:p>45.63885282609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Georges</text:p>
          </table:table-cell>
          <table:table-cell/>
          <table:table-cell office:value-type="string" calcext:value-type="string">
            <text:p>place Saint-Georg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404.06" calcext:value-type="float">
            <text:p>305404.06</text:p>
          </table:table-cell>
          <table:table-cell office:value-type="float" office:value="5057166.65" calcext:value-type="float">
            <text:p>5057166.65</text:p>
          </table:table-cell>
          <table:table-cell office:value-type="float" office:value="-73.4922493185835" calcext:value-type="float">
            <text:p>-73.4922493185835</text:p>
          </table:table-cell>
          <table:table-cell office:value-type="float" office:value="45.6543927173063" calcext:value-type="float">
            <text:p>45.65439271730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ean-Baptiste</text:p>
          </table:table-cell>
          <table:table-cell/>
          <table:table-cell office:value-type="string" calcext:value-type="string">
            <text:p>boul Saint-Jean-Baptiste/rue René-Léves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761.14" calcext:value-type="float">
            <text:p>304761.14</text:p>
          </table:table-cell>
          <table:table-cell office:value-type="float" office:value="5055686.57" calcext:value-type="float">
            <text:p>5055686.57</text:p>
          </table:table-cell>
          <table:table-cell office:value-type="float" office:value="-73.5004984937151" calcext:value-type="float">
            <text:p>-73.5004984937151</text:p>
          </table:table-cell>
          <table:table-cell office:value-type="float" office:value="45.641074921293" calcext:value-type="float">
            <text:p>45.6410749212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044.95" calcext:value-type="float">
            <text:p>300044.95</text:p>
          </table:table-cell>
          <table:table-cell office:value-type="float" office:value="5057888.52" calcext:value-type="float">
            <text:p>5057888.52</text:p>
          </table:table-cell>
          <table:table-cell office:value-type="float" office:value="-73.5610189860566" calcext:value-type="float">
            <text:p>-73.5610189860566</text:p>
          </table:table-cell>
          <table:table-cell office:value-type="float" office:value="45.6608722053241" calcext:value-type="float">
            <text:p>45.66087220532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10.65" calcext:value-type="float">
            <text:p>299910.65</text:p>
          </table:table-cell>
          <table:table-cell office:value-type="float" office:value="5058024.55" calcext:value-type="float">
            <text:p>5058024.55</text:p>
          </table:table-cell>
          <table:table-cell office:value-type="float" office:value="-73.5627437515313" calcext:value-type="float">
            <text:p>-73.5627437515313</text:p>
          </table:table-cell>
          <table:table-cell office:value-type="float" office:value="45.6620952934889" calcext:value-type="float">
            <text:p>45.662095293488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07.84" calcext:value-type="float">
            <text:p>299907.84</text:p>
          </table:table-cell>
          <table:table-cell office:value-type="float" office:value="5058053.38" calcext:value-type="float">
            <text:p>5058053.38</text:p>
          </table:table-cell>
          <table:table-cell office:value-type="float" office:value="-73.562780101447" calcext:value-type="float">
            <text:p>-73.562780101447</text:p>
          </table:table-cell>
          <table:table-cell office:value-type="float" office:value="45.6623546910069" calcext:value-type="float">
            <text:p>45.66235469100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a-Goretti</text:p>
          </table:table-cell>
          <table:table-cell/>
          <table:table-cell office:value-type="string" calcext:value-type="string">
            <text:p>rue Notre-Dame Est/8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761.51" calcext:value-type="float">
            <text:p>305761.51</text:p>
          </table:table-cell>
          <table:table-cell office:value-type="float" office:value="5061305.65" calcext:value-type="float">
            <text:p>5061305.65</text:p>
          </table:table-cell>
          <table:table-cell office:value-type="float" office:value="-73.4876546992836" calcext:value-type="float">
            <text:p>-73.4876546992836</text:p>
          </table:table-cell>
          <table:table-cell office:value-type="float" office:value="45.6916357030358" calcext:value-type="float">
            <text:p>45.69163570303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Yves-Thériault / Sherbrooke</text:p>
          </table:table-cell>
          <table:table-cell/>
          <table:table-cell office:value-type="string" calcext:value-type="string">
            <text:p>ave Yves-Thériault/rue Thérèse-Girou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515.32" calcext:value-type="float">
            <text:p>304515.32</text:p>
          </table:table-cell>
          <table:table-cell office:value-type="float" office:value="5059963" calcext:value-type="float">
            <text:p>5059963</text:p>
          </table:table-cell>
          <table:table-cell office:value-type="float" office:value="-73.503654360129" calcext:value-type="float">
            <text:p>-73.503654360129</text:p>
          </table:table-cell>
          <table:table-cell office:value-type="float" office:value="45.6795549569747" calcext:value-type="float">
            <text:p>45.67955495697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5184.31" calcext:value-type="float">
            <text:p>305184.31</text:p>
          </table:table-cell>
          <table:table-cell office:value-type="float" office:value="5060501.17" calcext:value-type="float">
            <text:p>5060501.17</text:p>
          </table:table-cell>
          <table:table-cell office:value-type="float" office:value="-73.4950662909077" calcext:value-type="float">
            <text:p>-73.4950662909077</text:p>
          </table:table-cell>
          <table:table-cell office:value-type="float" office:value="45.684397441752" calcext:value-type="float">
            <text:p>45.684397441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5197.73" calcext:value-type="float">
            <text:p>305197.73</text:p>
          </table:table-cell>
          <table:table-cell office:value-type="float" office:value="5060500.7" calcext:value-type="float">
            <text:p>5060500.7</text:p>
          </table:table-cell>
          <table:table-cell office:value-type="float" office:value="-73.4948940075222" calcext:value-type="float">
            <text:p>-73.4948940075222</text:p>
          </table:table-cell>
          <table:table-cell office:value-type="float" office:value="45.6843932050549" calcext:value-type="float">
            <text:p>45.68439320505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5185.73" calcext:value-type="float">
            <text:p>305185.73</text:p>
          </table:table-cell>
          <table:table-cell office:value-type="float" office:value="5060490.11" calcext:value-type="float">
            <text:p>5060490.11</text:p>
          </table:table-cell>
          <table:table-cell office:value-type="float" office:value="-73.4950480699597" calcext:value-type="float">
            <text:p>-73.4950480699597</text:p>
          </table:table-cell>
          <table:table-cell office:value-type="float" office:value="45.6842979214975" calcext:value-type="float">
            <text:p>45.68429792149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5198.67" calcext:value-type="float">
            <text:p>305198.67</text:p>
          </table:table-cell>
          <table:table-cell office:value-type="float" office:value="5060491.29" calcext:value-type="float">
            <text:p>5060491.29</text:p>
          </table:table-cell>
          <table:table-cell office:value-type="float" office:value="-73.4948819476775" calcext:value-type="float">
            <text:p>-73.4948819476775</text:p>
          </table:table-cell>
          <table:table-cell office:value-type="float" office:value="45.6843085319858" calcext:value-type="float">
            <text:p>45.68430853198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Victoria-Girard</text:p>
          </table:table-cell>
          <table:table-cell/>
          <table:table-cell office:value-type="string" calcext:value-type="string">
            <text:p>rue Forsyth/rue Jean-Leduc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4233.62" calcext:value-type="float">
            <text:p>304233.62</text:p>
          </table:table-cell>
          <table:table-cell office:value-type="float" office:value="5057189.24" calcext:value-type="float">
            <text:p>5057189.24</text:p>
          </table:table-cell>
          <table:table-cell office:value-type="float" office:value="-73.5072672364081" calcext:value-type="float">
            <text:p>-73.5072672364081</text:p>
          </table:table-cell>
          <table:table-cell office:value-type="float" office:value="45.6545960182082" calcext:value-type="float">
            <text:p>45.65459601820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lace du Village</text:p>
          </table:table-cell>
          <table:table-cell/>
          <table:table-cell office:value-type="string" calcext:value-type="string">
            <text:p>rue Notre-Dame Est/boul Saint-Jean-Baptist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5645.88" calcext:value-type="float">
            <text:p>305645.88</text:p>
          </table:table-cell>
          <table:table-cell office:value-type="float" office:value="5055542.62" calcext:value-type="float">
            <text:p>5055542.62</text:p>
          </table:table-cell>
          <table:table-cell office:value-type="float" office:value="-73.4891493529637" calcext:value-type="float">
            <text:p>-73.4891493529637</text:p>
          </table:table-cell>
          <table:table-cell office:value-type="float" office:value="45.6397791143472" calcext:value-type="float">
            <text:p>45.63977911434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ampe de mise à l'eau</text:p>
          </table:table-cell>
          <table:table-cell/>
          <table:table-cell office:value-type="string" calcext:value-type="string">
            <text:p>rue Notre-Dame Est/3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5552.02" calcext:value-type="float">
            <text:p>305552.02</text:p>
          </table:table-cell>
          <table:table-cell office:value-type="float" office:value="5057685.59" calcext:value-type="float">
            <text:p>5057685.59</text:p>
          </table:table-cell>
          <table:table-cell office:value-type="float" office:value="-73.4903500448747" calcext:value-type="float">
            <text:p>-73.4903500448747</text:p>
          </table:table-cell>
          <table:table-cell office:value-type="float" office:value="45.6590620918888" calcext:value-type="float">
            <text:p>45.65906209188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cesco-Lacurto</text:p>
          </table:table-cell>
          <table:table-cell/>
          <table:table-cell office:value-type="string" calcext:value-type="string">
            <text:p>rue Maude-Abbott/rue Charlotte-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291.98" calcext:value-type="float">
            <text:p>297291.98</text:p>
          </table:table-cell>
          <table:table-cell office:value-type="float" office:value="5053906.55" calcext:value-type="float">
            <text:p>5053906.55</text:p>
          </table:table-cell>
          <table:table-cell office:value-type="float" office:value="-73.5962849236484" calcext:value-type="float">
            <text:p>-73.5962849236484</text:p>
          </table:table-cell>
          <table:table-cell office:value-type="float" office:value="45.6250173275932" calcext:value-type="float">
            <text:p>45.625017327593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erh-Kalm</text:p>
          </table:table-cell>
          <table:table-cell/>
          <table:table-cell office:value-type="string" calcext:value-type="string">
            <text:p>ave Rolland-Germain/rue Marcel-Raymo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776.16" calcext:value-type="float">
            <text:p>300776.16</text:p>
          </table:table-cell>
          <table:table-cell office:value-type="float" office:value="5058196.67" calcext:value-type="float">
            <text:p>5058196.67</text:p>
          </table:table-cell>
          <table:table-cell office:value-type="float" office:value="-73.5516383166077" calcext:value-type="float">
            <text:p>-73.5516383166077</text:p>
          </table:table-cell>
          <table:table-cell office:value-type="float" office:value="45.6636496191226" calcext:value-type="float">
            <text:p>45.66364961912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ené-Masson</text:p>
          </table:table-cell>
          <table:table-cell/>
          <table:table-cell office:value-type="string" calcext:value-type="string">
            <text:p>boul Rodolphe-Forget/boul Perra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660.35" calcext:value-type="float">
            <text:p>298660.35</text:p>
          </table:table-cell>
          <table:table-cell office:value-type="float" office:value="5056906.72" calcext:value-type="float">
            <text:p>5056906.72</text:p>
          </table:table-cell>
          <table:table-cell office:value-type="float" office:value="-73.5787744063546" calcext:value-type="float">
            <text:p>-73.5787744063546</text:p>
          </table:table-cell>
          <table:table-cell office:value-type="float" office:value="45.6520269216699" calcext:value-type="float">
            <text:p>45.652026921669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Pins</text:p>
          </table:table-cell>
          <table:table-cell/>
          <table:table-cell office:value-type="string" calcext:value-type="string">
            <text:p>42e ave/rue Cherr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3503.27" calcext:value-type="float">
            <text:p>303503.27</text:p>
          </table:table-cell>
          <table:table-cell office:value-type="float" office:value="5058519.67" calcext:value-type="float">
            <text:p>5058519.67</text:p>
          </table:table-cell>
          <table:table-cell office:value-type="float" office:value="-73.5166419220824" calcext:value-type="float">
            <text:p>-73.5166419220824</text:p>
          </table:table-cell>
          <table:table-cell office:value-type="float" office:value="45.6665664872244" calcext:value-type="float">
            <text:p>45.666566487224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laire-Daveluy</text:p>
          </table:table-cell>
          <table:table-cell/>
          <table:table-cell office:value-type="string" calcext:value-type="string">
            <text:p>ave Jean-Yves-Bigras/ave Louis-Dessau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446.45" calcext:value-type="float">
            <text:p>299446.45</text:p>
          </table:table-cell>
          <table:table-cell office:value-type="float" office:value="5056654.1" calcext:value-type="float">
            <text:p>5056654.1</text:p>
          </table:table-cell>
          <table:table-cell office:value-type="float" office:value="-73.568685627373" calcext:value-type="float">
            <text:p>-73.568685627373</text:p>
          </table:table-cell>
          <table:table-cell office:value-type="float" office:value="45.6497603082497" calcext:value-type="float">
            <text:p>45.649760308249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eaubien</text:p>
          </table:table-cell>
          <table:table-cell/>
          <table:table-cell office:value-type="string" calcext:value-type="string">
            <text:p>rue Beaubien Est/6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758.91" calcext:value-type="float">
            <text:p>297758.91</text:p>
          </table:table-cell>
          <table:table-cell office:value-type="float" office:value="5045994.13" calcext:value-type="float">
            <text:p>5045994.13</text:p>
          </table:table-cell>
          <table:table-cell office:value-type="float" office:value="-73.5901828013251" calcext:value-type="float">
            <text:p>-73.5901828013251</text:p>
          </table:table-cell>
          <table:table-cell office:value-type="float" office:value="45.5538240277343" calcext:value-type="float">
            <text:p>45.55382402773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eaubien</text:p>
          </table:table-cell>
          <table:table-cell/>
          <table:table-cell office:value-type="string" calcext:value-type="string">
            <text:p>rue Beaubien Est/6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774.55" calcext:value-type="float">
            <text:p>297774.55</text:p>
          </table:table-cell>
          <table:table-cell office:value-type="float" office:value="5045990.22" calcext:value-type="float">
            <text:p>5045990.22</text:p>
          </table:table-cell>
          <table:table-cell office:value-type="float" office:value="-73.5899824271494" calcext:value-type="float">
            <text:p>-73.5899824271494</text:p>
          </table:table-cell>
          <table:table-cell office:value-type="float" office:value="45.5537890021944" calcext:value-type="float">
            <text:p>45.55378900219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élanger/Chateaubriand</text:p>
          </table:table-cell>
          <table:table-cell/>
          <table:table-cell office:value-type="string" calcext:value-type="string">
            <text:p>reu Bélanger/ave De Chateaubri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178.21" calcext:value-type="float">
            <text:p>296178.21</text:p>
          </table:table-cell>
          <table:table-cell office:value-type="float" office:value="5044268.7" calcext:value-type="float">
            <text:p>5044268.7</text:p>
          </table:table-cell>
          <table:table-cell office:value-type="float" office:value="-73.6103980942254" calcext:value-type="float">
            <text:p>-73.6103980942254</text:p>
          </table:table-cell>
          <table:table-cell office:value-type="float" office:value="45.5382802355238" calcext:value-type="float">
            <text:p>45.53828023552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Carmela-Galardo-Frascarelli</text:p>
          </table:table-cell>
          <table:table-cell/>
          <table:table-cell office:value-type="string" calcext:value-type="string">
            <text:p>rue Drolet/rue Bélang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030.3" calcext:value-type="float">
            <text:p>296030.3</text:p>
          </table:table-cell>
          <table:table-cell office:value-type="float" office:value="5044053.19" calcext:value-type="float">
            <text:p>5044053.19</text:p>
          </table:table-cell>
          <table:table-cell office:value-type="float" office:value="-73.6122881509997" calcext:value-type="float">
            <text:p>-73.6122881509997</text:p>
          </table:table-cell>
          <table:table-cell office:value-type="float" office:value="45.5363391532123" calcext:value-type="float">
            <text:p>45.53633915321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s Carrières</text:p>
          </table:table-cell>
          <table:table-cell/>
          <table:table-cell office:value-type="string" calcext:value-type="string">
            <text:p>rue des Carrières/rue Boy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10.28" calcext:value-type="float">
            <text:p>297510.28</text:p>
          </table:table-cell>
          <table:table-cell office:value-type="float" office:value="5043746.14" calcext:value-type="float">
            <text:p>5043746.14</text:p>
          </table:table-cell>
          <table:table-cell office:value-type="float" office:value="-73.5933337903976" calcext:value-type="float">
            <text:p>-73.5933337903976</text:p>
          </table:table-cell>
          <table:table-cell office:value-type="float" office:value="45.5335932596698" calcext:value-type="float">
            <text:p>45.53359325966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Cité-Jardin</text:p>
          </table:table-cell>
          <table:table-cell/>
          <table:table-cell office:value-type="string" calcext:value-type="string">
            <text:p>boul Rosemont/ave des Épinettes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971.7" calcext:value-type="float">
            <text:p>299971.7</text:p>
          </table:table-cell>
          <table:table-cell office:value-type="float" office:value="5047937.37" calcext:value-type="float">
            <text:p>5047937.37</text:p>
          </table:table-cell>
          <table:table-cell office:value-type="float" office:value="-73.5618604308963" calcext:value-type="float">
            <text:p>-73.5618604308963</text:p>
          </table:table-cell>
          <table:table-cell office:value-type="float" office:value="45.571328802495" calcext:value-type="float">
            <text:p>45.57132880249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ante</text:p>
          </table:table-cell>
          <table:table-cell/>
          <table:table-cell office:value-type="string" calcext:value-type="string">
            <text:p>rue Dante/ave De Gasp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064.58" calcext:value-type="float">
            <text:p>296064.58</text:p>
          </table:table-cell>
          <table:table-cell office:value-type="float" office:value="5043832.45" calcext:value-type="float">
            <text:p>5043832.45</text:p>
          </table:table-cell>
          <table:table-cell office:value-type="float" office:value="-73.6118452895708" calcext:value-type="float">
            <text:p>-73.6118452895708</text:p>
          </table:table-cell>
          <table:table-cell office:value-type="float" office:value="45.534353285395" calcext:value-type="float">
            <text:p>45.5343532853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Gaspé</text:p>
          </table:table-cell>
          <table:table-cell/>
          <table:table-cell office:value-type="string" calcext:value-type="string">
            <text:p>ave De Gaspé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268.16" calcext:value-type="float">
            <text:p>296268.16</text:p>
          </table:table-cell>
          <table:table-cell office:value-type="float" office:value="5043694.32" calcext:value-type="float">
            <text:p>5043694.32</text:p>
          </table:table-cell>
          <table:table-cell office:value-type="float" office:value="-73.6092363202975" calcext:value-type="float">
            <text:p>-73.6092363202975</text:p>
          </table:table-cell>
          <table:table-cell office:value-type="float" office:value="45.5331128635227" calcext:value-type="float">
            <text:p>45.53311286352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533.93" calcext:value-type="float">
            <text:p>298533.93</text:p>
          </table:table-cell>
          <table:table-cell office:value-type="float" office:value="5046741.81" calcext:value-type="float">
            <text:p>5046741.81</text:p>
          </table:table-cell>
          <table:table-cell office:value-type="float" office:value="-73.5802658762942" calcext:value-type="float">
            <text:p>-73.5802658762942</text:p>
          </table:table-cell>
          <table:table-cell office:value-type="float" office:value="45.5605593085642" calcext:value-type="float">
            <text:p>45.56055930856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574.73" calcext:value-type="float">
            <text:p>298574.73</text:p>
          </table:table-cell>
          <table:table-cell office:value-type="float" office:value="5046727.85" calcext:value-type="float">
            <text:p>5046727.85</text:p>
          </table:table-cell>
          <table:table-cell office:value-type="float" office:value="-73.579743067258" calcext:value-type="float">
            <text:p>-73.579743067258</text:p>
          </table:table-cell>
          <table:table-cell office:value-type="float" office:value="45.5604340578906" calcext:value-type="float">
            <text:p>45.56043405789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536.78" calcext:value-type="float">
            <text:p>298536.78</text:p>
          </table:table-cell>
          <table:table-cell office:value-type="float" office:value="5046645.61" calcext:value-type="float">
            <text:p>5046645.61</text:p>
          </table:table-cell>
          <table:table-cell office:value-type="float" office:value="-73.580228136977" calcext:value-type="float">
            <text:p>-73.580228136977</text:p>
          </table:table-cell>
          <table:table-cell office:value-type="float" office:value="45.5596936947573" calcext:value-type="float">
            <text:p>45.55969369475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585.63" calcext:value-type="float">
            <text:p>298585.63</text:p>
          </table:table-cell>
          <table:table-cell office:value-type="float" office:value="5046628" calcext:value-type="float">
            <text:p>5046628</text:p>
          </table:table-cell>
          <table:table-cell office:value-type="float" office:value="-73.5796021742768" calcext:value-type="float">
            <text:p>-73.5796021742768</text:p>
          </table:table-cell>
          <table:table-cell office:value-type="float" office:value="45.5595356718738" calcext:value-type="float">
            <text:p>45.55953567187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518.73" calcext:value-type="float">
            <text:p>298518.73</text:p>
          </table:table-cell>
          <table:table-cell office:value-type="float" office:value="5046611.28" calcext:value-type="float">
            <text:p>5046611.28</text:p>
          </table:table-cell>
          <table:table-cell office:value-type="float" office:value="-73.580458905653" calcext:value-type="float">
            <text:p>-73.580458905653</text:p>
          </table:table-cell>
          <table:table-cell office:value-type="float" office:value="45.5593846194073" calcext:value-type="float">
            <text:p>45.55938461940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569.78" calcext:value-type="float">
            <text:p>298569.78</text:p>
          </table:table-cell>
          <table:table-cell office:value-type="float" office:value="5046587.96" calcext:value-type="float">
            <text:p>5046587.96</text:p>
          </table:table-cell>
          <table:table-cell office:value-type="float" office:value="-73.5798046925694" calcext:value-type="float">
            <text:p>-73.5798046925694</text:p>
          </table:table-cell>
          <table:table-cell office:value-type="float" office:value="45.5591752369886" calcext:value-type="float">
            <text:p>45.55917523698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Guglielmo-Marconi (Jean-Talon/Saint-Laurent)</text:p>
          </table:table-cell>
          <table:table-cell/>
          <table:table-cell office:value-type="string" calcext:value-type="string">
            <text:p>boul Saint-Laurent/rue Jean-Talo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607.38" calcext:value-type="float">
            <text:p>295607.38</text:p>
          </table:table-cell>
          <table:table-cell office:value-type="float" office:value="5043882.07" calcext:value-type="float">
            <text:p>5043882.07</text:p>
          </table:table-cell>
          <table:table-cell office:value-type="float" office:value="-73.6177000391677" calcext:value-type="float">
            <text:p>-73.6177000391677</text:p>
          </table:table-cell>
          <table:table-cell office:value-type="float" office:value="45.5347939026664" calcext:value-type="float">
            <text:p>45.53479390266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Guido-Nincheri</text:p>
          </table:table-cell>
          <table:table-cell/>
          <table:table-cell office:value-type="string" calcext:value-type="string">
            <text:p>rue Sherbrooke Est/boul Pie-IX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503.29" calcext:value-type="float">
            <text:p>300503.29</text:p>
          </table:table-cell>
          <table:table-cell office:value-type="float" office:value="5046033.34" calcext:value-type="float">
            <text:p>5046033.34</text:p>
          </table:table-cell>
          <table:table-cell office:value-type="float" office:value="-73.5550329452937" calcext:value-type="float">
            <text:p>-73.5550329452937</text:p>
          </table:table-cell>
          <table:table-cell office:value-type="float" office:value="45.5541991942267" calcext:value-type="float">
            <text:p>45.554199194226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lace Hector-Prud'homme</text:p>
          </table:table-cell>
          <table:table-cell/>
          <table:table-cell office:value-type="string" calcext:value-type="string">
            <text:p>rue Saint-Hubert/rue de Bellechas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015.6" calcext:value-type="float">
            <text:p>297015.6</text:p>
          </table:table-cell>
          <table:table-cell office:value-type="float" office:value="5043883.2" calcext:value-type="float">
            <text:p>5043883.2</text:p>
          </table:table-cell>
          <table:table-cell office:value-type="float" office:value="-73.5996695855457" calcext:value-type="float">
            <text:p>-73.5996695855457</text:p>
          </table:table-cell>
          <table:table-cell office:value-type="float" office:value="45.534821225472" calcext:value-type="float">
            <text:p>45.53482122547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Henri-Valade</text:p>
          </table:table-cell>
          <table:table-cell/>
          <table:table-cell office:value-type="string" calcext:value-type="string">
            <text:p>place Henri-Valade/boul Saint-Joseph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482.87" calcext:value-type="float">
            <text:p>299482.87</text:p>
          </table:table-cell>
          <table:table-cell office:value-type="float" office:value="5045404.34" calcext:value-type="float">
            <text:p>5045404.34</text:p>
          </table:table-cell>
          <table:table-cell office:value-type="float" office:value="-73.5680958032691" calcext:value-type="float">
            <text:p>-73.5680958032691</text:p>
          </table:table-cell>
          <table:table-cell office:value-type="float" office:value="45.5485321897072" calcext:value-type="float">
            <text:p>45.548532189707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Idola-Saint-Jean</text:p>
          </table:table-cell>
          <table:table-cell/>
          <table:table-cell office:value-type="string" calcext:value-type="string">
            <text:p>boul Rosemont/1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778.19" calcext:value-type="float">
            <text:p>298778.19</text:p>
          </table:table-cell>
          <table:table-cell office:value-type="float" office:value="5046429.53" calcext:value-type="float">
            <text:p>5046429.53</text:p>
          </table:table-cell>
          <table:table-cell office:value-type="float" office:value="-73.5771331604392" calcext:value-type="float">
            <text:p>-73.5771331604392</text:p>
          </table:table-cell>
          <table:table-cell office:value-type="float" office:value="45.5577514646343" calcext:value-type="float">
            <text:p>45.55775146463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.-Arthur-Champagne</text:p>
          </table:table-cell>
          <table:table-cell/>
          <table:table-cell office:value-type="string" calcext:value-type="string">
            <text:p>ave du Mont-Royal Est/rue Henri-Deslongchamp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015.36" calcext:value-type="float">
            <text:p>300015.36</text:p>
          </table:table-cell>
          <table:table-cell office:value-type="float" office:value="5045769.94" calcext:value-type="float">
            <text:p>5045769.94</text:p>
          </table:table-cell>
          <table:table-cell office:value-type="float" office:value="-73.5612798510165" calcext:value-type="float">
            <text:p>-73.5612798510165</text:p>
          </table:table-cell>
          <table:table-cell office:value-type="float" office:value="45.5518258482451" calcext:value-type="float">
            <text:p>45.55182584824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Duceppe</text:p>
          </table:table-cell>
          <table:table-cell/>
          <table:table-cell office:value-type="string" calcext:value-type="string">
            <text:p>rue William-Tremblay/rue André-Lauren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753.65" calcext:value-type="float">
            <text:p>299753.65</text:p>
          </table:table-cell>
          <table:table-cell office:value-type="float" office:value="5044798.52" calcext:value-type="float">
            <text:p>5044798.52</text:p>
          </table:table-cell>
          <table:table-cell office:value-type="float" office:value="-73.5646217144162" calcext:value-type="float">
            <text:p>-73.5646217144162</text:p>
          </table:table-cell>
          <table:table-cell office:value-type="float" office:value="45.5430828197083" calcext:value-type="float">
            <text:p>45.54308281970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Duceppe</text:p>
          </table:table-cell>
          <table:table-cell/>
          <table:table-cell office:value-type="string" calcext:value-type="string">
            <text:p>rue William-Tremblay/rue André-Laure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606.4" calcext:value-type="float">
            <text:p>299606.4</text:p>
          </table:table-cell>
          <table:table-cell office:value-type="float" office:value="5044884.68" calcext:value-type="float">
            <text:p>5044884.68</text:p>
          </table:table-cell>
          <table:table-cell office:value-type="float" office:value="-73.5665082570232" calcext:value-type="float">
            <text:p>-73.5665082570232</text:p>
          </table:table-cell>
          <table:table-cell office:value-type="float" office:value="45.5438570361742" calcext:value-type="float">
            <text:p>45.543857036174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Et-Èva-Tremblay</text:p>
          </table:table-cell>
          <table:table-cell/>
          <table:table-cell office:value-type="string" calcext:value-type="string">
            <text:p>place Guillet/18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206.19" calcext:value-type="float">
            <text:p>300206.19</text:p>
          </table:table-cell>
          <table:table-cell office:value-type="float" office:value="5045742.33" calcext:value-type="float">
            <text:p>5045742.33</text:p>
          </table:table-cell>
          <table:table-cell office:value-type="float" office:value="-73.5588355149888" calcext:value-type="float">
            <text:p>-73.5588355149888</text:p>
          </table:table-cell>
          <table:table-cell office:value-type="float" office:value="45.5515786887867" calcext:value-type="float">
            <text:p>45.551578688786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oseph-N.-Drapeau</text:p>
          </table:table-cell>
          <table:table-cell/>
          <table:table-cell office:value-type="string" calcext:value-type="string">
            <text:p>place Joseph-N.-Drapeau/rue William-Trembl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069.84" calcext:value-type="float">
            <text:p>300069.84</text:p>
          </table:table-cell>
          <table:table-cell office:value-type="float" office:value="5045404.45" calcext:value-type="float">
            <text:p>5045404.45</text:p>
          </table:table-cell>
          <table:table-cell office:value-type="float" office:value="-73.5605785591755" calcext:value-type="float">
            <text:p>-73.5605785591755</text:p>
          </table:table-cell>
          <table:table-cell office:value-type="float" office:value="45.5485374132424" calcext:value-type="float">
            <text:p>45.54853741324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oseph-Paré</text:p>
          </table:table-cell>
          <table:table-cell/>
          <table:table-cell office:value-type="string" calcext:value-type="string">
            <text:p>rue Beaubien Est/4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347.87" calcext:value-type="float">
            <text:p>299347.87</text:p>
          </table:table-cell>
          <table:table-cell office:value-type="float" office:value="5048317.37" calcext:value-type="float">
            <text:p>5048317.37</text:p>
          </table:table-cell>
          <table:table-cell office:value-type="float" office:value="-73.5698572068049" calcext:value-type="float">
            <text:p>-73.5698572068049</text:p>
          </table:table-cell>
          <table:table-cell office:value-type="float" office:value="45.574743553736" calcext:value-type="float">
            <text:p>45.57474355373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490.95" calcext:value-type="float">
            <text:p>299490.95</text:p>
          </table:table-cell>
          <table:table-cell office:value-type="float" office:value="5045732.07" calcext:value-type="float">
            <text:p>5045732.07</text:p>
          </table:table-cell>
          <table:table-cell office:value-type="float" office:value="-73.5679958795843" calcext:value-type="float">
            <text:p>-73.5679958795843</text:p>
          </table:table-cell>
          <table:table-cell office:value-type="float" office:value="45.551481280461" calcext:value-type="float">
            <text:p>45.5514812804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421.71" calcext:value-type="float">
            <text:p>299421.71</text:p>
          </table:table-cell>
          <table:table-cell office:value-type="float" office:value="5045820.54" calcext:value-type="float">
            <text:p>5045820.54</text:p>
          </table:table-cell>
          <table:table-cell office:value-type="float" office:value="-73.5688836456202" calcext:value-type="float">
            <text:p>-73.5688836456202</text:p>
          </table:table-cell>
          <table:table-cell office:value-type="float" office:value="45.5522768328883" calcext:value-type="float">
            <text:p>45.55227683288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443.88" calcext:value-type="float">
            <text:p>299443.88</text:p>
          </table:table-cell>
          <table:table-cell office:value-type="float" office:value="5045816.85" calcext:value-type="float">
            <text:p>5045816.85</text:p>
          </table:table-cell>
          <table:table-cell office:value-type="float" office:value="-73.5685996582237" calcext:value-type="float">
            <text:p>-73.5685996582237</text:p>
          </table:table-cell>
          <table:table-cell office:value-type="float" office:value="45.5522437998584" calcext:value-type="float">
            <text:p>45.55224379985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453" calcext:value-type="float">
            <text:p>299453</text:p>
          </table:table-cell>
          <table:table-cell office:value-type="float" office:value="5045812.66" calcext:value-type="float">
            <text:p>5045812.66</text:p>
          </table:table-cell>
          <table:table-cell office:value-type="float" office:value="-73.5684828061569" calcext:value-type="float">
            <text:p>-73.5684828061569</text:p>
          </table:table-cell>
          <table:table-cell office:value-type="float" office:value="45.5522061668725" calcext:value-type="float">
            <text:p>45.55220616687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 (gorf municipal)</text:p>
          </table:table-cell>
          <table:table-cell/>
          <table:table-cell office:value-type="string" calcext:value-type="string">
            <text:p>rue Sherbrooke Est/boul de L'Assomp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370.15" calcext:value-type="float">
            <text:p>300370.15</text:p>
          </table:table-cell>
          <table:table-cell office:value-type="float" office:value="5048029.43" calcext:value-type="float">
            <text:p>5048029.43</text:p>
          </table:table-cell>
          <table:table-cell office:value-type="float" office:value="-73.5567563057624" calcext:value-type="float">
            <text:p>-73.5567563057624</text:p>
          </table:table-cell>
          <table:table-cell office:value-type="float" office:value="45.5721598378904" calcext:value-type="float">
            <text:p>45.572159837890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 (gorf municipal)</text:p>
          </table:table-cell>
          <table:table-cell/>
          <table:table-cell office:value-type="string" calcext:value-type="string">
            <text:p>rue Sherbrooke Est/boul de L'Assompti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364.05" calcext:value-type="float">
            <text:p>300364.05</text:p>
          </table:table-cell>
          <table:table-cell office:value-type="float" office:value="5047696.08" calcext:value-type="float">
            <text:p>5047696.08</text:p>
          </table:table-cell>
          <table:table-cell office:value-type="float" office:value="-73.5568314351581" calcext:value-type="float">
            <text:p>-73.5568314351581</text:p>
          </table:table-cell>
          <table:table-cell office:value-type="float" office:value="45.5691602094482" calcext:value-type="float">
            <text:p>45.569160209448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éon-Provancher</text:p>
          </table:table-cell>
          <table:table-cell/>
          <table:table-cell office:value-type="string" calcext:value-type="string">
            <text:p>boul Pix-IX/rue Danduran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364.14" calcext:value-type="float">
            <text:p>299364.14</text:p>
          </table:table-cell>
          <table:table-cell office:value-type="float" office:value="5046720.46" calcext:value-type="float">
            <text:p>5046720.46</text:p>
          </table:table-cell>
          <table:table-cell office:value-type="float" office:value="-73.5696309860435" calcext:value-type="float">
            <text:p>-73.5696309860435</text:p>
          </table:table-cell>
          <table:table-cell office:value-type="float" office:value="45.5603741713975" calcext:value-type="float">
            <text:p>45.56037417139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s Locomotives</text:p>
          </table:table-cell>
          <table:table-cell/>
          <table:table-cell office:value-type="string" calcext:value-type="string">
            <text:p>rue Omer-Lavallée/ave du Midw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66.06" calcext:value-type="float">
            <text:p>299966.06</text:p>
          </table:table-cell>
          <table:table-cell office:value-type="float" office:value="5045090.2" calcext:value-type="float">
            <text:p>5045090.2</text:p>
          </table:table-cell>
          <table:table-cell office:value-type="float" office:value="-73.5619045517758" calcext:value-type="float">
            <text:p>-73.5619045517758</text:p>
          </table:table-cell>
          <table:table-cell office:value-type="float" office:value="45.5457089675548" calcext:value-type="float">
            <text:p>45.54570896755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266.31" calcext:value-type="float">
            <text:p>299266.31</text:p>
          </table:table-cell>
          <table:table-cell office:value-type="float" office:value="5047660.12" calcext:value-type="float">
            <text:p>5047660.12</text:p>
          </table:table-cell>
          <table:table-cell office:value-type="float" office:value="-73.5708947790953" calcext:value-type="float">
            <text:p>-73.5708947790953</text:p>
          </table:table-cell>
          <table:table-cell office:value-type="float" office:value="45.5688287676533" calcext:value-type="float">
            <text:p>45.56882876765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057.59" calcext:value-type="float">
            <text:p>299057.59</text:p>
          </table:table-cell>
          <table:table-cell office:value-type="float" office:value="5047603.19" calcext:value-type="float">
            <text:p>5047603.19</text:p>
          </table:table-cell>
          <table:table-cell office:value-type="float" office:value="-73.5735681210432" calcext:value-type="float">
            <text:p>-73.5735681210432</text:p>
          </table:table-cell>
          <table:table-cell office:value-type="float" office:value="45.5683148025702" calcext:value-type="float">
            <text:p>45.56831480257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140.6" calcext:value-type="float">
            <text:p>299140.6</text:p>
          </table:table-cell>
          <table:table-cell office:value-type="float" office:value="5047622.97" calcext:value-type="float">
            <text:p>5047622.97</text:p>
          </table:table-cell>
          <table:table-cell office:value-type="float" office:value="-73.5725048793367" calcext:value-type="float">
            <text:p>-73.5725048793367</text:p>
          </table:table-cell>
          <table:table-cell office:value-type="float" office:value="45.5684934692544" calcext:value-type="float">
            <text:p>45.568493469254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151.93" calcext:value-type="float">
            <text:p>299151.93</text:p>
          </table:table-cell>
          <table:table-cell office:value-type="float" office:value="5047621.04" calcext:value-type="float">
            <text:p>5047621.04</text:p>
          </table:table-cell>
          <table:table-cell office:value-type="float" office:value="-73.5723597039084" calcext:value-type="float">
            <text:p>-73.5723597039084</text:p>
          </table:table-cell>
          <table:table-cell office:value-type="float" office:value="45.5684761945326" calcext:value-type="float">
            <text:p>45.56847619453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uc-Durand</text:p>
          </table:table-cell>
          <table:table-cell/>
          <table:table-cell office:value-type="string" calcext:value-type="string">
            <text:p>ave De Chateaubriand/rue des Atelier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273.76" calcext:value-type="float">
            <text:p>297273.76</text:p>
          </table:table-cell>
          <table:table-cell office:value-type="float" office:value="5043567.31" calcext:value-type="float">
            <text:p>5043567.31</text:p>
          </table:table-cell>
          <table:table-cell office:value-type="float" office:value="-73.5963593173862" calcext:value-type="float">
            <text:p>-73.5963593173862</text:p>
          </table:table-cell>
          <table:table-cell office:value-type="float" office:value="45.5319815667106" calcext:value-type="float">
            <text:p>45.53198156671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732.23" calcext:value-type="float">
            <text:p>299732.23</text:p>
          </table:table-cell>
          <table:table-cell office:value-type="float" office:value="5047587.14" calcext:value-type="float">
            <text:p>5047587.14</text:p>
          </table:table-cell>
          <table:table-cell office:value-type="float" office:value="-73.5649249001007" calcext:value-type="float">
            <text:p>-73.5649249001007</text:p>
          </table:table-cell>
          <table:table-cell office:value-type="float" office:value="45.5681756186515" calcext:value-type="float">
            <text:p>45.56817561865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288.25" calcext:value-type="float">
            <text:p>300288.25</text:p>
          </table:table-cell>
          <table:table-cell office:value-type="float" office:value="5046937.45" calcext:value-type="float">
            <text:p>5046937.45</text:p>
          </table:table-cell>
          <table:table-cell office:value-type="float" office:value="-73.5577955502424" calcext:value-type="float">
            <text:p>-73.5577955502424</text:p>
          </table:table-cell>
          <table:table-cell office:value-type="float" office:value="45.5623333217971" calcext:value-type="float">
            <text:p>45.56233332179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465.69" calcext:value-type="float">
            <text:p>300465.69</text:p>
          </table:table-cell>
          <table:table-cell office:value-type="float" office:value="5046858.59" calcext:value-type="float">
            <text:p>5046858.59</text:p>
          </table:table-cell>
          <table:table-cell office:value-type="float" office:value="-73.5555218446949" calcext:value-type="float">
            <text:p>-73.5555218446949</text:p>
          </table:table-cell>
          <table:table-cell office:value-type="float" office:value="45.5616248406435" calcext:value-type="float">
            <text:p>45.56162484064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lson</text:p>
          </table:table-cell>
          <table:table-cell/>
          <table:table-cell office:value-type="string" calcext:value-type="string">
            <text:p>rue d'Iberville/ave Elsda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609.7" calcext:value-type="float">
            <text:p>297609.7</text:p>
          </table:table-cell>
          <table:table-cell office:value-type="float" office:value="5045538.08" calcext:value-type="float">
            <text:p>5045538.08</text:p>
          </table:table-cell>
          <table:table-cell office:value-type="float" office:value="-73.5920871896442" calcext:value-type="float">
            <text:p>-73.5920871896442</text:p>
          </table:table-cell>
          <table:table-cell office:value-type="float" office:value="45.5497188093937" calcext:value-type="float">
            <text:p>45.54971880939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ntcalm</text:p>
          </table:table-cell>
          <table:table-cell/>
          <table:table-cell office:value-type="string" calcext:value-type="string">
            <text:p>rue Cartier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861.59" calcext:value-type="float">
            <text:p>296861.59</text:p>
          </table:table-cell>
          <table:table-cell office:value-type="float" office:value="5045148.53" calcext:value-type="float">
            <text:p>5045148.53</text:p>
          </table:table-cell>
          <table:table-cell office:value-type="float" office:value="-73.6016620067772" calcext:value-type="float">
            <text:p>-73.6016620067772</text:p>
          </table:table-cell>
          <table:table-cell office:value-type="float" office:value="45.5462053787496" calcext:value-type="float">
            <text:p>45.54620537874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zart</text:p>
          </table:table-cell>
          <table:table-cell/>
          <table:table-cell office:value-type="string" calcext:value-type="string">
            <text:p>ave Mozart Ouest/rue Waverl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663.52" calcext:value-type="float">
            <text:p>295663.52</text:p>
          </table:table-cell>
          <table:table-cell office:value-type="float" office:value="5043502.97" calcext:value-type="float">
            <text:p>5043502.97</text:p>
          </table:table-cell>
          <table:table-cell office:value-type="float" office:value="-73.616974165899" calcext:value-type="float">
            <text:p>-73.616974165899</text:p>
          </table:table-cell>
          <table:table-cell office:value-type="float" office:value="45.5313833612507" calcext:value-type="float">
            <text:p>45.531383361250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u Pélican</text:p>
          </table:table-cell>
          <table:table-cell/>
          <table:table-cell office:value-type="string" calcext:value-type="string">
            <text:p>rue Laurier Est/1er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982.19" calcext:value-type="float">
            <text:p>298982.19</text:p>
          </table:table-cell>
          <table:table-cell office:value-type="float" office:value="5044918.37" calcext:value-type="float">
            <text:p>5044918.37</text:p>
          </table:table-cell>
          <table:table-cell office:value-type="float" office:value="-73.5745021659334" calcext:value-type="float">
            <text:p>-73.5745021659334</text:p>
          </table:table-cell>
          <table:table-cell office:value-type="float" office:value="45.5441552572935" calcext:value-type="float">
            <text:p>45.54415525729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u Pélican</text:p>
          </table:table-cell>
          <table:table-cell/>
          <table:table-cell office:value-type="string" calcext:value-type="string">
            <text:p>rue Molson/boul Saint-Josep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127.94" calcext:value-type="float">
            <text:p>299127.94</text:p>
          </table:table-cell>
          <table:table-cell office:value-type="float" office:value="5044785.18" calcext:value-type="float">
            <text:p>5044785.18</text:p>
          </table:table-cell>
          <table:table-cell office:value-type="float" office:value="-73.5726341673704" calcext:value-type="float">
            <text:p>-73.5726341673704</text:p>
          </table:table-cell>
          <table:table-cell office:value-type="float" office:value="45.5429579678978" calcext:value-type="float">
            <text:p>45.54295796789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sud)</text:p>
          </table:table-cell>
          <table:table-cell office:value-type="string" calcext:value-type="string">
            <text:p>Parc à chien</text:p>
          </table:table-cell>
          <table:table-cell office:value-type="string" calcext:value-type="string">
            <text:p>rue Garnier/boul Rosemont</text:p>
          </table:table-cell>
          <table:table-cell office:value-type="string" calcext:value-type="string">
            <text:p>parc à chien / 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7726.01" calcext:value-type="float">
            <text:p>297726.01</text:p>
          </table:table-cell>
          <table:table-cell office:value-type="float" office:value="5044270.43" calcext:value-type="float">
            <text:p>5044270.43</text:p>
          </table:table-cell>
          <table:table-cell office:value-type="float" office:value="-73.5905792728304" calcext:value-type="float">
            <text:p>-73.5905792728304</text:p>
          </table:table-cell>
          <table:table-cell office:value-type="float" office:value="45.5383132368199" calcext:value-type="float">
            <text:p>45.538313236819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585.1" calcext:value-type="float">
            <text:p>297585.1</text:p>
          </table:table-cell>
          <table:table-cell office:value-type="float" office:value="5044499.45" calcext:value-type="float">
            <text:p>5044499.45</text:p>
          </table:table-cell>
          <table:table-cell office:value-type="float" office:value="-73.5923869348099" calcext:value-type="float">
            <text:p>-73.5923869348099</text:p>
          </table:table-cell>
          <table:table-cell office:value-type="float" office:value="45.5403725965631" calcext:value-type="float">
            <text:p>45.54037259656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392.54" calcext:value-type="float">
            <text:p>297392.54</text:p>
          </table:table-cell>
          <table:table-cell office:value-type="float" office:value="5044348.53" calcext:value-type="float">
            <text:p>5044348.53</text:p>
          </table:table-cell>
          <table:table-cell office:value-type="float" office:value="-73.5948503826016" calcext:value-type="float">
            <text:p>-73.5948503826016</text:p>
          </table:table-cell>
          <table:table-cell office:value-type="float" office:value="45.5390125433111" calcext:value-type="float">
            <text:p>45.53901254331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469.85" calcext:value-type="float">
            <text:p>297469.85</text:p>
          </table:table-cell>
          <table:table-cell office:value-type="float" office:value="5044336.97" calcext:value-type="float">
            <text:p>5044336.97</text:p>
          </table:table-cell>
          <table:table-cell office:value-type="float" office:value="-73.5938602786908" calcext:value-type="float">
            <text:p>-73.5938602786908</text:p>
          </table:table-cell>
          <table:table-cell office:value-type="float" office:value="45.5389093399205" calcext:value-type="float">
            <text:p>45.53890933992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480.98" calcext:value-type="float">
            <text:p>297480.98</text:p>
          </table:table-cell>
          <table:table-cell office:value-type="float" office:value="5044336.97" calcext:value-type="float">
            <text:p>5044336.97</text:p>
          </table:table-cell>
          <table:table-cell office:value-type="float" office:value="-73.5937177627133" calcext:value-type="float">
            <text:p>-73.5937177627133</text:p>
          </table:table-cell>
          <table:table-cell office:value-type="float" office:value="45.5389094569297" calcext:value-type="float">
            <text:p>45.53890945692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nord)</text:p>
          </table:table-cell>
          <table:table-cell/>
          <table:table-cell office:value-type="string" calcext:value-type="string">
            <text:p>rue De Drucourt/rue De Lanaud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268.14" calcext:value-type="float">
            <text:p>297268.14</text:p>
          </table:table-cell>
          <table:table-cell office:value-type="float" office:value="5044433.6" calcext:value-type="float">
            <text:p>5044433.6</text:p>
          </table:table-cell>
          <table:table-cell office:value-type="float" office:value="-73.5964445950522" calcext:value-type="float">
            <text:p>-73.5964445950522</text:p>
          </table:table-cell>
          <table:table-cell office:value-type="float" office:value="45.5397767000744" calcext:value-type="float">
            <text:p>45.539776700074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Petite-Italie</text:p>
          </table:table-cell>
          <table:table-cell/>
          <table:table-cell office:value-type="string" calcext:value-type="string">
            <text:p>rue Clark/rue Saint-Zotique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6054.76" calcext:value-type="float">
            <text:p>296054.76</text:p>
          </table:table-cell>
          <table:table-cell office:value-type="float" office:value="5043503.75" calcext:value-type="float">
            <text:p>5043503.75</text:p>
          </table:table-cell>
          <table:table-cell office:value-type="float" office:value="-73.6119651519854" calcext:value-type="float">
            <text:p>-73.6119651519854</text:p>
          </table:table-cell>
          <table:table-cell office:value-type="float" office:value="45.5313953993685" calcext:value-type="float">
            <text:p>45.53139539936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ichard-Angus</text:p>
          </table:table-cell>
          <table:table-cell/>
          <table:table-cell office:value-type="string" calcext:value-type="string">
            <text:p>rue Ernest-Gendreau/ave du Mont-Royal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838.55" calcext:value-type="float">
            <text:p>299838.55</text:p>
          </table:table-cell>
          <table:table-cell office:value-type="float" office:value="5045537.94" calcext:value-type="float">
            <text:p>5045537.94</text:p>
          </table:table-cell>
          <table:table-cell office:value-type="float" office:value="-73.5635420125141" calcext:value-type="float">
            <text:p>-73.5635420125141</text:p>
          </table:table-cell>
          <table:table-cell office:value-type="float" office:value="45.5497369940234" calcext:value-type="float">
            <text:p>45.549736994023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osemont</text:p>
          </table:table-cell>
          <table:table-cell/>
          <table:table-cell office:value-type="string" calcext:value-type="string">
            <text:p>rue Dandurand/place Basile-Patena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525.96" calcext:value-type="float">
            <text:p>298525.96</text:p>
          </table:table-cell>
          <table:table-cell office:value-type="float" office:value="5045097.71" calcext:value-type="float">
            <text:p>5045097.71</text:p>
          </table:table-cell>
          <table:table-cell office:value-type="float" office:value="-73.580346884987" calcext:value-type="float">
            <text:p>-73.580346884987</text:p>
          </table:table-cell>
          <table:table-cell office:value-type="float" office:value="45.5457650625458" calcext:value-type="float">
            <text:p>45.545765062545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douard</text:p>
          </table:table-cell>
          <table:table-cell/>
          <table:table-cell office:value-type="string" calcext:value-type="string">
            <text:p>rue Boyer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453.83" calcext:value-type="float">
            <text:p>296453.83</text:p>
          </table:table-cell>
          <table:table-cell office:value-type="float" office:value="5044320.89" calcext:value-type="float">
            <text:p>5044320.89</text:p>
          </table:table-cell>
          <table:table-cell office:value-type="float" office:value="-73.6068698015766" calcext:value-type="float">
            <text:p>-73.6068698015766</text:p>
          </table:table-cell>
          <table:table-cell office:value-type="float" office:value="45.5387532160116" calcext:value-type="float">
            <text:p>45.53875321601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mile</text:p>
          </table:table-cell>
          <table:table-cell/>
          <table:table-cell office:value-type="string" calcext:value-type="string">
            <text:p>rue Rachel Est/rue Saint-Germ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217.04" calcext:value-type="float">
            <text:p>300217.04</text:p>
          </table:table-cell>
          <table:table-cell office:value-type="float" office:value="5045076.75" calcext:value-type="float">
            <text:p>5045076.75</text:p>
          </table:table-cell>
          <table:table-cell office:value-type="float" office:value="-73.5586903197493" calcext:value-type="float">
            <text:p>-73.5586903197493</text:p>
          </table:table-cell>
          <table:table-cell office:value-type="float" office:value="45.5455896361678" calcext:value-type="float">
            <text:p>45.54558963616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mile</text:p>
          </table:table-cell>
          <table:table-cell/>
          <table:table-cell office:value-type="string" calcext:value-type="string">
            <text:p>rue Rachel Est/rue Saint-Germ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174.69" calcext:value-type="float">
            <text:p>300174.69</text:p>
          </table:table-cell>
          <table:table-cell office:value-type="float" office:value="5045100.84" calcext:value-type="float">
            <text:p>5045100.84</text:p>
          </table:table-cell>
          <table:table-cell office:value-type="float" office:value="-73.5592328898457" calcext:value-type="float">
            <text:p>-73.5592328898457</text:p>
          </table:table-cell>
          <table:table-cell office:value-type="float" office:value="45.5458061266843" calcext:value-type="float">
            <text:p>45.54580612668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oeur-Madeleine-Gagnon (Saint-Jean-De-La-Croix)</text:p>
          </table:table-cell>
          <table:table-cell/>
          <table:table-cell office:value-type="string" calcext:value-type="string">
            <text:p>rue Saint-Dominique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161.42" calcext:value-type="float">
            <text:p>296161.42</text:p>
          </table:table-cell>
          <table:table-cell office:value-type="float" office:value="5043527.62" calcext:value-type="float">
            <text:p>5043527.62</text:p>
          </table:table-cell>
          <table:table-cell office:value-type="float" office:value="-73.6106000094739" calcext:value-type="float">
            <text:p>-73.6106000094739</text:p>
          </table:table-cell>
          <table:table-cell office:value-type="float" office:value="45.5316115207103" calcext:value-type="float">
            <text:p>45.53161152071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aymond-Lévesque (Saint-Zotique/23e avenue)</text:p>
          </table:table-cell>
          <table:table-cell/>
          <table:table-cell office:value-type="string" calcext:value-type="string">
            <text:p>rue Saint-Zotique Est/2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35.64" calcext:value-type="float">
            <text:p>298235.64</text:p>
          </table:table-cell>
          <table:table-cell office:value-type="float" office:value="5047195.31" calcext:value-type="float">
            <text:p>5047195.31</text:p>
          </table:table-cell>
          <table:table-cell office:value-type="float" office:value="-73.584092936825" calcext:value-type="float">
            <text:p>-73.584092936825</text:p>
          </table:table-cell>
          <table:table-cell office:value-type="float" office:value="45.5646373009131" calcext:value-type="float">
            <text:p>45.56463730091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e-Bernadette</text:p>
          </table:table-cell>
          <table:table-cell/>
          <table:table-cell office:value-type="string" calcext:value-type="string">
            <text:p>rue Bélanger/19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943.84" calcext:value-type="float">
            <text:p>297943.84</text:p>
          </table:table-cell>
          <table:table-cell office:value-type="float" office:value="5046922.54" calcext:value-type="float">
            <text:p>5046922.54</text:p>
          </table:table-cell>
          <table:table-cell office:value-type="float" office:value="-73.5878272208381" calcext:value-type="float">
            <text:p>-73.5878272208381</text:p>
          </table:table-cell>
          <table:table-cell office:value-type="float" office:value="45.5621800151337" calcext:value-type="float">
            <text:p>45.562180015133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e-Bernadette</text:p>
          </table:table-cell>
          <table:table-cell/>
          <table:table-cell office:value-type="string" calcext:value-type="string">
            <text:p>rue Bélanger/19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7935.86" calcext:value-type="float">
            <text:p>297935.86</text:p>
          </table:table-cell>
          <table:table-cell office:value-type="float" office:value="5046842.85" calcext:value-type="float">
            <text:p>5046842.85</text:p>
          </table:table-cell>
          <table:table-cell office:value-type="float" office:value="-73.5879283257351" calcext:value-type="float">
            <text:p>-73.5879283257351</text:p>
          </table:table-cell>
          <table:table-cell office:value-type="float" office:value="45.5614628598458" calcext:value-type="float">
            <text:p>45.56146285984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'Ukraine</text:p>
          </table:table-cell>
          <table:table-cell office:value-type="string" calcext:value-type="string">
            <text:p>pataugeoir</text:p>
          </table:table-cell>
          <table:table-cell office:value-type="string" calcext:value-type="string">
            <text:p>rue de Bellechasse/12e av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8368.77" calcext:value-type="float">
            <text:p>298368.77</text:p>
          </table:table-cell>
          <table:table-cell office:value-type="float" office:value="5046142.78" calcext:value-type="float">
            <text:p>5046142.78</text:p>
          </table:table-cell>
          <table:table-cell office:value-type="float" office:value="-73.5823736320395" calcext:value-type="float">
            <text:p>-73.5823736320395</text:p>
          </table:table-cell>
          <table:table-cell office:value-type="float" office:value="45.5551675303225" calcext:value-type="float">
            <text:p>45.55516753032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'Ukraine</text:p>
          </table:table-cell>
          <table:table-cell/>
          <table:table-cell office:value-type="string" calcext:value-type="string">
            <text:p>rue de Bellechasse/12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379.8" calcext:value-type="float">
            <text:p>298379.8</text:p>
          </table:table-cell>
          <table:table-cell office:value-type="float" office:value="5046136.66" calcext:value-type="float">
            <text:p>5046136.66</text:p>
          </table:table-cell>
          <table:table-cell office:value-type="float" office:value="-73.5822322754457" calcext:value-type="float">
            <text:p>-73.5822322754457</text:p>
          </table:table-cell>
          <table:table-cell office:value-type="float" office:value="45.5551125622756" calcext:value-type="float">
            <text:p>45.55511256227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Goupillier (jardin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54e rue (#4161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954.18" calcext:value-type="float">
            <text:p>294954.18</text:p>
          </table:table-cell>
          <table:table-cell office:value-type="float" office:value="5049278.84" calcext:value-type="float">
            <text:p>5049278.84</text:p>
          </table:table-cell>
          <table:table-cell office:value-type="float" office:value="-73.6261720719409" calcext:value-type="float">
            <text:p>-73.6261720719409</text:p>
          </table:table-cell>
          <table:table-cell office:value-type="float" office:value="45.5833468415968" calcext:value-type="float">
            <text:p>45.58334684159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 (jardin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ave Charton (#9400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3735.89" calcext:value-type="float">
            <text:p>293735.89</text:p>
          </table:table-cell>
          <table:table-cell office:value-type="float" office:value="5047243.9" calcext:value-type="float">
            <text:p>5047243.9</text:p>
          </table:table-cell>
          <table:table-cell office:value-type="float" office:value="-73.6417380813116" calcext:value-type="float">
            <text:p>-73.6417380813116</text:p>
          </table:table-cell>
          <table:table-cell office:value-type="float" office:value="45.5650175512588" calcext:value-type="float">
            <text:p>45.56501755125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Lille (jardin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ave Bruchesi (#9400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055.13" calcext:value-type="float">
            <text:p>294055.13</text:p>
          </table:table-cell>
          <table:table-cell office:value-type="float" office:value="5047840.38" calcext:value-type="float">
            <text:p>5047840.38</text:p>
          </table:table-cell>
          <table:table-cell office:value-type="float" office:value="-73.6376615418056" calcext:value-type="float">
            <text:p>-73.6376615418056</text:p>
          </table:table-cell>
          <table:table-cell office:value-type="float" office:value="45.5703898594061" calcext:value-type="float">
            <text:p>45.57038985940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Michelois (jardin)</text:p>
          </table:table-cell>
          <table:table-cell office:value-type="string" calcext:value-type="string">
            <text:p>Jardins communautaires</text:p>
          </table:table-cell>
          <table:table-cell/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5490.68" calcext:value-type="float">
            <text:p>295490.68</text:p>
          </table:table-cell>
          <table:table-cell office:value-type="float" office:value="5047613.62" calcext:value-type="float">
            <text:p>5047613.62</text:p>
          </table:table-cell>
          <table:table-cell office:value-type="float" office:value="-73.6192652314997" calcext:value-type="float">
            <text:p>-73.6192652314997</text:p>
          </table:table-cell>
          <table:table-cell office:value-type="float" office:value="45.5683700863962" calcext:value-type="float">
            <text:p>45.56837008639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(jardin)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ave Christophe-Colomb (#8000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5200.52" calcext:value-type="float">
            <text:p>295200.52</text:p>
          </table:table-cell>
          <table:table-cell office:value-type="float" office:value="5045254.11" calcext:value-type="float">
            <text:p>5045254.11</text:p>
          </table:table-cell>
          <table:table-cell office:value-type="float" office:value="-73.622936265893" calcext:value-type="float">
            <text:p>-73.622936265893</text:p>
          </table:table-cell>
          <table:table-cell office:value-type="float" office:value="45.5471345119634" calcext:value-type="float">
            <text:p>45.547134511963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dville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rue De Normandville (#7955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5409.09" calcext:value-type="float">
            <text:p>295409.09</text:p>
          </table:table-cell>
          <table:table-cell office:value-type="float" office:value="5045398.06" calcext:value-type="float">
            <text:p>5045398.06</text:p>
          </table:table-cell>
          <table:table-cell office:value-type="float" office:value="-73.6202679710556" calcext:value-type="float">
            <text:p>-73.6202679710556</text:p>
          </table:table-cell>
          <table:table-cell office:value-type="float" office:value="45.5484326662418" calcext:value-type="float">
            <text:p>45.54843266624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abylone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ave Ball (#435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457.89" calcext:value-type="float">
            <text:p>294457.89</text:p>
          </table:table-cell>
          <table:table-cell office:value-type="float" office:value="5043618.84" calcext:value-type="float">
            <text:p>5043618.84</text:p>
          </table:table-cell>
          <table:table-cell office:value-type="float" office:value="-73.6324122295634" calcext:value-type="float">
            <text:p>-73.6324122295634</text:p>
          </table:table-cell>
          <table:table-cell office:value-type="float" office:value="45.5324091524558" calcext:value-type="float">
            <text:p>45.53240915245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Rivard</text:p>
          </table:table-cell>
          <table:table-cell/>
          <table:table-cell office:value-type="string" calcext:value-type="string">
            <text:p>rue Jean-Rivard/2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660.3" calcext:value-type="float">
            <text:p>295660.3</text:p>
          </table:table-cell>
          <table:table-cell office:value-type="float" office:value="5047070.11" calcext:value-type="float">
            <text:p>5047070.11</text:p>
          </table:table-cell>
          <table:table-cell office:value-type="float" office:value="-73.6170820096994" calcext:value-type="float">
            <text:p>-73.6170820096994</text:p>
          </table:table-cell>
          <table:table-cell office:value-type="float" office:value="45.5634816619204" calcext:value-type="float">
            <text:p>45.56348166192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751.08" calcext:value-type="float">
            <text:p>295751.08</text:p>
          </table:table-cell>
          <table:table-cell office:value-type="float" office:value="5047727.33" calcext:value-type="float">
            <text:p>5047727.33</text:p>
          </table:table-cell>
          <table:table-cell office:value-type="float" office:value="-73.6159312601328" calcext:value-type="float">
            <text:p>-73.6159312601328</text:p>
          </table:table-cell>
          <table:table-cell office:value-type="float" office:value="45.5693967181725" calcext:value-type="float">
            <text:p>45.56939671817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876.98" calcext:value-type="float">
            <text:p>295876.98</text:p>
          </table:table-cell>
          <table:table-cell office:value-type="float" office:value="5047571.86" calcext:value-type="float">
            <text:p>5047571.86</text:p>
          </table:table-cell>
          <table:table-cell office:value-type="float" office:value="-73.6143154435032" calcext:value-type="float">
            <text:p>-73.6143154435032</text:p>
          </table:table-cell>
          <table:table-cell office:value-type="float" office:value="45.5679993766769" calcext:value-type="float">
            <text:p>45.56799937667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767.76" calcext:value-type="float">
            <text:p>295767.76</text:p>
          </table:table-cell>
          <table:table-cell office:value-type="float" office:value="5047617.47" calcext:value-type="float">
            <text:p>5047617.47</text:p>
          </table:table-cell>
          <table:table-cell office:value-type="float" office:value="-73.615715533006" calcext:value-type="float">
            <text:p>-73.615715533006</text:p>
          </table:table-cell>
          <table:table-cell office:value-type="float" office:value="45.5684083807586" calcext:value-type="float">
            <text:p>45.56840838075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Parc-école-Montcalm</text:p>
          </table:table-cell>
          <table:table-cell/>
          <table:table-cell office:value-type="string" calcext:value-type="string">
            <text:p>boul Saint-Michel/rue Denis-Papi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267.33" calcext:value-type="float">
            <text:p>295267.33</text:p>
          </table:table-cell>
          <table:table-cell office:value-type="float" office:value="5047778.53" calcext:value-type="float">
            <text:p>5047778.53</text:p>
          </table:table-cell>
          <table:table-cell office:value-type="float" office:value="-73.622129862506" calcext:value-type="float">
            <text:p>-73.622129862506</text:p>
          </table:table-cell>
          <table:table-cell office:value-type="float" office:value="45.5698509737071" calcext:value-type="float">
            <text:p>45.56985097370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e-Lucie</text:p>
          </table:table-cell>
          <table:table-cell/>
          <table:table-cell office:value-type="string" calcext:value-type="string">
            <text:p>rue Legendre Est/1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053.79" calcext:value-type="float">
            <text:p>295053.79</text:p>
          </table:table-cell>
          <table:table-cell office:value-type="float" office:value="5048347.05" calcext:value-type="float">
            <text:p>5048347.05</text:p>
          </table:table-cell>
          <table:table-cell office:value-type="float" office:value="-73.6248770067764" calcext:value-type="float">
            <text:p>-73.6248770067764</text:p>
          </table:table-cell>
          <table:table-cell office:value-type="float" office:value="45.5749637291213" calcext:value-type="float">
            <text:p>45.57496372912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e-Lucie</text:p>
          </table:table-cell>
          <table:table-cell/>
          <table:table-cell office:value-type="string" calcext:value-type="string">
            <text:p>rue Legendre Est/16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975.09" calcext:value-type="float">
            <text:p>294975.09</text:p>
          </table:table-cell>
          <table:table-cell office:value-type="float" office:value="5048369.28" calcext:value-type="float">
            <text:p>5048369.28</text:p>
          </table:table-cell>
          <table:table-cell office:value-type="float" office:value="-73.6258858248203" calcext:value-type="float">
            <text:p>-73.6258858248203</text:p>
          </table:table-cell>
          <table:table-cell office:value-type="float" office:value="45.5751626544705" calcext:value-type="float">
            <text:p>45.57516265447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</text:p>
          </table:table-cell>
          <table:table-cell/>
          <table:table-cell office:value-type="string" calcext:value-type="string">
            <text:p>rue Champdoré/rue de Lil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270.82" calcext:value-type="float">
            <text:p>294270.82</text:p>
          </table:table-cell>
          <table:table-cell office:value-type="float" office:value="5047639.24" calcext:value-type="float">
            <text:p>5047639.24</text:p>
          </table:table-cell>
          <table:table-cell office:value-type="float" office:value="-73.634893831609" calcext:value-type="float">
            <text:p>-73.634893831609</text:p>
          </table:table-cell>
          <table:table-cell office:value-type="float" office:value="45.5685832379118" calcext:value-type="float">
            <text:p>45.56858323791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</text:p>
          </table:table-cell>
          <table:table-cell/>
          <table:table-cell office:value-type="string" calcext:value-type="string">
            <text:p>rue Champdoré/rue de Lil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293.79" calcext:value-type="float">
            <text:p>294293.79</text:p>
          </table:table-cell>
          <table:table-cell office:value-type="float" office:value="5047638.89" calcext:value-type="float">
            <text:p>5047638.89</text:p>
          </table:table-cell>
          <table:table-cell office:value-type="float" office:value="-73.6345995464046" calcext:value-type="float">
            <text:p>-73.6345995464046</text:p>
          </table:table-cell>
          <table:table-cell office:value-type="float" office:value="45.5685804356186" calcext:value-type="float">
            <text:p>45.56858043561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207.08" calcext:value-type="float">
            <text:p>295207.08</text:p>
          </table:table-cell>
          <table:table-cell office:value-type="float" office:value="5049023.73" calcext:value-type="float">
            <text:p>5049023.73</text:p>
          </table:table-cell>
          <table:table-cell office:value-type="float" office:value="-73.6229262105659" calcext:value-type="float">
            <text:p>-73.6229262105659</text:p>
          </table:table-cell>
          <table:table-cell office:value-type="float" office:value="45.5810548227385" calcext:value-type="float">
            <text:p>45.581054822738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288.29" calcext:value-type="float">
            <text:p>295288.29</text:p>
          </table:table-cell>
          <table:table-cell office:value-type="float" office:value="5048985.5" calcext:value-type="float">
            <text:p>5048985.5</text:p>
          </table:table-cell>
          <table:table-cell office:value-type="float" office:value="-73.6218848222252" calcext:value-type="float">
            <text:p>-73.6218848222252</text:p>
          </table:table-cell>
          <table:table-cell office:value-type="float" office:value="45.5807119332884" calcext:value-type="float">
            <text:p>45.58071193328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150.63" calcext:value-type="float">
            <text:p>295150.63</text:p>
          </table:table-cell>
          <table:table-cell office:value-type="float" office:value="5049053.53" calcext:value-type="float">
            <text:p>5049053.53</text:p>
          </table:table-cell>
          <table:table-cell office:value-type="float" office:value="-73.6236501626927" calcext:value-type="float">
            <text:p>-73.6236501626927</text:p>
          </table:table-cell>
          <table:table-cell office:value-type="float" office:value="45.5813221909809" calcext:value-type="float">
            <text:p>45.58132219098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René-Goupil</text:p>
          </table:table-cell>
          <table:table-cell/>
          <table:table-cell office:value-type="string" calcext:value-type="string">
            <text:p>25e ave/boul Ro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189.27" calcext:value-type="float">
            <text:p>296189.27</text:p>
          </table:table-cell>
          <table:table-cell office:value-type="float" office:value="5048614.51" calcext:value-type="float">
            <text:p>5048614.51</text:p>
          </table:table-cell>
          <table:table-cell office:value-type="float" office:value="-73.610332981208" calcext:value-type="float">
            <text:p>-73.610332981208</text:p>
          </table:table-cell>
          <table:table-cell office:value-type="float" office:value="45.5773853911971" calcext:value-type="float">
            <text:p>45.577385391197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François-Perrault</text:p>
          </table:table-cell>
          <table:table-cell/>
          <table:table-cell office:value-type="string" calcext:value-type="string">
            <text:p>rue François-Perrault/ave Musse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6941.41" calcext:value-type="float">
            <text:p>296941.41</text:p>
          </table:table-cell>
          <table:table-cell office:value-type="float" office:value="5046942.05" calcext:value-type="float">
            <text:p>5046942.05</text:p>
          </table:table-cell>
          <table:table-cell office:value-type="float" office:value="-73.6006686163738" calcext:value-type="float">
            <text:p>-73.6006686163738</text:p>
          </table:table-cell>
          <table:table-cell office:value-type="float" office:value="45.5623449781838" calcext:value-type="float">
            <text:p>45.56234497818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oseph-Robin</text:p>
          </table:table-cell>
          <table:table-cell/>
          <table:table-cell office:value-type="string" calcext:value-type="string">
            <text:p>ave Léonard-De Vinci/rue Everet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7272.08" calcext:value-type="float">
            <text:p>297272.08</text:p>
          </table:table-cell>
          <table:table-cell office:value-type="float" office:value="5047178.88" calcext:value-type="float">
            <text:p>5047178.88</text:p>
          </table:table-cell>
          <table:table-cell office:value-type="float" office:value="-73.5964363825625" calcext:value-type="float">
            <text:p>-73.5964363825625</text:p>
          </table:table-cell>
          <table:table-cell office:value-type="float" office:value="45.5644797050394" calcext:value-type="float">
            <text:p>45.56447970503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u Bon-Air</text:p>
          </table:table-cell>
          <table:table-cell/>
          <table:table-cell office:value-type="string" calcext:value-type="string">
            <text:p>rue Everett/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858.74" calcext:value-type="float">
            <text:p>296858.74</text:p>
          </table:table-cell>
          <table:table-cell office:value-type="float" office:value="5046403.4" calcext:value-type="float">
            <text:p>5046403.4</text:p>
          </table:table-cell>
          <table:table-cell office:value-type="float" office:value="-73.6017188719595" calcext:value-type="float">
            <text:p>-73.6017188719595</text:p>
          </table:table-cell>
          <table:table-cell office:value-type="float" office:value="45.5574970917145" calcext:value-type="float">
            <text:p>45.55749709171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abriel-Sagard</text:p>
          </table:table-cell>
          <table:table-cell/>
          <table:table-cell office:value-type="string" calcext:value-type="string">
            <text:p>rue jean-Talon Est/rue Sag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715.46" calcext:value-type="float">
            <text:p>296715.46</text:p>
          </table:table-cell>
          <table:table-cell office:value-type="float" office:value="5045732.23" calcext:value-type="float">
            <text:p>5045732.23</text:p>
          </table:table-cell>
          <table:table-cell office:value-type="float" office:value="-73.6035430378666" calcext:value-type="float">
            <text:p>-73.6035430378666</text:p>
          </table:table-cell>
          <table:table-cell office:value-type="float" office:value="45.5514560308643" calcext:value-type="float">
            <text:p>45.55145603086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Nicolas-Tillemont</text:p>
          </table:table-cell>
          <table:table-cell/>
          <table:table-cell office:value-type="string" calcext:value-type="string">
            <text:p>rue Tillemont/rue Louis-Hém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994.05" calcext:value-type="float">
            <text:p>295994.05</text:p>
          </table:table-cell>
          <table:table-cell office:value-type="float" office:value="5046207.52" calcext:value-type="float">
            <text:p>5046207.52</text:p>
          </table:table-cell>
          <table:table-cell office:value-type="float" office:value="-73.6127910601221" calcext:value-type="float">
            <text:p>-73.6127910601221</text:p>
          </table:table-cell>
          <table:table-cell office:value-type="float" office:value="45.555724100145" calcext:value-type="float">
            <text:p>45.55572410014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274.05" calcext:value-type="float">
            <text:p>295274.05</text:p>
          </table:table-cell>
          <table:table-cell office:value-type="float" office:value="5046711.64" calcext:value-type="float">
            <text:p>5046711.64</text:p>
          </table:table-cell>
          <table:table-cell office:value-type="float" office:value="-73.6220229819343" calcext:value-type="float">
            <text:p>-73.6220229819343</text:p>
          </table:table-cell>
          <table:table-cell office:value-type="float" office:value="45.5602508569406" calcext:value-type="float">
            <text:p>45.56025085694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324.09" calcext:value-type="float">
            <text:p>295324.09</text:p>
          </table:table-cell>
          <table:table-cell office:value-type="float" office:value="5046750.55" calcext:value-type="float">
            <text:p>5046750.55</text:p>
          </table:table-cell>
          <table:table-cell office:value-type="float" office:value="-73.6213827482094" calcext:value-type="float">
            <text:p>-73.6213827482094</text:p>
          </table:table-cell>
          <table:table-cell office:value-type="float" office:value="45.5606016644257" calcext:value-type="float">
            <text:p>45.560601664425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377.83" calcext:value-type="float">
            <text:p>295377.83</text:p>
          </table:table-cell>
          <table:table-cell office:value-type="float" office:value="5046726.46" calcext:value-type="float">
            <text:p>5046726.46</text:p>
          </table:table-cell>
          <table:table-cell office:value-type="float" office:value="-73.6206938969862" calcext:value-type="float">
            <text:p>-73.6206938969862</text:p>
          </table:table-cell>
          <table:table-cell office:value-type="float" office:value="45.5603856242921" calcext:value-type="float">
            <text:p>45.56038562429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iovannina-Di Tomasso</text:p>
          </table:table-cell>
          <table:table-cell/>
          <table:table-cell office:value-type="string" calcext:value-type="string">
            <text:p>rue De Normanville/rue Till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433.19" calcext:value-type="float">
            <text:p>295433.19</text:p>
          </table:table-cell>
          <table:table-cell office:value-type="float" office:value="5045369.37" calcext:value-type="float">
            <text:p>5045369.37</text:p>
          </table:table-cell>
          <table:table-cell office:value-type="float" office:value="-73.6199587775245" calcext:value-type="float">
            <text:p>-73.6199587775245</text:p>
          </table:table-cell>
          <table:table-cell office:value-type="float" office:value="45.548174828427" calcext:value-type="float">
            <text:p>45.548174828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</text:p>
          </table:table-cell>
          <table:table-cell/>
          <table:table-cell office:value-type="string" calcext:value-type="string">
            <text:p>rue De Normanville/rue Till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380.71" calcext:value-type="float">
            <text:p>295380.71</text:p>
          </table:table-cell>
          <table:table-cell office:value-type="float" office:value="5045354.74" calcext:value-type="float">
            <text:p>5045354.74</text:p>
          </table:table-cell>
          <table:table-cell office:value-type="float" office:value="-73.6206305948256" calcext:value-type="float">
            <text:p>-73.6206305948256</text:p>
          </table:table-cell>
          <table:table-cell office:value-type="float" office:value="45.5480424749747" calcext:value-type="float">
            <text:p>45.54804247497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766.25" calcext:value-type="float">
            <text:p>295766.25</text:p>
          </table:table-cell>
          <table:table-cell office:value-type="float" office:value="5045130.26" calcext:value-type="float">
            <text:p>5045130.26</text:p>
          </table:table-cell>
          <table:table-cell office:value-type="float" office:value="-73.6156889429854" calcext:value-type="float">
            <text:p>-73.6156889429854</text:p>
          </table:table-cell>
          <table:table-cell office:value-type="float" office:value="45.5460276343456" calcext:value-type="float">
            <text:p>45.54602763434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736.52" calcext:value-type="float">
            <text:p>295736.52</text:p>
          </table:table-cell>
          <table:table-cell office:value-type="float" office:value="5045112.19" calcext:value-type="float">
            <text:p>5045112.19</text:p>
          </table:table-cell>
          <table:table-cell office:value-type="float" office:value="-73.616069338972" calcext:value-type="float">
            <text:p>-73.616069338972</text:p>
          </table:table-cell>
          <table:table-cell office:value-type="float" office:value="45.5458646480595" calcext:value-type="float">
            <text:p>45.545864648059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741.04" calcext:value-type="float">
            <text:p>295741.04</text:p>
          </table:table-cell>
          <table:table-cell office:value-type="float" office:value="5045108.34" calcext:value-type="float">
            <text:p>5045108.34</text:p>
          </table:table-cell>
          <table:table-cell office:value-type="float" office:value="-73.6160113835079" calcext:value-type="float">
            <text:p>-73.6160113835079</text:p>
          </table:table-cell>
          <table:table-cell office:value-type="float" office:value="45.5458300632341" calcext:value-type="float">
            <text:p>45.545830063234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Turin</text:p>
          </table:table-cell>
          <table:table-cell/>
          <table:table-cell office:value-type="string" calcext:value-type="string">
            <text:p>rue De Castelnaud Est/rue De Lanaud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121.21" calcext:value-type="float">
            <text:p>296121.21</text:p>
          </table:table-cell>
          <table:table-cell office:value-type="float" office:value="5045122.24" calcext:value-type="float">
            <text:p>5045122.24</text:p>
          </table:table-cell>
          <table:table-cell office:value-type="float" office:value="-73.6111430841229" calcext:value-type="float">
            <text:p>-73.6111430841229</text:p>
          </table:table-cell>
          <table:table-cell office:value-type="float" office:value="45.5459599807608" calcext:value-type="float">
            <text:p>45.545959980760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Prévost</text:p>
          </table:table-cell>
          <table:table-cell/>
          <table:table-cell office:value-type="string" calcext:value-type="string">
            <text:p>ave Christophe-Colomb/rue Jean-Talo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993.95" calcext:value-type="float">
            <text:p>295993.95</text:p>
          </table:table-cell>
          <table:table-cell office:value-type="float" office:value="5044798.06" calcext:value-type="float">
            <text:p>5044798.06</text:p>
          </table:table-cell>
          <table:table-cell office:value-type="float" office:value="-73.6127669768494" calcext:value-type="float">
            <text:p>-73.6127669768494</text:p>
          </table:table-cell>
          <table:table-cell office:value-type="float" office:value="45.543041299318" calcext:value-type="float">
            <text:p>45.5430412993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ctorien-Pesant</text:p>
          </table:table-cell>
          <table:table-cell/>
          <table:table-cell office:value-type="string" calcext:value-type="string">
            <text:p>ave De Gaspé/rue De Castelnaud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493.55" calcext:value-type="float">
            <text:p>295493.55</text:p>
          </table:table-cell>
          <table:table-cell office:value-type="float" office:value="5044192.88" calcext:value-type="float">
            <text:p>5044192.88</text:p>
          </table:table-cell>
          <table:table-cell office:value-type="float" office:value="-73.6191633942114" calcext:value-type="float">
            <text:p>-73.6191633942114</text:p>
          </table:table-cell>
          <table:table-cell office:value-type="float" office:value="45.5375891714437" calcext:value-type="float">
            <text:p>45.537589171443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ctorien-Pesant</text:p>
          </table:table-cell>
          <table:table-cell/>
          <table:table-cell office:value-type="string" calcext:value-type="string">
            <text:p>ave De Gaspé/rue De Castelnaud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496.12" calcext:value-type="float">
            <text:p>295496.12</text:p>
          </table:table-cell>
          <table:table-cell office:value-type="float" office:value="5044203.71" calcext:value-type="float">
            <text:p>5044203.71</text:p>
          </table:table-cell>
          <table:table-cell office:value-type="float" office:value="-73.61913069279" calcext:value-type="float">
            <text:p>-73.61913069279</text:p>
          </table:table-cell>
          <table:table-cell office:value-type="float" office:value="45.5376866579621" calcext:value-type="float">
            <text:p>45.53768665796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-Ouest</text:p>
          </table:table-cell>
          <table:table-cell/>
          <table:table-cell office:value-type="string" calcext:value-type="string">
            <text:p>ave Christophe-Colomb/rue Villeray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328.88" calcext:value-type="float">
            <text:p>295328.88</text:p>
          </table:table-cell>
          <table:table-cell office:value-type="float" office:value="5045140.97" calcext:value-type="float">
            <text:p>5045140.97</text:p>
          </table:table-cell>
          <table:table-cell office:value-type="float" office:value="-73.621290230788" calcext:value-type="float">
            <text:p>-73.621290230788</text:p>
          </table:table-cell>
          <table:table-cell office:value-type="float" office:value="45.5461181968853" calcext:value-type="float">
            <text:p>45.546118196885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Marie_Lamonde</text:p>
          </table:table-cell>
          <table:table-cell/>
          <table:table-cell office:value-type="string" calcext:value-type="string">
            <text:p>ave De Chateaubriand/rue Viller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331.96" calcext:value-type="float">
            <text:p>295331.96</text:p>
          </table:table-cell>
          <table:table-cell office:value-type="float" office:value="5044809.15" calcext:value-type="float">
            <text:p>5044809.15</text:p>
          </table:table-cell>
          <table:table-cell office:value-type="float" office:value="-73.621244368806" calcext:value-type="float">
            <text:p>-73.621244368806</text:p>
          </table:table-cell>
          <table:table-cell office:value-type="float" office:value="45.5431324081572" calcext:value-type="float">
            <text:p>45.54313240815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-Vincent-Ferrier</text:p>
          </table:table-cell>
          <table:table-cell/>
          <table:table-cell office:value-type="string" calcext:value-type="string">
            <text:p>ave Henri-Julien/rue Jar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541.19" calcext:value-type="float">
            <text:p>294541.19</text:p>
          </table:table-cell>
          <table:table-cell office:value-type="float" office:value="5044665.19" calcext:value-type="float">
            <text:p>5044665.19</text:p>
          </table:table-cell>
          <table:table-cell office:value-type="float" office:value="-73.6313676467919" calcext:value-type="float">
            <text:p>-73.6313676467919</text:p>
          </table:table-cell>
          <table:table-cell office:value-type="float" office:value="45.5418258100068" calcext:value-type="float">
            <text:p>45.541825810006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s Rêves</text:p>
          </table:table-cell>
          <table:table-cell/>
          <table:table-cell office:value-type="string" calcext:value-type="string">
            <text:p>ave De Gaspé/rue Guizot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401.01" calcext:value-type="float">
            <text:p>294401.01</text:p>
          </table:table-cell>
          <table:table-cell office:value-type="float" office:value="5044646.59" calcext:value-type="float">
            <text:p>5044646.59</text:p>
          </table:table-cell>
          <table:table-cell office:value-type="float" office:value="-73.6331623007166" calcext:value-type="float">
            <text:p>-73.6331623007166</text:p>
          </table:table-cell>
          <table:table-cell office:value-type="float" office:value="45.5416563624121" calcext:value-type="float">
            <text:p>45.54165636241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Howard</text:p>
          </table:table-cell>
          <table:table-cell/>
          <table:table-cell office:value-type="string" calcext:value-type="string">
            <text:p>ave De L'Épée/rue de Lièg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58.98" calcext:value-type="float">
            <text:p>293658.98</text:p>
          </table:table-cell>
          <table:table-cell office:value-type="float" office:value="5043750.33" calcext:value-type="float">
            <text:p>5043750.33</text:p>
          </table:table-cell>
          <table:table-cell office:value-type="float" office:value="-73.6426438041746" calcext:value-type="float">
            <text:p>-73.6426438041746</text:p>
          </table:table-cell>
          <table:table-cell office:value-type="float" office:value="45.5335800318668" calcext:value-type="float">
            <text:p>45.53358003186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ave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64.32" calcext:value-type="float">
            <text:p>294364.32</text:p>
          </table:table-cell>
          <table:table-cell office:value-type="float" office:value="5043794.61" calcext:value-type="float">
            <text:p>5043794.61</text:p>
          </table:table-cell>
          <table:table-cell office:value-type="float" office:value="-73.6336139681262" calcext:value-type="float">
            <text:p>-73.6336139681262</text:p>
          </table:table-cell>
          <table:table-cell office:value-type="float" office:value="45.5339893989269" calcext:value-type="float">
            <text:p>45.533989398926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ave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590.46" calcext:value-type="float">
            <text:p>294590.46</text:p>
          </table:table-cell>
          <table:table-cell office:value-type="float" office:value="5043690.79" calcext:value-type="float">
            <text:p>5043690.79</text:p>
          </table:table-cell>
          <table:table-cell office:value-type="float" office:value="-73.630716412024" calcext:value-type="float">
            <text:p>-73.630716412024</text:p>
          </table:table-cell>
          <table:table-cell office:value-type="float" office:value="45.5330585392605" calcext:value-type="float">
            <text:p>45.533058539260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625.9" calcext:value-type="float">
            <text:p>294625.9</text:p>
          </table:table-cell>
          <table:table-cell office:value-type="float" office:value="5044211.32" calcext:value-type="float">
            <text:p>5044211.32</text:p>
          </table:table-cell>
          <table:table-cell office:value-type="float" office:value="-73.6302734766887" calcext:value-type="float">
            <text:p>-73.6302734766887</text:p>
          </table:table-cell>
          <table:table-cell office:value-type="float" office:value="45.5377429717083" calcext:value-type="float">
            <text:p>45.537742971708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boul Saint-Laurent/rue Viller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852" calcext:value-type="float">
            <text:p>294852</text:p>
          </table:table-cell>
          <table:table-cell office:value-type="float" office:value="5044077.26" calcext:value-type="float">
            <text:p>5044077.26</text:p>
          </table:table-cell>
          <table:table-cell office:value-type="float" office:value="-73.6273756804245" calcext:value-type="float">
            <text:p>-73.6273756804245</text:p>
          </table:table-cell>
          <table:table-cell office:value-type="float" office:value="45.5365399172527" calcext:value-type="float">
            <text:p>45.53653991725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464.15" calcext:value-type="float">
            <text:p>294464.15</text:p>
          </table:table-cell>
          <table:table-cell office:value-type="float" office:value="5043875.73" calcext:value-type="float">
            <text:p>5043875.73</text:p>
          </table:table-cell>
          <table:table-cell office:value-type="float" office:value="-73.6323375031515" calcext:value-type="float">
            <text:p>-73.6323375031515</text:p>
          </table:table-cell>
          <table:table-cell office:value-type="float" office:value="45.5347208334976" calcext:value-type="float">
            <text:p>45.534720833497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605.31" calcext:value-type="float">
            <text:p>294605.31</text:p>
          </table:table-cell>
          <table:table-cell office:value-type="float" office:value="5043984.14" calcext:value-type="float">
            <text:p>5043984.14</text:p>
          </table:table-cell>
          <table:table-cell office:value-type="float" office:value="-73.6305323892848" calcext:value-type="float">
            <text:p>-73.6305323892848</text:p>
          </table:table-cell>
          <table:table-cell office:value-type="float" office:value="45.5356984247767" calcext:value-type="float">
            <text:p>45.53569842477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940.87" calcext:value-type="float">
            <text:p>294940.87</text:p>
          </table:table-cell>
          <table:table-cell office:value-type="float" office:value="5044098" calcext:value-type="float">
            <text:p>5044098</text:p>
          </table:table-cell>
          <table:table-cell office:value-type="float" office:value="-73.6262381960247" calcext:value-type="float">
            <text:p>-73.6262381960247</text:p>
          </table:table-cell>
          <table:table-cell office:value-type="float" office:value="45.5367278062839" calcext:value-type="float">
            <text:p>45.53672780628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091.89" calcext:value-type="float">
            <text:p>295091.89</text:p>
          </table:table-cell>
          <table:table-cell office:value-type="float" office:value="5044054.94" calcext:value-type="float">
            <text:p>5044054.94</text:p>
          </table:table-cell>
          <table:table-cell office:value-type="float" office:value="-73.6243036578376" calcext:value-type="float">
            <text:p>-73.6243036578376</text:p>
          </table:table-cell>
          <table:table-cell office:value-type="float" office:value="45.5363424575949" calcext:value-type="float">
            <text:p>45.536342457594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Valets</text:p>
          </table:table-cell>
          <table:table-cell/>
          <table:table-cell office:value-type="string" calcext:value-type="string">
            <text:p>ave Bloomfield/rue de Lièg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743.71" calcext:value-type="float">
            <text:p>293743.71</text:p>
          </table:table-cell>
          <table:table-cell office:value-type="float" office:value="5043632.27" calcext:value-type="float">
            <text:p>5043632.27</text:p>
          </table:table-cell>
          <table:table-cell office:value-type="float" office:value="-73.6415563036635" calcext:value-type="float">
            <text:p>-73.6415563036635</text:p>
          </table:table-cell>
          <table:table-cell office:value-type="float" office:value="45.532519035531" calcext:value-type="float">
            <text:p>45.5325190355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Parc-école Sinclair-Laird</text:p>
          </table:table-cell>
          <table:table-cell/>
          <table:table-cell office:value-type="string" calcext:value-type="string">
            <text:p>rue de Liège Ouest/ave Stua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13.52" calcext:value-type="float">
            <text:p>293613.52</text:p>
          </table:table-cell>
          <table:table-cell office:value-type="float" office:value="5043410.72" calcext:value-type="float">
            <text:p>5043410.72</text:p>
          </table:table-cell>
          <table:table-cell office:value-type="float" office:value="-73.6432180919895" calcext:value-type="float">
            <text:p>-73.6432180919895</text:p>
          </table:table-cell>
          <table:table-cell office:value-type="float" office:value="45.5305233718329" calcext:value-type="float">
            <text:p>45.53052337183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arclay</text:p>
          </table:table-cell>
          <table:table-cell/>
          <table:table-cell office:value-type="string" calcext:value-type="string">
            <text:p>ave Wiseman/rue Jarry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154.03" calcext:value-type="float">
            <text:p>294154.03</text:p>
          </table:table-cell>
          <table:table-cell office:value-type="float" office:value="5043278.35" calcext:value-type="float">
            <text:p>5043278.35</text:p>
          </table:table-cell>
          <table:table-cell office:value-type="float" office:value="-73.6362952023537" calcext:value-type="float">
            <text:p>-73.6362952023537</text:p>
          </table:table-cell>
          <table:table-cell office:value-type="float" office:value="45.5293407248877" calcext:value-type="float">
            <text:p>45.52934072488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Lestre</text:p>
          </table:table-cell>
          <table:table-cell/>
          <table:table-cell office:value-type="string" calcext:value-type="string">
            <text:p>ave Ball/ave Bloomfiel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88.15" calcext:value-type="float">
            <text:p>294388.15</text:p>
          </table:table-cell>
          <table:table-cell office:value-type="float" office:value="5043390.88" calcext:value-type="float">
            <text:p>5043390.88</text:p>
          </table:table-cell>
          <table:table-cell office:value-type="float" office:value="-73.6333002774072" calcext:value-type="float">
            <text:p>-73.6333002774072</text:p>
          </table:table-cell>
          <table:table-cell office:value-type="float" office:value="45.5303568476" calcext:value-type="float">
            <text:p>45.530356847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-Roch</text:p>
          </table:table-cell>
          <table:table-cell/>
          <table:table-cell office:value-type="string" calcext:value-type="string">
            <text:p>ave Ball/rue Duroch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520.14" calcext:value-type="float">
            <text:p>294520.14</text:p>
          </table:table-cell>
          <table:table-cell office:value-type="float" office:value="5043615.8" calcext:value-type="float">
            <text:p>5043615.8</text:p>
          </table:table-cell>
          <table:table-cell office:value-type="float" office:value="-73.631615167919" calcext:value-type="float">
            <text:p>-73.631615167919</text:p>
          </table:table-cell>
          <table:table-cell office:value-type="float" office:value="45.5323827184915" calcext:value-type="float">
            <text:p>45.53238271849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gilvy/Outremont</text:p>
          </table:table-cell>
          <table:table-cell/>
          <table:table-cell office:value-type="string" calcext:value-type="string">
            <text:p>ave d'Outremont/ave Ogilv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892.9" calcext:value-type="float">
            <text:p>294892.9</text:p>
          </table:table-cell>
          <table:table-cell office:value-type="float" office:value="5042983.75" calcext:value-type="float">
            <text:p>5042983.75</text:p>
          </table:table-cell>
          <table:table-cell office:value-type="float" office:value="-73.6268298738134" calcext:value-type="float">
            <text:p>-73.6268298738134</text:p>
          </table:table-cell>
          <table:table-cell office:value-type="float" office:value="45.5267007001119" calcext:value-type="float">
            <text:p>45.52670070011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irnam</text:p>
          </table:table-cell>
          <table:table-cell/>
          <table:table-cell office:value-type="string" calcext:value-type="string">
            <text:p>rue Birnam (face au #7002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095.32" calcext:value-type="float">
            <text:p>295095.32</text:p>
          </table:table-cell>
          <table:table-cell office:value-type="float" office:value="5042734.89" calcext:value-type="float">
            <text:p>5042734.89</text:p>
          </table:table-cell>
          <table:table-cell office:value-type="float" office:value="-73.6242335867096" calcext:value-type="float">
            <text:p>-73.6242335867096</text:p>
          </table:table-cell>
          <table:table-cell office:value-type="float" office:value="45.5244642126329" calcext:value-type="float">
            <text:p>45.52446421263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agneur</text:p>
          </table:table-cell>
          <table:table-cell/>
          <table:table-cell office:value-type="string" calcext:value-type="string">
            <text:p>ave Champagneur ( face au #7001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199.26" calcext:value-type="float">
            <text:p>295199.26</text:p>
          </table:table-cell>
          <table:table-cell office:value-type="float" office:value="5042935.17" calcext:value-type="float">
            <text:p>5042935.17</text:p>
          </table:table-cell>
          <table:table-cell office:value-type="float" office:value="-73.6229069357221" calcext:value-type="float">
            <text:p>-73.6229069357221</text:p>
          </table:table-cell>
          <table:table-cell office:value-type="float" office:value="45.5262678463337" calcext:value-type="float">
            <text:p>45.526267846333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loomfield</text:p>
          </table:table-cell>
          <table:table-cell/>
          <table:table-cell office:value-type="string" calcext:value-type="string">
            <text:p>ave Bloomfield/rue Jean-Talon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144.54" calcext:value-type="float">
            <text:p>295144.54</text:p>
          </table:table-cell>
          <table:table-cell office:value-type="float" office:value="5043032.37" calcext:value-type="float">
            <text:p>5043032.37</text:p>
          </table:table-cell>
          <table:table-cell office:value-type="float" office:value="-73.6236093652309" calcext:value-type="float">
            <text:p>-73.6236093652309</text:p>
          </table:table-cell>
          <table:table-cell office:value-type="float" office:value="45.5271417322229" calcext:value-type="float">
            <text:p>45.527141732222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Athéna</text:p>
          </table:table-cell>
          <table:table-cell/>
          <table:table-cell office:value-type="string" calcext:value-type="string">
            <text:p>rue Jean-Talon Ouest/ave De L'Épé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107.61" calcext:value-type="float">
            <text:p>295107.61</text:p>
          </table:table-cell>
          <table:table-cell office:value-type="float" office:value="5043093.12" calcext:value-type="float">
            <text:p>5043093.12</text:p>
          </table:table-cell>
          <table:table-cell office:value-type="float" office:value="-73.6240833444932" calcext:value-type="float">
            <text:p>-73.6240833444932</text:p>
          </table:table-cell>
          <table:table-cell office:value-type="float" office:value="45.5276878706724" calcext:value-type="float">
            <text:p>45.52768787067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William-Bowie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Patricia/ave Fieldin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134.77" calcext:value-type="float">
            <text:p>293134.77</text:p>
          </table:table-cell>
          <table:table-cell office:value-type="float" office:value="5035350.3" calcext:value-type="float">
            <text:p>5035350.3</text:p>
          </table:table-cell>
          <table:table-cell office:value-type="float" office:value="-73.6491558120882" calcext:value-type="float">
            <text:p>-73.6491558120882</text:p>
          </table:table-cell>
          <table:table-cell office:value-type="float" office:value="45.4579845299982" calcext:value-type="float">
            <text:p>45.45798452999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/>
          <table:table-cell office:value-type="string" calcext:value-type="string">
            <text:p>ave Doherty/ave Somerle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3481.99" calcext:value-type="float">
            <text:p>293481.99</text:p>
          </table:table-cell>
          <table:table-cell office:value-type="float" office:value="5035568.54" calcext:value-type="float">
            <text:p>5035568.54</text:p>
          </table:table-cell>
          <table:table-cell office:value-type="float" office:value="-73.6447211709131" calcext:value-type="float">
            <text:p>-73.6447211709131</text:p>
          </table:table-cell>
          <table:table-cell office:value-type="float" office:value="45.4599540673173" calcext:value-type="float">
            <text:p>45.459954067317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Doherty/ave Somerle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386.12" calcext:value-type="float">
            <text:p>293386.12</text:p>
          </table:table-cell>
          <table:table-cell office:value-type="float" office:value="5035662.38" calcext:value-type="float">
            <text:p>5035662.38</text:p>
          </table:table-cell>
          <table:table-cell office:value-type="float" office:value="-73.6459492163766" calcext:value-type="float">
            <text:p>-73.6459492163766</text:p>
          </table:table-cell>
          <table:table-cell office:value-type="float" office:value="45.4607969239049" calcext:value-type="float">
            <text:p>45.46079692390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aseball/soccer</text:p>
          </table:table-cell>
          <table:table-cell office:value-type="string" calcext:value-type="string">
            <text:p>ave Fielding/ave Corona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383.88" calcext:value-type="float">
            <text:p>293383.88</text:p>
          </table:table-cell>
          <table:table-cell office:value-type="float" office:value="5035856.04" calcext:value-type="float">
            <text:p>5035856.04</text:p>
          </table:table-cell>
          <table:table-cell office:value-type="float" office:value="-73.6459823563478" calcext:value-type="float">
            <text:p>-73.6459823563478</text:p>
          </table:table-cell>
          <table:table-cell office:value-type="float" office:value="45.4625395303201" calcext:value-type="float">
            <text:p>45.46253953032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jeux d'eau</text:p>
          </table:table-cell>
          <table:table-cell office:value-type="string" calcext:value-type="string">
            <text:p>ave Doherty/ave Fieldin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307.08" calcext:value-type="float">
            <text:p>293307.08</text:p>
          </table:table-cell>
          <table:table-cell office:value-type="float" office:value="5035665.59" calcext:value-type="float">
            <text:p>5035665.59</text:p>
          </table:table-cell>
          <table:table-cell office:value-type="float" office:value="-73.646959972098" calcext:value-type="float">
            <text:p>-73.646959972098</text:p>
          </table:table-cell>
          <table:table-cell office:value-type="float" office:value="45.4608245131598" calcext:value-type="float">
            <text:p>45.46082451315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ilbert-Layt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Chemin de la Côte-Saint-Luc/ave Rosedale</text:p>
          </table:table-cell>
          <table:table-cell office:value-type="string" calcext:value-type="string">
            <text:p>non-fonctionnelle</text:p>
          </table:table-cell>
          <table:table-cell office:value-type="string" calcext:value-type="string">
            <text:p>orthophotographies</text:p>
          </table:table-cell>
          <table:table-cell office:value-type="float" office:value="292966.99" calcext:value-type="float">
            <text:p>292966.99</text:p>
          </table:table-cell>
          <table:table-cell office:value-type="float" office:value="5036318.95" calcext:value-type="float">
            <text:p>5036318.95</text:p>
          </table:table-cell>
          <table:table-cell office:value-type="float" office:value="-73.6513244162037" calcext:value-type="float">
            <text:p>-73.6513244162037</text:p>
          </table:table-cell>
          <table:table-cell office:value-type="float" office:value="45.4666980699798" calcext:value-type="float">
            <text:p>45.46669806997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ilbert-Layton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de Chester/ave de Mayfa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035.26" calcext:value-type="float">
            <text:p>293035.26</text:p>
          </table:table-cell>
          <table:table-cell office:value-type="float" office:value="5036226.07" calcext:value-type="float">
            <text:p>5036226.07</text:p>
          </table:table-cell>
          <table:table-cell office:value-type="float" office:value="-73.650449136796" calcext:value-type="float">
            <text:p>-73.650449136796</text:p>
          </table:table-cell>
          <table:table-cell office:value-type="float" office:value="45.4658634465141" calcext:value-type="float">
            <text:p>45.465863446514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Coffee/ave Elmhur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872.73" calcext:value-type="float">
            <text:p>293872.73</text:p>
          </table:table-cell>
          <table:table-cell office:value-type="float" office:value="5035037.05" calcext:value-type="float">
            <text:p>5035037.05</text:p>
          </table:table-cell>
          <table:table-cell office:value-type="float" office:value="-73.639713059221" calcext:value-type="float">
            <text:p>-73.639713059221</text:p>
          </table:table-cell>
          <table:table-cell office:value-type="float" office:value="45.4551776884524" calcext:value-type="float">
            <text:p>45.45517768845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/>
          <table:table-cell office:value-type="string" calcext:value-type="string">
            <text:p>rue Sherbrooke Ouest/ave King-Edw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83.29" calcext:value-type="float">
            <text:p>294383.29</text:p>
          </table:table-cell>
          <table:table-cell office:value-type="float" office:value="5035718.25" calcext:value-type="float">
            <text:p>5035718.25</text:p>
          </table:table-cell>
          <table:table-cell office:value-type="float" office:value="-73.6331996295958" calcext:value-type="float">
            <text:p>-73.6331996295958</text:p>
          </table:table-cell>
          <table:table-cell office:value-type="float" office:value="45.4613152486457" calcext:value-type="float">
            <text:p>45.46131524864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/>
          <table:table-cell office:value-type="string" calcext:value-type="string">
            <text:p>rue Sherbrooke Ouest/rue Park Row Est</text:p>
          </table:table-cell>
          <table:table-cell office:value-type="string" calcext:value-type="string">
            <text:p>accès restreint - parc à chien</text:p>
          </table:table-cell>
          <table:table-cell office:value-type="string" calcext:value-type="string">
            <text:p>orthophotographies</text:p>
          </table:table-cell>
          <table:table-cell office:value-type="float" office:value="294476.45" calcext:value-type="float">
            <text:p>294476.45</text:p>
          </table:table-cell>
          <table:table-cell office:value-type="float" office:value="5035721.74" calcext:value-type="float">
            <text:p>5035721.74</text:p>
          </table:table-cell>
          <table:table-cell office:value-type="float" office:value="-73.6320084587962" calcext:value-type="float">
            <text:p>-73.6320084587962</text:p>
          </table:table-cell>
          <table:table-cell office:value-type="float" office:value="45.4613480362014" calcext:value-type="float">
            <text:p>45.461348036201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Sherbrooke Ouest/rue Park Row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574.4" calcext:value-type="float">
            <text:p>294574.4</text:p>
          </table:table-cell>
          <table:table-cell office:value-type="float" office:value="5035683.35" calcext:value-type="float">
            <text:p>5035683.35</text:p>
          </table:table-cell>
          <table:table-cell office:value-type="float" office:value="-73.6307551653141" calcext:value-type="float">
            <text:p>-73.6307551653141</text:p>
          </table:table-cell>
          <table:table-cell office:value-type="float" office:value="45.4610040254168" calcext:value-type="float">
            <text:p>45.46100402541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Park Row Ouest/boul De Maisonneuv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479.43" calcext:value-type="float">
            <text:p>294479.43</text:p>
          </table:table-cell>
          <table:table-cell office:value-type="float" office:value="5035611.73" calcext:value-type="float">
            <text:p>5035611.73</text:p>
          </table:table-cell>
          <table:table-cell office:value-type="float" office:value="-73.6319680438752" calcext:value-type="float">
            <text:p>-73.6319680438752</text:p>
          </table:table-cell>
          <table:table-cell office:value-type="float" office:value="45.4603581582062" calcext:value-type="float">
            <text:p>45.460358158206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Benny/ave de Monkl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435.59" calcext:value-type="float">
            <text:p>294435.59</text:p>
          </table:table-cell>
          <table:table-cell office:value-type="float" office:value="5036344.87" calcext:value-type="float">
            <text:p>5036344.87</text:p>
          </table:table-cell>
          <table:table-cell office:value-type="float" office:value="-73.6325440780968" calcext:value-type="float">
            <text:p>-73.6325440780968</text:p>
          </table:table-cell>
          <table:table-cell office:value-type="float" office:value="45.4669546463596" calcext:value-type="float">
            <text:p>45.46695464635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West Hill/ave Fielding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3915.38" calcext:value-type="float">
            <text:p>293915.38</text:p>
          </table:table-cell>
          <table:table-cell office:value-type="float" office:value="5036884.56" calcext:value-type="float">
            <text:p>5036884.56</text:p>
          </table:table-cell>
          <table:table-cell office:value-type="float" office:value="-73.6392086593124" calcext:value-type="float">
            <text:p>-73.6392086593124</text:p>
          </table:table-cell>
          <table:table-cell office:value-type="float" office:value="45.4718031104948" calcext:value-type="float">
            <text:p>45.471803110494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soccer</text:p>
          </table:table-cell>
          <table:table-cell/>
          <table:table-cell table:number-columns-repeated="2" office:value-type="string" calcext:value-type="string">
            <text:p>localisation approx.</text:p>
          </table:table-cell>
          <table:table-cell office:value-type="float" office:value="293689.15" calcext:value-type="float">
            <text:p>293689.15</text:p>
          </table:table-cell>
          <table:table-cell office:value-type="float" office:value="5037066.94" calcext:value-type="float">
            <text:p>5037066.94</text:p>
          </table:table-cell>
          <table:table-cell office:value-type="float" office:value="-73.6421061394931" calcext:value-type="float">
            <text:p>-73.6421061394931</text:p>
          </table:table-cell>
          <table:table-cell office:value-type="float" office:value="45.473440685186" calcext:value-type="float">
            <text:p>45.47344068518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West Hill/ave Fielding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3848.81" calcext:value-type="float">
            <text:p>293848.81</text:p>
          </table:table-cell>
          <table:table-cell office:value-type="float" office:value="5036974.65" calcext:value-type="float">
            <text:p>5036974.65</text:p>
          </table:table-cell>
          <table:table-cell office:value-type="float" office:value="-73.6400620606155" calcext:value-type="float">
            <text:p>-73.6400620606155</text:p>
          </table:table-cell>
          <table:table-cell office:value-type="float" office:value="45.47261274029" calcext:value-type="float">
            <text:p>45.4726127402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Somerle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de Hampton (face au #4915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233.16" calcext:value-type="float">
            <text:p>294233.16</text:p>
          </table:table-cell>
          <table:table-cell office:value-type="float" office:value="5037166.02" calcext:value-type="float">
            <text:p>5037166.02</text:p>
          </table:table-cell>
          <table:table-cell office:value-type="float" office:value="-73.6351504825351" calcext:value-type="float">
            <text:p>-73.6351504825351</text:p>
          </table:table-cell>
          <table:table-cell office:value-type="float" office:value="45.4743406956899" calcext:value-type="float">
            <text:p>45.474340695689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Somerled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de Hampton/ave Somerle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20.2" calcext:value-type="float">
            <text:p>294320.2</text:p>
          </table:table-cell>
          <table:table-cell office:value-type="float" office:value="5037101.39" calcext:value-type="float">
            <text:p>5037101.39</text:p>
          </table:table-cell>
          <table:table-cell office:value-type="float" office:value="-73.6340358604331" calcext:value-type="float">
            <text:p>-73.6340358604331</text:p>
          </table:table-cell>
          <table:table-cell office:value-type="float" office:value="45.4737604374909" calcext:value-type="float">
            <text:p>45.47376043749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William-Hurst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boul Grand/rue de Terrebon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537.34" calcext:value-type="float">
            <text:p>294537.34</text:p>
          </table:table-cell>
          <table:table-cell office:value-type="float" office:value="5036669.02" calcext:value-type="float">
            <text:p>5036669.02</text:p>
          </table:table-cell>
          <table:table-cell office:value-type="float" office:value="-73.6312496325473" calcext:value-type="float">
            <text:p>-73.6312496325473</text:p>
          </table:table-cell>
          <table:table-cell office:value-type="float" office:value="45.4698730000721" calcext:value-type="float">
            <text:p>45.46987300007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Herbert-Outerbridge</text:p>
          </table:table-cell>
          <table:table-cell/>
          <table:table-cell office:value-type="string" calcext:value-type="string">
            <text:p>ave Benny/rue Sherbrook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858.58" calcext:value-type="float">
            <text:p>294858.58</text:p>
          </table:table-cell>
          <table:table-cell office:value-type="float" office:value="5036171.13" calcext:value-type="float">
            <text:p>5036171.13</text:p>
          </table:table-cell>
          <table:table-cell office:value-type="float" office:value="-73.6271312180279" calcext:value-type="float">
            <text:p>-73.6271312180279</text:p>
          </table:table-cell>
          <table:table-cell office:value-type="float" office:value="45.4653974014459" calcext:value-type="float">
            <text:p>45.465397401445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otre-Dame-de-Grâc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Marcil/Chemin de la Côte-Saint-Antoin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5778.39" calcext:value-type="float">
            <text:p>295778.39</text:p>
          </table:table-cell>
          <table:table-cell office:value-type="float" office:value="5036974.16" calcext:value-type="float">
            <text:p>5036974.16</text:p>
          </table:table-cell>
          <table:table-cell office:value-type="float" office:value="-73.615383423971" calcext:value-type="float">
            <text:p>-73.615383423971</text:p>
          </table:table-cell>
          <table:table-cell office:value-type="float" office:value="45.4726359250784" calcext:value-type="float">
            <text:p>45.472635925078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otre-Dame-de-Grâce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Marcil/Chemin de la Côte-Saint-Anto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821.83" calcext:value-type="float">
            <text:p>295821.83</text:p>
          </table:table-cell>
          <table:table-cell office:value-type="float" office:value="5037010.4" calcext:value-type="float">
            <text:p>5037010.4</text:p>
          </table:table-cell>
          <table:table-cell office:value-type="float" office:value="-73.6148285040251" calcext:value-type="float">
            <text:p>-73.6148285040251</text:p>
          </table:table-cell>
          <table:table-cell office:value-type="float" office:value="45.4729625891178" calcext:value-type="float">
            <text:p>45.47296258911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eorges-Saint-Pierre</text:p>
          </table:table-cell>
          <table:table-cell office:value-type="string" calcext:value-type="string">
            <text:p>module de jeux/soccer</text:p>
          </table:table-cell>
          <table:table-cell office:value-type="string" calcext:value-type="string">
            <text:p>ave d'Oxford (face au #966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6375.93" calcext:value-type="float">
            <text:p>296375.93</text:p>
          </table:table-cell>
          <table:table-cell office:value-type="float" office:value="5036515.35" calcext:value-type="float">
            <text:p>5036515.35</text:p>
          </table:table-cell>
          <table:table-cell office:value-type="float" office:value="-73.607733232251" calcext:value-type="float">
            <text:p>-73.607733232251</text:p>
          </table:table-cell>
          <table:table-cell office:value-type="float" office:value="45.4685148029846" calcext:value-type="float">
            <text:p>45.46851480298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urice-Cullen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chemin Circle/chemin Mir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413.18" calcext:value-type="float">
            <text:p>295413.18</text:p>
          </table:table-cell>
          <table:table-cell office:value-type="float" office:value="5038182.38" calcext:value-type="float">
            <text:p>5038182.38</text:p>
          </table:table-cell>
          <table:table-cell office:value-type="float" office:value="-73.6200774195206" calcext:value-type="float">
            <text:p>-73.6200774195206</text:p>
          </table:table-cell>
          <table:table-cell office:value-type="float" office:value="45.4835032186848" calcext:value-type="float">
            <text:p>45.483503218684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Clanranald/ave Isabell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147.11" calcext:value-type="float">
            <text:p>294147.11</text:p>
          </table:table-cell>
          <table:table-cell office:value-type="float" office:value="5038224.08" calcext:value-type="float">
            <text:p>5038224.08</text:p>
          </table:table-cell>
          <table:table-cell office:value-type="float" office:value="-73.6362740125446" calcext:value-type="float">
            <text:p>-73.6362740125446</text:p>
          </table:table-cell>
          <table:table-cell office:value-type="float" office:value="45.4838602804565" calcext:value-type="float">
            <text:p>45.483860280456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Clanranald/ave Isabell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149.94" calcext:value-type="float">
            <text:p>294149.94</text:p>
          </table:table-cell>
          <table:table-cell office:value-type="float" office:value="5038227.8" calcext:value-type="float">
            <text:p>5038227.8</text:p>
          </table:table-cell>
          <table:table-cell office:value-type="float" office:value="-73.6362378913752" calcext:value-type="float">
            <text:p>-73.6362378913752</text:p>
          </table:table-cell>
          <table:table-cell office:value-type="float" office:value="45.4838937978177" calcext:value-type="float">
            <text:p>45.483893797817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Clanranald/ave Isabella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212.23" calcext:value-type="float">
            <text:p>294212.23</text:p>
          </table:table-cell>
          <table:table-cell office:value-type="float" office:value="5038168.76" calcext:value-type="float">
            <text:p>5038168.76</text:p>
          </table:table-cell>
          <table:table-cell office:value-type="float" office:value="-73.6354397933304" calcext:value-type="float">
            <text:p>-73.6354397933304</text:p>
          </table:table-cell>
          <table:table-cell office:value-type="float" office:value="45.4833634777392" calcext:value-type="float">
            <text:p>45.483363477739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Saint-Kevin/ave de Westbu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400.51" calcext:value-type="float">
            <text:p>294400.51</text:p>
          </table:table-cell>
          <table:table-cell office:value-type="float" office:value="5038853.58" calcext:value-type="float">
            <text:p>5038853.58</text:p>
          </table:table-cell>
          <table:table-cell office:value-type="float" office:value="-73.6330458093401" calcext:value-type="float">
            <text:p>-73.6330458093401</text:p>
          </table:table-cell>
          <table:table-cell office:value-type="float" office:value="45.4895286144072" calcext:value-type="float">
            <text:p>45.48952861440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Saint-Kevin/ave de Westbu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59.38" calcext:value-type="float">
            <text:p>294359.38</text:p>
          </table:table-cell>
          <table:table-cell office:value-type="float" office:value="5038802.48" calcext:value-type="float">
            <text:p>5038802.48</text:p>
          </table:table-cell>
          <table:table-cell office:value-type="float" office:value="-73.6335709174683" calcext:value-type="float">
            <text:p>-73.6335709174683</text:p>
          </table:table-cell>
          <table:table-cell office:value-type="float" office:value="45.4890681806789" calcext:value-type="float">
            <text:p>45.489068180678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Beaucourt/chemin de la Côte-Sainte-Cather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78.6" calcext:value-type="float">
            <text:p>294378.6</text:p>
          </table:table-cell>
          <table:table-cell office:value-type="float" office:value="5039033.73" calcext:value-type="float">
            <text:p>5039033.73</text:p>
          </table:table-cell>
          <table:table-cell office:value-type="float" office:value="-73.6333299387297" calcext:value-type="float">
            <text:p>-73.6333299387297</text:p>
          </table:table-cell>
          <table:table-cell office:value-type="float" office:value="45.4911493540221" calcext:value-type="float">
            <text:p>45.49114935402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Van Horne</text:p>
          </table:table-cell>
          <table:table-cell/>
          <table:table-cell office:value-type="string" calcext:value-type="string">
            <text:p>ave de Westbury/ave Van Hor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900.97" calcext:value-type="float">
            <text:p>293900.97</text:p>
          </table:table-cell>
          <table:table-cell office:value-type="float" office:value="5039033.86" calcext:value-type="float">
            <text:p>5039033.86</text:p>
          </table:table-cell>
          <table:table-cell office:value-type="float" office:value="-73.6394406554285" calcext:value-type="float">
            <text:p>-73.6394406554285</text:p>
          </table:table-cell>
          <table:table-cell office:value-type="float" office:value="45.4911432279005" calcext:value-type="float">
            <text:p>45.491143227900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Van Horne</text:p>
          </table:table-cell>
          <table:table-cell office:value-type="string" calcext:value-type="string">
            <text:p>jeux d'eau</text:p>
          </table:table-cell>
          <table:table-cell office:value-type="string" calcext:value-type="string">
            <text:p>ave Van Horne/rue Lemieux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3998.18" calcext:value-type="float">
            <text:p>293998.18</text:p>
          </table:table-cell>
          <table:table-cell office:value-type="float" office:value="5039143.81" calcext:value-type="float">
            <text:p>5039143.81</text:p>
          </table:table-cell>
          <table:table-cell office:value-type="float" office:value="-73.6381993877221" calcext:value-type="float">
            <text:p>-73.6381993877221</text:p>
          </table:table-cell>
          <table:table-cell office:value-type="float" office:value="45.4921341158102" calcext:value-type="float">
            <text:p>45.492134115810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elson-Mandela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Barclay/rue Lemieux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3629.52" calcext:value-type="float">
            <text:p>293629.52</text:p>
          </table:table-cell>
          <table:table-cell office:value-type="float" office:value="5039501.58" calcext:value-type="float">
            <text:p>5039501.58</text:p>
          </table:table-cell>
          <table:table-cell office:value-type="float" office:value="-73.6429241831644" calcext:value-type="float">
            <text:p>-73.6429241831644</text:p>
          </table:table-cell>
          <table:table-cell office:value-type="float" office:value="45.4953476756889" calcext:value-type="float">
            <text:p>45.49534767568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elson-Mandela</text:p>
          </table:table-cell>
          <table:table-cell/>
          <table:table-cell office:value-type="string" calcext:value-type="string">
            <text:p>ave Victoria/rue Bouch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85.03" calcext:value-type="float">
            <text:p>293685.03</text:p>
          </table:table-cell>
          <table:table-cell office:value-type="float" office:value="5039598.46" calcext:value-type="float">
            <text:p>5039598.46</text:p>
          </table:table-cell>
          <table:table-cell office:value-type="float" office:value="-73.6422161397431" calcext:value-type="float">
            <text:p>-73.6422161397431</text:p>
          </table:table-cell>
          <table:table-cell office:value-type="float" office:value="45.4962203284726" calcext:value-type="float">
            <text:p>45.49622032847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 office:value-type="string" calcext:value-type="string">
            <text:p>jeux d'eau</text:p>
          </table:table-cell>
          <table:table-cell office:value-type="string" calcext:value-type="string">
            <text:p>place Kenmo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261.28" calcext:value-type="float">
            <text:p>293261.28</text:p>
          </table:table-cell>
          <table:table-cell office:value-type="float" office:value="5038890" calcext:value-type="float">
            <text:p>5038890</text:p>
          </table:table-cell>
          <table:table-cell office:value-type="float" office:value="-73.6476213509107" calcext:value-type="float">
            <text:p>-73.6476213509107</text:p>
          </table:table-cell>
          <table:table-cell office:value-type="float" office:value="45.4898384316678" calcext:value-type="float">
            <text:p>45.48983843166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/>
          <table:table-cell office:value-type="string" calcext:value-type="string">
            <text:p>ave Mclynn/ave Plamond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273.02" calcext:value-type="float">
            <text:p>293273.02</text:p>
          </table:table-cell>
          <table:table-cell office:value-type="float" office:value="5038846.3" calcext:value-type="float">
            <text:p>5038846.3</text:p>
          </table:table-cell>
          <table:table-cell office:value-type="float" office:value="-73.6474701288036" calcext:value-type="float">
            <text:p>-73.6474701288036</text:p>
          </table:table-cell>
          <table:table-cell office:value-type="float" office:value="45.4894453946461" calcext:value-type="float">
            <text:p>45.489445394646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ave Mclynn/rue Vézin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148.99" calcext:value-type="float">
            <text:p>293148.99</text:p>
          </table:table-cell>
          <table:table-cell office:value-type="float" office:value="5038927.66" calcext:value-type="float">
            <text:p>5038927.66</text:p>
          </table:table-cell>
          <table:table-cell office:value-type="float" office:value="-73.6490588291923" calcext:value-type="float">
            <text:p>-73.6490588291923</text:p>
          </table:table-cell>
          <table:table-cell office:value-type="float" office:value="45.4901754466191" calcext:value-type="float">
            <text:p>45.490175446619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Savane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rue de la Savane/place de la Sava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695.91" calcext:value-type="float">
            <text:p>292695.91</text:p>
          </table:table-cell>
          <table:table-cell office:value-type="float" office:value="5039893.62" calcext:value-type="float">
            <text:p>5039893.62</text:p>
          </table:table-cell>
          <table:table-cell office:value-type="float" office:value="-73.6548791752758" calcext:value-type="float">
            <text:p>-73.6548791752758</text:p>
          </table:table-cell>
          <table:table-cell office:value-type="float" office:value="45.498859840567" calcext:value-type="float">
            <text:p>45.49885984056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méo-Charrett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Glencoe/boul Lai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728.31" calcext:value-type="float">
            <text:p>293728.31</text:p>
          </table:table-cell>
          <table:table-cell office:value-type="float" office:value="5040730.98" calcext:value-type="float">
            <text:p>5040730.98</text:p>
          </table:table-cell>
          <table:table-cell office:value-type="float" office:value="-73.6416879327176" calcext:value-type="float">
            <text:p>-73.6416879327176</text:p>
          </table:table-cell>
          <table:table-cell office:value-type="float" office:value="45.5064118906896" calcext:value-type="float">
            <text:p>45.50641189068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Dunkerqu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Kirkfield/rue de Till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10.7" calcext:value-type="float">
            <text:p>294310.7</text:p>
          </table:table-cell>
          <table:table-cell office:value-type="float" office:value="5041398.89" calcext:value-type="float">
            <text:p>5041398.89</text:p>
          </table:table-cell>
          <table:table-cell office:value-type="float" office:value="-73.6342492110173" calcext:value-type="float">
            <text:p>-73.6342492110173</text:p>
          </table:table-cell>
          <table:table-cell office:value-type="float" office:value="45.5124310102667" calcext:value-type="float">
            <text:p>45.51243101026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chemin Hudson/ave de Ken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657.26" calcext:value-type="float">
            <text:p>294657.26</text:p>
          </table:table-cell>
          <table:table-cell office:value-type="float" office:value="5040653.33" calcext:value-type="float">
            <text:p>5040653.33</text:p>
          </table:table-cell>
          <table:table-cell office:value-type="float" office:value="-73.6297982908987" calcext:value-type="float">
            <text:p>-73.6297982908987</text:p>
          </table:table-cell>
          <table:table-cell office:value-type="float" office:value="45.5057272916214" calcext:value-type="float">
            <text:p>45.505727291621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baseball/soccer</text:p>
          </table:table-cell>
          <table:table-cell office:value-type="string" calcext:value-type="string">
            <text:p>ave de Kent/ave Dec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471.11" calcext:value-type="float">
            <text:p>294471.11</text:p>
          </table:table-cell>
          <table:table-cell office:value-type="float" office:value="5040352.85" calcext:value-type="float">
            <text:p>5040352.85</text:p>
          </table:table-cell>
          <table:table-cell office:value-type="float" office:value="-73.6321741489223" calcext:value-type="float">
            <text:p>-73.6321741489223</text:p>
          </table:table-cell>
          <table:table-cell office:value-type="float" office:value="45.5030207194719" calcext:value-type="float">
            <text:p>45.503020719471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Appleton/ave Dec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401.43" calcext:value-type="float">
            <text:p>294401.43</text:p>
          </table:table-cell>
          <table:table-cell office:value-type="float" office:value="5040461.31" calcext:value-type="float">
            <text:p>5040461.31</text:p>
          </table:table-cell>
          <table:table-cell office:value-type="float" office:value="-73.633068109282" calcext:value-type="float">
            <text:p>-73.633068109282</text:p>
          </table:table-cell>
          <table:table-cell office:value-type="float" office:value="45.5039956512988" calcext:value-type="float">
            <text:p>45.5039956512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Appleton/chemin Huds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523.84" calcext:value-type="float">
            <text:p>294523.84</text:p>
          </table:table-cell>
          <table:table-cell office:value-type="float" office:value="5040659.72" calcext:value-type="float">
            <text:p>5040659.72</text:p>
          </table:table-cell>
          <table:table-cell office:value-type="float" office:value="-73.6315058176878" calcext:value-type="float">
            <text:p>-73.6315058176878</text:p>
          </table:table-cell>
          <table:table-cell office:value-type="float" office:value="45.5057828385782" calcext:value-type="float">
            <text:p>45.505782838578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hatma-Gandhi</text:p>
          </table:table-cell>
          <table:table-cell/>
          <table:table-cell office:value-type="string" calcext:value-type="string">
            <text:p>ave Van Horne/ave Lint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4792.27" calcext:value-type="float">
            <text:p>294792.27</text:p>
          </table:table-cell>
          <table:table-cell office:value-type="float" office:value="5040797.37" calcext:value-type="float">
            <text:p>5040797.37</text:p>
          </table:table-cell>
          <table:table-cell office:value-type="float" office:value="-73.6280734895352" calcext:value-type="float">
            <text:p>-73.6280734895352</text:p>
          </table:table-cell>
          <table:table-cell office:value-type="float" office:value="45.5070253716403" calcext:value-type="float">
            <text:p>45.50702537164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place de Darlington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place de Darlington (face au #2795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834.35" calcext:value-type="float">
            <text:p>294834.35</text:p>
          </table:table-cell>
          <table:table-cell office:value-type="float" office:value="5041107.03" calcext:value-type="float">
            <text:p>5041107.03</text:p>
          </table:table-cell>
          <table:table-cell office:value-type="float" office:value="-73.6275412666725" calcext:value-type="float">
            <text:p>-73.6275412666725</text:p>
          </table:table-cell>
          <table:table-cell office:value-type="float" office:value="45.5098124185075" calcext:value-type="float">
            <text:p>45.50981241850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Jean-Brillant</text:p>
          </table:table-cell>
          <table:table-cell/>
          <table:table-cell office:value-type="string" calcext:value-type="string">
            <text:p>ave Swail/ave Gatin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453.54" calcext:value-type="float">
            <text:p>295453.54</text:p>
          </table:table-cell>
          <table:table-cell office:value-type="float" office:value="5039618.18" calcext:value-type="float">
            <text:p>5039618.18</text:p>
          </table:table-cell>
          <table:table-cell office:value-type="float" office:value="-73.6195884685307" calcext:value-type="float">
            <text:p>-73.6195884685307</text:p>
          </table:table-cell>
          <table:table-cell office:value-type="float" office:value="45.4964237079328" calcext:value-type="float">
            <text:p>45.49642370793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Jean-Brillant</text:p>
          </table:table-cell>
          <table:table-cell office:value-type="string" calcext:value-type="string">
            <text:p>jeux d'eau</text:p>
          </table:table-cell>
          <table:table-cell office:value-type="string" calcext:value-type="string">
            <text:p>ave Decelles/rue Jean-Brilla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460.34" calcext:value-type="float">
            <text:p>295460.34</text:p>
          </table:table-cell>
          <table:table-cell office:value-type="float" office:value="5039706.6" calcext:value-type="float">
            <text:p>5039706.6</text:p>
          </table:table-cell>
          <table:table-cell office:value-type="float" office:value="-73.6195031452835" calcext:value-type="float">
            <text:p>-73.6195031452835</text:p>
          </table:table-cell>
          <table:table-cell office:value-type="float" office:value="45.4972194393272" calcext:value-type="float">
            <text:p>45.497219439327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Sousa-Mendes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Plantagenet/ave De Soisson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267.37" calcext:value-type="float">
            <text:p>295267.37</text:p>
          </table:table-cell>
          <table:table-cell office:value-type="float" office:value="5040995.5" calcext:value-type="float">
            <text:p>5040995.5</text:p>
          </table:table-cell>
          <table:table-cell office:value-type="float" office:value="-73.6219972834211" calcext:value-type="float">
            <text:p>-73.6219972834211</text:p>
          </table:table-cell>
          <table:table-cell office:value-type="float" office:value="45.5088148800661" calcext:value-type="float">
            <text:p>45.50881488006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Promenade-Bellerive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ue Bellerive/rue Mouss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052.72" calcext:value-type="float">
            <text:p>304052.72</text:p>
          </table:table-cell>
          <table:table-cell office:value-type="float" office:value="5051156.74" calcext:value-type="float">
            <text:p>5051156.74</text:p>
          </table:table-cell>
          <table:table-cell office:value-type="float" office:value="-73.5095791187554" calcext:value-type="float">
            <text:p>-73.5095791187554</text:p>
          </table:table-cell>
          <table:table-cell office:value-type="float" office:value="45.6003140046242" calcext:value-type="float">
            <text:p>45.600314004624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Promenade-Bellerive</text:p>
          </table:table-cell>
          <table:table-cell/>
          <table:table-cell office:value-type="string" calcext:value-type="string">
            <text:p>rue Bellerive/ave Merc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094.98" calcext:value-type="float">
            <text:p>304094.98</text:p>
          </table:table-cell>
          <table:table-cell office:value-type="float" office:value="5050583.54" calcext:value-type="float">
            <text:p>5050583.54</text:p>
          </table:table-cell>
          <table:table-cell office:value-type="float" office:value="-73.5090365747883" calcext:value-type="float">
            <text:p>-73.5090365747883</text:p>
          </table:table-cell>
          <table:table-cell office:value-type="float" office:value="45.5951562344791" calcext:value-type="float">
            <text:p>45.595156234479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de Carignan/ave Péro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595.32" calcext:value-type="float">
            <text:p>300595.32</text:p>
          </table:table-cell>
          <table:table-cell office:value-type="float" office:value="5049150.95" calcext:value-type="float">
            <text:p>5049150.95</text:p>
          </table:table-cell>
          <table:table-cell office:value-type="float" office:value="-73.5538810255407" calcext:value-type="float">
            <text:p>-73.5538810255407</text:p>
          </table:table-cell>
          <table:table-cell office:value-type="float" office:value="45.5822530182144" calcext:value-type="float">
            <text:p>45.582253018214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de Carignan/rue Gérin-Lajo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679.12" calcext:value-type="float">
            <text:p>300679.12</text:p>
          </table:table-cell>
          <table:table-cell office:value-type="float" office:value="5049137.33" calcext:value-type="float">
            <text:p>5049137.33</text:p>
          </table:table-cell>
          <table:table-cell office:value-type="float" office:value="-73.5528070529468" calcext:value-type="float">
            <text:p>-73.5528070529468</text:p>
          </table:table-cell>
          <table:table-cell office:value-type="float" office:value="45.5821309627958" calcext:value-type="float">
            <text:p>45.58213096279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Gérin-Lajoie/ave Louis-Joseph-Douc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627.71" calcext:value-type="float">
            <text:p>300627.71</text:p>
          </table:table-cell>
          <table:table-cell office:value-type="float" office:value="5049034.46" calcext:value-type="float">
            <text:p>5049034.46</text:p>
          </table:table-cell>
          <table:table-cell office:value-type="float" office:value="-73.5534649679647" calcext:value-type="float">
            <text:p>-73.5534649679647</text:p>
          </table:table-cell>
          <table:table-cell office:value-type="float" office:value="45.5812050010457" calcext:value-type="float">
            <text:p>45.581205001045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terrain d'athlétisme</text:p>
          </table:table-cell>
          <table:table-cell office:value-type="string" calcext:value-type="string">
            <text:p>ave de Carignan/ave Péro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529.99" calcext:value-type="float">
            <text:p>300529.99</text:p>
          </table:table-cell>
          <table:table-cell office:value-type="float" office:value="5049117.21" calcext:value-type="float">
            <text:p>5049117.21</text:p>
          </table:table-cell>
          <table:table-cell office:value-type="float" office:value="-73.5547179039095" calcext:value-type="float">
            <text:p>-73.5547179039095</text:p>
          </table:table-cell>
          <table:table-cell office:value-type="float" office:value="45.5819490176114" calcext:value-type="float">
            <text:p>45.58194901761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u Quesne/rue Pierre-Béd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516.15" calcext:value-type="float">
            <text:p>300516.15</text:p>
          </table:table-cell>
          <table:table-cell office:value-type="float" office:value="5049089.32" calcext:value-type="float">
            <text:p>5049089.32</text:p>
          </table:table-cell>
          <table:table-cell office:value-type="float" office:value="-73.5548950114825" calcext:value-type="float">
            <text:p>-73.5548950114825</text:p>
          </table:table-cell>
          <table:table-cell office:value-type="float" office:value="45.5816979698972" calcext:value-type="float">
            <text:p>45.581697969897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/>
          <table:table-cell office:value-type="string" calcext:value-type="string">
            <text:p>rue Du Quesne/rue Pierre-Béda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475.87" calcext:value-type="float">
            <text:p>300475.87</text:p>
          </table:table-cell>
          <table:table-cell office:value-type="float" office:value="5049007.29" calcext:value-type="float">
            <text:p>5049007.29</text:p>
          </table:table-cell>
          <table:table-cell office:value-type="float" office:value="-73.5554104496017" calcext:value-type="float">
            <text:p>-73.5554104496017</text:p>
          </table:table-cell>
          <table:table-cell office:value-type="float" office:value="45.5809595899697" calcext:value-type="float">
            <text:p>45.580959589969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/>
          <table:table-cell office:value-type="string" calcext:value-type="string">
            <text:p>rue Du Quesne/rue Pierre-Béda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479.13" calcext:value-type="float">
            <text:p>300479.13</text:p>
          </table:table-cell>
          <table:table-cell office:value-type="float" office:value="5049018.01" calcext:value-type="float">
            <text:p>5049018.01</text:p>
          </table:table-cell>
          <table:table-cell office:value-type="float" office:value="-73.5553687700059" calcext:value-type="float">
            <text:p>-73.5553687700059</text:p>
          </table:table-cell>
          <table:table-cell office:value-type="float" office:value="45.5810560720294" calcext:value-type="float">
            <text:p>45.58105607202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ector-Vinet</text:p>
          </table:table-cell>
          <table:table-cell/>
          <table:table-cell office:value-type="string" calcext:value-type="string">
            <text:p>rue Hochelaga/ave Hecto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3636.83" calcext:value-type="float">
            <text:p>303636.83</text:p>
          </table:table-cell>
          <table:table-cell office:value-type="float" office:value="5052285.02" calcext:value-type="float">
            <text:p>5052285.02</text:p>
          </table:table-cell>
          <table:table-cell office:value-type="float" office:value="-73.5149129556681" calcext:value-type="float">
            <text:p>-73.5149129556681</text:p>
          </table:table-cell>
          <table:table-cell office:value-type="float" office:value="45.6104659990572" calcext:value-type="float">
            <text:p>45.610465999057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Victor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Pierre-De Coubertin/rue Aub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3358" calcext:value-type="float">
            <text:p>303358</text:p>
          </table:table-cell>
          <table:table-cell office:value-type="float" office:value="5051999.8" calcext:value-type="float">
            <text:p>5051999.8</text:p>
          </table:table-cell>
          <table:table-cell office:value-type="float" office:value="-73.5184869805495" calcext:value-type="float">
            <text:p>-73.5184869805495</text:p>
          </table:table-cell>
          <table:table-cell office:value-type="float" office:value="45.6078989922141" calcext:value-type="float">
            <text:p>45.607898992214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Victor</text:p>
          </table:table-cell>
          <table:table-cell/>
          <table:table-cell office:value-type="string" calcext:value-type="string">
            <text:p>rue Hochelaga/rue Taill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3424.16" calcext:value-type="float">
            <text:p>303424.16</text:p>
          </table:table-cell>
          <table:table-cell office:value-type="float" office:value="5051904.79" calcext:value-type="float">
            <text:p>5051904.79</text:p>
          </table:table-cell>
          <table:table-cell office:value-type="float" office:value="-73.5176385166422" calcext:value-type="float">
            <text:p>-73.5176385166422</text:p>
          </table:table-cell>
          <table:table-cell office:value-type="float" office:value="45.6070442012042" calcext:value-type="float">
            <text:p>45.607044201204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ue De Teck/boul Pierre-Bern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765.13" calcext:value-type="float">
            <text:p>302765.13</text:p>
          </table:table-cell>
          <table:table-cell office:value-type="float" office:value="5051801.26" calcext:value-type="float">
            <text:p>5051801.26</text:p>
          </table:table-cell>
          <table:table-cell office:value-type="float" office:value="-73.5260869674062" calcext:value-type="float">
            <text:p>-73.5260869674062</text:p>
          </table:table-cell>
          <table:table-cell office:value-type="float" office:value="45.6061109938564" calcext:value-type="float">
            <text:p>45.60611099385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/>
          <table:table-cell office:value-type="string" calcext:value-type="string">
            <text:p>boul Pierre-Bernard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855.14" calcext:value-type="float">
            <text:p>302855.14</text:p>
          </table:table-cell>
          <table:table-cell office:value-type="float" office:value="5051776.78" calcext:value-type="float">
            <text:p>5051776.78</text:p>
          </table:table-cell>
          <table:table-cell office:value-type="float" office:value="-73.5249329446539" calcext:value-type="float">
            <text:p>-73.5249329446539</text:p>
          </table:table-cell>
          <table:table-cell office:value-type="float" office:value="45.605890973965" calcext:value-type="float">
            <text:p>45.6058909739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e Marseille/rue Frenc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871.72" calcext:value-type="float">
            <text:p>302871.72</text:p>
          </table:table-cell>
          <table:table-cell office:value-type="float" office:value="5051679.09" calcext:value-type="float">
            <text:p>5051679.09</text:p>
          </table:table-cell>
          <table:table-cell office:value-type="float" office:value="-73.5247200043537" calcext:value-type="float">
            <text:p>-73.5247200043537</text:p>
          </table:table-cell>
          <table:table-cell office:value-type="float" office:value="45.6050119794155" calcext:value-type="float">
            <text:p>45.605011979415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e-Clair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Pierre-De Coubertin/ave Merc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945.89" calcext:value-type="float">
            <text:p>302945.89</text:p>
          </table:table-cell>
          <table:table-cell office:value-type="float" office:value="5051089.95" calcext:value-type="float">
            <text:p>5051089.95</text:p>
          </table:table-cell>
          <table:table-cell office:value-type="float" office:value="-73.5237669275443" calcext:value-type="float">
            <text:p>-73.5237669275443</text:p>
          </table:table-cell>
          <table:table-cell office:value-type="float" office:value="45.5997109390371" calcext:value-type="float">
            <text:p>45.59971093903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lément-Jetté (Sud)</text:p>
          </table:table-cell>
          <table:table-cell/>
          <table:table-cell office:value-type="string" calcext:value-type="string">
            <text:p>rue Notre-Dame Est/boul Pierre-Bern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3928.71" calcext:value-type="float">
            <text:p>303928.71</text:p>
          </table:table-cell>
          <table:table-cell office:value-type="float" office:value="5051341.68" calcext:value-type="float">
            <text:p>5051341.68</text:p>
          </table:table-cell>
          <table:table-cell office:value-type="float" office:value="-73.5111690893677" calcext:value-type="float">
            <text:p>-73.5111690893677</text:p>
          </table:table-cell>
          <table:table-cell office:value-type="float" office:value="45.6019780012265" calcext:value-type="float">
            <text:p>45.60197800122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Tétreault</text:p>
          </table:table-cell>
          <table:table-cell/>
          <table:table-cell office:value-type="string" calcext:value-type="string">
            <text:p>rue Notre-Dame Est/rue Baldw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3928.42" calcext:value-type="float">
            <text:p>303928.42</text:p>
          </table:table-cell>
          <table:table-cell office:value-type="float" office:value="5050905.04" calcext:value-type="float">
            <text:p>5050905.04</text:p>
          </table:table-cell>
          <table:table-cell office:value-type="float" office:value="-73.5111720271025" calcext:value-type="float">
            <text:p>-73.5111720271025</text:p>
          </table:table-cell>
          <table:table-cell office:value-type="float" office:value="45.5980489933402" calcext:value-type="float">
            <text:p>45.598048993340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noré-Mercier</text:p>
          </table:table-cell>
          <table:table-cell/>
          <table:table-cell office:value-type="string" calcext:value-type="string">
            <text:p>rue Notre-Dame Est/rue Lié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4019.16" calcext:value-type="float">
            <text:p>304019.16</text:p>
          </table:table-cell>
          <table:table-cell office:value-type="float" office:value="5050289.35" calcext:value-type="float">
            <text:p>5050289.35</text:p>
          </table:table-cell>
          <table:table-cell office:value-type="float" office:value="-73.5100079250395" calcext:value-type="float">
            <text:p>-73.5100079250395</text:p>
          </table:table-cell>
          <table:table-cell office:value-type="float" office:value="45.5925089475737" calcext:value-type="float">
            <text:p>45.59250894757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Bruère</text:p>
          </table:table-cell>
          <table:table-cell/>
          <table:table-cell office:value-type="string" calcext:value-type="string">
            <text:p>ave Dubuisson/rue Lié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3245.22" calcext:value-type="float">
            <text:p>303245.22</text:p>
          </table:table-cell>
          <table:table-cell office:value-type="float" office:value="5050504.55" calcext:value-type="float">
            <text:p>5050504.55</text:p>
          </table:table-cell>
          <table:table-cell office:value-type="float" office:value="-73.5199280985572" calcext:value-type="float">
            <text:p>-73.5199280985572</text:p>
          </table:table-cell>
          <table:table-cell office:value-type="float" office:value="45.5944440792003" calcext:value-type="float">
            <text:p>45.59444407920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iéber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iébert/rue Sainte-CLa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688.17" calcext:value-type="float">
            <text:p>302688.17</text:p>
          </table:table-cell>
          <table:table-cell office:value-type="float" office:value="5050757.86" calcext:value-type="float">
            <text:p>5050757.86</text:p>
          </table:table-cell>
          <table:table-cell office:value-type="float" office:value="-73.5270690767212" calcext:value-type="float">
            <text:p>-73.5270690767212</text:p>
          </table:table-cell>
          <table:table-cell office:value-type="float" office:value="45.5967219656138" calcext:value-type="float">
            <text:p>45.596721965613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iébert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Cirier/ave Pierre-De Coube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729" calcext:value-type="float">
            <text:p>302729</text:p>
          </table:table-cell>
          <table:table-cell office:value-type="float" office:value="5050605.71" calcext:value-type="float">
            <text:p>5050605.71</text:p>
          </table:table-cell>
          <table:table-cell office:value-type="float" office:value="-73.5265450792913" calcext:value-type="float">
            <text:p>-73.5265450792913</text:p>
          </table:table-cell>
          <table:table-cell office:value-type="float" office:value="45.5953529997929" calcext:value-type="float">
            <text:p>45.59535299979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ichel-Bourdon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Joseph-A.-Rod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834.85" calcext:value-type="float">
            <text:p>301834.85</text:p>
          </table:table-cell>
          <table:table-cell office:value-type="float" office:value="5050642.52" calcext:value-type="float">
            <text:p>5050642.52</text:p>
          </table:table-cell>
          <table:table-cell office:value-type="float" office:value="-73.5380060842325" calcext:value-type="float">
            <text:p>-73.5380060842325</text:p>
          </table:table-cell>
          <table:table-cell office:value-type="float" office:value="45.5956809885948" calcext:value-type="float">
            <text:p>45.595680988594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disson</text:p>
          </table:table-cell>
          <table:table-cell/>
          <table:table-cell office:value-type="string" calcext:value-type="string">
            <text:p>rue Radisson (face au #526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286.3" calcext:value-type="float">
            <text:p>301286.3</text:p>
          </table:table-cell>
          <table:table-cell office:value-type="float" office:value="5050060.69" calcext:value-type="float">
            <text:p>5050060.69</text:p>
          </table:table-cell>
          <table:table-cell office:value-type="float" office:value="-73.5450329851459" calcext:value-type="float">
            <text:p>-73.5450329851459</text:p>
          </table:table-cell>
          <table:table-cell office:value-type="float" office:value="45.5904429608722" calcext:value-type="float">
            <text:p>45.59044296087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Beauclerk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Émile-Legrand/rue La Font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3251.72" calcext:value-type="float">
            <text:p>303251.72</text:p>
          </table:table-cell>
          <table:table-cell office:value-type="float" office:value="5048974.81" calcext:value-type="float">
            <text:p>5048974.81</text:p>
          </table:table-cell>
          <table:table-cell office:value-type="float" office:value="-73.5198399362237" calcext:value-type="float">
            <text:p>-73.5198399362237</text:p>
          </table:table-cell>
          <table:table-cell office:value-type="float" office:value="45.5806790403871" calcext:value-type="float">
            <text:p>45.58067904038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arlos-D'Alcantara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ue De Contreceou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183.83" calcext:value-type="float">
            <text:p>302183.83</text:p>
          </table:table-cell>
          <table:table-cell office:value-type="float" office:value="5052627.44" calcext:value-type="float">
            <text:p>5052627.44</text:p>
          </table:table-cell>
          <table:table-cell office:value-type="float" office:value="-73.5335436444706" calcext:value-type="float">
            <text:p>-73.5335436444706</text:p>
          </table:table-cell>
          <table:table-cell office:value-type="float" office:value="45.6135432313126" calcext:value-type="float">
            <text:p>45.61354323131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arlos-D'Alcantar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 Contreceour/rue Rouss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986.33" calcext:value-type="float">
            <text:p>301986.33</text:p>
          </table:table-cell>
          <table:table-cell office:value-type="float" office:value="5052677.86" calcext:value-type="float">
            <text:p>5052677.86</text:p>
          </table:table-cell>
          <table:table-cell office:value-type="float" office:value="-73.5360762128935" calcext:value-type="float">
            <text:p>-73.5360762128935</text:p>
          </table:table-cell>
          <table:table-cell office:value-type="float" office:value="45.6139961516469" calcext:value-type="float">
            <text:p>45.61399615164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ougemont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ue Bossuet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623.07" calcext:value-type="float">
            <text:p>302623.07</text:p>
          </table:table-cell>
          <table:table-cell office:value-type="float" office:value="5047738.43" calcext:value-type="float">
            <text:p>5047738.43</text:p>
          </table:table-cell>
          <table:table-cell office:value-type="float" office:value="-73.5278900609871" calcext:value-type="float">
            <text:p>-73.5278900609871</text:p>
          </table:table-cell>
          <table:table-cell office:value-type="float" office:value="45.5695520204248" calcext:value-type="float">
            <text:p>45.569552020424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ougemont</text:p>
          </table:table-cell>
          <table:table-cell/>
          <table:table-cell office:value-type="string" calcext:value-type="string">
            <text:p>rue La Fontaine/ave Roug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713.36" calcext:value-type="float">
            <text:p>302713.36</text:p>
          </table:table-cell>
          <table:table-cell office:value-type="float" office:value="5047658.27" calcext:value-type="float">
            <text:p>5047658.27</text:p>
          </table:table-cell>
          <table:table-cell office:value-type="float" office:value="-73.5267329552429" calcext:value-type="float">
            <text:p>-73.5267329552429</text:p>
          </table:table-cell>
          <table:table-cell office:value-type="float" office:value="45.5688309912816" calcext:value-type="float">
            <text:p>45.56883099128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Olivier-Guimond</text:p>
          </table:table-cell>
          <table:table-cell/>
          <table:table-cell office:value-type="string" calcext:value-type="string">
            <text:p>rue Dickson/rue Boil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534.01" calcext:value-type="float">
            <text:p>301534.01</text:p>
          </table:table-cell>
          <table:table-cell office:value-type="float" office:value="5047928.72" calcext:value-type="float">
            <text:p>5047928.72</text:p>
          </table:table-cell>
          <table:table-cell office:value-type="float" office:value="-73.5418439827306" calcext:value-type="float">
            <text:p>-73.5418439827306</text:p>
          </table:table-cell>
          <table:table-cell office:value-type="float" office:value="45.5712600524749" calcext:value-type="float">
            <text:p>45.571260052474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ibodeau</text:p>
          </table:table-cell>
          <table:table-cell/>
          <table:table-cell office:value-type="string" calcext:value-type="string">
            <text:p>ave Pierre-De Coubertin/rue Lacorda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639.22" calcext:value-type="float">
            <text:p>301639.22</text:p>
          </table:table-cell>
          <table:table-cell office:value-type="float" office:value="5048073.8" calcext:value-type="float">
            <text:p>5048073.8</text:p>
          </table:table-cell>
          <table:table-cell office:value-type="float" office:value="-73.5404969669424" calcext:value-type="float">
            <text:p>-73.5404969669424</text:p>
          </table:table-cell>
          <table:table-cell office:value-type="float" office:value="45.572566014392" calcext:value-type="float">
            <text:p>45.57256601439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/>
          <table:table-cell office:value-type="string" calcext:value-type="string">
            <text:p>rue Du Quesne/ave Pierre-De Coube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727.97" calcext:value-type="float">
            <text:p>301727.97</text:p>
          </table:table-cell>
          <table:table-cell office:value-type="float" office:value="5048410.37" calcext:value-type="float">
            <text:p>5048410.37</text:p>
          </table:table-cell>
          <table:table-cell office:value-type="float" office:value="-73.5393619883193" calcext:value-type="float">
            <text:p>-73.5393619883193</text:p>
          </table:table-cell>
          <table:table-cell office:value-type="float" office:value="45.5755949749593" calcext:value-type="float">
            <text:p>45.575594974959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Du Quesne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668.98" calcext:value-type="float">
            <text:p>301668.98</text:p>
          </table:table-cell>
          <table:table-cell office:value-type="float" office:value="5048433.74" calcext:value-type="float">
            <text:p>5048433.74</text:p>
          </table:table-cell>
          <table:table-cell office:value-type="float" office:value="-73.5401179780467" calcext:value-type="float">
            <text:p>-73.5401179780467</text:p>
          </table:table-cell>
          <table:table-cell office:value-type="float" office:value="45.5758050026014" calcext:value-type="float">
            <text:p>45.57580500260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e Marseille/ave de la Pépin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638.76" calcext:value-type="float">
            <text:p>301638.76</text:p>
          </table:table-cell>
          <table:table-cell office:value-type="float" office:value="5048550.11" calcext:value-type="float">
            <text:p>5048550.11</text:p>
          </table:table-cell>
          <table:table-cell office:value-type="float" office:value="-73.5405059417569" calcext:value-type="float">
            <text:p>-73.5405059417569</text:p>
          </table:table-cell>
          <table:table-cell office:value-type="float" office:value="45.5768519995382" calcext:value-type="float">
            <text:p>45.57685199953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/>
          <table:table-cell office:value-type="string" calcext:value-type="string">
            <text:p>rue Arcand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905.85" calcext:value-type="float">
            <text:p>301905.85</text:p>
          </table:table-cell>
          <table:table-cell office:value-type="float" office:value="5049274.57" calcext:value-type="float">
            <text:p>5049274.57</text:p>
          </table:table-cell>
          <table:table-cell office:value-type="float" office:value="-73.5370879277236" calcext:value-type="float">
            <text:p>-73.5370879277236</text:p>
          </table:table-cell>
          <table:table-cell office:value-type="float" office:value="45.5833720748228" calcext:value-type="float">
            <text:p>45.58337207482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Arcand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972.39" calcext:value-type="float">
            <text:p>301972.39</text:p>
          </table:table-cell>
          <table:table-cell office:value-type="float" office:value="5049238.08" calcext:value-type="float">
            <text:p>5049238.08</text:p>
          </table:table-cell>
          <table:table-cell office:value-type="float" office:value="-73.536235020468" calcext:value-type="float">
            <text:p>-73.536235020468</text:p>
          </table:table-cell>
          <table:table-cell office:value-type="float" office:value="45.5830440004458" calcext:value-type="float">
            <text:p>45.583044000445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/>
          <table:table-cell office:value-type="string" calcext:value-type="string">
            <text:p>ave Parkville/ave Pierre-De Coube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983.35" calcext:value-type="float">
            <text:p>301983.35</text:p>
          </table:table-cell>
          <table:table-cell office:value-type="float" office:value="5049133.94" calcext:value-type="float">
            <text:p>5049133.94</text:p>
          </table:table-cell>
          <table:table-cell office:value-type="float" office:value="-73.5360939707286" calcext:value-type="float">
            <text:p>-73.5360939707286</text:p>
          </table:table-cell>
          <table:table-cell office:value-type="float" office:value="45.5821069616719" calcext:value-type="float">
            <text:p>45.582106961671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Guillaume-Couture</text:p>
          </table:table-cell>
          <table:table-cell/>
          <table:table-cell office:value-type="string" calcext:value-type="string">
            <text:p>ave Rodolphe-Mathieu/ave Alban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66.46" calcext:value-type="float">
            <text:p>299966.46</text:p>
          </table:table-cell>
          <table:table-cell office:value-type="float" office:value="5049297.54" calcext:value-type="float">
            <text:p>5049297.54</text:p>
          </table:table-cell>
          <table:table-cell office:value-type="float" office:value="-73.5619410210712" calcext:value-type="float">
            <text:p>-73.5619410210712</text:p>
          </table:table-cell>
          <table:table-cell office:value-type="float" office:value="45.5835679937209" calcext:value-type="float">
            <text:p>45.583567993720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Guillaume-Coutur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Du Quesne/ave De Char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98.22" calcext:value-type="float">
            <text:p>299998.22</text:p>
          </table:table-cell>
          <table:table-cell office:value-type="float" office:value="5049202.61" calcext:value-type="float">
            <text:p>5049202.61</text:p>
          </table:table-cell>
          <table:table-cell office:value-type="float" office:value="-73.5615330889512" calcext:value-type="float">
            <text:p>-73.5615330889512</text:p>
          </table:table-cell>
          <table:table-cell office:value-type="float" office:value="45.5827140052139" calcext:value-type="float">
            <text:p>45.582714005213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Francesca-Cabrini</text:p>
          </table:table-cell>
          <table:table-cell/>
          <table:table-cell office:value-type="string" calcext:value-type="string">
            <text:p>ave Rodolphe-Mathieu/rue De Cadilla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864.82" calcext:value-type="float">
            <text:p>299864.82</text:p>
          </table:table-cell>
          <table:table-cell office:value-type="float" office:value="5049152.93" calcext:value-type="float">
            <text:p>5049152.93</text:p>
          </table:table-cell>
          <table:table-cell office:value-type="float" office:value="-73.563242059172" calcext:value-type="float">
            <text:p>-73.563242059172</text:p>
          </table:table-cell>
          <table:table-cell office:value-type="float" office:value="45.5822660361375" calcext:value-type="float">
            <text:p>45.582266036137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édard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ue Lacordaire/rue Gérin-Lajo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564.07" calcext:value-type="float">
            <text:p>300564.07</text:p>
          </table:table-cell>
          <table:table-cell office:value-type="float" office:value="5048633.54" calcext:value-type="float">
            <text:p>5048633.54</text:p>
          </table:table-cell>
          <table:table-cell office:value-type="float" office:value="-73.5542769935438" calcext:value-type="float">
            <text:p>-73.5542769935438</text:p>
          </table:table-cell>
          <table:table-cell office:value-type="float" office:value="45.5775970158668" calcext:value-type="float">
            <text:p>45.57759701586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ue Chauveau (Îlot de voirie)</text:p>
          </table:table-cell>
          <table:table-cell/>
          <table:table-cell office:value-type="string" calcext:value-type="string">
            <text:p>rue Chauveau/boul de L'Assomption</text:p>
          </table:table-cell>
          <table:table-cell office:value-type="string" calcext:value-type="string">
            <text:p>Îlot de voirie aménagé</text:p>
          </table:table-cell>
          <table:table-cell office:value-type="string" calcext:value-type="string">
            <text:p>orthophotographies</text:p>
          </table:table-cell>
          <table:table-cell office:value-type="float" office:value="300969.96" calcext:value-type="float">
            <text:p>300969.96</text:p>
          </table:table-cell>
          <table:table-cell office:value-type="float" office:value="5047594.08" calcext:value-type="float">
            <text:p>5047594.08</text:p>
          </table:table-cell>
          <table:table-cell office:value-type="float" office:value="-73.5490679873834" calcext:value-type="float">
            <text:p>-73.5490679873834</text:p>
          </table:table-cell>
          <table:table-cell office:value-type="float" office:value="45.568245978574" calcext:value-type="float">
            <text:p>45.5682459785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rue Théodore/rue Hochelag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319.58" calcext:value-type="float">
            <text:p>301319.58</text:p>
          </table:table-cell>
          <table:table-cell office:value-type="float" office:value="5046772.84" calcext:value-type="float">
            <text:p>5046772.84</text:p>
          </table:table-cell>
          <table:table-cell office:value-type="float" office:value="-73.5445830385564" calcext:value-type="float">
            <text:p>-73.5445830385564</text:p>
          </table:table-cell>
          <table:table-cell office:value-type="float" office:value="45.5608580259665" calcext:value-type="float">
            <text:p>45.560858025966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rue Théodore/rue Hochelag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392.48" calcext:value-type="float">
            <text:p>301392.48</text:p>
          </table:table-cell>
          <table:table-cell office:value-type="float" office:value="5046738.57" calcext:value-type="float">
            <text:p>5046738.57</text:p>
          </table:table-cell>
          <table:table-cell office:value-type="float" office:value="-73.5436489749653" calcext:value-type="float">
            <text:p>-73.5436489749653</text:p>
          </table:table-cell>
          <table:table-cell office:value-type="float" office:value="45.5605500136057" calcext:value-type="float">
            <text:p>45.56055001360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Clémen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Ontario Est/rue Ida-Steinber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123.51" calcext:value-type="float">
            <text:p>302123.51</text:p>
          </table:table-cell>
          <table:table-cell office:value-type="float" office:value="5046775.11" calcext:value-type="float">
            <text:p>5046775.11</text:p>
          </table:table-cell>
          <table:table-cell office:value-type="float" office:value="-73.5342849735207" calcext:value-type="float">
            <text:p>-73.5342849735207</text:p>
          </table:table-cell>
          <table:table-cell office:value-type="float" office:value="45.5608820070611" calcext:value-type="float">
            <text:p>45.56088200706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Clément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La Fontaine/rue Vi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204.66" calcext:value-type="float">
            <text:p>302204.66</text:p>
          </table:table-cell>
          <table:table-cell office:value-type="float" office:value="5046685.28" calcext:value-type="float">
            <text:p>5046685.28</text:p>
          </table:table-cell>
          <table:table-cell office:value-type="float" office:value="-73.533244991666" calcext:value-type="float">
            <text:p>-73.533244991666</text:p>
          </table:table-cell>
          <table:table-cell office:value-type="float" office:value="45.5600739936212" calcext:value-type="float">
            <text:p>45.56007399362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Ovila-Pelletier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Bennett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702.41" calcext:value-type="float">
            <text:p>301702.41</text:p>
          </table:table-cell>
          <table:table-cell office:value-type="float" office:value="5046115.62" calcext:value-type="float">
            <text:p>5046115.62</text:p>
          </table:table-cell>
          <table:table-cell office:value-type="float" office:value="-73.5396749509618" calcext:value-type="float">
            <text:p>-73.5396749509618</text:p>
          </table:table-cell>
          <table:table-cell office:value-type="float" office:value="45.5549459447007" calcext:value-type="float">
            <text:p>45.554945944700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Morgan/rue Sainte-Catherin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222.14" calcext:value-type="float">
            <text:p>302222.14</text:p>
          </table:table-cell>
          <table:table-cell office:value-type="float" office:value="5045724.76" calcext:value-type="float">
            <text:p>5045724.76</text:p>
          </table:table-cell>
          <table:table-cell office:value-type="float" office:value="-73.5330160200404" calcext:value-type="float">
            <text:p>-73.5330160200404</text:p>
          </table:table-cell>
          <table:table-cell office:value-type="float" office:value="45.5514309678741" calcext:value-type="float">
            <text:p>45.551430967874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ave Morgan/rue Sainte-Catherinr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2264.27" calcext:value-type="float">
            <text:p>302264.27</text:p>
          </table:table-cell>
          <table:table-cell office:value-type="float" office:value="5045660.64" calcext:value-type="float">
            <text:p>5045660.64</text:p>
          </table:table-cell>
          <table:table-cell office:value-type="float" office:value="-73.532476106583" calcext:value-type="float">
            <text:p>-73.532476106583</text:p>
          </table:table-cell>
          <table:table-cell office:value-type="float" office:value="45.5508541481727" calcext:value-type="float">
            <text:p>45.55085414817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acques-Blanchet</text:p>
          </table:table-cell>
          <table:table-cell/>
          <table:table-cell office:value-type="string" calcext:value-type="string">
            <text:p>ave Jeanne-D'Arc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600.64" calcext:value-type="float">
            <text:p>301600.64</text:p>
          </table:table-cell>
          <table:table-cell office:value-type="float" office:value="5045435.96" calcext:value-type="float">
            <text:p>5045435.96</text:p>
          </table:table-cell>
          <table:table-cell office:value-type="float" office:value="-73.5409740099984" calcext:value-type="float">
            <text:p>-73.5409740099984</text:p>
          </table:table-cell>
          <table:table-cell office:value-type="float" office:value="45.5488296655289" calcext:value-type="float">
            <text:p>45.548829665528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Saint-Aloysius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Valois/rue Drou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603.4" calcext:value-type="float">
            <text:p>301603.4</text:p>
          </table:table-cell>
          <table:table-cell office:value-type="float" office:value="5045125.55" calcext:value-type="float">
            <text:p>5045125.55</text:p>
          </table:table-cell>
          <table:table-cell office:value-type="float" office:value="-73.5409366353322" calcext:value-type="float">
            <text:p>-73.5409366353322</text:p>
          </table:table-cell>
          <table:table-cell office:value-type="float" office:value="45.5460364979809" calcext:value-type="float">
            <text:p>45.54603649798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001.52" calcext:value-type="float">
            <text:p>301001.52</text:p>
          </table:table-cell>
          <table:table-cell office:value-type="float" office:value="5045445.89" calcext:value-type="float">
            <text:p>5045445.89</text:p>
          </table:table-cell>
          <table:table-cell office:value-type="float" office:value="-73.548646978111" calcext:value-type="float">
            <text:p>-73.548646978111</text:p>
          </table:table-cell>
          <table:table-cell office:value-type="float" office:value="45.5489160093782" calcext:value-type="float">
            <text:p>45.548916009378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985.25" calcext:value-type="float">
            <text:p>300985.25</text:p>
          </table:table-cell>
          <table:table-cell office:value-type="float" office:value="5045404.89" calcext:value-type="float">
            <text:p>5045404.89</text:p>
          </table:table-cell>
          <table:table-cell office:value-type="float" office:value="-73.5488550276493" calcext:value-type="float">
            <text:p>-73.5488550276493</text:p>
          </table:table-cell>
          <table:table-cell office:value-type="float" office:value="45.5485469879117" calcext:value-type="float">
            <text:p>45.54854698791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934.32" calcext:value-type="float">
            <text:p>300934.32</text:p>
          </table:table-cell>
          <table:table-cell office:value-type="float" office:value="5045442.22" calcext:value-type="float">
            <text:p>5045442.22</text:p>
          </table:table-cell>
          <table:table-cell office:value-type="float" office:value="-73.5495075764524" calcext:value-type="float">
            <text:p>-73.5495075764524</text:p>
          </table:table-cell>
          <table:table-cell office:value-type="float" office:value="45.5488826156777" calcext:value-type="float">
            <text:p>45.548882615677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Edmond-Hamelin</text:p>
          </table:table-cell>
          <table:table-cell/>
          <table:table-cell office:value-type="string" calcext:value-type="string">
            <text:p>rue Sainte-Catherine Est/rue Joli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805.56" calcext:value-type="float">
            <text:p>301805.56</text:p>
          </table:table-cell>
          <table:table-cell office:value-type="float" office:value="5044839.23" calcext:value-type="float">
            <text:p>5044839.23</text:p>
          </table:table-cell>
          <table:table-cell office:value-type="float" office:value="-73.5383459616175" calcext:value-type="float">
            <text:p>-73.5383459616175</text:p>
          </table:table-cell>
          <table:table-cell office:value-type="float" office:value="45.5434609853184" calcext:value-type="float">
            <text:p>45.543460985318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chelaga</text:p>
          </table:table-cell>
          <table:table-cell/>
          <table:table-cell office:value-type="string" calcext:value-type="string">
            <text:p>rue Darling/rue Utilités publiques (La Fontain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351.32" calcext:value-type="float">
            <text:p>301351.32</text:p>
          </table:table-cell>
          <table:table-cell office:value-type="float" office:value="5044709.1" calcext:value-type="float">
            <text:p>5044709.1</text:p>
          </table:table-cell>
          <table:table-cell office:value-type="float" office:value="-73.5441619136741" calcext:value-type="float">
            <text:p>-73.5441619136741</text:p>
          </table:table-cell>
          <table:table-cell office:value-type="float" office:value="45.5422879274473" calcext:value-type="float">
            <text:p>45.542287927447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chelaga</text:p>
          </table:table-cell>
          <table:table-cell/>
          <table:table-cell office:value-type="string" calcext:value-type="string">
            <text:p>rue Darling/rue Utilités publiqu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398.38" calcext:value-type="float">
            <text:p>301398.38</text:p>
          </table:table-cell>
          <table:table-cell office:value-type="float" office:value="5044659.63" calcext:value-type="float">
            <text:p>5044659.63</text:p>
          </table:table-cell>
          <table:table-cell office:value-type="float" office:value="-73.5435589454245" calcext:value-type="float">
            <text:p>-73.5435589454245</text:p>
          </table:table-cell>
          <table:table-cell office:value-type="float" office:value="45.5418430096649" calcext:value-type="float">
            <text:p>45.541843009664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quare Dézéry</text:p>
          </table:table-cell>
          <table:table-cell/>
          <table:table-cell office:value-type="string" calcext:value-type="string">
            <text:p>rue Dézéry/rue John-Easton-Mill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657.97" calcext:value-type="float">
            <text:p>301657.97</text:p>
          </table:table-cell>
          <table:table-cell office:value-type="float" office:value="5044380.44" calcext:value-type="float">
            <text:p>5044380.44</text:p>
          </table:table-cell>
          <table:table-cell office:value-type="float" office:value="-73.5402330128322" calcext:value-type="float">
            <text:p>-73.5402330128322</text:p>
          </table:table-cell>
          <table:table-cell office:value-type="float" office:value="45.5393319742965" calcext:value-type="float">
            <text:p>45.53933197429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ymond-Préfontaine</text:p>
          </table:table-cell>
          <table:table-cell/>
          <table:table-cell office:value-type="string" calcext:value-type="string">
            <text:p>rue Dézéry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696.41" calcext:value-type="float">
            <text:p>300696.41</text:p>
          </table:table-cell>
          <table:table-cell office:value-type="float" office:value="5044691.24" calcext:value-type="float">
            <text:p>5044691.24</text:p>
          </table:table-cell>
          <table:table-cell office:value-type="float" office:value="-73.5525481806766" calcext:value-type="float">
            <text:p>-73.5525481806766</text:p>
          </table:table-cell>
          <table:table-cell office:value-type="float" office:value="45.5421236667093" calcext:value-type="float">
            <text:p>45.542123666709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ymond-Préfontaine</text:p>
          </table:table-cell>
          <table:table-cell/>
          <table:table-cell office:value-type="string" calcext:value-type="string">
            <text:p>rue de Rouen/rue Préfont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715.93" calcext:value-type="float">
            <text:p>300715.93</text:p>
          </table:table-cell>
          <table:table-cell office:value-type="float" office:value="5044600.26" calcext:value-type="float">
            <text:p>5044600.26</text:p>
          </table:table-cell>
          <table:table-cell office:value-type="float" office:value="-73.5522974600296" calcext:value-type="float">
            <text:p>-73.5522974600296</text:p>
          </table:table-cell>
          <table:table-cell office:value-type="float" office:value="45.5413051101424" calcext:value-type="float">
            <text:p>45.541305110142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lace Valois</text:p>
          </table:table-cell>
          <table:table-cell/>
          <table:table-cell office:value-type="string" calcext:value-type="string">
            <text:p>ave Valois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391.13" calcext:value-type="float">
            <text:p>301391.13</text:p>
          </table:table-cell>
          <table:table-cell office:value-type="float" office:value="5045269.97" calcext:value-type="float">
            <text:p>5045269.97</text:p>
          </table:table-cell>
          <table:table-cell office:value-type="float" office:value="-73.5436560348929" calcext:value-type="float">
            <text:p>-73.5436560348929</text:p>
          </table:table-cell>
          <table:table-cell office:value-type="float" office:value="45.5473350344335" calcext:value-type="float">
            <text:p>45.547335034433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omas-Chapais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boul Pierre-Bernard/rue Tiff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963.85" calcext:value-type="float">
            <text:p>301963.85</text:p>
          </table:table-cell>
          <table:table-cell office:value-type="float" office:value="5052085.07" calcext:value-type="float">
            <text:p>5052085.07</text:p>
          </table:table-cell>
          <table:table-cell office:value-type="float" office:value="-73.536360999169" calcext:value-type="float">
            <text:p>-73.536360999169</text:p>
          </table:table-cell>
          <table:table-cell office:value-type="float" office:value="45.6086619834248" calcext:value-type="float">
            <text:p>45.60866198342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omas-Chapais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boul Pierre-Bernard/rue De Gadb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2191.89" calcext:value-type="float">
            <text:p>302191.89</text:p>
          </table:table-cell>
          <table:table-cell office:value-type="float" office:value="5052016.29" calcext:value-type="float">
            <text:p>5052016.29</text:p>
          </table:table-cell>
          <table:table-cell office:value-type="float" office:value="-73.5334370340459" calcext:value-type="float">
            <text:p>-73.5334370340459</text:p>
          </table:table-cell>
          <table:table-cell office:value-type="float" office:value="45.6080439760825" calcext:value-type="float">
            <text:p>45.60804397608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Fort-Des Ormeaux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7775, ave Des Ormeau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464.16" calcext:value-type="float">
            <text:p>300464.16</text:p>
          </table:table-cell>
          <table:table-cell office:value-type="float" office:value="5052775.7" calcext:value-type="float">
            <text:p>5052775.7</text:p>
          </table:table-cell>
          <table:table-cell office:value-type="float" office:value="-73.555593979747" calcext:value-type="float">
            <text:p>-73.555593979747</text:p>
          </table:table-cell>
          <table:table-cell office:value-type="float" office:value="45.6148687100366" calcext:value-type="float">
            <text:p>45.614868710036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Peterborough</text:p>
          </table:table-cell>
          <table:table-cell/>
          <table:table-cell office:value-type="string" calcext:value-type="string">
            <text:p>8400 boul de Châteauneuf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474.57" calcext:value-type="float">
            <text:p>300474.57</text:p>
          </table:table-cell>
          <table:table-cell office:value-type="float" office:value="5052308.53" calcext:value-type="float">
            <text:p>5052308.53</text:p>
          </table:table-cell>
          <table:table-cell office:value-type="float" office:value="-73.5554563599513" calcext:value-type="float">
            <text:p>-73.5554563599513</text:p>
          </table:table-cell>
          <table:table-cell office:value-type="float" office:value="45.6106650613223" calcext:value-type="float">
            <text:p>45.610665061322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070 ave de la Nanta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482.47" calcext:value-type="float">
            <text:p>300482.47</text:p>
          </table:table-cell>
          <table:table-cell office:value-type="float" office:value="5050476.49" calcext:value-type="float">
            <text:p>5050476.49</text:p>
          </table:table-cell>
          <table:table-cell office:value-type="float" office:value="-73.5553388646129" calcext:value-type="float">
            <text:p>-73.5553388646129</text:p>
          </table:table-cell>
          <table:table-cell office:value-type="float" office:value="45.5941799220371" calcext:value-type="float">
            <text:p>45.59417992203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070 ave de la Nanta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485.68" calcext:value-type="float">
            <text:p>300485.68</text:p>
          </table:table-cell>
          <table:table-cell office:value-type="float" office:value="5050478.34" calcext:value-type="float">
            <text:p>5050478.34</text:p>
          </table:table-cell>
          <table:table-cell office:value-type="float" office:value="-73.5552977376064" calcext:value-type="float">
            <text:p>-73.5552977376064</text:p>
          </table:table-cell>
          <table:table-cell office:value-type="float" office:value="45.5941965887814" calcext:value-type="float">
            <text:p>45.59419658878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7070 ave de la Nantais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592.24" calcext:value-type="float">
            <text:p>300592.24</text:p>
          </table:table-cell>
          <table:table-cell office:value-type="float" office:value="5050350.34" calcext:value-type="float">
            <text:p>5050350.34</text:p>
          </table:table-cell>
          <table:table-cell office:value-type="float" office:value="-73.5539308283716" calcext:value-type="float">
            <text:p>-73.5539308283716</text:p>
          </table:table-cell>
          <table:table-cell office:value-type="float" office:value="45.5930454615199" calcext:value-type="float">
            <text:p>45.593045461519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/>
          <table:table-cell office:value-type="string" calcext:value-type="string">
            <text:p>8361 ave André-Laure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372.19" calcext:value-type="float">
            <text:p>299372.19</text:p>
          </table:table-cell>
          <table:table-cell office:value-type="float" office:value="5051516.82" calcext:value-type="float">
            <text:p>5051516.82</text:p>
          </table:table-cell>
          <table:table-cell office:value-type="float" office:value="-73.569581161709" calcext:value-type="float">
            <text:p>-73.569581161709</text:p>
          </table:table-cell>
          <table:table-cell office:value-type="float" office:value="45.6035333144783" calcext:value-type="float">
            <text:p>45.603533314478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/>
          <table:table-cell office:value-type="string" calcext:value-type="string">
            <text:p>8361 ave André-Laure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297.96" calcext:value-type="float">
            <text:p>299297.96</text:p>
          </table:table-cell>
          <table:table-cell office:value-type="float" office:value="5051674.94" calcext:value-type="float">
            <text:p>5051674.94</text:p>
          </table:table-cell>
          <table:table-cell office:value-type="float" office:value="-73.5705345265965" calcext:value-type="float">
            <text:p>-73.5705345265965</text:p>
          </table:table-cell>
          <table:table-cell office:value-type="float" office:value="45.6049555363222" calcext:value-type="float">
            <text:p>45.60495553632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 office:value-type="string" calcext:value-type="string">
            <text:p>pataugeoire</text:p>
          </table:table-cell>
          <table:table-cell office:value-type="string" calcext:value-type="string">
            <text:p>8361 ave André-Laure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289.03" calcext:value-type="float">
            <text:p>299289.03</text:p>
          </table:table-cell>
          <table:table-cell office:value-type="float" office:value="5051692.15" calcext:value-type="float">
            <text:p>5051692.15</text:p>
          </table:table-cell>
          <table:table-cell office:value-type="float" office:value="-73.5706492008561" calcext:value-type="float">
            <text:p>-73.5706492008561</text:p>
          </table:table-cell>
          <table:table-cell office:value-type="float" office:value="45.6051103256722" calcext:value-type="float">
            <text:p>45.60511032567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1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32.61" calcext:value-type="float">
            <text:p>298232.61</text:p>
          </table:table-cell>
          <table:table-cell office:value-type="float" office:value="5051581.18" calcext:value-type="float">
            <text:p>5051581.18</text:p>
          </table:table-cell>
          <table:table-cell office:value-type="float" office:value="-73.5841907230681" calcext:value-type="float">
            <text:p>-73.5841907230681</text:p>
          </table:table-cell>
          <table:table-cell office:value-type="float" office:value="45.6041026106623" calcext:value-type="float">
            <text:p>45.604102610662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1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233.22" calcext:value-type="float">
            <text:p>298233.22</text:p>
          </table:table-cell>
          <table:table-cell office:value-type="float" office:value="5051582.39" calcext:value-type="float">
            <text:p>5051582.39</text:p>
          </table:table-cell>
          <table:table-cell office:value-type="float" office:value="-73.5841829194599" calcext:value-type="float">
            <text:p>-73.5841829194599</text:p>
          </table:table-cell>
          <table:table-cell office:value-type="float" office:value="45.6041135043204" calcext:value-type="float">
            <text:p>45.604113504320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2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188.54" calcext:value-type="float">
            <text:p>298188.54</text:p>
          </table:table-cell>
          <table:table-cell office:value-type="float" office:value="5051754.91" calcext:value-type="float">
            <text:p>5051754.91</text:p>
          </table:table-cell>
          <table:table-cell office:value-type="float" office:value="-73.5847580323684" calcext:value-type="float">
            <text:p>-73.5847580323684</text:p>
          </table:table-cell>
          <table:table-cell office:value-type="float" office:value="45.6056654604972" calcext:value-type="float">
            <text:p>45.60566546049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2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8190.33" calcext:value-type="float">
            <text:p>298190.33</text:p>
          </table:table-cell>
          <table:table-cell office:value-type="float" office:value="5051755.25" calcext:value-type="float">
            <text:p>5051755.25</text:p>
          </table:table-cell>
          <table:table-cell office:value-type="float" office:value="-73.5847350894393" calcext:value-type="float">
            <text:p>-73.5847350894393</text:p>
          </table:table-cell>
          <table:table-cell office:value-type="float" office:value="45.6056685369281" calcext:value-type="float">
            <text:p>45.605668536928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'Antioche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6995 place d'Antioch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174.08" calcext:value-type="float">
            <text:p>300174.08</text:p>
          </table:table-cell>
          <table:table-cell office:value-type="float" office:value="5050646.22" calcext:value-type="float">
            <text:p>5050646.22</text:p>
          </table:table-cell>
          <table:table-cell office:value-type="float" office:value="-73.5592931828694" calcext:value-type="float">
            <text:p>-73.5592931828694</text:p>
          </table:table-cell>
          <table:table-cell office:value-type="float" office:value="45.5957052169838" calcext:value-type="float">
            <text:p>45.595705216983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Spalding</text:p>
          </table:table-cell>
          <table:table-cell/>
          <table:table-cell office:value-type="string" calcext:value-type="string">
            <text:p>7901 ave Spalding</text:p>
          </table:table-cell>
          <table:table-cell office:value-type="string" calcext:value-type="string">
            <text:p>localisation approx. / travaux prévus en 2019</text:p>
          </table:table-cell>
          <table:table-cell office:value-type="string" calcext:value-type="string">
            <text:p>localisation approx.</text:p>
          </table:table-cell>
          <table:table-cell office:value-type="float" office:value="300719.94" calcext:value-type="float">
            <text:p>300719.94</text:p>
          </table:table-cell>
          <table:table-cell office:value-type="float" office:value="5051439.62" calcext:value-type="float">
            <text:p>5051439.62</text:p>
          </table:table-cell>
          <table:table-cell office:value-type="float" office:value="-73.5523032045821" calcext:value-type="float">
            <text:p>-73.5523032045821</text:p>
          </table:table-cell>
          <table:table-cell office:value-type="float" office:value="45.6028478649371" calcext:value-type="float">
            <text:p>45.602847864937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Talcy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8151 ave de Talc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166.04" calcext:value-type="float">
            <text:p>300166.04</text:p>
          </table:table-cell>
          <table:table-cell office:value-type="float" office:value="5051934.91" calcext:value-type="float">
            <text:p>5051934.91</text:p>
          </table:table-cell>
          <table:table-cell office:value-type="float" office:value="-73.559408473375" calcext:value-type="float">
            <text:p>-73.559408473375</text:p>
          </table:table-cell>
          <table:table-cell office:value-type="float" office:value="45.607301143546" calcext:value-type="float">
            <text:p>45.60730114354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Talcy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8151 ave de Talc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171.27" calcext:value-type="float">
            <text:p>300171.27</text:p>
          </table:table-cell>
          <table:table-cell office:value-type="float" office:value="5051937.99" calcext:value-type="float">
            <text:p>5051937.99</text:p>
          </table:table-cell>
          <table:table-cell office:value-type="float" office:value="-73.5593414527856" calcext:value-type="float">
            <text:p>-73.5593414527856</text:p>
          </table:table-cell>
          <table:table-cell office:value-type="float" office:value="45.6073288930364" calcext:value-type="float">
            <text:p>45.60732889303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Verdelles</text:p>
          </table:table-cell>
          <table:table-cell/>
          <table:table-cell office:value-type="string" calcext:value-type="string">
            <text:p>8441 place Verd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919.5" calcext:value-type="float">
            <text:p>300919.5</text:p>
          </table:table-cell>
          <table:table-cell office:value-type="float" office:value="5052039.85" calcext:value-type="float">
            <text:p>5052039.85</text:p>
          </table:table-cell>
          <table:table-cell office:value-type="float" office:value="-73.5497497750791" calcext:value-type="float">
            <text:p>-73.5497497750791</text:p>
          </table:table-cell>
          <table:table-cell office:value-type="float" office:value="45.6082500359404" calcext:value-type="float">
            <text:p>45.608250035940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Bocage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6200 ave du Boca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749.4" calcext:value-type="float">
            <text:p>300749.4</text:p>
          </table:table-cell>
          <table:table-cell office:value-type="float" office:value="5050299.75" calcext:value-type="float">
            <text:p>5050299.75</text:p>
          </table:table-cell>
          <table:table-cell office:value-type="float" office:value="-73.551916090957" calcext:value-type="float">
            <text:p>-73.551916090957</text:p>
          </table:table-cell>
          <table:table-cell office:value-type="float" office:value="45.5925911714812" calcext:value-type="float">
            <text:p>45.59259117148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Bocage</text:p>
          </table:table-cell>
          <table:table-cell office:value-type="string" calcext:value-type="string">
            <text:p>chalet / piscine</text:p>
          </table:table-cell>
          <table:table-cell office:value-type="string" calcext:value-type="string">
            <text:p>6200 ave du Bocag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300758.76" calcext:value-type="float">
            <text:p>300758.76</text:p>
          </table:table-cell>
          <table:table-cell office:value-type="float" office:value="5050292.43" calcext:value-type="float">
            <text:p>5050292.43</text:p>
          </table:table-cell>
          <table:table-cell office:value-type="float" office:value="-73.551796064335" calcext:value-type="float">
            <text:p>-73.551796064335</text:p>
          </table:table-cell>
          <table:table-cell office:value-type="float" office:value="45.5925253584912" calcext:value-type="float">
            <text:p>45.59252535849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501 ave Ron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962.21" calcext:value-type="float">
            <text:p>300962.21</text:p>
          </table:table-cell>
          <table:table-cell office:value-type="float" office:value="5052913.57" calcext:value-type="float">
            <text:p>5052913.57</text:p>
          </table:table-cell>
          <table:table-cell office:value-type="float" office:value="-73.5492090886832" calcext:value-type="float">
            <text:p>-73.5492090886832</text:p>
          </table:table-cell>
          <table:table-cell office:value-type="float" office:value="45.6161122277952" calcext:value-type="float">
            <text:p>45.616112227795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501 ave Ron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874.55" calcext:value-type="float">
            <text:p>300874.55</text:p>
          </table:table-cell>
          <table:table-cell office:value-type="float" office:value="5053085.01" calcext:value-type="float">
            <text:p>5053085.01</text:p>
          </table:table-cell>
          <table:table-cell office:value-type="float" office:value="-73.5503344665244" calcext:value-type="float">
            <text:p>-73.5503344665244</text:p>
          </table:table-cell>
          <table:table-cell office:value-type="float" office:value="45.6176543975164" calcext:value-type="float">
            <text:p>45.61765439751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/>
          <table:table-cell office:value-type="string" calcext:value-type="string">
            <text:p>7501 ave Ro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892.31" calcext:value-type="float">
            <text:p>300892.31</text:p>
          </table:table-cell>
          <table:table-cell office:value-type="float" office:value="5052914.25" calcext:value-type="float">
            <text:p>5052914.25</text:p>
          </table:table-cell>
          <table:table-cell office:value-type="float" office:value="-73.5501053688075" calcext:value-type="float">
            <text:p>-73.5501053688075</text:p>
          </table:table-cell>
          <table:table-cell office:value-type="float" office:value="45.6161179570206" calcext:value-type="float">
            <text:p>45.616117957020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Goncour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7130 ave Goncou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341.85" calcext:value-type="float">
            <text:p>300341.85</text:p>
          </table:table-cell>
          <table:table-cell office:value-type="float" office:value="5051415.95" calcext:value-type="float">
            <text:p>5051415.95</text:p>
          </table:table-cell>
          <table:table-cell office:value-type="float" office:value="-73.5571498065456" calcext:value-type="float">
            <text:p>-73.5571498065456</text:p>
          </table:table-cell>
          <table:table-cell office:value-type="float" office:value="45.6026325540676" calcext:value-type="float">
            <text:p>45.602632554067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Mail (Chénier)</text:p>
          </table:table-cell>
          <table:table-cell/>
          <table:table-cell office:value-type="string" calcext:value-type="string">
            <text:p>5555 ave de l'Aréna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1394.05" calcext:value-type="float">
            <text:p>301394.05</text:p>
          </table:table-cell>
          <table:table-cell office:value-type="float" office:value="5051423.14" calcext:value-type="float">
            <text:p>5051423.14</text:p>
          </table:table-cell>
          <table:table-cell office:value-type="float" office:value="-73.5436615249945" calcext:value-type="float">
            <text:p>-73.5436615249945</text:p>
          </table:table-cell>
          <table:table-cell office:value-type="float" office:value="45.6027032030283" calcext:value-type="float">
            <text:p>45.602703203028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Bibliothèque Jean-Corbeil</text:p>
          </table:table-cell>
          <table:table-cell office:value-type="string" calcext:value-type="string">
            <text:p>cour arrière</text:p>
          </table:table-cell>
          <table:table-cell office:value-type="string" calcext:value-type="string">
            <text:p>7500 ave Goncou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262.74" calcext:value-type="float">
            <text:p>300262.74</text:p>
          </table:table-cell>
          <table:table-cell office:value-type="float" office:value="5051388.48" calcext:value-type="float">
            <text:p>5051388.48</text:p>
          </table:table-cell>
          <table:table-cell office:value-type="float" office:value="-73.5581636755663" calcext:value-type="float">
            <text:p>-73.5581636755663</text:p>
          </table:table-cell>
          <table:table-cell office:value-type="float" office:value="45.602384859811" calcext:value-type="float">
            <text:p>45.6023848598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Jacques-Cartier</text:p>
          </table:table-cell>
          <table:table-cell/>
          <table:table-cell office:value-type="string" calcext:value-type="string">
            <text:p>place Jacques-Cartier/rue Notre-Dame Est</text:p>
          </table:table-cell>
          <table:table-cell office:value-type="string" calcext:value-type="string">
            <text:p>abreuvoir à chevaux</text:p>
          </table:table-cell>
          <table:table-cell office:value-type="string" calcext:value-type="string">
            <text:p>orthophotographies</text:p>
          </table:table-cell>
          <table:table-cell office:value-type="float" office:value="300633.58" calcext:value-type="float">
            <text:p>300633.58</text:p>
          </table:table-cell>
          <table:table-cell office:value-type="float" office:value="5040895.9" calcext:value-type="float">
            <text:p>5040895.9</text:p>
          </table:table-cell>
          <table:table-cell office:value-type="float" office:value="-73.5533204713075" calcext:value-type="float">
            <text:p>-73.5533204713075</text:p>
          </table:table-cell>
          <table:table-cell office:value-type="float" office:value="45.5079713384388" calcext:value-type="float">
            <text:p>45.507971338438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champ de mars</text:p>
          </table:table-cell>
          <table:table-cell/>
          <table:table-cell office:value-type="string" calcext:value-type="string">
            <text:p>rue Saint-Antoine Est/ave de l'Hôtel-de-vil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470.99" calcext:value-type="float">
            <text:p>300470.99</text:p>
          </table:table-cell>
          <table:table-cell office:value-type="float" office:value="5040960.77" calcext:value-type="float">
            <text:p>5040960.77</text:p>
          </table:table-cell>
          <table:table-cell office:value-type="float" office:value="-73.5554018162688" calcext:value-type="float">
            <text:p>-73.5554018162688</text:p>
          </table:table-cell>
          <table:table-cell office:value-type="float" office:value="45.5085540755953" calcext:value-type="float">
            <text:p>45.508554075595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Charles-S.-Cambell</text:p>
          </table:table-cell>
          <table:table-cell/>
          <table:table-cell office:value-type="string" calcext:value-type="string">
            <text:p>rue Alexandre-DeSève/rue Gar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694.21" calcext:value-type="float">
            <text:p>300694.21</text:p>
          </table:table-cell>
          <table:table-cell office:value-type="float" office:value="5042354.76" calcext:value-type="float">
            <text:p>5042354.76</text:p>
          </table:table-cell>
          <table:table-cell office:value-type="float" office:value="-73.5525567668808" calcext:value-type="float">
            <text:p>-73.5525567668808</text:p>
          </table:table-cell>
          <table:table-cell office:value-type="float" office:value="45.5210991158927" calcext:value-type="float">
            <text:p>45.52109911589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des Frères-Charron</text:p>
          </table:table-cell>
          <table:table-cell/>
          <table:table-cell office:value-type="string" calcext:value-type="string">
            <text:p>rue des Soeurs-Grises/rue Marguerite-D'Youv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525.45" calcext:value-type="float">
            <text:p>300525.45</text:p>
          </table:table-cell>
          <table:table-cell office:value-type="float" office:value="5039892.21" calcext:value-type="float">
            <text:p>5039892.21</text:p>
          </table:table-cell>
          <table:table-cell office:value-type="float" office:value="-73.5546955364541" calcext:value-type="float">
            <text:p>-73.5546955364541</text:p>
          </table:table-cell>
          <table:table-cell office:value-type="float" office:value="45.4989390544394" calcext:value-type="float">
            <text:p>45.498939054439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oe-Montferrand</text:p>
          </table:table-cell>
          <table:table-cell/>
          <table:table-cell office:value-type="string" calcext:value-type="string">
            <text:p>rue Frontenac/rue Sainte-Catherin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1240.1" calcext:value-type="float">
            <text:p>301240.1</text:p>
          </table:table-cell>
          <table:table-cell office:value-type="float" office:value="5043366.05" calcext:value-type="float">
            <text:p>5043366.05</text:p>
          </table:table-cell>
          <table:table-cell office:value-type="float" office:value="-73.5455763721019" calcext:value-type="float">
            <text:p>-73.5455763721019</text:p>
          </table:table-cell>
          <table:table-cell office:value-type="float" office:value="45.5302021006045" calcext:value-type="float">
            <text:p>45.53020210060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Médéric-Martin</text:p>
          </table:table-cell>
          <table:table-cell/>
          <table:table-cell office:value-type="string" calcext:value-type="string">
            <text:p>ave Gascon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562.07" calcext:value-type="float">
            <text:p>300562.07</text:p>
          </table:table-cell>
          <table:table-cell office:value-type="float" office:value="5043883.17" calcext:value-type="float">
            <text:p>5043883.17</text:p>
          </table:table-cell>
          <table:table-cell office:value-type="float" office:value="-73.5542614653836" calcext:value-type="float">
            <text:p>-73.5542614653836</text:p>
          </table:table-cell>
          <table:table-cell office:value-type="float" office:value="45.5348515494671" calcext:value-type="float">
            <text:p>45.53485154946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Olivier-Robert</text:p>
          </table:table-cell>
          <table:table-cell/>
          <table:table-cell office:value-type="string" calcext:value-type="string">
            <text:p>rue Fullum/boul De Maisonneuv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920.47" calcext:value-type="float">
            <text:p>300920.47</text:p>
          </table:table-cell>
          <table:table-cell office:value-type="float" office:value="5043123.85" calcext:value-type="float">
            <text:p>5043123.85</text:p>
          </table:table-cell>
          <table:table-cell office:value-type="float" office:value="-73.5496665831198" calcext:value-type="float">
            <text:p>-73.5496665831198</text:p>
          </table:table-cell>
          <table:table-cell office:value-type="float" office:value="45.5280209856489" calcext:value-type="float">
            <text:p>45.528020985648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Espace Pierre-Bourgault</text:p>
          </table:table-cell>
          <table:table-cell/>
          <table:table-cell office:value-type="string" calcext:value-type="string">
            <text:p>rue Alexandre-DeSève/rue La Font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179.09" calcext:value-type="float">
            <text:p>300179.09</text:p>
          </table:table-cell>
          <table:table-cell office:value-type="float" office:value="5042607.92" calcext:value-type="float">
            <text:p>5042607.92</text:p>
          </table:table-cell>
          <table:table-cell office:value-type="float" office:value="-73.5591530198252" calcext:value-type="float">
            <text:p>-73.5591530198252</text:p>
          </table:table-cell>
          <table:table-cell office:value-type="float" office:value="45.5233739255403" calcext:value-type="float">
            <text:p>45.52337392554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Berthier</text:p>
          </table:table-cell>
          <table:table-cell/>
          <table:table-cell office:value-type="string" calcext:value-type="string">
            <text:p>rue Berthier/rue de la Visita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23.16" calcext:value-type="float">
            <text:p>299923.16</text:p>
          </table:table-cell>
          <table:table-cell office:value-type="float" office:value="5042547.48" calcext:value-type="float">
            <text:p>5042547.48</text:p>
          </table:table-cell>
          <table:table-cell office:value-type="float" office:value="-73.5624286179191" calcext:value-type="float">
            <text:p>-73.5624286179191</text:p>
          </table:table-cell>
          <table:table-cell office:value-type="float" office:value="45.5228283191651" calcext:value-type="float">
            <text:p>45.522828319165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Brennan/Duke</text:p>
          </table:table-cell>
          <table:table-cell office:value-type="string" calcext:value-type="string">
            <text:p>parc à chien</text:p>
          </table:table-cell>
          <table:table-cell office:value-type="string" calcext:value-type="string">
            <text:p>rue Duke/rue Bren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590.59" calcext:value-type="float">
            <text:p>300590.59</text:p>
          </table:table-cell>
          <table:table-cell office:value-type="float" office:value="5039507.55" calcext:value-type="float">
            <text:p>5039507.55</text:p>
          </table:table-cell>
          <table:table-cell office:value-type="float" office:value="-73.5538587300094" calcext:value-type="float">
            <text:p>-73.5538587300094</text:p>
          </table:table-cell>
          <table:table-cell office:value-type="float" office:value="45.4954781122937" calcext:value-type="float">
            <text:p>45.495478112293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Faubourgs</text:p>
          </table:table-cell>
          <table:table-cell/>
          <table:table-cell office:value-type="string" calcext:value-type="string">
            <text:p>rue Dorion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300.39" calcext:value-type="float">
            <text:p>300300.39</text:p>
          </table:table-cell>
          <table:table-cell office:value-type="float" office:value="5042993.72" calcext:value-type="float">
            <text:p>5042993.72</text:p>
          </table:table-cell>
          <table:table-cell office:value-type="float" office:value="-73.5576037825965" calcext:value-type="float">
            <text:p>-73.5576037825965</text:p>
          </table:table-cell>
          <table:table-cell office:value-type="float" office:value="45.5268462982269" calcext:value-type="float">
            <text:p>45.526846298226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Royaux</text:p>
          </table:table-cell>
          <table:table-cell/>
          <table:table-cell office:value-type="string" calcext:value-type="string">
            <text:p>ave De Lorimier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143.59" calcext:value-type="float">
            <text:p>300143.59</text:p>
          </table:table-cell>
          <table:table-cell office:value-type="float" office:value="5043305.41" calcext:value-type="float">
            <text:p>5043305.41</text:p>
          </table:table-cell>
          <table:table-cell office:value-type="float" office:value="-73.559614089924" calcext:value-type="float">
            <text:p>-73.559614089924</text:p>
          </table:table-cell>
          <table:table-cell office:value-type="float" office:value="45.5296499751319" calcext:value-type="float">
            <text:p>45.529649975131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Vétérans</text:p>
          </table:table-cell>
          <table:table-cell/>
          <table:table-cell office:value-type="string" calcext:value-type="string">
            <text:p>ave Papineau/rue Loga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503.05" calcext:value-type="float">
            <text:p>300503.05</text:p>
          </table:table-cell>
          <table:table-cell office:value-type="float" office:value="5042688.46" calcext:value-type="float">
            <text:p>5042688.46</text:p>
          </table:table-cell>
          <table:table-cell office:value-type="float" office:value="-73.5550066634906" calcext:value-type="float">
            <text:p>-73.5550066634906</text:p>
          </table:table-cell>
          <table:table-cell office:value-type="float" office:value="45.5241007283337" calcext:value-type="float">
            <text:p>45.52410072833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Fleury-Mesplet</text:p>
          </table:table-cell>
          <table:table-cell/>
          <table:table-cell office:value-type="string" calcext:value-type="string">
            <text:p>rue de la Commune Est/rue Berr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867.61" calcext:value-type="float">
            <text:p>300867.61</text:p>
          </table:table-cell>
          <table:table-cell office:value-type="float" office:value="5041218.45" calcext:value-type="float">
            <text:p>5041218.45</text:p>
          </table:table-cell>
          <table:table-cell office:value-type="float" office:value="-73.550328020212" calcext:value-type="float">
            <text:p>-73.550328020212</text:p>
          </table:table-cell>
          <table:table-cell office:value-type="float" office:value="45.5108751364879" calcext:value-type="float">
            <text:p>45.510875136487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ean-Narrache</text:p>
          </table:table-cell>
          <table:table-cell/>
          <table:table-cell office:value-type="string" calcext:value-type="string">
            <text:p>rue Saint-Timothée/rue Labrec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722.54" calcext:value-type="float">
            <text:p>299722.54</text:p>
          </table:table-cell>
          <table:table-cell office:value-type="float" office:value="5042293.44" calcext:value-type="float">
            <text:p>5042293.44</text:p>
          </table:table-cell>
          <table:table-cell office:value-type="float" office:value="-73.5649941285869" calcext:value-type="float">
            <text:p>-73.5649941285869</text:p>
          </table:table-cell>
          <table:table-cell office:value-type="float" office:value="45.52054093454" calcext:value-type="float">
            <text:p>45.5205409345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Joyeux-Vikings</text:p>
          </table:table-cell>
          <table:table-cell/>
          <table:table-cell office:value-type="string" calcext:value-type="string">
            <text:p>rue Beaudry/rue Robi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125.1" calcext:value-type="float">
            <text:p>300125.1</text:p>
          </table:table-cell>
          <table:table-cell office:value-type="float" office:value="5042327.9" calcext:value-type="float">
            <text:p>5042327.9</text:p>
          </table:table-cell>
          <table:table-cell office:value-type="float" office:value="-73.5598414828981" calcext:value-type="float">
            <text:p>-73.5598414828981</text:p>
          </table:table-cell>
          <table:table-cell office:value-type="float" office:value="45.5208538349453" calcext:value-type="float">
            <text:p>45.520853834945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cy-Walters</text:p>
          </table:table-cell>
          <table:table-cell office:value-type="string" calcext:value-type="string">
            <text:p>parc à chien</text:p>
          </table:table-cell>
          <table:table-cell office:value-type="string" calcext:value-type="string">
            <text:p>ave du Docteur-Penfield/rue Redpath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139.74" calcext:value-type="float">
            <text:p>298139.74</text:p>
          </table:table-cell>
          <table:table-cell office:value-type="float" office:value="5039980.01" calcext:value-type="float">
            <text:p>5039980.01</text:p>
          </table:table-cell>
          <table:table-cell office:value-type="float" office:value="-73.585223349597" calcext:value-type="float">
            <text:p>-73.585223349597</text:p>
          </table:table-cell>
          <table:table-cell office:value-type="float" office:value="45.4997104206882" calcext:value-type="float">
            <text:p>45.49971042068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cy-Walters</text:p>
          </table:table-cell>
          <table:table-cell/>
          <table:table-cell office:value-type="string" calcext:value-type="string">
            <text:p>ave du Docteur-Penfield/rue Redpath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183.1" calcext:value-type="float">
            <text:p>298183.1</text:p>
          </table:table-cell>
          <table:table-cell office:value-type="float" office:value="5039959.73" calcext:value-type="float">
            <text:p>5039959.73</text:p>
          </table:table-cell>
          <table:table-cell office:value-type="float" office:value="-73.5846682508461" calcext:value-type="float">
            <text:p>-73.5846682508461</text:p>
          </table:table-cell>
          <table:table-cell office:value-type="float" office:value="45.4995283451997" calcext:value-type="float">
            <text:p>45.499528345199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sillier-Lachapelle</text:p>
          </table:table-cell>
          <table:table-cell/>
          <table:table-cell office:value-type="string" calcext:value-type="string">
            <text:p>rue Alexandre-DeSève/rue Ontario Est (nord 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66.78" calcext:value-type="float">
            <text:p>299966.78</text:p>
          </table:table-cell>
          <table:table-cell office:value-type="float" office:value="5042751.1" calcext:value-type="float">
            <text:p>5042751.1</text:p>
          </table:table-cell>
          <table:table-cell office:value-type="float" office:value="-73.5618722453717" calcext:value-type="float">
            <text:p>-73.5618722453717</text:p>
          </table:table-cell>
          <table:table-cell office:value-type="float" office:value="45.5246608755873" calcext:value-type="float">
            <text:p>45.524660875587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école Pierre-Dupuy</text:p>
          </table:table-cell>
          <table:table-cell/>
          <table:table-cell office:value-type="string" calcext:value-type="string">
            <text:p>ave De Lorimier/rue Ontario Est</text:p>
          </table:table-cell>
          <table:table-cell office:value-type="string" calcext:value-type="string">
            <text:p>localisation approx. /privé</text:p>
          </table:table-cell>
          <table:table-cell office:value-type="string" calcext:value-type="string">
            <text:p>localisation approx.</text:p>
          </table:table-cell>
          <table:table-cell office:value-type="float" office:value="300265.13" calcext:value-type="float">
            <text:p>300265.13</text:p>
          </table:table-cell>
          <table:table-cell office:value-type="float" office:value="5043222.21" calcext:value-type="float">
            <text:p>5043222.21</text:p>
          </table:table-cell>
          <table:table-cell office:value-type="float" office:value="-73.5580572942047" calcext:value-type="float">
            <text:p>-73.5580572942047</text:p>
          </table:table-cell>
          <table:table-cell office:value-type="float" office:value="45.5289021110068" calcext:value-type="float">
            <text:p>45.528902111006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'Armes</text:p>
          </table:table-cell>
          <table:table-cell/>
          <table:table-cell office:value-type="string" calcext:value-type="string">
            <text:p>rue Notre-Dame Ouest/place d'Arm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320.48" calcext:value-type="float">
            <text:p>300320.48</text:p>
          </table:table-cell>
          <table:table-cell office:value-type="float" office:value="5040522.41" calcext:value-type="float">
            <text:p>5040522.41</text:p>
          </table:table-cell>
          <table:table-cell office:value-type="float" office:value="-73.557324008823" calcext:value-type="float">
            <text:p>-73.557324008823</text:p>
          </table:table-cell>
          <table:table-cell office:value-type="float" office:value="45.5046085777017" calcext:value-type="float">
            <text:p>45.504608577701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 La Dauversière</text:p>
          </table:table-cell>
          <table:table-cell/>
          <table:table-cell office:value-type="string" calcext:value-type="string">
            <text:p>rue Le Royer Est/Place Jacques-Ca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614.99" calcext:value-type="float">
            <text:p>300614.99</text:p>
          </table:table-cell>
          <table:table-cell office:value-type="float" office:value="5040929.18" calcext:value-type="float">
            <text:p>5040929.18</text:p>
          </table:table-cell>
          <table:table-cell office:value-type="float" office:value="-73.5535586639057" calcext:value-type="float">
            <text:p>-73.5535586639057</text:p>
          </table:table-cell>
          <table:table-cell office:value-type="float" office:value="45.5082706945016" calcext:value-type="float">
            <text:p>45.50827069450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 La Dauversière</text:p>
          </table:table-cell>
          <table:table-cell/>
          <table:table-cell office:value-type="string" calcext:value-type="string">
            <text:p>rue Le Royer Est/Place Jacques-Ca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645.82" calcext:value-type="float">
            <text:p>300645.82</text:p>
          </table:table-cell>
          <table:table-cell office:value-type="float" office:value="5040943.81" calcext:value-type="float">
            <text:p>5040943.81</text:p>
          </table:table-cell>
          <table:table-cell office:value-type="float" office:value="-73.5531642337277" calcext:value-type="float">
            <text:p>-73.5531642337277</text:p>
          </table:table-cell>
          <table:table-cell office:value-type="float" office:value="45.5084025256666" calcext:value-type="float">
            <text:p>45.508402525666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e la Paix</text:p>
          </table:table-cell>
          <table:table-cell/>
          <table:table-cell office:value-type="string" calcext:value-type="string">
            <text:p>rue Juliette-Béliveau/rue Saint-Domini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57.92" calcext:value-type="float">
            <text:p>299957.92</text:p>
          </table:table-cell>
          <table:table-cell office:value-type="float" office:value="5041054.25" calcext:value-type="float">
            <text:p>5041054.25</text:p>
          </table:table-cell>
          <table:table-cell office:value-type="float" office:value="-73.5619689043117" calcext:value-type="float">
            <text:p>-73.5619689043117</text:p>
          </table:table-cell>
          <table:table-cell office:value-type="float" office:value="45.5093918742064" calcext:value-type="float">
            <text:p>45.509391874206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'Youville</text:p>
          </table:table-cell>
          <table:table-cell/>
          <table:table-cell office:value-type="string" calcext:value-type="string">
            <text:p>place D'Youville/rue Saint-Pierr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487.98" calcext:value-type="float">
            <text:p>300487.98</text:p>
          </table:table-cell>
          <table:table-cell office:value-type="float" office:value="5040190.4" calcext:value-type="float">
            <text:p>5040190.4</text:p>
          </table:table-cell>
          <table:table-cell office:value-type="float" office:value="-73.5551776091092" calcext:value-type="float">
            <text:p>-73.5551776091092</text:p>
          </table:table-cell>
          <table:table-cell office:value-type="float" office:value="45.5016220658392" calcext:value-type="float">
            <text:p>45.501622065839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Raymond-Blain</text:p>
          </table:table-cell>
          <table:table-cell/>
          <table:table-cell office:value-type="string" calcext:value-type="string">
            <text:p>ure Panet (face au #1697)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205.53" calcext:value-type="float">
            <text:p>300205.53</text:p>
          </table:table-cell>
          <table:table-cell office:value-type="float" office:value="5042401.64" calcext:value-type="float">
            <text:p>5042401.64</text:p>
          </table:table-cell>
          <table:table-cell office:value-type="float" office:value="-73.5588126232372" calcext:value-type="float">
            <text:p>-73.5588126232372</text:p>
          </table:table-cell>
          <table:table-cell office:value-type="float" office:value="45.5215179114233" calcext:value-type="float">
            <text:p>45.521517911423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e-Marie</text:p>
          </table:table-cell>
          <table:table-cell/>
          <table:table-cell office:value-type="string" calcext:value-type="string">
            <text:p>rue Dufresne/rue Provença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782.45" calcext:value-type="float">
            <text:p>300782.45</text:p>
          </table:table-cell>
          <table:table-cell office:value-type="float" office:value="5043287.06" calcext:value-type="float">
            <text:p>5043287.06</text:p>
          </table:table-cell>
          <table:table-cell office:value-type="float" office:value="-73.551434882856" calcext:value-type="float">
            <text:p>-73.551434882856</text:p>
          </table:table-cell>
          <table:table-cell office:value-type="float" office:value="45.5294888303093" calcext:value-type="float">
            <text:p>45.529488830309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-Jacques</text:p>
          </table:table-cell>
          <table:table-cell/>
          <table:table-cell office:value-type="string" calcext:value-type="string">
            <text:p>rue Saint-André/rue La Fayett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964.62" calcext:value-type="float">
            <text:p>299964.62</text:p>
          </table:table-cell>
          <table:table-cell office:value-type="float" office:value="5041984.45" calcext:value-type="float">
            <text:p>5041984.45</text:p>
          </table:table-cell>
          <table:table-cell office:value-type="float" office:value="-73.561892332165" calcext:value-type="float">
            <text:p>-73.561892332165</text:p>
          </table:table-cell>
          <table:table-cell office:value-type="float" office:value="45.5177622401209" calcext:value-type="float">
            <text:p>45.517762240120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-Jacques/Lucien-L'Allier (Julia-Drummond)</text:p>
          </table:table-cell>
          <table:table-cell/>
          <table:table-cell office:value-type="string" calcext:value-type="string">
            <text:p>rue Lucien-L'Allier/rue Saint-Jacqu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541.83" calcext:value-type="float">
            <text:p>299541.83</text:p>
          </table:table-cell>
          <table:table-cell office:value-type="float" office:value="5039271.7" calcext:value-type="float">
            <text:p>5039271.7</text:p>
          </table:table-cell>
          <table:table-cell office:value-type="float" office:value="-73.5672749116833" calcext:value-type="float">
            <text:p>-73.5672749116833</text:p>
          </table:table-cell>
          <table:table-cell office:value-type="float" office:value="45.493348715794" calcext:value-type="float">
            <text:p>45.49334871579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Abords du pont Jacques-Cartier</text:p>
          </table:table-cell>
          <table:table-cell office:value-type="string" calcext:value-type="string">
            <text:p>skate park</text:p>
          </table:table-cell>
          <table:table-cell office:value-type="string" calcext:value-type="string">
            <text:p>boul De Maisonneuve Est/ave De Lorim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765.46" calcext:value-type="float">
            <text:p>300765.46</text:p>
          </table:table-cell>
          <table:table-cell office:value-type="float" office:value="5042785.65" calcext:value-type="float">
            <text:p>5042785.65</text:p>
          </table:table-cell>
          <table:table-cell office:value-type="float" office:value="-73.5516482688701" calcext:value-type="float">
            <text:p>-73.5516482688701</text:p>
          </table:table-cell>
          <table:table-cell office:value-type="float" office:value="45.5249768502749" calcext:value-type="float">
            <text:p>45.524976850274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Cabot</text:p>
          </table:table-cell>
          <table:table-cell/>
          <table:table-cell office:value-type="string" calcext:value-type="string">
            <text:p>ave Atwater/rue Sainte-Catherine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233.74" calcext:value-type="float">
            <text:p>298233.74</text:p>
          </table:table-cell>
          <table:table-cell office:value-type="float" office:value="5038828.15" calcext:value-type="float">
            <text:p>5038828.15</text:p>
          </table:table-cell>
          <table:table-cell office:value-type="float" office:value="-73.5840051340512" calcext:value-type="float">
            <text:p>-73.5840051340512</text:p>
          </table:table-cell>
          <table:table-cell office:value-type="float" office:value="45.4893463754918" calcext:value-type="float">
            <text:p>45.48934637549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Dalhousie</text:p>
          </table:table-cell>
          <table:table-cell/>
          <table:table-cell office:value-type="string" calcext:value-type="string">
            <text:p>rue Berri/rue Notre-Dam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300811.99" calcext:value-type="float">
            <text:p>300811.99</text:p>
          </table:table-cell>
          <table:table-cell office:value-type="float" office:value="5041319.41" calcext:value-type="float">
            <text:p>5041319.41</text:p>
          </table:table-cell>
          <table:table-cell office:value-type="float" office:value="-73.5510406841283" calcext:value-type="float">
            <text:p>-73.5510406841283</text:p>
          </table:table-cell>
          <table:table-cell office:value-type="float" office:value="45.5117833004814" calcext:value-type="float">
            <text:p>45.51178330048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Phillips</text:p>
          </table:table-cell>
          <table:table-cell/>
          <table:table-cell office:value-type="string" calcext:value-type="string">
            <text:p>rue Sainte-Catherine Ouest/rue du Square-Phillips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434.26" calcext:value-type="float">
            <text:p>299434.26</text:p>
          </table:table-cell>
          <table:table-cell office:value-type="float" office:value="5040433.14" calcext:value-type="float">
            <text:p>5040433.14</text:p>
          </table:table-cell>
          <table:table-cell office:value-type="float" office:value="-73.5686639012603" calcext:value-type="float">
            <text:p>-73.5686639012603</text:p>
          </table:table-cell>
          <table:table-cell office:value-type="float" office:value="45.5037990344848" calcext:value-type="float">
            <text:p>45.503799034484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Walter-Stewart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ue D'Iberville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386.21" calcext:value-type="float">
            <text:p>300386.21</text:p>
          </table:table-cell>
          <table:table-cell office:value-type="float" office:value="5043706.99" calcext:value-type="float">
            <text:p>5043706.99</text:p>
          </table:table-cell>
          <table:table-cell office:value-type="float" office:value="-73.5565115468151" calcext:value-type="float">
            <text:p>-73.5565115468151</text:p>
          </table:table-cell>
          <table:table-cell office:value-type="float" office:value="45.5332651236993" calcext:value-type="float">
            <text:p>45.533265123699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ovette-Marchessault</text:p>
          </table:table-cell>
          <table:table-cell/>
          <table:table-cell office:value-type="string" calcext:value-type="string">
            <text:p>rue Plessis (face au #16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393.15" calcext:value-type="float">
            <text:p>300393.15</text:p>
          </table:table-cell>
          <table:table-cell office:value-type="float" office:value="5042425.45" calcext:value-type="float">
            <text:p>5042425.45</text:p>
          </table:table-cell>
          <table:table-cell office:value-type="float" office:value="-73.5564111634079" calcext:value-type="float">
            <text:p>-73.5564111634079</text:p>
          </table:table-cell>
          <table:table-cell office:value-type="float" office:value="45.5217333744981" calcext:value-type="float">
            <text:p>45.521733374498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Robert-Prévost</text:p>
          </table:table-cell>
          <table:table-cell/>
          <table:table-cell office:value-type="string" calcext:value-type="string">
            <text:p>rue Saint-Timothée (face au #1827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946.76" calcext:value-type="float">
            <text:p>299946.76</text:p>
          </table:table-cell>
          <table:table-cell office:value-type="float" office:value="5042123.04" calcext:value-type="float">
            <text:p>5042123.04</text:p>
          </table:table-cell>
          <table:table-cell office:value-type="float" office:value="-73.5621223103431" calcext:value-type="float">
            <text:p>-73.5621223103431</text:p>
          </table:table-cell>
          <table:table-cell office:value-type="float" office:value="45.5190092043818" calcext:value-type="float">
            <text:p>45.51900920438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arc de la Presse</text:p>
          </table:table-cell>
          <table:table-cell/>
          <table:table-cell office:value-type="string" calcext:value-type="string">
            <text:p>rue Saint-Antoine Ouest/côte de la place d'Arme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orthophotographies</text:p>
          </table:table-cell>
          <table:table-cell office:value-type="float" office:value="300276.41" calcext:value-type="float">
            <text:p>300276.41</text:p>
          </table:table-cell>
          <table:table-cell office:value-type="float" office:value="5040651.68" calcext:value-type="float">
            <text:p>5040651.68</text:p>
          </table:table-cell>
          <table:table-cell office:value-type="float" office:value="-73.5578891605291" calcext:value-type="float">
            <text:p>-73.5578891605291</text:p>
          </table:table-cell>
          <table:table-cell office:value-type="float" office:value="45.5057715193462" calcext:value-type="float">
            <text:p>45.505771519346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ès du parc du Mont-Royal</text:p>
          </table:table-cell>
          <table:table-cell/>
          <table:table-cell office:value-type="string" calcext:value-type="string">
            <text:p>ave des Pins Ouest/rue Peel</text:p>
          </table:table-cell>
          <table:table-cell office:value-type="string" calcext:value-type="string">
            <text:p>au pied de l'escalier</text:p>
          </table:table-cell>
          <table:table-cell office:value-type="string" calcext:value-type="string">
            <text:p>orthophotographies</text:p>
          </table:table-cell>
          <table:table-cell office:value-type="float" office:value="298391.93" calcext:value-type="float">
            <text:p>298391.93</text:p>
          </table:table-cell>
          <table:table-cell office:value-type="float" office:value="5040522.26" calcext:value-type="float">
            <text:p>5040522.26</text:p>
          </table:table-cell>
          <table:table-cell office:value-type="float" office:value="-73.5820034636704" calcext:value-type="float">
            <text:p>-73.5820034636704</text:p>
          </table:table-cell>
          <table:table-cell office:value-type="float" office:value="45.5045921771973" calcext:value-type="float">
            <text:p>45.504592177197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Ville-Marie</text:p>
          </table:table-cell>
          <table:table-cell table:number-columns-repeated="2"/>
          <table:table-cell office:value-type="string" calcext:value-type="string">
            <text:p>rue McTavish/ave du Docteur-Penfiel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670.62" calcext:value-type="float">
            <text:p>298670.62</text:p>
          </table:table-cell>
          <table:table-cell office:value-type="float" office:value="5040446.96" calcext:value-type="float">
            <text:p>5040446.96</text:p>
          </table:table-cell>
          <table:table-cell office:value-type="float" office:value="-73.5784361566779" calcext:value-type="float">
            <text:p>-73.5784361566779</text:p>
          </table:table-cell>
          <table:table-cell office:value-type="float" office:value="45.5039171007063" calcext:value-type="float">
            <text:p>45.503917100706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omenade urbaine McTavish</text:p>
          </table:table-cell>
          <table:table-cell/>
          <table:table-cell office:value-type="string" calcext:value-type="string">
            <text:p>entre ave du Docteur-Penfield et rue De Maisonneuve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761.6" calcext:value-type="float">
            <text:p>298761.6</text:p>
          </table:table-cell>
          <table:table-cell office:value-type="float" office:value="5040398.99" calcext:value-type="float">
            <text:p>5040398.99</text:p>
          </table:table-cell>
          <table:table-cell office:value-type="float" office:value="-73.5772713187216" calcext:value-type="float">
            <text:p>-73.5772713187216</text:p>
          </table:table-cell>
          <table:table-cell office:value-type="float" office:value="45.5034862399414" calcext:value-type="float">
            <text:p>45.50348623994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omenade urbaine McTavish</text:p>
          </table:table-cell>
          <table:table-cell/>
          <table:table-cell office:value-type="string" calcext:value-type="string">
            <text:p>entre ave du Docteur-Penfield et rue De Maisonneuve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8788.44" calcext:value-type="float">
            <text:p>298788.44</text:p>
          </table:table-cell>
          <table:table-cell office:value-type="float" office:value="5040382.14" calcext:value-type="float">
            <text:p>5040382.14</text:p>
          </table:table-cell>
          <table:table-cell office:value-type="float" office:value="-73.5769276503248" calcext:value-type="float">
            <text:p>-73.5769276503248</text:p>
          </table:table-cell>
          <table:table-cell office:value-type="float" office:value="45.5033348483559" calcext:value-type="float">
            <text:p>45.50333484835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Félix-Antoine-Savard</text:p>
          </table:table-cell>
          <table:table-cell/>
          <table:table-cell office:value-type="string" calcext:value-type="string">
            <text:p>rue Montcalm/rue Sherbrook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9741.38" calcext:value-type="float">
            <text:p>299741.38</text:p>
          </table:table-cell>
          <table:table-cell office:value-type="float" office:value="5042461.01" calcext:value-type="float">
            <text:p>5042461.01</text:p>
          </table:table-cell>
          <table:table-cell office:value-type="float" office:value="-73.5647546966534" calcext:value-type="float">
            <text:p>-73.5647546966534</text:p>
          </table:table-cell>
          <table:table-cell office:value-type="float" office:value="45.5220489326522" calcext:value-type="float">
            <text:p>45.52204893265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Émilie-Gamelin</text:p>
          </table:table-cell>
          <table:table-cell/>
          <table:table-cell office:value-type="string" calcext:value-type="string">
            <text:p>rue Saint-Hbert/rue Sainte-Catherin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300163.45" calcext:value-type="float">
            <text:p>300163.45</text:p>
          </table:table-cell>
          <table:table-cell office:value-type="float" office:value="5041734.09" calcext:value-type="float">
            <text:p>5041734.09</text:p>
          </table:table-cell>
          <table:table-cell office:value-type="float" office:value="-73.5593449633479" calcext:value-type="float">
            <text:p>-73.5593449633479</text:p>
          </table:table-cell>
          <table:table-cell office:value-type="float" office:value="45.5155107502772" calcext:value-type="float">
            <text:p>45.515510750277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trottoir coin nord/ouest</text:p>
          </table:table-cell>
          <table:table-cell/>
          <table:table-cell office:value-type="string" calcext:value-type="string">
            <text:p>rue Saint-Denis/rue Éme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9844.46" calcext:value-type="float">
            <text:p>299844.46</text:p>
          </table:table-cell>
          <table:table-cell office:value-type="float" office:value="5041674.28" calcext:value-type="float">
            <text:p>5041674.28</text:p>
          </table:table-cell>
          <table:table-cell office:value-type="float" office:value="-73.5634272303944" calcext:value-type="float">
            <text:p>-73.5634272303944</text:p>
          </table:table-cell>
          <table:table-cell office:value-type="float" office:value="45.5149703615811" calcext:value-type="float">
            <text:p>45.51497036158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Vauquelin</text:p>
          </table:table-cell>
          <table:table-cell/>
          <table:table-cell office:value-type="string" calcext:value-type="string">
            <text:p>rue Notre-Dame Est/place Jacques-Cartier</text:p>
          </table:table-cell>
          <table:table-cell table:number-columns-repeated="2"/>
          <table:table-cell office:value-type="float" office:value="300523.39" calcext:value-type="float">
            <text:p>300523.39</text:p>
          </table:table-cell>
          <table:table-cell office:value-type="float" office:value="5040948.19" calcext:value-type="float">
            <text:p>5040948.19</text:p>
          </table:table-cell>
          <table:table-cell office:value-type="float" office:value="-73.5547311020058" calcext:value-type="float">
            <text:p>-73.5547311020058</text:p>
          </table:table-cell>
          <table:table-cell office:value-type="float" office:value="45.5084411987751" calcext:value-type="float">
            <text:p>45.50844119877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77773.4" calcext:value-type="float">
            <text:p>277773.4</text:p>
          </table:table-cell>
          <table:table-cell office:value-type="float" office:value="5039269.33" calcext:value-type="float">
            <text:p>5039269.33</text:p>
          </table:table-cell>
          <table:table-cell office:value-type="float" office:value="-73.8457848270335" calcext:value-type="float">
            <text:p>-73.8457848270335</text:p>
          </table:table-cell>
          <table:table-cell office:value-type="float" office:value="45.4928238364379" calcext:value-type="float">
            <text:p>45.492823836437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77748.04" calcext:value-type="float">
            <text:p>277748.04</text:p>
          </table:table-cell>
          <table:table-cell office:value-type="float" office:value="5039093.06" calcext:value-type="float">
            <text:p>5039093.06</text:p>
          </table:table-cell>
          <table:table-cell office:value-type="float" office:value="-73.8460995678303" calcext:value-type="float">
            <text:p>-73.8460995678303</text:p>
          </table:table-cell>
          <table:table-cell office:value-type="float" office:value="45.4912367264217" calcext:value-type="float">
            <text:p>45.49123672642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77853.25" calcext:value-type="float">
            <text:p>277853.25</text:p>
          </table:table-cell>
          <table:table-cell office:value-type="float" office:value="5039107.48" calcext:value-type="float">
            <text:p>5039107.48</text:p>
          </table:table-cell>
          <table:table-cell office:value-type="float" office:value="-73.8447543397919" calcext:value-type="float">
            <text:p>-73.8447543397919</text:p>
          </table:table-cell>
          <table:table-cell office:value-type="float" office:value="45.4913705520527" calcext:value-type="float">
            <text:p>45.49137055205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Brook</text:p>
          </table:table-cell>
          <table:table-cell office:value-type="string" calcext:value-type="string">
            <text:p>parc à chien</text:p>
          </table:table-cell>
          <table:table-cell office:value-type="string" calcext:value-type="string">
            <text:p>rue Brook/rue Harve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78130.68" calcext:value-type="float">
            <text:p>278130.68</text:p>
          </table:table-cell>
          <table:table-cell office:value-type="float" office:value="5041224.26" calcext:value-type="float">
            <text:p>5041224.26</text:p>
          </table:table-cell>
          <table:table-cell office:value-type="float" office:value="-73.8413200592078" calcext:value-type="float">
            <text:p>-73.8413200592078</text:p>
          </table:table-cell>
          <table:table-cell office:value-type="float" office:value="45.5104285751715" calcext:value-type="float">
            <text:p>45.51042857517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Trudeau/rue Hislop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098.64" calcext:value-type="float">
            <text:p>292098.64</text:p>
          </table:table-cell>
          <table:table-cell office:value-type="float" office:value="5041642.23" calcext:value-type="float">
            <text:p>5041642.23</text:p>
          </table:table-cell>
          <table:table-cell office:value-type="float" office:value="-73.6625668620967" calcext:value-type="float">
            <text:p>-73.6625668620967</text:p>
          </table:table-cell>
          <table:table-cell office:value-type="float" office:value="45.5145838945213" calcext:value-type="float">
            <text:p>45.514583894521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rue Trudeau/rue Hislop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2105.9" calcext:value-type="float">
            <text:p>292105.9</text:p>
          </table:table-cell>
          <table:table-cell office:value-type="float" office:value="5041603.8" calcext:value-type="float">
            <text:p>5041603.8</text:p>
          </table:table-cell>
          <table:table-cell office:value-type="float" office:value="-73.6624729454178" calcext:value-type="float">
            <text:p>-73.6624729454178</text:p>
          </table:table-cell>
          <table:table-cell office:value-type="float" office:value="45.5142382191323" calcext:value-type="float">
            <text:p>45.51423821913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aymond-Vidal</text:p>
          </table:table-cell>
          <table:table-cell/>
          <table:table-cell office:value-type="string" calcext:value-type="string">
            <text:p>rue Khalil-Gibr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657.8" calcext:value-type="float">
            <text:p>291657.8</text:p>
          </table:table-cell>
          <table:table-cell office:value-type="float" office:value="5043092.26" calcext:value-type="float">
            <text:p>5043092.26</text:p>
          </table:table-cell>
          <table:table-cell office:value-type="float" office:value="-73.668248109234" calcext:value-type="float">
            <text:p>-73.668248109234</text:p>
          </table:table-cell>
          <table:table-cell office:value-type="float" office:value="45.5276236214083" calcext:value-type="float">
            <text:p>45.527623621408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Alexis-Niho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Nantel/carré Stewa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888.29" calcext:value-type="float">
            <text:p>289888.29</text:p>
          </table:table-cell>
          <table:table-cell office:value-type="float" office:value="5039757.53" calcext:value-type="float">
            <text:p>5039757.53</text:p>
          </table:table-cell>
          <table:table-cell office:value-type="float" office:value="-73.690800059002" calcext:value-type="float">
            <text:p>-73.690800059002</text:p>
          </table:table-cell>
          <table:table-cell office:value-type="float" office:value="45.4975808918864" calcext:value-type="float">
            <text:p>45.497580891886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Dorais/rue du Collè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263.17" calcext:value-type="float">
            <text:p>290263.17</text:p>
          </table:table-cell>
          <table:table-cell office:value-type="float" office:value="5040122.1" calcext:value-type="float">
            <text:p>5040122.1</text:p>
          </table:table-cell>
          <table:table-cell office:value-type="float" office:value="-73.6860141779515" calcext:value-type="float">
            <text:p>-73.6860141779515</text:p>
          </table:table-cell>
          <table:table-cell office:value-type="float" office:value="45.5008693457363" calcext:value-type="float">
            <text:p>45.500869345736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9994.42" calcext:value-type="float">
            <text:p>289994.42</text:p>
          </table:table-cell>
          <table:table-cell office:value-type="float" office:value="5040353.22" calcext:value-type="float">
            <text:p>5040353.22</text:p>
          </table:table-cell>
          <table:table-cell office:value-type="float" office:value="-73.6894600761789" calcext:value-type="float">
            <text:p>-73.6894600761789</text:p>
          </table:table-cell>
          <table:table-cell office:value-type="float" office:value="45.5029434002203" calcext:value-type="float">
            <text:p>45.502943400220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9999.53" calcext:value-type="float">
            <text:p>289999.53</text:p>
          </table:table-cell>
          <table:table-cell office:value-type="float" office:value="5040358.53" calcext:value-type="float">
            <text:p>5040358.53</text:p>
          </table:table-cell>
          <table:table-cell office:value-type="float" office:value="-73.6893948464732" calcext:value-type="float">
            <text:p>-73.6893948464732</text:p>
          </table:table-cell>
          <table:table-cell office:value-type="float" office:value="45.5029912900595" calcext:value-type="float">
            <text:p>45.502991290059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9995.21" calcext:value-type="float">
            <text:p>289995.21</text:p>
          </table:table-cell>
          <table:table-cell office:value-type="float" office:value="5040366.84" calcext:value-type="float">
            <text:p>5040366.84</text:p>
          </table:table-cell>
          <table:table-cell office:value-type="float" office:value="-73.689450378035" calcext:value-type="float">
            <text:p>-73.689450378035</text:p>
          </table:table-cell>
          <table:table-cell office:value-type="float" office:value="45.5030659749366" calcext:value-type="float">
            <text:p>45.503065974936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oud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place Saint-Louis/rue Grat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711.28" calcext:value-type="float">
            <text:p>290711.28</text:p>
          </table:table-cell>
          <table:table-cell office:value-type="float" office:value="5040148.15" calcext:value-type="float">
            <text:p>5040148.15</text:p>
          </table:table-cell>
          <table:table-cell office:value-type="float" office:value="-73.6802809117449" calcext:value-type="float">
            <text:p>-73.6802809117449</text:p>
          </table:table-cell>
          <table:table-cell office:value-type="float" office:value="45.5011129471838" calcext:value-type="float">
            <text:p>45.50111294718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679.34" calcext:value-type="float">
            <text:p>290679.34</text:p>
          </table:table-cell>
          <table:table-cell office:value-type="float" office:value="5040948.43" calcext:value-type="float">
            <text:p>5040948.43</text:p>
          </table:table-cell>
          <table:table-cell office:value-type="float" office:value="-73.6807126566248" calcext:value-type="float">
            <text:p>-73.6807126566248</text:p>
          </table:table-cell>
          <table:table-cell office:value-type="float" office:value="45.5083135272038" calcext:value-type="float">
            <text:p>45.50831352720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parc à chien (intérieur)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616.97" calcext:value-type="float">
            <text:p>290616.97</text:p>
          </table:table-cell>
          <table:table-cell office:value-type="float" office:value="5040868.04" calcext:value-type="float">
            <text:p>5040868.04</text:p>
          </table:table-cell>
          <table:table-cell office:value-type="float" office:value="-73.6815085232466" calcext:value-type="float">
            <text:p>-73.6815085232466</text:p>
          </table:table-cell>
          <table:table-cell office:value-type="float" office:value="45.5075888821344" calcext:value-type="float">
            <text:p>45.507588882134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parc à chien (intérieur)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605.2" calcext:value-type="float">
            <text:p>290605.2</text:p>
          </table:table-cell>
          <table:table-cell office:value-type="float" office:value="5040861.77" calcext:value-type="float">
            <text:p>5040861.77</text:p>
          </table:table-cell>
          <table:table-cell office:value-type="float" office:value="-73.6816589685733" calcext:value-type="float">
            <text:p>-73.6816589685733</text:p>
          </table:table-cell>
          <table:table-cell office:value-type="float" office:value="45.5075322228664" calcext:value-type="float">
            <text:p>45.507532222866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632.68" calcext:value-type="float">
            <text:p>290632.68</text:p>
          </table:table-cell>
          <table:table-cell office:value-type="float" office:value="5040960.52" calcext:value-type="float">
            <text:p>5040960.52</text:p>
          </table:table-cell>
          <table:table-cell office:value-type="float" office:value="-73.6813101458397" calcext:value-type="float">
            <text:p>-73.6813101458397</text:p>
          </table:table-cell>
          <table:table-cell office:value-type="float" office:value="45.5084213713471" calcext:value-type="float">
            <text:p>45.508421371347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628.4" calcext:value-type="float">
            <text:p>290628.4</text:p>
          </table:table-cell>
          <table:table-cell office:value-type="float" office:value="5040898.38" calcext:value-type="float">
            <text:p>5040898.38</text:p>
          </table:table-cell>
          <table:table-cell office:value-type="float" office:value="-73.6813631243312" calcext:value-type="float">
            <text:p>-73.6813631243312</text:p>
          </table:table-cell>
          <table:table-cell office:value-type="float" office:value="45.5078621252461" calcext:value-type="float">
            <text:p>45.507862125246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rou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Cartier/rue Saint-Germ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320.15" calcext:value-type="float">
            <text:p>291320.15</text:p>
          </table:table-cell>
          <table:table-cell office:value-type="float" office:value="5041042.79" calcext:value-type="float">
            <text:p>5041042.79</text:p>
          </table:table-cell>
          <table:table-cell office:value-type="float" office:value="-73.6725143634386" calcext:value-type="float">
            <text:p>-73.6725143634386</text:p>
          </table:table-cell>
          <table:table-cell office:value-type="float" office:value="45.5091752937279" calcext:value-type="float">
            <text:p>45.509175293727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rue Filiatrault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0934.06" calcext:value-type="float">
            <text:p>290934.06</text:p>
          </table:table-cell>
          <table:table-cell office:value-type="float" office:value="5041542.93" calcext:value-type="float">
            <text:p>5041542.93</text:p>
          </table:table-cell>
          <table:table-cell office:value-type="float" office:value="-73.6774696416343" calcext:value-type="float">
            <text:p>-73.6774696416343</text:p>
          </table:table-cell>
          <table:table-cell office:value-type="float" office:value="45.5136681713166" calcext:value-type="float">
            <text:p>45.513668171316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extérieur du chalet</text:p>
          </table:table-cell>
          <table:table-cell office:value-type="string" calcext:value-type="string">
            <text:p>rue Filiatrault/rue de L'Égl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926.18" calcext:value-type="float">
            <text:p>290926.18</text:p>
          </table:table-cell>
          <table:table-cell office:value-type="float" office:value="5041548.08" calcext:value-type="float">
            <text:p>5041548.08</text:p>
          </table:table-cell>
          <table:table-cell office:value-type="float" office:value="-73.677570642707" calcext:value-type="float">
            <text:p>-73.677570642707</text:p>
          </table:table-cell>
          <table:table-cell office:value-type="float" office:value="45.5137143561899" calcext:value-type="float">
            <text:p>45.51371435618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rue Filiatrault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0939.05" calcext:value-type="float">
            <text:p>290939.05</text:p>
          </table:table-cell>
          <table:table-cell office:value-type="float" office:value="5041547.92" calcext:value-type="float">
            <text:p>5041547.92</text:p>
          </table:table-cell>
          <table:table-cell office:value-type="float" office:value="-73.677405916201" calcext:value-type="float">
            <text:p>-73.677405916201</text:p>
          </table:table-cell>
          <table:table-cell office:value-type="float" office:value="45.5137131723888" calcext:value-type="float">
            <text:p>45.513713172388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rue Gohier/rue Beaud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006.01" calcext:value-type="float">
            <text:p>291006.01</text:p>
          </table:table-cell>
          <table:table-cell office:value-type="float" office:value="5041090.85" calcext:value-type="float">
            <text:p>5041090.85</text:p>
          </table:table-cell>
          <table:table-cell office:value-type="float" office:value="-73.6765360424267" calcext:value-type="float">
            <text:p>-73.6765360424267</text:p>
          </table:table-cell>
          <table:table-cell office:value-type="float" office:value="45.5096016134188" calcext:value-type="float">
            <text:p>45.509601613418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ariépy</text:p>
          </table:table-cell>
          <table:table-cell/>
          <table:table-cell office:value-type="string" calcext:value-type="string">
            <text:p>rue Bourgoin/rue Huf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308.02" calcext:value-type="float">
            <text:p>289308.02</text:p>
          </table:table-cell>
          <table:table-cell office:value-type="float" office:value="5040650.92" calcext:value-type="float">
            <text:p>5040650.92</text:p>
          </table:table-cell>
          <table:table-cell office:value-type="float" office:value="-73.6982529663293" calcext:value-type="float">
            <text:p>-73.6982529663293</text:p>
          </table:table-cell>
          <table:table-cell office:value-type="float" office:value="45.5056073105" calcext:value-type="float">
            <text:p>45.50560731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land-Moreau</text:p>
          </table:table-cell>
          <table:table-cell/>
          <table:table-cell office:value-type="string" calcext:value-type="string">
            <text:p>rue Maheu/rue O'Grad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443.83" calcext:value-type="float">
            <text:p>289443.83</text:p>
          </table:table-cell>
          <table:table-cell office:value-type="float" office:value="5039820.69" calcext:value-type="float">
            <text:p>5039820.69</text:p>
          </table:table-cell>
          <table:table-cell office:value-type="float" office:value="-73.6964890091572" calcext:value-type="float">
            <text:p>-73.6964890091572</text:p>
          </table:table-cell>
          <table:table-cell office:value-type="float" office:value="45.4981395893266" calcext:value-type="float">
            <text:p>45.498139589326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rue Cazeneuve/rue Modugno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889.17" calcext:value-type="float">
            <text:p>288889.17</text:p>
          </table:table-cell>
          <table:table-cell office:value-type="float" office:value="5040187.46" calcext:value-type="float">
            <text:p>5040187.46</text:p>
          </table:table-cell>
          <table:table-cell office:value-type="float" office:value="-73.7035979799655" calcext:value-type="float">
            <text:p>-73.7035979799655</text:p>
          </table:table-cell>
          <table:table-cell office:value-type="float" office:value="45.5014274963629" calcext:value-type="float">
            <text:p>45.501427496362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pataugeoire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8931.12" calcext:value-type="float">
            <text:p>288931.12</text:p>
          </table:table-cell>
          <table:table-cell office:value-type="float" office:value="5040255.49" calcext:value-type="float">
            <text:p>5040255.49</text:p>
          </table:table-cell>
          <table:table-cell office:value-type="float" office:value="-73.7030633838721" calcext:value-type="float">
            <text:p>-73.7030633838721</text:p>
          </table:table-cell>
          <table:table-cell office:value-type="float" office:value="45.5020406113586" calcext:value-type="float">
            <text:p>45.50204061135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8967.21" calcext:value-type="float">
            <text:p>288967.21</text:p>
          </table:table-cell>
          <table:table-cell office:value-type="float" office:value="5040292.46" calcext:value-type="float">
            <text:p>5040292.46</text:p>
          </table:table-cell>
          <table:table-cell office:value-type="float" office:value="-73.7026027605321" calcext:value-type="float">
            <text:p>-73.7026027605321</text:p>
          </table:table-cell>
          <table:table-cell office:value-type="float" office:value="45.5023741013118" calcext:value-type="float">
            <text:p>45.50237410131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extérieur du chalet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8955.52" calcext:value-type="float">
            <text:p>288955.52</text:p>
          </table:table-cell>
          <table:table-cell office:value-type="float" office:value="5040286.2" calcext:value-type="float">
            <text:p>5040286.2</text:p>
          </table:table-cell>
          <table:table-cell office:value-type="float" office:value="-73.7027521473479" calcext:value-type="float">
            <text:p>-73.7027521473479</text:p>
          </table:table-cell>
          <table:table-cell office:value-type="float" office:value="45.5023175060711" calcext:value-type="float">
            <text:p>45.50231750607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Tassé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rue Billeron/rue Véni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673.94" calcext:value-type="float">
            <text:p>289673.94</text:p>
          </table:table-cell>
          <table:table-cell office:value-type="float" office:value="5041034.49" calcext:value-type="float">
            <text:p>5041034.49</text:p>
          </table:table-cell>
          <table:table-cell office:value-type="float" office:value="-73.693582096068" calcext:value-type="float">
            <text:p>-73.693582096068</text:p>
          </table:table-cell>
          <table:table-cell office:value-type="float" office:value="45.5090668471217" calcext:value-type="float">
            <text:p>45.50906684712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069.47" calcext:value-type="float">
            <text:p>289069.47</text:p>
          </table:table-cell>
          <table:table-cell office:value-type="float" office:value="5040977.29" calcext:value-type="float">
            <text:p>5040977.29</text:p>
          </table:table-cell>
          <table:table-cell office:value-type="float" office:value="-73.7013161723786" calcext:value-type="float">
            <text:p>-73.7013161723786</text:p>
          </table:table-cell>
          <table:table-cell office:value-type="float" office:value="45.5085387689844" calcext:value-type="float">
            <text:p>45.50853876898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070.59" calcext:value-type="float">
            <text:p>289070.59</text:p>
          </table:table-cell>
          <table:table-cell office:value-type="float" office:value="5040975.97" calcext:value-type="float">
            <text:p>5040975.97</text:p>
          </table:table-cell>
          <table:table-cell office:value-type="float" office:value="-73.7013017965931" calcext:value-type="float">
            <text:p>-73.7013017965931</text:p>
          </table:table-cell>
          <table:table-cell office:value-type="float" office:value="45.5085269164011" calcext:value-type="float">
            <text:p>45.508526916401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parc à chien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196.98" calcext:value-type="float">
            <text:p>289196.98</text:p>
          </table:table-cell>
          <table:table-cell office:value-type="float" office:value="5040945.13" calcext:value-type="float">
            <text:p>5040945.13</text:p>
          </table:table-cell>
          <table:table-cell office:value-type="float" office:value="-73.699683311725" calcext:value-type="float">
            <text:p>-73.699683311725</text:p>
          </table:table-cell>
          <table:table-cell office:value-type="float" office:value="45.5082522457285" calcext:value-type="float">
            <text:p>45.508252245728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piste d'athlétisme</text:p>
          </table:table-cell>
          <table:table-cell office:value-type="string" calcext:value-type="string">
            <text:p>rue Robert-Pea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892.57" calcext:value-type="float">
            <text:p>288892.57</text:p>
          </table:table-cell>
          <table:table-cell office:value-type="float" office:value="5041006.49" calcext:value-type="float">
            <text:p>5041006.49</text:p>
          </table:table-cell>
          <table:table-cell office:value-type="float" office:value="-73.7035810360306" calcext:value-type="float">
            <text:p>-73.7035810360306</text:p>
          </table:table-cell>
          <table:table-cell office:value-type="float" office:value="45.5087975089578" calcext:value-type="float">
            <text:p>45.508797508957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 Poir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589.49" calcext:value-type="float">
            <text:p>288589.49</text:p>
          </table:table-cell>
          <table:table-cell office:value-type="float" office:value="5041012.62" calcext:value-type="float">
            <text:p>5041012.62</text:p>
          </table:table-cell>
          <table:table-cell office:value-type="float" office:value="-73.7074599882133" calcext:value-type="float">
            <text:p>-73.7074599882133</text:p>
          </table:table-cell>
          <table:table-cell office:value-type="float" office:value="45.5088456904097" calcext:value-type="float">
            <text:p>45.508845690409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 Poir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667" calcext:value-type="float">
            <text:p>288667</text:p>
          </table:table-cell>
          <table:table-cell office:value-type="float" office:value="5040947.33" calcext:value-type="float">
            <text:p>5040947.33</text:p>
          </table:table-cell>
          <table:table-cell office:value-type="float" office:value="-73.7064658839616" calcext:value-type="float">
            <text:p>-73.7064658839616</text:p>
          </table:table-cell>
          <table:table-cell office:value-type="float" office:value="45.5082599845165" calcext:value-type="float">
            <text:p>45.508259984516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près de PolyvalenteÉ.-Legault</text:p>
          </table:table-cell>
          <table:table-cell office:value-type="string" calcext:value-type="string">
            <text:p>boul Thimens/rue Sam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747.79" calcext:value-type="float">
            <text:p>288747.79</text:p>
          </table:table-cell>
          <table:table-cell office:value-type="float" office:value="5040782.46" calcext:value-type="float">
            <text:p>5040782.46</text:p>
          </table:table-cell>
          <table:table-cell office:value-type="float" office:value="-73.7054265651118" calcext:value-type="float">
            <text:p>-73.7054265651118</text:p>
          </table:table-cell>
          <table:table-cell office:value-type="float" office:value="45.5067782881147" calcext:value-type="float">
            <text:p>45.506778288114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élanger</text:p>
          </table:table-cell>
          <table:table-cell/>
          <table:table-cell office:value-type="string" calcext:value-type="string">
            <text:p>rue Cardinal/boul de la Côte-Vert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351.02" calcext:value-type="float">
            <text:p>290351.02</text:p>
          </table:table-cell>
          <table:table-cell office:value-type="float" office:value="5041515" calcext:value-type="float">
            <text:p>5041515</text:p>
          </table:table-cell>
          <table:table-cell office:value-type="float" office:value="-73.6849310870455" calcext:value-type="float">
            <text:p>-73.6849310870455</text:p>
          </table:table-cell>
          <table:table-cell office:value-type="float" office:value="45.5134050098486" calcext:value-type="float">
            <text:p>45.513405009848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Cardinal/rue 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901.82" calcext:value-type="float">
            <text:p>289901.82</text:p>
          </table:table-cell>
          <table:table-cell office:value-type="float" office:value="5041830.68" calcext:value-type="float">
            <text:p>5041830.68</text:p>
          </table:table-cell>
          <table:table-cell office:value-type="float" office:value="-73.6906899159788" calcext:value-type="float">
            <text:p>-73.6906899159788</text:p>
          </table:table-cell>
          <table:table-cell office:value-type="float" office:value="45.5162361604742" calcext:value-type="float">
            <text:p>45.516236160474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bute pour glisser</text:p>
          </table:table-cell>
          <table:table-cell office:value-type="string" calcext:value-type="string">
            <text:p>rue Cardinal/rue 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877.89" calcext:value-type="float">
            <text:p>289877.89</text:p>
          </table:table-cell>
          <table:table-cell office:value-type="float" office:value="5041910.2" calcext:value-type="float">
            <text:p>5041910.2</text:p>
          </table:table-cell>
          <table:table-cell office:value-type="float" office:value="-73.6909986280761" calcext:value-type="float">
            <text:p>-73.6909986280761</text:p>
          </table:table-cell>
          <table:table-cell office:value-type="float" office:value="45.5169511982506" calcext:value-type="float">
            <text:p>45.516951198250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extérieur du chalet</text:p>
          </table:table-cell>
          <table:table-cell office:value-type="string" calcext:value-type="string">
            <text:p>rue Goh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869.63" calcext:value-type="float">
            <text:p>289869.63</text:p>
          </table:table-cell>
          <table:table-cell office:value-type="float" office:value="5041999.38" calcext:value-type="float">
            <text:p>5041999.38</text:p>
          </table:table-cell>
          <table:table-cell office:value-type="float" office:value="-73.691107069449" calcext:value-type="float">
            <text:p>-73.691107069449</text:p>
          </table:table-cell>
          <table:table-cell office:value-type="float" office:value="45.5177534949469" calcext:value-type="float">
            <text:p>45.51775349494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rue Gohi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9863.86" calcext:value-type="float">
            <text:p>289863.86</text:p>
          </table:table-cell>
          <table:table-cell office:value-type="float" office:value="5042005.69" calcext:value-type="float">
            <text:p>5042005.69</text:p>
          </table:table-cell>
          <table:table-cell office:value-type="float" office:value="-73.6911811166699" calcext:value-type="float">
            <text:p>-73.6911811166699</text:p>
          </table:table-cell>
          <table:table-cell office:value-type="float" office:value="45.5178101509967" calcext:value-type="float">
            <text:p>45.517810150996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rue Décarie/rue Degu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818.22" calcext:value-type="float">
            <text:p>289818.22</text:p>
          </table:table-cell>
          <table:table-cell office:value-type="float" office:value="5042137.8" calcext:value-type="float">
            <text:p>5042137.8</text:p>
          </table:table-cell>
          <table:table-cell office:value-type="float" office:value="-73.6917693389719" calcext:value-type="float">
            <text:p>-73.6917693389719</text:p>
          </table:table-cell>
          <table:table-cell office:value-type="float" office:value="45.51899794454" calcext:value-type="float">
            <text:p>45.5189979445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913.65" calcext:value-type="float">
            <text:p>289913.65</text:p>
          </table:table-cell>
          <table:table-cell office:value-type="float" office:value="5042415.07" calcext:value-type="float">
            <text:p>5042415.07</text:p>
          </table:table-cell>
          <table:table-cell office:value-type="float" office:value="-73.6905562474445" calcext:value-type="float">
            <text:p>-73.6905562474445</text:p>
          </table:table-cell>
          <table:table-cell office:value-type="float" office:value="45.5214949620397" calcext:value-type="float">
            <text:p>45.521494962039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828.85" calcext:value-type="float">
            <text:p>289828.85</text:p>
          </table:table-cell>
          <table:table-cell office:value-type="float" office:value="5042381.36" calcext:value-type="float">
            <text:p>5042381.36</text:p>
          </table:table-cell>
          <table:table-cell office:value-type="float" office:value="-73.6916407140079" calcext:value-type="float">
            <text:p>-73.6916407140079</text:p>
          </table:table-cell>
          <table:table-cell office:value-type="float" office:value="45.5211898117047" calcext:value-type="float">
            <text:p>45.52118981170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parc à chien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827.3" calcext:value-type="float">
            <text:p>289827.3</text:p>
          </table:table-cell>
          <table:table-cell office:value-type="float" office:value="5042446.64" calcext:value-type="float">
            <text:p>5042446.64</text:p>
          </table:table-cell>
          <table:table-cell office:value-type="float" office:value="-73.6916625494058" calcext:value-type="float">
            <text:p>-73.6916625494058</text:p>
          </table:table-cell>
          <table:table-cell office:value-type="float" office:value="45.5217771907477" calcext:value-type="float">
            <text:p>45.52177719074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ave Sainte-Croix/rue 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340.34" calcext:value-type="float">
            <text:p>290340.34</text:p>
          </table:table-cell>
          <table:table-cell office:value-type="float" office:value="5042148.57" calcext:value-type="float">
            <text:p>5042148.57</text:p>
          </table:table-cell>
          <table:table-cell office:value-type="float" office:value="-73.6850864674194" calcext:value-type="float">
            <text:p>-73.6850864674194</text:p>
          </table:table-cell>
          <table:table-cell office:value-type="float" office:value="45.5191058808966" calcext:value-type="float">
            <text:p>45.519105880896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eaulac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ue Elizabet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917.49" calcext:value-type="float">
            <text:p>290917.49</text:p>
          </table:table-cell>
          <table:table-cell office:value-type="float" office:value="5042236.32" calcext:value-type="float">
            <text:p>5042236.32</text:p>
          </table:table-cell>
          <table:table-cell office:value-type="float" office:value="-73.6777013569383" calcext:value-type="float">
            <text:p>-73.6777013569383</text:p>
          </table:table-cell>
          <table:table-cell office:value-type="float" office:value="45.5199072180595" calcext:value-type="float">
            <text:p>45.519907218059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L'Archevêque</text:p>
          </table:table-cell>
          <table:table-cell/>
          <table:table-cell office:value-type="string" calcext:value-type="string">
            <text:p>rue Couvrette (face au #1275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095.56" calcext:value-type="float">
            <text:p>291095.56</text:p>
          </table:table-cell>
          <table:table-cell office:value-type="float" office:value="5042816.01" calcext:value-type="float">
            <text:p>5042816.01</text:p>
          </table:table-cell>
          <table:table-cell office:value-type="float" office:value="-73.6754382164202" calcext:value-type="float">
            <text:p>-73.6754382164202</text:p>
          </table:table-cell>
          <table:table-cell office:value-type="float" office:value="45.5251269987987" calcext:value-type="float">
            <text:p>45.52512699879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Dutrisac/croissant du Ruiss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080.87" calcext:value-type="float">
            <text:p>290080.87</text:p>
          </table:table-cell>
          <table:table-cell office:value-type="float" office:value="5043086.42" calcext:value-type="float">
            <text:p>5043086.42</text:p>
          </table:table-cell>
          <table:table-cell office:value-type="float" office:value="-73.6884358873168" calcext:value-type="float">
            <text:p>-73.6884358873168</text:p>
          </table:table-cell>
          <table:table-cell office:value-type="float" office:value="45.5275395533222" calcext:value-type="float">
            <text:p>45.52753955332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Dutrisac/place Dutrisa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030.28" calcext:value-type="float">
            <text:p>290030.28</text:p>
          </table:table-cell>
          <table:table-cell office:value-type="float" office:value="5042937.81" calcext:value-type="float">
            <text:p>5042937.81</text:p>
          </table:table-cell>
          <table:table-cell office:value-type="float" office:value="-73.6890790622582" calcext:value-type="float">
            <text:p>-73.6890790622582</text:p>
          </table:table-cell>
          <table:table-cell office:value-type="float" office:value="45.5262012393035" calcext:value-type="float">
            <text:p>45.526201239303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Poirier/rue Mu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253.06" calcext:value-type="float">
            <text:p>290253.06</text:p>
          </table:table-cell>
          <table:table-cell office:value-type="float" office:value="5043086.18" calcext:value-type="float">
            <text:p>5043086.18</text:p>
          </table:table-cell>
          <table:table-cell office:value-type="float" office:value="-73.6862314970658" calcext:value-type="float">
            <text:p>-73.6862314970658</text:p>
          </table:table-cell>
          <table:table-cell office:value-type="float" office:value="45.5275410087539" calcext:value-type="float">
            <text:p>45.527541008753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Saint-Laurent</text:p>
          </table:table-cell>
          <table:table-cell/>
          <table:table-cell office:value-type="string" calcext:value-type="string">
            <text:p>rue Poirier/rue Mui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0251.52" calcext:value-type="float">
            <text:p>290251.52</text:p>
          </table:table-cell>
          <table:table-cell office:value-type="float" office:value="5043057.64" calcext:value-type="float">
            <text:p>5043057.64</text:p>
          </table:table-cell>
          <table:table-cell office:value-type="float" office:value="-73.6862503646768" calcext:value-type="float">
            <text:p>-73.6862503646768</text:p>
          </table:table-cell>
          <table:table-cell office:value-type="float" office:value="45.5272841638709" calcext:value-type="float">
            <text:p>45.527284163870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Saint-Laurent</text:p>
          </table:table-cell>
          <table:table-cell/>
          <table:table-cell office:value-type="string" calcext:value-type="string">
            <text:p>rue Poirier/rue Mui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0257.64" calcext:value-type="float">
            <text:p>290257.64</text:p>
          </table:table-cell>
          <table:table-cell office:value-type="float" office:value="5043066.18" calcext:value-type="float">
            <text:p>5043066.18</text:p>
          </table:table-cell>
          <table:table-cell office:value-type="float" office:value="-73.686172270047" calcext:value-type="float">
            <text:p>-73.686172270047</text:p>
          </table:table-cell>
          <table:table-cell office:value-type="float" office:value="45.5273611374465" calcext:value-type="float">
            <text:p>45.527361137446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rue Poirier/rue Barr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154.77" calcext:value-type="float">
            <text:p>290154.77</text:p>
          </table:table-cell>
          <table:table-cell office:value-type="float" office:value="5043073.2" calcext:value-type="float">
            <text:p>5043073.2</text:p>
          </table:table-cell>
          <table:table-cell office:value-type="float" office:value="-73.6874894214772" calcext:value-type="float">
            <text:p>-73.6874894214772</text:p>
          </table:table-cell>
          <table:table-cell office:value-type="float" office:value="45.5274221519237" calcext:value-type="float">
            <text:p>45.527422151923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Meloch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1037.02" calcext:value-type="float">
            <text:p>291037.02</text:p>
          </table:table-cell>
          <table:table-cell office:value-type="float" office:value="5043227.51" calcext:value-type="float">
            <text:p>5043227.51</text:p>
          </table:table-cell>
          <table:table-cell office:value-type="float" office:value="-73.6761991761614" calcext:value-type="float">
            <text:p>-73.6761991761614</text:p>
          </table:table-cell>
          <table:table-cell office:value-type="float" office:value="45.5288286663448" calcext:value-type="float">
            <text:p>45.528828666344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ue Meloch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059.32" calcext:value-type="float">
            <text:p>291059.32</text:p>
          </table:table-cell>
          <table:table-cell office:value-type="float" office:value="5043263.6" calcext:value-type="float">
            <text:p>5043263.6</text:p>
          </table:table-cell>
          <table:table-cell office:value-type="float" office:value="-73.6759146963096" calcext:value-type="float">
            <text:p>-73.6759146963096</text:p>
          </table:table-cell>
          <table:table-cell office:value-type="float" office:value="45.5291538566802" calcext:value-type="float">
            <text:p>45.52915385668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on</text:p>
          </table:table-cell>
          <table:table-cell/>
          <table:table-cell office:value-type="string" calcext:value-type="string">
            <text:p>boul Montpellier/rue Mu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357.42" calcext:value-type="float">
            <text:p>291357.42</text:p>
          </table:table-cell>
          <table:table-cell office:value-type="float" office:value="5042317.93" calcext:value-type="float">
            <text:p>5042317.93</text:p>
          </table:table-cell>
          <table:table-cell office:value-type="float" office:value="-73.6720723516784" calcext:value-type="float">
            <text:p>-73.6720723516784</text:p>
          </table:table-cell>
          <table:table-cell office:value-type="float" office:value="45.5206501956637" calcext:value-type="float">
            <text:p>45.52065019566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on</text:p>
          </table:table-cell>
          <table:table-cell/>
          <table:table-cell office:value-type="string" calcext:value-type="string">
            <text:p>rue Muir/place Fo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407.82" calcext:value-type="float">
            <text:p>291407.82</text:p>
          </table:table-cell>
          <table:table-cell office:value-type="float" office:value="5042407.96" calcext:value-type="float">
            <text:p>5042407.96</text:p>
          </table:table-cell>
          <table:table-cell office:value-type="float" office:value="-73.6714296673574" calcext:value-type="float">
            <text:p>-73.6714296673574</text:p>
          </table:table-cell>
          <table:table-cell office:value-type="float" office:value="45.5214612881261" calcext:value-type="float">
            <text:p>45.521461288126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ulet</text:p>
          </table:table-cell>
          <table:table-cell/>
          <table:table-cell office:value-type="string" calcext:value-type="string">
            <text:p>rue Connaught/rue d'Ox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031.43" calcext:value-type="float">
            <text:p>289031.43</text:p>
          </table:table-cell>
          <table:table-cell office:value-type="float" office:value="5042470.32" calcext:value-type="float">
            <text:p>5042470.32</text:p>
          </table:table-cell>
          <table:table-cell office:value-type="float" office:value="-73.7018510225909" calcext:value-type="float">
            <text:p>-73.7018510225909</text:p>
          </table:table-cell>
          <table:table-cell office:value-type="float" office:value="45.521972723976" calcext:value-type="float">
            <text:p>45.52197272397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ennis (intérieur)</text:p>
          </table:table-cell>
          <table:table-cell office:value-type="string" calcext:value-type="string">
            <text:p>rue Beauzèle/rue Carroll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7612.26" calcext:value-type="float">
            <text:p>287612.26</text:p>
          </table:table-cell>
          <table:table-cell office:value-type="float" office:value="5042594.14" calcext:value-type="float">
            <text:p>5042594.14</text:p>
          </table:table-cell>
          <table:table-cell office:value-type="float" office:value="-73.7200218115626" calcext:value-type="float">
            <text:p>-73.7200218115626</text:p>
          </table:table-cell>
          <table:table-cell office:value-type="float" office:value="45.5230533524969" calcext:value-type="float">
            <text:p>45.52305335249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ennis (extérieur)</text:p>
          </table:table-cell>
          <table:table-cell office:value-type="string" calcext:value-type="string">
            <text:p>rue Beauzèle/rue Carrol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610.5" calcext:value-type="float">
            <text:p>287610.5</text:p>
          </table:table-cell>
          <table:table-cell office:value-type="float" office:value="5042595.22" calcext:value-type="float">
            <text:p>5042595.22</text:p>
          </table:table-cell>
          <table:table-cell office:value-type="float" office:value="-73.7200443791995" calcext:value-type="float">
            <text:p>-73.7200443791995</text:p>
          </table:table-cell>
          <table:table-cell office:value-type="float" office:value="45.523063027299" calcext:value-type="float">
            <text:p>45.52306302729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rue Beauzèle/rue Carroll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87541.47" calcext:value-type="float">
            <text:p>287541.47</text:p>
          </table:table-cell>
          <table:table-cell office:value-type="float" office:value="5042506.13" calcext:value-type="float">
            <text:p>5042506.13</text:p>
          </table:table-cell>
          <table:table-cell office:value-type="float" office:value="-73.7209248943373" calcext:value-type="float">
            <text:p>-73.7209248943373</text:p>
          </table:table-cell>
          <table:table-cell office:value-type="float" office:value="45.522259660292" calcext:value-type="float">
            <text:p>45.52225966029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roller hockey</text:p>
          </table:table-cell>
          <table:table-cell office:value-type="string" calcext:value-type="string">
            <text:p>rue Baker/rue Geoffr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6836.75" calcext:value-type="float">
            <text:p>286836.75</text:p>
          </table:table-cell>
          <table:table-cell office:value-type="float" office:value="5041984.35" calcext:value-type="float">
            <text:p>5041984.35</text:p>
          </table:table-cell>
          <table:table-cell office:value-type="float" office:value="-73.7299267558719" calcext:value-type="float">
            <text:p>-73.7299267558719</text:p>
          </table:table-cell>
          <table:table-cell office:value-type="float" office:value="45.517546708349" calcext:value-type="float">
            <text:p>45.51754670834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McCarth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6961.66" calcext:value-type="float">
            <text:p>286961.66</text:p>
          </table:table-cell>
          <table:table-cell office:value-type="float" office:value="5041939.21" calcext:value-type="float">
            <text:p>5041939.21</text:p>
          </table:table-cell>
          <table:table-cell office:value-type="float" office:value="-73.7283262977365" calcext:value-type="float">
            <text:p>-73.7283262977365</text:p>
          </table:table-cell>
          <table:table-cell office:value-type="float" office:value="45.5171437303837" calcext:value-type="float">
            <text:p>45.517143730383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Baker/rue Geoffr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6876.75" calcext:value-type="float">
            <text:p>286876.75</text:p>
          </table:table-cell>
          <table:table-cell office:value-type="float" office:value="5041990.6" calcext:value-type="float">
            <text:p>5041990.6</text:p>
          </table:table-cell>
          <table:table-cell office:value-type="float" office:value="-73.7294149948796" calcext:value-type="float">
            <text:p>-73.7294149948796</text:p>
          </table:table-cell>
          <table:table-cell office:value-type="float" office:value="45.5176039773336" calcext:value-type="float">
            <text:p>45.51760397733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Su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Noorduy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050.53" calcext:value-type="float">
            <text:p>287050.53</text:p>
          </table:table-cell>
          <table:table-cell office:value-type="float" office:value="5041774.41" calcext:value-type="float">
            <text:p>5041774.41</text:p>
          </table:table-cell>
          <table:table-cell office:value-type="float" office:value="-73.7271828257003" calcext:value-type="float">
            <text:p>-73.7271828257003</text:p>
          </table:table-cell>
          <table:table-cell office:value-type="float" office:value="45.5156630722198" calcext:value-type="float">
            <text:p>45.515663072219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Sud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Mat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072.84" calcext:value-type="float">
            <text:p>287072.84</text:p>
          </table:table-cell>
          <table:table-cell office:value-type="float" office:value="5041713.52" calcext:value-type="float">
            <text:p>5041713.52</text:p>
          </table:table-cell>
          <table:table-cell office:value-type="float" office:value="-73.7268950711347" calcext:value-type="float">
            <text:p>-73.7268950711347</text:p>
          </table:table-cell>
          <table:table-cell office:value-type="float" office:value="45.5151157308424" calcext:value-type="float">
            <text:p>45.51511573084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Jerry-Shears</text:p>
          </table:table-cell>
          <table:table-cell/>
          <table:table-cell office:value-type="string" calcext:value-type="string">
            <text:p>rue Pierre-Dagenais/chemin du Bois-Fran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214.39" calcext:value-type="float">
            <text:p>287214.39</text:p>
          </table:table-cell>
          <table:table-cell office:value-type="float" office:value="5040942.98" calcext:value-type="float">
            <text:p>5040942.98</text:p>
          </table:table-cell>
          <table:table-cell office:value-type="float" office:value="-73.7250557096298" calcext:value-type="float">
            <text:p>-73.7250557096298</text:p>
          </table:table-cell>
          <table:table-cell office:value-type="float" office:value="45.5081857286881" calcext:value-type="float">
            <text:p>45.508185728688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Ernest-Hemingway/rue Robert-Choqu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793.18" calcext:value-type="float">
            <text:p>287793.18</text:p>
          </table:table-cell>
          <table:table-cell office:value-type="float" office:value="5040721.29" calcext:value-type="float">
            <text:p>5040721.29</text:p>
          </table:table-cell>
          <table:table-cell office:value-type="float" office:value="-73.7176408844989" calcext:value-type="float">
            <text:p>-73.7176408844989</text:p>
          </table:table-cell>
          <table:table-cell office:value-type="float" office:value="45.5062052358166" calcext:value-type="float">
            <text:p>45.506205235816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Ernest-Hemingway/boul Cavendis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930.92" calcext:value-type="float">
            <text:p>287930.92</text:p>
          </table:table-cell>
          <table:table-cell office:value-type="float" office:value="5040778.31" calcext:value-type="float">
            <text:p>5040778.31</text:p>
          </table:table-cell>
          <table:table-cell office:value-type="float" office:value="-73.7158801622499" calcext:value-type="float">
            <text:p>-73.7158801622499</text:p>
          </table:table-cell>
          <table:table-cell office:value-type="float" office:value="45.5067216671477" calcext:value-type="float">
            <text:p>45.506721667147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pavillon</text:p>
          </table:table-cell>
          <table:table-cell office:value-type="string" calcext:value-type="string">
            <text:p>ave Ernest-Hemingway/rue John-Lym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242.45" calcext:value-type="float">
            <text:p>287242.45</text:p>
          </table:table-cell>
          <table:table-cell office:value-type="float" office:value="5040233.58" calcext:value-type="float">
            <text:p>5040233.58</text:p>
          </table:table-cell>
          <table:table-cell office:value-type="float" office:value="-73.7246712146518" calcext:value-type="float">
            <text:p>-73.7246712146518</text:p>
          </table:table-cell>
          <table:table-cell office:value-type="float" office:value="45.5018030005472" calcext:value-type="float">
            <text:p>45.501803000547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ir-Edmund-Hillary</text:p>
          </table:table-cell>
          <table:table-cell/>
          <table:table-cell office:value-type="string" calcext:value-type="string">
            <text:p>rue de l'Everest (face au #16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975.15" calcext:value-type="float">
            <text:p>288975.15</text:p>
          </table:table-cell>
          <table:table-cell office:value-type="float" office:value="5041361.63" calcext:value-type="float">
            <text:p>5041361.63</text:p>
          </table:table-cell>
          <table:table-cell office:value-type="float" office:value="-73.702535656865" calcext:value-type="float">
            <text:p>-73.702535656865</text:p>
          </table:table-cell>
          <table:table-cell office:value-type="float" office:value="45.5119950659473" calcext:value-type="float">
            <text:p>45.511995065947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ré Square Magellan</text:p>
          </table:table-cell>
          <table:table-cell/>
          <table:table-cell office:value-type="string" calcext:value-type="string">
            <text:p>rue de l'Écu (face au #2724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169.73" calcext:value-type="float">
            <text:p>288169.73</text:p>
          </table:table-cell>
          <table:table-cell office:value-type="float" office:value="5041317.46" calcext:value-type="float">
            <text:p>5041317.46</text:p>
          </table:table-cell>
          <table:table-cell office:value-type="float" office:value="-73.7128423235836" calcext:value-type="float">
            <text:p>-73.7128423235836</text:p>
          </table:table-cell>
          <table:table-cell office:value-type="float" office:value="45.511578866842" calcext:value-type="float">
            <text:p>45.51157886684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man-Zytynsky</text:p>
          </table:table-cell>
          <table:table-cell/>
          <table:table-cell office:value-type="string" calcext:value-type="string">
            <text:p>rue Quenneville/rue Var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885.13" calcext:value-type="float">
            <text:p>290885.13</text:p>
          </table:table-cell>
          <table:table-cell office:value-type="float" office:value="5043202.41" calcext:value-type="float">
            <text:p>5043202.41</text:p>
          </table:table-cell>
          <table:table-cell office:value-type="float" office:value="-73.6781430103311" calcext:value-type="float">
            <text:p>-73.6781430103311</text:p>
          </table:table-cell>
          <table:table-cell office:value-type="float" office:value="45.5285997919296" calcext:value-type="float">
            <text:p>45.528599791929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bert-Mitchell</text:p>
          </table:table-cell>
          <table:table-cell/>
          <table:table-cell office:value-type="string" calcext:value-type="string">
            <text:p>rue Crevier/rue Saint-Lou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1237.58" calcext:value-type="float">
            <text:p>291237.58</text:p>
          </table:table-cell>
          <table:table-cell office:value-type="float" office:value="5040603.59" calcext:value-type="float">
            <text:p>5040603.59</text:p>
          </table:table-cell>
          <table:table-cell office:value-type="float" office:value="-73.6735589391137" calcext:value-type="float">
            <text:p>-73.6735589391137</text:p>
          </table:table-cell>
          <table:table-cell office:value-type="float" office:value="45.5052216034387" calcext:value-type="float">
            <text:p>45.50522160343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quare du Nordet</text:p>
          </table:table-cell>
          <table:table-cell/>
          <table:table-cell office:value-type="string" calcext:value-type="string">
            <text:p>rue des Équinoxes/rue des Montérégienn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146.81" calcext:value-type="float">
            <text:p>288146.81</text:p>
          </table:table-cell>
          <table:table-cell office:value-type="float" office:value="5041909.53" calcext:value-type="float">
            <text:p>5041909.53</text:p>
          </table:table-cell>
          <table:table-cell office:value-type="float" office:value="-73.7131557748133" calcext:value-type="float">
            <text:p>-73.7131557748133</text:p>
          </table:table-cell>
          <table:table-cell office:value-type="float" office:value="45.5169059730845" calcext:value-type="float">
            <text:p>45.516905973084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u Bois-Franc</text:p>
          </table:table-cell>
          <table:table-cell/>
          <table:table-cell office:value-type="string" calcext:value-type="string">
            <text:p>rues des Andes/rue Modiglian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855.09" calcext:value-type="float">
            <text:p>287855.09</text:p>
          </table:table-cell>
          <table:table-cell office:value-type="float" office:value="5041170.07" calcext:value-type="float">
            <text:p>5041170.07</text:p>
          </table:table-cell>
          <table:table-cell office:value-type="float" office:value="-73.7168641178332" calcext:value-type="float">
            <text:p>-73.7168641178332</text:p>
          </table:table-cell>
          <table:table-cell office:value-type="float" office:value="45.5102450254455" calcext:value-type="float">
            <text:p>45.51024502544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u Bois-Franc</text:p>
          </table:table-cell>
          <table:table-cell/>
          <table:table-cell office:value-type="string" calcext:value-type="string">
            <text:p>rue de l'Équatuer/rue du Chinook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100.83" calcext:value-type="float">
            <text:p>288100.83</text:p>
          </table:table-cell>
          <table:table-cell office:value-type="float" office:value="5041497.87" calcext:value-type="float">
            <text:p>5041497.87</text:p>
          </table:table-cell>
          <table:table-cell office:value-type="float" office:value="-73.7137302779272" calcext:value-type="float">
            <text:p>-73.7137302779272</text:p>
          </table:table-cell>
          <table:table-cell office:value-type="float" office:value="45.513200613221" calcext:value-type="float">
            <text:p>45.5132006132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etit</text:p>
          </table:table-cell>
          <table:table-cell/>
          <table:table-cell office:value-type="string" calcext:value-type="string">
            <text:p>rue Poirier/chemin Lav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9559.44" calcext:value-type="float">
            <text:p>289559.44</text:p>
          </table:table-cell>
          <table:table-cell office:value-type="float" office:value="5042286.18" calcext:value-type="float">
            <text:p>5042286.18</text:p>
          </table:table-cell>
          <table:table-cell office:value-type="float" office:value="-73.6950863619881" calcext:value-type="float">
            <text:p>-73.6950863619881</text:p>
          </table:table-cell>
          <table:table-cell office:value-type="float" office:value="45.5203275111664" calcext:value-type="float">
            <text:p>45.520327511166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r-Bernard-Paquet</text:p>
          </table:table-cell>
          <table:table-cell/>
          <table:table-cell office:value-type="string" calcext:value-type="string">
            <text:p>rue Jean-Gascon/rue Guy-Hoffman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6564.58" calcext:value-type="float">
            <text:p>286564.58</text:p>
          </table:table-cell>
          <table:table-cell office:value-type="float" office:value="5040835.68" calcext:value-type="float">
            <text:p>5040835.68</text:p>
          </table:table-cell>
          <table:table-cell office:value-type="float" office:value="-73.7333677379423" calcext:value-type="float">
            <text:p>-73.7333677379423</text:p>
          </table:table-cell>
          <table:table-cell office:value-type="float" office:value="45.5072035191521" calcext:value-type="float">
            <text:p>45.50720351915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aymond-Lagacé</text:p>
          </table:table-cell>
          <table:table-cell/>
          <table:table-cell office:value-type="string" calcext:value-type="string">
            <text:p>rue Jean-Gascon/rue Pierre-Dagena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7113.26" calcext:value-type="float">
            <text:p>287113.26</text:p>
          </table:table-cell>
          <table:table-cell office:value-type="float" office:value="5041149" calcext:value-type="float">
            <text:p>5041149</text:p>
          </table:table-cell>
          <table:table-cell office:value-type="float" office:value="-73.7263573634741" calcext:value-type="float">
            <text:p>-73.7263573634741</text:p>
          </table:table-cell>
          <table:table-cell office:value-type="float" office:value="45.5100370116338" calcext:value-type="float">
            <text:p>45.51003701163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lace Rodolphe-Rousseau</text:p>
          </table:table-cell>
          <table:table-cell/>
          <table:table-cell office:value-type="string" calcext:value-type="string">
            <text:p>boul Edouard-Laurin/rue Goh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0554.16" calcext:value-type="float">
            <text:p>290554.16</text:p>
          </table:table-cell>
          <table:table-cell office:value-type="float" office:value="5041486.87" calcext:value-type="float">
            <text:p>5041486.87</text:p>
          </table:table-cell>
          <table:table-cell office:value-type="float" office:value="-73.6823303139621" calcext:value-type="float">
            <text:p>-73.6823303139621</text:p>
          </table:table-cell>
          <table:table-cell office:value-type="float" office:value="45.5131560652629" calcext:value-type="float">
            <text:p>45.513156065262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uillaume-Bruneau ou Henri-Thomas-Scott</text:p>
          </table:table-cell>
          <table:table-cell/>
          <table:table-cell office:value-type="string" calcext:value-type="string">
            <text:p>rue Jean-Gascon/rue Vittorio-Fiorucc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6911.65" calcext:value-type="float">
            <text:p>286911.65</text:p>
          </table:table-cell>
          <table:table-cell office:value-type="float" office:value="5041037.61" calcext:value-type="float">
            <text:p>5041037.61</text:p>
          </table:table-cell>
          <table:table-cell office:value-type="float" office:value="-73.7289335123076" calcext:value-type="float">
            <text:p>-73.7289335123076</text:p>
          </table:table-cell>
          <table:table-cell office:value-type="float" office:value="45.5090295436208" calcext:value-type="float">
            <text:p>45.50902954362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assin du Suroît</text:p>
          </table:table-cell>
          <table:table-cell/>
          <table:table-cell office:value-type="string" calcext:value-type="string">
            <text:p>rue de l'Équatuer/rue du Chinook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88148.52" calcext:value-type="float">
            <text:p>288148.52</text:p>
          </table:table-cell>
          <table:table-cell office:value-type="float" office:value="5041524.09" calcext:value-type="float">
            <text:p>5041524.09</text:p>
          </table:table-cell>
          <table:table-cell office:value-type="float" office:value="-73.7131207952539" calcext:value-type="float">
            <text:p>-73.7131207952539</text:p>
          </table:table-cell>
          <table:table-cell office:value-type="float" office:value="45.5134376903967" calcext:value-type="float">
            <text:p>45.513437690396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abri-soleil</text:p>
          </table:table-cell>
          <table:table-cell office:value-type="string" calcext:value-type="string">
            <text:p>ave Oscar/rue de Maye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258.41" calcext:value-type="float">
            <text:p>293258.41</text:p>
          </table:table-cell>
          <table:table-cell office:value-type="float" office:value="5049125.89" calcext:value-type="float">
            <text:p>5049125.89</text:p>
          </table:table-cell>
          <table:table-cell office:value-type="float" office:value="-73.6478993194659" calcext:value-type="float">
            <text:p>-73.6478993194659</text:p>
          </table:table-cell>
          <table:table-cell office:value-type="float" office:value="45.5819444876536" calcext:value-type="float">
            <text:p>45.581944487653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ave Oscar/rue de Mayenn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3225.79" calcext:value-type="float">
            <text:p>293225.79</text:p>
          </table:table-cell>
          <table:table-cell office:value-type="float" office:value="5049161.46" calcext:value-type="float">
            <text:p>5049161.46</text:p>
          </table:table-cell>
          <table:table-cell office:value-type="float" office:value="-73.6483181687252" calcext:value-type="float">
            <text:p>-73.6483181687252</text:p>
          </table:table-cell>
          <table:table-cell office:value-type="float" office:value="45.5822640143526" calcext:value-type="float">
            <text:p>45.582264014352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ave Oscar/rue de Mayenn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3229.15" calcext:value-type="float">
            <text:p>293229.15</text:p>
          </table:table-cell>
          <table:table-cell office:value-type="float" office:value="5049165" calcext:value-type="float">
            <text:p>5049165</text:p>
          </table:table-cell>
          <table:table-cell office:value-type="float" office:value="-73.6482751958691" calcext:value-type="float">
            <text:p>-73.6482751958691</text:p>
          </table:table-cell>
          <table:table-cell office:value-type="float" office:value="45.5822959241387" calcext:value-type="float">
            <text:p>45.582295924138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intérieur de la bibliothèque</text:p>
          </table:table-cell>
          <table:table-cell office:value-type="string" calcext:value-type="string">
            <text:p>ave de Belleville/rue Fleury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3695.93" calcext:value-type="float">
            <text:p>293695.93</text:p>
          </table:table-cell>
          <table:table-cell office:value-type="float" office:value="5049123.19" calcext:value-type="float">
            <text:p>5049123.19</text:p>
          </table:table-cell>
          <table:table-cell office:value-type="float" office:value="-73.6422926904389" calcext:value-type="float">
            <text:p>-73.6422926904389</text:p>
          </table:table-cell>
          <table:table-cell office:value-type="float" office:value="45.5819273133318" calcext:value-type="float">
            <text:p>45.58192731333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ave de Belleville/rue Fleury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3699.31" calcext:value-type="float">
            <text:p>293699.31</text:p>
          </table:table-cell>
          <table:table-cell office:value-type="float" office:value="5049065.69" calcext:value-type="float">
            <text:p>5049065.69</text:p>
          </table:table-cell>
          <table:table-cell office:value-type="float" office:value="-73.6422480710944" calcext:value-type="float">
            <text:p>-73.6422480710944</text:p>
          </table:table-cell>
          <table:table-cell office:value-type="float" office:value="45.5814099662835" calcext:value-type="float">
            <text:p>45.581409966283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de Bellevill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04.53" calcext:value-type="float">
            <text:p>293604.53</text:p>
          </table:table-cell>
          <table:table-cell office:value-type="float" office:value="5049188.88" calcext:value-type="float">
            <text:p>5049188.88</text:p>
          </table:table-cell>
          <table:table-cell office:value-type="float" office:value="-73.6434654341296" calcext:value-type="float">
            <text:p>-73.6434654341296</text:p>
          </table:table-cell>
          <table:table-cell office:value-type="float" office:value="45.5825169452518" calcext:value-type="float">
            <text:p>45.58251694525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de Belleville/rue Fleu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61.78" calcext:value-type="float">
            <text:p>293661.78</text:p>
          </table:table-cell>
          <table:table-cell office:value-type="float" office:value="5049153.43" calcext:value-type="float">
            <text:p>5049153.43</text:p>
          </table:table-cell>
          <table:table-cell office:value-type="float" office:value="-73.6427309924654" calcext:value-type="float">
            <text:p>-73.6427309924654</text:p>
          </table:table-cell>
          <table:table-cell office:value-type="float" office:value="45.5821988753156" calcext:value-type="float">
            <text:p>45.582198875315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énard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place Ménard/ave Plaza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3869.13" calcext:value-type="float">
            <text:p>293869.13</text:p>
          </table:table-cell>
          <table:table-cell office:value-type="float" office:value="5049690.94" calcext:value-type="float">
            <text:p>5049690.94</text:p>
          </table:table-cell>
          <table:table-cell office:value-type="float" office:value="-73.6400859379683" calcext:value-type="float">
            <text:p>-73.6400859379683</text:p>
          </table:table-cell>
          <table:table-cell office:value-type="float" office:value="45.5870388266198" calcext:value-type="float">
            <text:p>45.587038826619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énard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place Ménard/ave Plaz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872.04" calcext:value-type="float">
            <text:p>293872.04</text:p>
          </table:table-cell>
          <table:table-cell office:value-type="float" office:value="5049677.71" calcext:value-type="float">
            <text:p>5049677.71</text:p>
          </table:table-cell>
          <table:table-cell office:value-type="float" office:value="-73.6400483485747" calcext:value-type="float">
            <text:p>-73.6400483485747</text:p>
          </table:table-cell>
          <table:table-cell office:value-type="float" office:value="45.5869198252259" calcext:value-type="float">
            <text:p>45.58691982522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Eusèbe-Ménard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boul Gouin Est/ave de Brux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174.09" calcext:value-type="float">
            <text:p>293174.09</text:p>
          </table:table-cell>
          <table:table-cell office:value-type="float" office:value="5050374.77" calcext:value-type="float">
            <text:p>5050374.77</text:p>
          </table:table-cell>
          <table:table-cell office:value-type="float" office:value="-73.6490095623476" calcext:value-type="float">
            <text:p>-73.6490095623476</text:p>
          </table:table-cell>
          <table:table-cell office:value-type="float" office:value="45.5931808381646" calcext:value-type="float">
            <text:p>45.593180838164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brevois</text:p>
          </table:table-cell>
          <table:table-cell office:value-type="string" calcext:value-type="string">
            <text:p>pataugeoire</text:p>
          </table:table-cell>
          <table:table-cell office:value-type="string" calcext:value-type="string">
            <text:p>ave des Récollets/rue Sabrev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398.56" calcext:value-type="float">
            <text:p>294398.56</text:p>
          </table:table-cell>
          <table:table-cell office:value-type="float" office:value="5049327.08" calcext:value-type="float">
            <text:p>5049327.08</text:p>
          </table:table-cell>
          <table:table-cell office:value-type="float" office:value="-73.633293231421" calcext:value-type="float">
            <text:p>-73.633293231421</text:p>
          </table:table-cell>
          <table:table-cell office:value-type="float" office:value="45.5837728327133" calcext:value-type="float">
            <text:p>45.58377283271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abri-soleil</text:p>
          </table:table-cell>
          <table:table-cell office:value-type="string" calcext:value-type="string">
            <text:p>rue Arthur-Champoux/ave Gariép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98.83" calcext:value-type="float">
            <text:p>293698.83</text:p>
          </table:table-cell>
          <table:table-cell office:value-type="float" office:value="5050356.08" calcext:value-type="float">
            <text:p>5050356.08</text:p>
          </table:table-cell>
          <table:table-cell office:value-type="float" office:value="-73.6422835538294" calcext:value-type="float">
            <text:p>-73.6422835538294</text:p>
          </table:table-cell>
          <table:table-cell office:value-type="float" office:value="45.5930212353444" calcext:value-type="float">
            <text:p>45.593021235344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parc à chien</text:p>
          </table:table-cell>
          <table:table-cell office:value-type="string" calcext:value-type="string">
            <text:p>rue Arthur-Champoux/ave Gariép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697.39" calcext:value-type="float">
            <text:p>293697.39</text:p>
          </table:table-cell>
          <table:table-cell office:value-type="float" office:value="5050447.71" calcext:value-type="float">
            <text:p>5050447.71</text:p>
          </table:table-cell>
          <table:table-cell office:value-type="float" office:value="-73.6423040940278" calcext:value-type="float">
            <text:p>-73.6423040940278</text:p>
          </table:table-cell>
          <table:table-cell office:value-type="float" office:value="45.5938457228688" calcext:value-type="float">
            <text:p>45.59384572286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aurice-Bélanger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ave Hébert/rue For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526.9" calcext:value-type="float">
            <text:p>294526.9</text:p>
          </table:table-cell>
          <table:table-cell office:value-type="float" office:value="5049771.29" calcext:value-type="float">
            <text:p>5049771.29</text:p>
          </table:table-cell>
          <table:table-cell office:value-type="float" office:value="-73.6316579172469" calcext:value-type="float">
            <text:p>-73.6316579172469</text:p>
          </table:table-cell>
          <table:table-cell office:value-type="float" office:value="45.5877718638569" calcext:value-type="float">
            <text:p>45.587771863856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aurice-Bélanger</text:p>
          </table:table-cell>
          <table:table-cell/>
          <table:table-cell office:value-type="string" calcext:value-type="string">
            <text:p>rue Forest/ave de l'Hôtel-de-V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523.2" calcext:value-type="float">
            <text:p>294523.2</text:p>
          </table:table-cell>
          <table:table-cell office:value-type="float" office:value="5049825.77" calcext:value-type="float">
            <text:p>5049825.77</text:p>
          </table:table-cell>
          <table:table-cell office:value-type="float" office:value="-73.6317064820244" calcext:value-type="float">
            <text:p>-73.6317064820244</text:p>
          </table:table-cell>
          <table:table-cell office:value-type="float" office:value="45.588262035057" calcext:value-type="float">
            <text:p>45.58826203505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ave Éthier/rue de Bayonn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245" calcext:value-type="float">
            <text:p>294245</text:p>
          </table:table-cell>
          <table:table-cell office:value-type="float" office:value="5051073.87" calcext:value-type="float">
            <text:p>5051073.87</text:p>
          </table:table-cell>
          <table:table-cell office:value-type="float" office:value="-73.6352988408423" calcext:value-type="float">
            <text:p>-73.6352988408423</text:p>
          </table:table-cell>
          <table:table-cell office:value-type="float" office:value="45.5994885989553" calcext:value-type="float">
            <text:p>45.599488598955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 office:value-type="string" calcext:value-type="string">
            <text:p>pataugeoire</text:p>
          </table:table-cell>
          <table:table-cell office:value-type="string" calcext:value-type="string">
            <text:p>ave Éthier/rue de Bayo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228.63" calcext:value-type="float">
            <text:p>294228.63</text:p>
          </table:table-cell>
          <table:table-cell office:value-type="float" office:value="5051034.86" calcext:value-type="float">
            <text:p>5051034.86</text:p>
          </table:table-cell>
          <table:table-cell office:value-type="float" office:value="-73.6355078334792" calcext:value-type="float">
            <text:p>-73.6355078334792</text:p>
          </table:table-cell>
          <table:table-cell office:value-type="float" office:value="45.5991373284035" calcext:value-type="float">
            <text:p>45.59913732840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/>
          <table:table-cell office:value-type="string" calcext:value-type="string">
            <text:p>boul Henri-Bourassa Est/ave Bellev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210.59" calcext:value-type="float">
            <text:p>294210.59</text:p>
          </table:table-cell>
          <table:table-cell office:value-type="float" office:value="5051241.77" calcext:value-type="float">
            <text:p>5051241.77</text:p>
          </table:table-cell>
          <table:table-cell office:value-type="float" office:value="-73.6357435658829" calcext:value-type="float">
            <text:p>-73.6357435658829</text:p>
          </table:table-cell>
          <table:table-cell office:value-type="float" office:value="45.6009988820841" calcext:value-type="float">
            <text:p>45.600998882084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992.41" calcext:value-type="float">
            <text:p>293992.41</text:p>
          </table:table-cell>
          <table:table-cell office:value-type="float" office:value="5052005.61" calcext:value-type="float">
            <text:p>5052005.61</text:p>
          </table:table-cell>
          <table:table-cell office:value-type="float" office:value="-73.6385572832696" calcext:value-type="float">
            <text:p>-73.6385572832696</text:p>
          </table:table-cell>
          <table:table-cell office:value-type="float" office:value="45.6078687429063" calcext:value-type="float">
            <text:p>45.607868742906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944.77" calcext:value-type="float">
            <text:p>293944.77</text:p>
          </table:table-cell>
          <table:table-cell office:value-type="float" office:value="5051970.93" calcext:value-type="float">
            <text:p>5051970.93</text:p>
          </table:table-cell>
          <table:table-cell office:value-type="float" office:value="-73.6391672721201" calcext:value-type="float">
            <text:p>-73.6391672721201</text:p>
          </table:table-cell>
          <table:table-cell office:value-type="float" office:value="45.6075559416117" calcext:value-type="float">
            <text:p>45.60755594161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extérieur du chalet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3931.2" calcext:value-type="float">
            <text:p>293931.2</text:p>
          </table:table-cell>
          <table:table-cell office:value-type="float" office:value="5052094.51" calcext:value-type="float">
            <text:p>5052094.51</text:p>
          </table:table-cell>
          <table:table-cell office:value-type="float" office:value="-73.6393439963553" calcext:value-type="float">
            <text:p>-73.6393439963553</text:p>
          </table:table-cell>
          <table:table-cell office:value-type="float" office:value="45.6086677317225" calcext:value-type="float">
            <text:p>45.60866773172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ave Salk/rue de la Ga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753.66" calcext:value-type="float">
            <text:p>294753.66</text:p>
          </table:table-cell>
          <table:table-cell office:value-type="float" office:value="5051802.5" calcext:value-type="float">
            <text:p>5051802.5</text:p>
          </table:table-cell>
          <table:table-cell office:value-type="float" office:value="-73.6287936212261" calcext:value-type="float">
            <text:p>-73.6287936212261</text:p>
          </table:table-cell>
          <table:table-cell office:value-type="float" office:value="45.606052529743" calcext:value-type="float">
            <text:p>45.60605252974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Alfred/boul Henri-Bourassa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737.66" calcext:value-type="float">
            <text:p>294737.66</text:p>
          </table:table-cell>
          <table:table-cell office:value-type="float" office:value="5051650.25" calcext:value-type="float">
            <text:p>5051650.25</text:p>
          </table:table-cell>
          <table:table-cell office:value-type="float" office:value="-73.6289956000353" calcext:value-type="float">
            <text:p>-73.6289956000353</text:p>
          </table:table-cell>
          <table:table-cell office:value-type="float" office:value="45.6046823154285" calcext:value-type="float">
            <text:p>45.604682315428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rue de la Gare/ave Edg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667.21" calcext:value-type="float">
            <text:p>294667.21</text:p>
          </table:table-cell>
          <table:table-cell office:value-type="float" office:value="5051845.29" calcext:value-type="float">
            <text:p>5051845.29</text:p>
          </table:table-cell>
          <table:table-cell office:value-type="float" office:value="-73.6299027921314" calcext:value-type="float">
            <text:p>-73.6299027921314</text:p>
          </table:table-cell>
          <table:table-cell office:value-type="float" office:value="45.6064363097501" calcext:value-type="float">
            <text:p>45.60643630975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ave Alfred/rue Louis-Francoeu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5171.39" calcext:value-type="float">
            <text:p>295171.39</text:p>
          </table:table-cell>
          <table:table-cell office:value-type="float" office:value="5051072.73" calcext:value-type="float">
            <text:p>5051072.73</text:p>
          </table:table-cell>
          <table:table-cell office:value-type="float" office:value="-73.6234239546936" calcext:value-type="float">
            <text:p>-73.6234239546936</text:p>
          </table:table-cell>
          <table:table-cell office:value-type="float" office:value="45.5994917876783" calcext:value-type="float">
            <text:p>45.599491787678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ouis-Francoeur (face au #5273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240.18" calcext:value-type="float">
            <text:p>295240.18</text:p>
          </table:table-cell>
          <table:table-cell office:value-type="float" office:value="5051149.11" calcext:value-type="float">
            <text:p>5051149.11</text:p>
          </table:table-cell>
          <table:table-cell office:value-type="float" office:value="-73.6225436709772" calcext:value-type="float">
            <text:p>-73.6225436709772</text:p>
          </table:table-cell>
          <table:table-cell office:value-type="float" office:value="45.6001800237781" calcext:value-type="float">
            <text:p>45.60018002377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acordaire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boulevard Lacordaire (#12576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294503.7" calcext:value-type="float">
            <text:p>294503.7</text:p>
          </table:table-cell>
          <table:table-cell office:value-type="float" office:value="5052927.51" calcext:value-type="float">
            <text:p>5052927.51</text:p>
          </table:table-cell>
          <table:table-cell office:value-type="float" office:value="-73.6320218369348" calcext:value-type="float">
            <text:p>-73.6320218369348</text:p>
          </table:table-cell>
          <table:table-cell office:value-type="float" office:value="45.6161719768647" calcext:value-type="float">
            <text:p>45.61617197686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acordaire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boulevard Lacordaire (#12576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505.13" calcext:value-type="float">
            <text:p>294505.13</text:p>
          </table:table-cell>
          <table:table-cell office:value-type="float" office:value="5052946.76" calcext:value-type="float">
            <text:p>5052946.76</text:p>
          </table:table-cell>
          <table:table-cell office:value-type="float" office:value="-73.6320039075628" calcext:value-type="float">
            <text:p>-73.6320039075628</text:p>
          </table:table-cell>
          <table:table-cell office:value-type="float" office:value="45.6163452139267" calcext:value-type="float">
            <text:p>45.616345213926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extérieur du chalet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178.53" calcext:value-type="float">
            <text:p>295178.53</text:p>
          </table:table-cell>
          <table:table-cell office:value-type="float" office:value="5052834.13" calcext:value-type="float">
            <text:p>5052834.13</text:p>
          </table:table-cell>
          <table:table-cell office:value-type="float" office:value="-73.6233671696083" calcext:value-type="float">
            <text:p>-73.6233671696083</text:p>
          </table:table-cell>
          <table:table-cell office:value-type="float" office:value="45.6153413939226" calcext:value-type="float">
            <text:p>45.61534139392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208.62" calcext:value-type="float">
            <text:p>295208.62</text:p>
          </table:table-cell>
          <table:table-cell office:value-type="float" office:value="5052862.62" calcext:value-type="float">
            <text:p>5052862.62</text:p>
          </table:table-cell>
          <table:table-cell office:value-type="float" office:value="-73.6229819147581" calcext:value-type="float">
            <text:p>-73.6229819147581</text:p>
          </table:table-cell>
          <table:table-cell office:value-type="float" office:value="45.6155981695257" calcext:value-type="float">
            <text:p>45.615598169525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138.44" calcext:value-type="float">
            <text:p>295138.44</text:p>
          </table:table-cell>
          <table:table-cell office:value-type="float" office:value="5052853.46" calcext:value-type="float">
            <text:p>5052853.46</text:p>
          </table:table-cell>
          <table:table-cell office:value-type="float" office:value="-73.6238815881962" calcext:value-type="float">
            <text:p>-73.6238815881962</text:p>
          </table:table-cell>
          <table:table-cell office:value-type="float" office:value="45.6155147734799" calcext:value-type="float">
            <text:p>45.615514773479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e Carignan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ave P.-M.-Favier/rue Reno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763.22" calcext:value-type="float">
            <text:p>295763.22</text:p>
          </table:table-cell>
          <table:table-cell office:value-type="float" office:value="5052206.31" calcext:value-type="float">
            <text:p>5052206.31</text:p>
          </table:table-cell>
          <table:table-cell office:value-type="float" office:value="-73.6158586163698" calcext:value-type="float">
            <text:p>-73.6158586163698</text:p>
          </table:table-cell>
          <table:table-cell office:value-type="float" office:value="45.6096999695726" calcext:value-type="float">
            <text:p>45.60969996957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e Carignan</text:p>
          </table:table-cell>
          <table:table-cell office:value-type="string" calcext:value-type="string">
            <text:p>intérieur du centre communautaire</text:p>
          </table:table-cell>
          <table:table-cell office:value-type="string" calcext:value-type="string">
            <text:p>ave P.-M.-Favier/rue Reno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765.58" calcext:value-type="float">
            <text:p>295765.58</text:p>
          </table:table-cell>
          <table:table-cell office:value-type="float" office:value="5052232.58" calcext:value-type="float">
            <text:p>5052232.58</text:p>
          </table:table-cell>
          <table:table-cell office:value-type="float" office:value="-73.6158288459282" calcext:value-type="float">
            <text:p>-73.6158288459282</text:p>
          </table:table-cell>
          <table:table-cell office:value-type="float" office:value="45.6099363840953" calcext:value-type="float">
            <text:p>45.609936384095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ave Monty (entre le #12357 et le #12351)</text:p>
          </table:table-cell>
          <table:table-cell office:value-type="string" calcext:value-type="string">
            <text:p>accès par la ruelle</text:p>
          </table:table-cell>
          <table:table-cell office:value-type="string" calcext:value-type="string">
            <text:p>orthophotographies</text:p>
          </table:table-cell>
          <table:table-cell office:value-type="float" office:value="295453.75" calcext:value-type="float">
            <text:p>295453.75</text:p>
          </table:table-cell>
          <table:table-cell office:value-type="float" office:value="5053476.26" calcext:value-type="float">
            <text:p>5053476.26</text:p>
          </table:table-cell>
          <table:table-cell office:value-type="float" office:value="-73.6198505960804" calcext:value-type="float">
            <text:p>-73.6198505960804</text:p>
          </table:table-cell>
          <table:table-cell office:value-type="float" office:value="45.6211231825371" calcext:value-type="float">
            <text:p>45.621123182537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extérieur du chalet</text:p>
          </table:table-cell>
          <table:table-cell office:value-type="string" calcext:value-type="string">
            <text:p>ave Monty (entre le #12357 et le #12351)</text:p>
          </table:table-cell>
          <table:table-cell office:value-type="string" calcext:value-type="string">
            <text:p>accès par la ruelle</text:p>
          </table:table-cell>
          <table:table-cell office:value-type="string" calcext:value-type="string">
            <text:p>orthophotographies</text:p>
          </table:table-cell>
          <table:table-cell office:value-type="float" office:value="295447.02" calcext:value-type="float">
            <text:p>295447.02</text:p>
          </table:table-cell>
          <table:table-cell office:value-type="float" office:value="5053465.4" calcext:value-type="float">
            <text:p>5053465.4</text:p>
          </table:table-cell>
          <table:table-cell office:value-type="float" office:value="-73.6199366889405" calcext:value-type="float">
            <text:p>-73.6199366889405</text:p>
          </table:table-cell>
          <table:table-cell office:value-type="float" office:value="45.6210253712561" calcext:value-type="float">
            <text:p>45.621025371256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Tardif</text:p>
          </table:table-cell>
          <table:table-cell office:value-type="string" calcext:value-type="string">
            <text:p>intérieur du chalet</text:p>
          </table:table-cell>
          <table:table-cell office:value-type="string" calcext:value-type="string">
            <text:p>rue Tardif ( à l'est de #6453)</text:p>
          </table:table-cell>
          <table:table-cell office:value-type="string" calcext:value-type="string">
            <text:p>accès par la ruelle</text:p>
          </table:table-cell>
          <table:table-cell office:value-type="string" calcext:value-type="string">
            <text:p>orthophotographies</text:p>
          </table:table-cell>
          <table:table-cell office:value-type="float" office:value="295713.16" calcext:value-type="float">
            <text:p>295713.16</text:p>
          </table:table-cell>
          <table:table-cell office:value-type="float" office:value="5053111.75" calcext:value-type="float">
            <text:p>5053111.75</text:p>
          </table:table-cell>
          <table:table-cell office:value-type="float" office:value="-73.6165172941125" calcext:value-type="float">
            <text:p>-73.6165172941125</text:p>
          </table:table-cell>
          <table:table-cell office:value-type="float" office:value="45.6178466800687" calcext:value-type="float">
            <text:p>45.617846680068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Tardif</text:p>
          </table:table-cell>
          <table:table-cell office:value-type="string" calcext:value-type="string">
            <text:p>module de jeux</text:p>
          </table:table-cell>
          <table:table-cell office:value-type="string" calcext:value-type="string">
            <text:p>rue Tardif ( à l'est de #6453)</text:p>
          </table:table-cell>
          <table:table-cell office:value-type="string" calcext:value-type="string">
            <text:p>accès par la ruelle</text:p>
          </table:table-cell>
          <table:table-cell office:value-type="string" calcext:value-type="string">
            <text:p>orthophotographies</text:p>
          </table:table-cell>
          <table:table-cell office:value-type="float" office:value="295691.42" calcext:value-type="float">
            <text:p>295691.42</text:p>
          </table:table-cell>
          <table:table-cell office:value-type="float" office:value="5053154.61" calcext:value-type="float">
            <text:p>5053154.61</text:p>
          </table:table-cell>
          <table:table-cell office:value-type="float" office:value="-73.6167968584383" calcext:value-type="float">
            <text:p>-73.6167968584383</text:p>
          </table:table-cell>
          <table:table-cell office:value-type="float" office:value="45.6182320595318" calcext:value-type="float">
            <text:p>45.61823205953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Gouin</text:p>
          </table:table-cell>
          <table:table-cell/>
          <table:table-cell office:value-type="string" calcext:value-type="string">
            <text:p>boul Gouin Est (face au #67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220.42" calcext:value-type="float">
            <text:p>295220.42</text:p>
          </table:table-cell>
          <table:table-cell office:value-type="float" office:value="5054148.33" calcext:value-type="float">
            <text:p>5054148.33</text:p>
          </table:table-cell>
          <table:table-cell office:value-type="float" office:value="-73.6228558790487" calcext:value-type="float">
            <text:p>-73.6228558790487</text:p>
          </table:table-cell>
          <table:table-cell office:value-type="float" office:value="45.6271674367124" calcext:value-type="float">
            <text:p>45.62716743671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Gouin</text:p>
          </table:table-cell>
          <table:table-cell office:value-type="string" calcext:value-type="string">
            <text:p>parc à chien</text:p>
          </table:table-cell>
          <table:table-cell office:value-type="string" calcext:value-type="string">
            <text:p>boul Gouin Est (face au #67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5192.43" calcext:value-type="float">
            <text:p>295192.43</text:p>
          </table:table-cell>
          <table:table-cell office:value-type="float" office:value="5054126.75" calcext:value-type="float">
            <text:p>5054126.75</text:p>
          </table:table-cell>
          <table:table-cell office:value-type="float" office:value="-73.6232144180064" calcext:value-type="float">
            <text:p>-73.6232144180064</text:p>
          </table:table-cell>
          <table:table-cell office:value-type="float" office:value="45.6269728686784" calcext:value-type="float">
            <text:p>45.626972868678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alixa-Lavallée (école)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oul Henri-Bourassa Est/ave Pelletier</text:p>
          </table:table-cell>
          <table:table-cell office:value-type="string" calcext:value-type="string">
            <text:p>privé (commission scolaire)</text:p>
          </table:table-cell>
          <table:table-cell office:value-type="string" calcext:value-type="string">
            <text:p>orthophotographies</text:p>
          </table:table-cell>
          <table:table-cell office:value-type="float" office:value="293975.19" calcext:value-type="float">
            <text:p>293975.19</text:p>
          </table:table-cell>
          <table:table-cell office:value-type="float" office:value="5050975.97" calcext:value-type="float">
            <text:p>5050975.97</text:p>
          </table:table-cell>
          <table:table-cell office:value-type="float" office:value="-73.6387552080074" calcext:value-type="float">
            <text:p>-73.6387552080074</text:p>
          </table:table-cell>
          <table:table-cell office:value-type="float" office:value="45.5986035216403" calcext:value-type="float">
            <text:p>45.598603521640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Racette</text:p>
          </table:table-cell>
          <table:table-cell/>
          <table:table-cell office:value-type="string" calcext:value-type="string">
            <text:p>ave Racette (face au #11424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4731.06" calcext:value-type="float">
            <text:p>294731.06</text:p>
          </table:table-cell>
          <table:table-cell office:value-type="float" office:value="5051420.55" calcext:value-type="float">
            <text:p>5051420.55</text:p>
          </table:table-cell>
          <table:table-cell office:value-type="float" office:value="-73.6290754695459" calcext:value-type="float">
            <text:p>-73.6290754695459</text:p>
          </table:table-cell>
          <table:table-cell office:value-type="float" office:value="45.6026153222448" calcext:value-type="float">
            <text:p>45.602615322244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ste cyclabe (boul Gouin)</text:p>
          </table:table-cell>
          <table:table-cell office:value-type="string" calcext:value-type="string">
            <text:p>piste cyclable</text:p>
          </table:table-cell>
          <table:table-cell office:value-type="string" calcext:value-type="string">
            <text:p>à la hauteur de l'intersection du boul Gouin Est et de l'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293579.72" calcext:value-type="float">
            <text:p>293579.72</text:p>
          </table:table-cell>
          <table:table-cell office:value-type="float" office:value="5051154.84" calcext:value-type="float">
            <text:p>5051154.84</text:p>
          </table:table-cell>
          <table:table-cell office:value-type="float" office:value="-73.6438285408623" calcext:value-type="float">
            <text:p>-73.6438285408623</text:p>
          </table:table-cell>
          <table:table-cell office:value-type="float" office:value="45.6002067689665" calcext:value-type="float">
            <text:p>45.60020676896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quare du Rambler</text:p>
          </table:table-cell>
          <table:table-cell table:number-columns-repeated="3"/>
          <table:table-cell office:value-type="string" calcext:value-type="string">
            <text:p>orthophotographies</text:p>
          </table:table-cell>
          <table:table-cell office:value-type="float" office:value="288382.02" calcext:value-type="float">
            <text:p>288382.02</text:p>
          </table:table-cell>
          <table:table-cell office:value-type="float" office:value="5041933.79" calcext:value-type="float">
            <text:p>5041933.79</text:p>
          </table:table-cell>
          <table:table-cell office:value-type="float" office:value="-73.7101459913431" calcext:value-type="float">
            <text:p>-73.7101459913431</text:p>
          </table:table-cell>
          <table:table-cell office:value-type="float" office:value="45.5171298510797" calcext:value-type="float">
            <text:p>45.517129851079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6489.61" calcext:value-type="float">
            <text:p>296489.61</text:p>
          </table:table-cell>
          <table:table-cell office:value-type="float" office:value="5033287.95" calcext:value-type="float">
            <text:p>5033287.95</text:p>
          </table:table-cell>
          <table:table-cell office:value-type="float" office:value="-73.6062248749791" calcext:value-type="float">
            <text:p>-73.6062248749791</text:p>
          </table:table-cell>
          <table:table-cell office:value-type="float" office:value="45.4394744306387" calcext:value-type="float">
            <text:p>45.439474430638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L'Île-Bizard–Sainte-Geneviève</text:p>
          </table:table-cell>
          <table:table-cell office:value-type="string" calcext:value-type="string">
            <text:p>parc nature de Boisé-de-l'Île-Bizard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73552.25" calcext:value-type="float">
            <text:p>273552.25</text:p>
          </table:table-cell>
          <table:table-cell office:value-type="float" office:value="5041917.13" calcext:value-type="float">
            <text:p>5041917.13</text:p>
          </table:table-cell>
          <table:table-cell office:value-type="float" office:value="-73.8999586819804" calcext:value-type="float">
            <text:p>-73.8999586819804</text:p>
          </table:table-cell>
          <table:table-cell office:value-type="float" office:value="45.5164730454626" calcext:value-type="float">
            <text:p>45.51647304546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84788.56" calcext:value-type="float">
            <text:p>284788.56</text:p>
          </table:table-cell>
          <table:table-cell office:value-type="float" office:value="5041373.06" calcext:value-type="float">
            <text:p>5041373.06</text:p>
          </table:table-cell>
          <table:table-cell office:value-type="float" office:value="-73.7561180604378" calcext:value-type="float">
            <text:p>-73.7561180604378</text:p>
          </table:table-cell>
          <table:table-cell office:value-type="float" office:value="45.5119903475464" calcext:value-type="float">
            <text:p>45.511990347546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84792.52" calcext:value-type="float">
            <text:p>284792.52</text:p>
          </table:table-cell>
          <table:table-cell office:value-type="float" office:value="5041364.37" calcext:value-type="float">
            <text:p>5041364.37</text:p>
          </table:table-cell>
          <table:table-cell office:value-type="float" office:value="-73.7560670239591" calcext:value-type="float">
            <text:p>-73.7560670239591</text:p>
          </table:table-cell>
          <table:table-cell office:value-type="float" office:value="45.5119122657151" calcext:value-type="float">
            <text:p>45.511912265715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84215.1" calcext:value-type="float">
            <text:p>284215.1</text:p>
          </table:table-cell>
          <table:table-cell office:value-type="float" office:value="5040734.85" calcext:value-type="float">
            <text:p>5040734.85</text:p>
          </table:table-cell>
          <table:table-cell office:value-type="float" office:value="-73.7634306680711" calcext:value-type="float">
            <text:p>-73.7634306680711</text:p>
          </table:table-cell>
          <table:table-cell office:value-type="float" office:value="45.506230834807" calcext:value-type="float">
            <text:p>45.5062308348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84206.41" calcext:value-type="float">
            <text:p>284206.41</text:p>
          </table:table-cell>
          <table:table-cell office:value-type="float" office:value="5040750.12" calcext:value-type="float">
            <text:p>5040750.12</text:p>
          </table:table-cell>
          <table:table-cell office:value-type="float" office:value="-73.7635425163926" calcext:value-type="float">
            <text:p>-73.7635425163926</text:p>
          </table:table-cell>
          <table:table-cell office:value-type="float" office:value="45.5063679827899" calcext:value-type="float">
            <text:p>45.506367982789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83843.55" calcext:value-type="float">
            <text:p>283843.55</text:p>
          </table:table-cell>
          <table:table-cell office:value-type="float" office:value="5040006.84" calcext:value-type="float">
            <text:p>5040006.84</text:p>
          </table:table-cell>
          <table:table-cell office:value-type="float" office:value="-73.7681543430062" calcext:value-type="float">
            <text:p>-73.7681543430062</text:p>
          </table:table-cell>
          <table:table-cell office:value-type="float" office:value="45.4996688952515" calcext:value-type="float">
            <text:p>45.49966889525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83822.24" calcext:value-type="float">
            <text:p>283822.24</text:p>
          </table:table-cell>
          <table:table-cell office:value-type="float" office:value="5040012.46" calcext:value-type="float">
            <text:p>5040012.46</text:p>
          </table:table-cell>
          <table:table-cell office:value-type="float" office:value="-73.7684272585848" calcext:value-type="float">
            <text:p>-73.7684272585848</text:p>
          </table:table-cell>
          <table:table-cell office:value-type="float" office:value="45.4997188254738" calcext:value-type="float">
            <text:p>45.499718825473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70516.62" calcext:value-type="float">
            <text:p>270516.62</text:p>
          </table:table-cell>
          <table:table-cell office:value-type="float" office:value="5036117.03" calcext:value-type="float">
            <text:p>5036117.03</text:p>
          </table:table-cell>
          <table:table-cell office:value-type="float" office:value="-73.9384073436021" calcext:value-type="float">
            <text:p>-73.9384073436021</text:p>
          </table:table-cell>
          <table:table-cell office:value-type="float" office:value="45.4641400163233" calcext:value-type="float">
            <text:p>45.464140016323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70560.49" calcext:value-type="float">
            <text:p>270560.49</text:p>
          </table:table-cell>
          <table:table-cell office:value-type="float" office:value="5036094.26" calcext:value-type="float">
            <text:p>5036094.26</text:p>
          </table:table-cell>
          <table:table-cell office:value-type="float" office:value="-73.9378447753638" calcext:value-type="float">
            <text:p>-73.9378447753638</text:p>
          </table:table-cell>
          <table:table-cell office:value-type="float" office:value="45.4639372783707" calcext:value-type="float">
            <text:p>45.46393727837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70578.49" calcext:value-type="float">
            <text:p>270578.49</text:p>
          </table:table-cell>
          <table:table-cell office:value-type="float" office:value="5035960.7" calcext:value-type="float">
            <text:p>5035960.7</text:p>
          </table:table-cell>
          <table:table-cell office:value-type="float" office:value="-73.9376053053361" calcext:value-type="float">
            <text:p>-73.9376053053361</text:p>
          </table:table-cell>
          <table:table-cell office:value-type="float" office:value="45.4627363567996" calcext:value-type="float">
            <text:p>45.462736356799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70709.71" calcext:value-type="float">
            <text:p>270709.71</text:p>
          </table:table-cell>
          <table:table-cell office:value-type="float" office:value="5036933.13" calcext:value-type="float">
            <text:p>5036933.13</text:p>
          </table:table-cell>
          <table:table-cell office:value-type="float" office:value="-73.9359948389611" calcext:value-type="float">
            <text:p>-73.9359948389611</text:p>
          </table:table-cell>
          <table:table-cell office:value-type="float" office:value="45.4714929177739" calcext:value-type="float">
            <text:p>45.471492917773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70766.4" calcext:value-type="float">
            <text:p>270766.4</text:p>
          </table:table-cell>
          <table:table-cell office:value-type="float" office:value="5036887.29" calcext:value-type="float">
            <text:p>5036887.29</text:p>
          </table:table-cell>
          <table:table-cell office:value-type="float" office:value="-73.9352666530871" calcext:value-type="float">
            <text:p>-73.9352666530871</text:p>
          </table:table-cell>
          <table:table-cell office:value-type="float" office:value="45.4710832043718" calcext:value-type="float">
            <text:p>45.47108320437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u Ruissesau-De-Montigny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6645.82" calcext:value-type="float">
            <text:p>296645.82</text:p>
          </table:table-cell>
          <table:table-cell office:value-type="float" office:value="5053358.79" calcext:value-type="float">
            <text:p>5053358.79</text:p>
          </table:table-cell>
          <table:table-cell office:value-type="float" office:value="-73.6045622819175" calcext:value-type="float">
            <text:p>-73.6045622819175</text:p>
          </table:table-cell>
          <table:table-cell office:value-type="float" office:value="45.6200811746924" calcext:value-type="float">
            <text:p>45.620081174692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297995.91" calcext:value-type="float">
            <text:p>297995.91</text:p>
          </table:table-cell>
          <table:table-cell office:value-type="float" office:value="5043541.48" calcext:value-type="float">
            <text:p>5043541.48</text:p>
          </table:table-cell>
          <table:table-cell office:value-type="float" office:value="-73.587113200291" calcext:value-type="float">
            <text:p>-73.587113200291</text:p>
          </table:table-cell>
          <table:table-cell office:value-type="float" office:value="45.5317565636143" calcext:value-type="float">
            <text:p>45.531756563614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297900.14" calcext:value-type="float">
            <text:p>297900.14</text:p>
          </table:table-cell>
          <table:table-cell office:value-type="float" office:value="5043482.44" calcext:value-type="float">
            <text:p>5043482.44</text:p>
          </table:table-cell>
          <table:table-cell office:value-type="float" office:value="-73.5883385165854" calcext:value-type="float">
            <text:p>-73.5883385165854</text:p>
          </table:table-cell>
          <table:table-cell office:value-type="float" office:value="45.5312243579536" calcext:value-type="float">
            <text:p>45.531224357953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297958.47" calcext:value-type="float">
            <text:p>297958.47</text:p>
          </table:table-cell>
          <table:table-cell office:value-type="float" office:value="5043593.33" calcext:value-type="float">
            <text:p>5043593.33</text:p>
          </table:table-cell>
          <table:table-cell office:value-type="float" office:value="-73.5875932707014" calcext:value-type="float">
            <text:p>-73.5875932707014</text:p>
          </table:table-cell>
          <table:table-cell office:value-type="float" office:value="45.5322227627523" calcext:value-type="float">
            <text:p>45.53222276275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298031.92" calcext:value-type="float">
            <text:p>298031.92</text:p>
          </table:table-cell>
          <table:table-cell office:value-type="float" office:value="5043669.66" calcext:value-type="float">
            <text:p>5043669.66</text:p>
          </table:table-cell>
          <table:table-cell office:value-type="float" office:value="-73.5866539337464" calcext:value-type="float">
            <text:p>-73.5866539337464</text:p>
          </table:table-cell>
          <table:table-cell office:value-type="float" office:value="45.5329103257953" calcext:value-type="float">
            <text:p>45.532910325795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297827.42" calcext:value-type="float">
            <text:p>297827.42</text:p>
          </table:table-cell>
          <table:table-cell office:value-type="float" office:value="5043709.26" calcext:value-type="float">
            <text:p>5043709.26</text:p>
          </table:table-cell>
          <table:table-cell office:value-type="float" office:value="-73.589272774503" calcext:value-type="float">
            <text:p>-73.589272774503</text:p>
          </table:table-cell>
          <table:table-cell office:value-type="float" office:value="45.5332646451698" calcext:value-type="float">
            <text:p>45.533264645169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2754.34" calcext:value-type="float">
            <text:p>292754.34</text:p>
          </table:table-cell>
          <table:table-cell office:value-type="float" office:value="5049100.58" calcext:value-type="float">
            <text:p>5049100.58</text:p>
          </table:table-cell>
          <table:table-cell office:value-type="float" office:value="-73.6543580604167" calcext:value-type="float">
            <text:p>-73.6543580604167</text:p>
          </table:table-cell>
          <table:table-cell office:value-type="float" office:value="45.5817081960568" calcext:value-type="float">
            <text:p>45.581708196056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2531.11" calcext:value-type="float">
            <text:p>292531.11</text:p>
          </table:table-cell>
          <table:table-cell office:value-type="float" office:value="5048822.74" calcext:value-type="float">
            <text:p>5048822.74</text:p>
          </table:table-cell>
          <table:table-cell office:value-type="float" office:value="-73.6572116336153" calcext:value-type="float">
            <text:p>-73.6572116336153</text:p>
          </table:table-cell>
          <table:table-cell office:value-type="float" office:value="45.5792042146597" calcext:value-type="float">
            <text:p>45.579204214659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2515.82" calcext:value-type="float">
            <text:p>292515.82</text:p>
          </table:table-cell>
          <table:table-cell office:value-type="float" office:value="5048777.67" calcext:value-type="float">
            <text:p>5048777.67</text:p>
          </table:table-cell>
          <table:table-cell office:value-type="float" office:value="-73.657406423362" calcext:value-type="float">
            <text:p>-73.657406423362</text:p>
          </table:table-cell>
          <table:table-cell office:value-type="float" office:value="45.5787983925638" calcext:value-type="float">
            <text:p>45.578798392563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2339.25" calcext:value-type="float">
            <text:p>292339.25</text:p>
          </table:table-cell>
          <table:table-cell office:value-type="float" office:value="5048740.64" calcext:value-type="float">
            <text:p>5048740.64</text:p>
          </table:table-cell>
          <table:table-cell office:value-type="float" office:value="-73.6596679941887" calcext:value-type="float">
            <text:p>-73.6596679941887</text:p>
          </table:table-cell>
          <table:table-cell office:value-type="float" office:value="45.5784620465188" calcext:value-type="float">
            <text:p>45.578462046518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2283.96" calcext:value-type="float">
            <text:p>292283.96</text:p>
          </table:table-cell>
          <table:table-cell office:value-type="float" office:value="5048512" calcext:value-type="float">
            <text:p>5048512</text:p>
          </table:table-cell>
          <table:table-cell office:value-type="float" office:value="-73.6603706028604" calcext:value-type="float">
            <text:p>-73.6603706028604</text:p>
          </table:table-cell>
          <table:table-cell office:value-type="float" office:value="45.5764036879989" calcext:value-type="float">
            <text:p>45.576403687998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2157.6" calcext:value-type="float">
            <text:p>292157.6</text:p>
          </table:table-cell>
          <table:table-cell office:value-type="float" office:value="5048430.24" calcext:value-type="float">
            <text:p>5048430.24</text:p>
          </table:table-cell>
          <table:table-cell office:value-type="float" office:value="-73.6619875578576" calcext:value-type="float">
            <text:p>-73.6619875578576</text:p>
          </table:table-cell>
          <table:table-cell office:value-type="float" office:value="45.575665704342" calcext:value-type="float">
            <text:p>45.57566570434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2036.85" calcext:value-type="float">
            <text:p>292036.85</text:p>
          </table:table-cell>
          <table:table-cell office:value-type="float" office:value="5048398.59" calcext:value-type="float">
            <text:p>5048398.59</text:p>
          </table:table-cell>
          <table:table-cell office:value-type="float" office:value="-73.6635338992989" calcext:value-type="float">
            <text:p>-73.6635338992989</text:p>
          </table:table-cell>
          <table:table-cell office:value-type="float" office:value="45.5753787044645" calcext:value-type="float">
            <text:p>45.57537870446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2775.13" calcext:value-type="float">
            <text:p>292775.13</text:p>
          </table:table-cell>
          <table:table-cell office:value-type="float" office:value="5049257.58" calcext:value-type="float">
            <text:p>5049257.58</text:p>
          </table:table-cell>
          <table:table-cell office:value-type="float" office:value="-73.654095514485" calcext:value-type="float">
            <text:p>-73.654095514485</text:p>
          </table:table-cell>
          <table:table-cell office:value-type="float" office:value="45.5831212844373" calcext:value-type="float">
            <text:p>45.583121284437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Mail (Chénier)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5555 ave de l'Aréna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301416.09" calcext:value-type="float">
            <text:p>301416.09</text:p>
          </table:table-cell>
          <table:table-cell office:value-type="float" office:value="5051451.17" calcext:value-type="float">
            <text:p>5051451.17</text:p>
          </table:table-cell>
          <table:table-cell office:value-type="float" office:value="-73.5433791844765" calcext:value-type="float">
            <text:p>-73.5433791844765</text:p>
          </table:table-cell>
          <table:table-cell office:value-type="float" office:value="45.6029555321637" calcext:value-type="float">
            <text:p>45.602955532163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ené-Lévesqu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1463.33" calcext:value-type="float">
            <text:p>291463.33</text:p>
          </table:table-cell>
          <table:table-cell office:value-type="float" office:value="5032183.72" calcext:value-type="float">
            <text:p>5032183.72</text:p>
          </table:table-cell>
          <table:table-cell office:value-type="float" office:value="-73.6704415291883" calcext:value-type="float">
            <text:p>-73.6704415291883</text:p>
          </table:table-cell>
          <table:table-cell office:value-type="float" office:value="45.4294602039142" calcext:value-type="float">
            <text:p>45.429460203914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ené-Lévesqu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1458.52" calcext:value-type="float">
            <text:p>291458.52</text:p>
          </table:table-cell>
          <table:table-cell office:value-type="float" office:value="5032175.35" calcext:value-type="float">
            <text:p>5032175.35</text:p>
          </table:table-cell>
          <table:table-cell office:value-type="float" office:value="-73.6705027735473" calcext:value-type="float">
            <text:p>-73.6705027735473</text:p>
          </table:table-cell>
          <table:table-cell office:value-type="float" office:value="45.429384794671" calcext:value-type="float">
            <text:p>45.4293847946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es Rapides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boul LaSalle/40e ave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5775.91" calcext:value-type="float">
            <text:p>295775.91</text:p>
          </table:table-cell>
          <table:table-cell office:value-type="float" office:value="5030668.8" calcext:value-type="float">
            <text:p>5030668.8</text:p>
          </table:table-cell>
          <table:table-cell office:value-type="float" office:value="-73.6152995043729" calcext:value-type="float">
            <text:p>-73.6152995043729</text:p>
          </table:table-cell>
          <table:table-cell office:value-type="float" office:value="45.415897079633" calcext:value-type="float">
            <text:p>45.4158970796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es Rapides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boul LaSalle/boul Bishop-Power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7324.07" calcext:value-type="float">
            <text:p>297324.07</text:p>
          </table:table-cell>
          <table:table-cell office:value-type="float" office:value="5031863.29" calcext:value-type="float">
            <text:p>5031863.29</text:p>
          </table:table-cell>
          <table:table-cell office:value-type="float" office:value="-73.5955370428475" calcext:value-type="float">
            <text:p>-73.5955370428475</text:p>
          </table:table-cell>
          <table:table-cell office:value-type="float" office:value="45.4266640082063" calcext:value-type="float">
            <text:p>45.426664008206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6284.95" calcext:value-type="float">
            <text:p>296284.95</text:p>
          </table:table-cell>
          <table:table-cell office:value-type="float" office:value="5033570.57" calcext:value-type="float">
            <text:p>5033570.57</text:p>
          </table:table-cell>
          <table:table-cell office:value-type="float" office:value="-73.6088457604698" calcext:value-type="float">
            <text:p>-73.6088457604698</text:p>
          </table:table-cell>
          <table:table-cell office:value-type="float" office:value="45.4420151275477" calcext:value-type="float">
            <text:p>45.442015127547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6954.34" calcext:value-type="float">
            <text:p>296954.34</text:p>
          </table:table-cell>
          <table:table-cell office:value-type="float" office:value="5033280.75" calcext:value-type="float">
            <text:p>5033280.75</text:p>
          </table:table-cell>
          <table:table-cell office:value-type="float" office:value="-73.6002845085684" calcext:value-type="float">
            <text:p>-73.6002845085684</text:p>
          </table:table-cell>
          <table:table-cell office:value-type="float" office:value="45.4394150110186" calcext:value-type="float">
            <text:p>45.43941501101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sentier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7249.46" calcext:value-type="float">
            <text:p>297249.46</text:p>
          </table:table-cell>
          <table:table-cell office:value-type="float" office:value="5033955.79" calcext:value-type="float">
            <text:p>5033955.79</text:p>
          </table:table-cell>
          <table:table-cell office:value-type="float" office:value="-73.5965225994334" calcext:value-type="float">
            <text:p>-73.5965225994334</text:p>
          </table:table-cell>
          <table:table-cell office:value-type="float" office:value="45.4454926170262" calcext:value-type="float">
            <text:p>45.445492617026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6905.5" calcext:value-type="float">
            <text:p>296905.5</text:p>
          </table:table-cell>
          <table:table-cell office:value-type="float" office:value="5033962.89" calcext:value-type="float">
            <text:p>5033962.89</text:p>
          </table:table-cell>
          <table:table-cell office:value-type="float" office:value="-73.6009197316599" calcext:value-type="float">
            <text:p>-73.6009197316599</text:p>
          </table:table-cell>
          <table:table-cell office:value-type="float" office:value="45.4455527062677" calcext:value-type="float">
            <text:p>45.445552706267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sentier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7040.89" calcext:value-type="float">
            <text:p>297040.89</text:p>
          </table:table-cell>
          <table:table-cell office:value-type="float" office:value="5034005.64" calcext:value-type="float">
            <text:p>5034005.64</text:p>
          </table:table-cell>
          <table:table-cell office:value-type="float" office:value="-73.5991896436921" calcext:value-type="float">
            <text:p>-73.5991896436921</text:p>
          </table:table-cell>
          <table:table-cell office:value-type="float" office:value="45.4459389084864" calcext:value-type="float">
            <text:p>45.445938908486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6970.77" calcext:value-type="float">
            <text:p>296970.77</text:p>
          </table:table-cell>
          <table:table-cell office:value-type="float" office:value="5033902.65" calcext:value-type="float">
            <text:p>5033902.65</text:p>
          </table:table-cell>
          <table:table-cell office:value-type="float" office:value="-73.6000843921209" calcext:value-type="float">
            <text:p>-73.6000843921209</text:p>
          </table:table-cell>
          <table:table-cell office:value-type="float" office:value="45.4450113702856" calcext:value-type="float">
            <text:p>45.445011370285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6994.83" calcext:value-type="float">
            <text:p>296994.83</text:p>
          </table:table-cell>
          <table:table-cell office:value-type="float" office:value="5033863.79" calcext:value-type="float">
            <text:p>5033863.79</text:p>
          </table:table-cell>
          <table:table-cell office:value-type="float" office:value="-73.5997762068996" calcext:value-type="float">
            <text:p>-73.5997762068996</text:p>
          </table:table-cell>
          <table:table-cell office:value-type="float" office:value="45.4446619573138" calcext:value-type="float">
            <text:p>45.444661957313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6429.37" calcext:value-type="float">
            <text:p>296429.37</text:p>
          </table:table-cell>
          <table:table-cell office:value-type="float" office:value="5033315.5" calcext:value-type="float">
            <text:p>5033315.5</text:p>
          </table:table-cell>
          <table:table-cell office:value-type="float" office:value="-73.6069953405232" calcext:value-type="float">
            <text:p>-73.6069953405232</text:p>
          </table:table-cell>
          <table:table-cell office:value-type="float" office:value="45.4397216210676" calcext:value-type="float">
            <text:p>45.439721621067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7091.99" calcext:value-type="float">
            <text:p>297091.99</text:p>
          </table:table-cell>
          <table:table-cell office:value-type="float" office:value="5033529.55" calcext:value-type="float">
            <text:p>5033529.55</text:p>
          </table:table-cell>
          <table:table-cell office:value-type="float" office:value="-73.5985289430859" calcext:value-type="float">
            <text:p>-73.5985289430859</text:p>
          </table:table-cell>
          <table:table-cell office:value-type="float" office:value="45.4416553729242" calcext:value-type="float">
            <text:p>45.441655372924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6876.18" calcext:value-type="float">
            <text:p>296876.18</text:p>
          </table:table-cell>
          <table:table-cell office:value-type="float" office:value="5033180.01" calcext:value-type="float">
            <text:p>5033180.01</text:p>
          </table:table-cell>
          <table:table-cell office:value-type="float" office:value="-73.6012819390826" calcext:value-type="float">
            <text:p>-73.6012819390826</text:p>
          </table:table-cell>
          <table:table-cell office:value-type="float" office:value="45.438507618873" calcext:value-type="float">
            <text:p>45.43850761887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6518.18" calcext:value-type="float">
            <text:p>296518.18</text:p>
          </table:table-cell>
          <table:table-cell office:value-type="float" office:value="5033839.09" calcext:value-type="float">
            <text:p>5033839.09</text:p>
          </table:table-cell>
          <table:table-cell office:value-type="float" office:value="-73.6058689639818" calcext:value-type="float">
            <text:p>-73.6058689639818</text:p>
          </table:table-cell>
          <table:table-cell office:value-type="float" office:value="45.4444342093047" calcext:value-type="float">
            <text:p>45.44443420930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8123.35" calcext:value-type="float">
            <text:p>298123.35</text:p>
          </table:table-cell>
          <table:table-cell office:value-type="float" office:value="5041765.4" calcext:value-type="float">
            <text:p>5041765.4</text:p>
          </table:table-cell>
          <table:table-cell office:value-type="float" office:value="-73.5854573792679" calcext:value-type="float">
            <text:p>-73.5854573792679</text:p>
          </table:table-cell>
          <table:table-cell office:value-type="float" office:value="45.5157759402544" calcext:value-type="float">
            <text:p>45.515775940254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8177.52" calcext:value-type="float">
            <text:p>298177.52</text:p>
          </table:table-cell>
          <table:table-cell office:value-type="float" office:value="5041685.03" calcext:value-type="float">
            <text:p>5041685.03</text:p>
          </table:table-cell>
          <table:table-cell office:value-type="float" office:value="-73.584762948647" calcext:value-type="float">
            <text:p>-73.584762948647</text:p>
          </table:table-cell>
          <table:table-cell office:value-type="float" office:value="45.5150532553701" calcext:value-type="float">
            <text:p>45.515053255370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8209.49" calcext:value-type="float">
            <text:p>298209.49</text:p>
          </table:table-cell>
          <table:table-cell office:value-type="float" office:value="5041664.65" calcext:value-type="float">
            <text:p>5041664.65</text:p>
          </table:table-cell>
          <table:table-cell office:value-type="float" office:value="-73.5843534822615" calcext:value-type="float">
            <text:p>-73.5843534822615</text:p>
          </table:table-cell>
          <table:table-cell office:value-type="float" office:value="45.5148701708428" calcext:value-type="float">
            <text:p>45.514870170842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8291.64" calcext:value-type="float">
            <text:p>298291.64</text:p>
          </table:table-cell>
          <table:table-cell office:value-type="float" office:value="5041660.97" calcext:value-type="float">
            <text:p>5041660.97</text:p>
          </table:table-cell>
          <table:table-cell office:value-type="float" office:value="-73.5833019774264" calcext:value-type="float">
            <text:p>-73.5833019774264</text:p>
          </table:table-cell>
          <table:table-cell office:value-type="float" office:value="45.5148378283216" calcext:value-type="float">
            <text:p>45.51483782832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8045.81" calcext:value-type="float">
            <text:p>298045.81</text:p>
          </table:table-cell>
          <table:table-cell office:value-type="float" office:value="5041902.52" calcext:value-type="float">
            <text:p>5041902.52</text:p>
          </table:table-cell>
          <table:table-cell office:value-type="float" office:value="-73.5864517360189" calcext:value-type="float">
            <text:p>-73.5864517360189</text:p>
          </table:table-cell>
          <table:table-cell office:value-type="float" office:value="45.5170090539287" calcext:value-type="float">
            <text:p>45.517009053928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8012.61" calcext:value-type="float">
            <text:p>298012.61</text:p>
          </table:table-cell>
          <table:table-cell office:value-type="float" office:value="5041969.86" calcext:value-type="float">
            <text:p>5041969.86</text:p>
          </table:table-cell>
          <table:table-cell office:value-type="float" office:value="-73.5868776186672" calcext:value-type="float">
            <text:p>-73.5868776186672</text:p>
          </table:table-cell>
          <table:table-cell office:value-type="float" office:value="45.5176146836084" calcext:value-type="float">
            <text:p>45.517614683608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7969.43" calcext:value-type="float">
            <text:p>297969.43</text:p>
          </table:table-cell>
          <table:table-cell office:value-type="float" office:value="5042000.67" calcext:value-type="float">
            <text:p>5042000.67</text:p>
          </table:table-cell>
          <table:table-cell office:value-type="float" office:value="-73.58743074518" calcext:value-type="float">
            <text:p>-73.58743074518</text:p>
          </table:table-cell>
          <table:table-cell office:value-type="float" office:value="45.5178915025215" calcext:value-type="float">
            <text:p>45.51789150252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7851.71" calcext:value-type="float">
            <text:p>297851.71</text:p>
          </table:table-cell>
          <table:table-cell office:value-type="float" office:value="5041889.59" calcext:value-type="float">
            <text:p>5041889.59</text:p>
          </table:table-cell>
          <table:table-cell office:value-type="float" office:value="-73.5889359752777" calcext:value-type="float">
            <text:p>-73.5889359752777</text:p>
          </table:table-cell>
          <table:table-cell office:value-type="float" office:value="45.5168907974043" calcext:value-type="float">
            <text:p>45.516890797404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8486.85" calcext:value-type="float">
            <text:p>298486.85</text:p>
          </table:table-cell>
          <table:table-cell office:value-type="float" office:value="5041559.2" calcext:value-type="float">
            <text:p>5041559.2</text:p>
          </table:table-cell>
          <table:table-cell office:value-type="float" office:value="-73.5808021323056" calcext:value-type="float">
            <text:p>-73.5808021323056</text:p>
          </table:table-cell>
          <table:table-cell office:value-type="float" office:value="45.5139238555071" calcext:value-type="float">
            <text:p>45.513923855507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512.98" calcext:value-type="float">
            <text:p>299512.98</text:p>
          </table:table-cell>
          <table:table-cell office:value-type="float" office:value="5043258.32" calcext:value-type="float">
            <text:p>5043258.32</text:p>
          </table:table-cell>
          <table:table-cell office:value-type="float" office:value="-73.5676870151644" calcext:value-type="float">
            <text:p>-73.5676870151644</text:p>
          </table:table-cell>
          <table:table-cell office:value-type="float" office:value="45.5292217427946" calcext:value-type="float">
            <text:p>45.529221742794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344.31" calcext:value-type="float">
            <text:p>299344.31</text:p>
          </table:table-cell>
          <table:table-cell office:value-type="float" office:value="5043250.82" calcext:value-type="float">
            <text:p>5043250.82</text:p>
          </table:table-cell>
          <table:table-cell office:value-type="float" office:value="-73.5698463258569" calcext:value-type="float">
            <text:p>-73.5698463258569</text:p>
          </table:table-cell>
          <table:table-cell office:value-type="float" office:value="45.5291529550049" calcext:value-type="float">
            <text:p>45.529152955004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265.82" calcext:value-type="float">
            <text:p>299265.82</text:p>
          </table:table-cell>
          <table:table-cell office:value-type="float" office:value="5043164.23" calcext:value-type="float">
            <text:p>5043164.23</text:p>
          </table:table-cell>
          <table:table-cell office:value-type="float" office:value="-73.5708502130028" calcext:value-type="float">
            <text:p>-73.5708502130028</text:p>
          </table:table-cell>
          <table:table-cell office:value-type="float" office:value="45.5283731662185" calcext:value-type="float">
            <text:p>45.528373166218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306.41" calcext:value-type="float">
            <text:p>299306.41</text:p>
          </table:table-cell>
          <table:table-cell office:value-type="float" office:value="5043102.94" calcext:value-type="float">
            <text:p>5043102.94</text:p>
          </table:table-cell>
          <table:table-cell office:value-type="float" office:value="-73.5703298808862" calcext:value-type="float">
            <text:p>-73.5703298808862</text:p>
          </table:table-cell>
          <table:table-cell office:value-type="float" office:value="45.5278219763884" calcext:value-type="float">
            <text:p>45.527821976388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257.25" calcext:value-type="float">
            <text:p>299257.25</text:p>
          </table:table-cell>
          <table:table-cell office:value-type="float" office:value="5043098.84" calcext:value-type="float">
            <text:p>5043098.84</text:p>
          </table:table-cell>
          <table:table-cell office:value-type="float" office:value="-73.5709591887615" calcext:value-type="float">
            <text:p>-73.5709591887615</text:p>
          </table:table-cell>
          <table:table-cell office:value-type="float" office:value="45.5277846938052" calcext:value-type="float">
            <text:p>45.527784693805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541.25" calcext:value-type="float">
            <text:p>299541.25</text:p>
          </table:table-cell>
          <table:table-cell office:value-type="float" office:value="5043136.32" calcext:value-type="float">
            <text:p>5043136.32</text:p>
          </table:table-cell>
          <table:table-cell office:value-type="float" office:value="-73.5673237794031" calcext:value-type="float">
            <text:p>-73.5673237794031</text:p>
          </table:table-cell>
          <table:table-cell office:value-type="float" office:value="45.5281241538897" calcext:value-type="float">
            <text:p>45.528124153889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513.48" calcext:value-type="float">
            <text:p>299513.48</text:p>
          </table:table-cell>
          <table:table-cell office:value-type="float" office:value="5043067.21" calcext:value-type="float">
            <text:p>5043067.21</text:p>
          </table:table-cell>
          <table:table-cell office:value-type="float" office:value="-73.5676785515887" calcext:value-type="float">
            <text:p>-73.5676785515887</text:p>
          </table:table-cell>
          <table:table-cell office:value-type="float" office:value="45.5275020654384" calcext:value-type="float">
            <text:p>45.527502065438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632.73" calcext:value-type="float">
            <text:p>299632.73</text:p>
          </table:table-cell>
          <table:table-cell office:value-type="float" office:value="5043030.91" calcext:value-type="float">
            <text:p>5043030.91</text:p>
          </table:table-cell>
          <table:table-cell office:value-type="float" office:value="-73.5661515194689" calcext:value-type="float">
            <text:p>-73.5661515194689</text:p>
          </table:table-cell>
          <table:table-cell office:value-type="float" office:value="45.5271763183111" calcext:value-type="float">
            <text:p>45.52717631831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509.57" calcext:value-type="float">
            <text:p>299509.57</text:p>
          </table:table-cell>
          <table:table-cell office:value-type="float" office:value="5042934.05" calcext:value-type="float">
            <text:p>5042934.05</text:p>
          </table:table-cell>
          <table:table-cell office:value-type="float" office:value="-73.5677271698308" calcext:value-type="float">
            <text:p>-73.5677271698308</text:p>
          </table:table-cell>
          <table:table-cell office:value-type="float" office:value="45.5263038106635" calcext:value-type="float">
            <text:p>45.526303810663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117.23" calcext:value-type="float">
            <text:p>299117.23</text:p>
          </table:table-cell>
          <table:table-cell office:value-type="float" office:value="5042996.46" calcext:value-type="float">
            <text:p>5042996.46</text:p>
          </table:table-cell>
          <table:table-cell office:value-type="float" office:value="-73.5727505586166" calcext:value-type="float">
            <text:p>-73.5727505586166</text:p>
          </table:table-cell>
          <table:table-cell office:value-type="float" office:value="45.526862311629" calcext:value-type="float">
            <text:p>45.52686231162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179.09" calcext:value-type="float">
            <text:p>299179.09</text:p>
          </table:table-cell>
          <table:table-cell office:value-type="float" office:value="5042790.75" calcext:value-type="float">
            <text:p>5042790.75</text:p>
          </table:table-cell>
          <table:table-cell office:value-type="float" office:value="-73.5719562703872" calcext:value-type="float">
            <text:p>-73.5719562703872</text:p>
          </table:table-cell>
          <table:table-cell office:value-type="float" office:value="45.5250117550577" calcext:value-type="float">
            <text:p>45.525011755057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260.1" calcext:value-type="float">
            <text:p>299260.1</text:p>
          </table:table-cell>
          <table:table-cell office:value-type="float" office:value="5042802.72" calcext:value-type="float">
            <text:p>5042802.72</text:p>
          </table:table-cell>
          <table:table-cell office:value-type="float" office:value="-73.5709193542654" calcext:value-type="float">
            <text:p>-73.5709193542654</text:p>
          </table:table-cell>
          <table:table-cell office:value-type="float" office:value="45.5251201143084" calcext:value-type="float">
            <text:p>45.525120114308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9570.13" calcext:value-type="float">
            <text:p>299570.13</text:p>
          </table:table-cell>
          <table:table-cell office:value-type="float" office:value="5042528.53" calcext:value-type="float">
            <text:p>5042528.53</text:p>
          </table:table-cell>
          <table:table-cell office:value-type="float" office:value="-73.5669475633891" calcext:value-type="float">
            <text:p>-73.5669475633891</text:p>
          </table:table-cell>
          <table:table-cell office:value-type="float" office:value="45.5226552404959" calcext:value-type="float">
            <text:p>45.52265524049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298215.47" calcext:value-type="float">
            <text:p>298215.47</text:p>
          </table:table-cell>
          <table:table-cell office:value-type="float" office:value="5041716.22" calcext:value-type="float">
            <text:p>5041716.22</text:p>
          </table:table-cell>
          <table:table-cell office:value-type="float" office:value="-73.5842776355914" calcext:value-type="float">
            <text:p>-73.5842776355914</text:p>
          </table:table-cell>
          <table:table-cell office:value-type="float" office:value="45.5153342748984" calcext:value-type="float">
            <text:p>45.515334274898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302969.03" calcext:value-type="float">
            <text:p>302969.03</text:p>
          </table:table-cell>
          <table:table-cell office:value-type="float" office:value="5060942.37" calcext:value-type="float">
            <text:p>5060942.37</text:p>
          </table:table-cell>
          <table:table-cell office:value-type="float" office:value="-73.5235073560208" calcext:value-type="float">
            <text:p>-73.5235073560208</text:p>
          </table:table-cell>
          <table:table-cell office:value-type="float" office:value="45.6883651093504" calcext:value-type="float">
            <text:p>45.688365109350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303607.22" calcext:value-type="float">
            <text:p>303607.22</text:p>
          </table:table-cell>
          <table:table-cell office:value-type="float" office:value="5061787" calcext:value-type="float">
            <text:p>5061787</text:p>
          </table:table-cell>
          <table:table-cell office:value-type="float" office:value="-73.5153158723665" calcext:value-type="float">
            <text:p>-73.5153158723665</text:p>
          </table:table-cell>
          <table:table-cell office:value-type="float" office:value="45.6959665925681" calcext:value-type="float">
            <text:p>45.695966592568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303573.41" calcext:value-type="float">
            <text:p>303573.41</text:p>
          </table:table-cell>
          <table:table-cell office:value-type="float" office:value="5061624.86" calcext:value-type="float">
            <text:p>5061624.86</text:p>
          </table:table-cell>
          <table:table-cell office:value-type="float" office:value="-73.5157495995575" calcext:value-type="float">
            <text:p>-73.5157495995575</text:p>
          </table:table-cell>
          <table:table-cell office:value-type="float" office:value="45.6945075774194" calcext:value-type="float">
            <text:p>45.694507577419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305151.96" calcext:value-type="float">
            <text:p>305151.96</text:p>
          </table:table-cell>
          <table:table-cell office:value-type="float" office:value="5060290.26" calcext:value-type="float">
            <text:p>5060290.26</text:p>
          </table:table-cell>
          <table:table-cell office:value-type="float" office:value="-73.4954817477005" calcext:value-type="float">
            <text:p>-73.4954817477005</text:p>
          </table:table-cell>
          <table:table-cell office:value-type="float" office:value="45.6824996602096" calcext:value-type="float">
            <text:p>45.682499660209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304219.18" calcext:value-type="float">
            <text:p>304219.18</text:p>
          </table:table-cell>
          <table:table-cell office:value-type="float" office:value="5060032.98" calcext:value-type="float">
            <text:p>5060032.98</text:p>
          </table:table-cell>
          <table:table-cell office:value-type="float" office:value="-73.5074559127872" calcext:value-type="float">
            <text:p>-73.5074559127872</text:p>
          </table:table-cell>
          <table:table-cell office:value-type="float" office:value="45.6801844627021" calcext:value-type="float">
            <text:p>45.68018446270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halet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7968.62" calcext:value-type="float">
            <text:p>297968.62</text:p>
          </table:table-cell>
          <table:table-cell office:value-type="float" office:value="5040392.46" calcext:value-type="float">
            <text:p>5040392.46</text:p>
          </table:table-cell>
          <table:table-cell office:value-type="float" office:value="-73.5874187076881" calcext:value-type="float">
            <text:p>-73.5874187076881</text:p>
          </table:table-cell>
          <table:table-cell office:value-type="float" office:value="45.5034201653086" calcext:value-type="float">
            <text:p>45.503420165308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halet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8013.69" calcext:value-type="float">
            <text:p>298013.69</text:p>
          </table:table-cell>
          <table:table-cell office:value-type="float" office:value="5040425.75" calcext:value-type="float">
            <text:p>5040425.75</text:p>
          </table:table-cell>
          <table:table-cell office:value-type="float" office:value="-73.586842424373" calcext:value-type="float">
            <text:p>-73.586842424373</text:p>
          </table:table-cell>
          <table:table-cell office:value-type="float" office:value="45.5037201625941" calcext:value-type="float">
            <text:p>45.503720162594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entier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7993.79" calcext:value-type="float">
            <text:p>297993.79</text:p>
          </table:table-cell>
          <table:table-cell office:value-type="float" office:value="5040245.38" calcext:value-type="float">
            <text:p>5040245.38</text:p>
          </table:table-cell>
          <table:table-cell office:value-type="float" office:value="-73.5870945759392" calcext:value-type="float">
            <text:p>-73.5870945759392</text:p>
          </table:table-cell>
          <table:table-cell office:value-type="float" office:value="45.5020969236876" calcext:value-type="float">
            <text:p>45.50209692368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hemin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7633.33" calcext:value-type="float">
            <text:p>297633.33</text:p>
          </table:table-cell>
          <table:table-cell office:value-type="float" office:value="5040316.15" calcext:value-type="float">
            <text:p>5040316.15</text:p>
          </table:table-cell>
          <table:table-cell office:value-type="float" office:value="-73.5917081726892" calcext:value-type="float">
            <text:p>-73.5917081726892</text:p>
          </table:table-cell>
          <table:table-cell office:value-type="float" office:value="45.5027301319067" calcext:value-type="float">
            <text:p>45.502730131906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halet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7988.78" calcext:value-type="float">
            <text:p>297988.78</text:p>
          </table:table-cell>
          <table:table-cell office:value-type="float" office:value="5040500.19" calcext:value-type="float">
            <text:p>5040500.19</text:p>
          </table:table-cell>
          <table:table-cell office:value-type="float" office:value="-73.5871622236582" calcext:value-type="float">
            <text:p>-73.5871622236582</text:p>
          </table:table-cell>
          <table:table-cell office:value-type="float" office:value="45.5043897620654" calcext:value-type="float">
            <text:p>45.50438976206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halet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7922.91" calcext:value-type="float">
            <text:p>297922.91</text:p>
          </table:table-cell>
          <table:table-cell office:value-type="float" office:value="5040477.85" calcext:value-type="float">
            <text:p>5040477.85</text:p>
          </table:table-cell>
          <table:table-cell office:value-type="float" office:value="-73.5880048385643" calcext:value-type="float">
            <text:p>-73.5880048385643</text:p>
          </table:table-cell>
          <table:table-cell office:value-type="float" office:value="45.5041880911219" calcext:value-type="float">
            <text:p>45.504188091121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7051.25" calcext:value-type="float">
            <text:p>297051.25</text:p>
          </table:table-cell>
          <table:table-cell office:value-type="float" office:value="5039859.87" calcext:value-type="float">
            <text:p>5039859.87</text:p>
          </table:table-cell>
          <table:table-cell office:value-type="float" office:value="-73.5991495321484" calcext:value-type="float">
            <text:p>-73.5991495321484</text:p>
          </table:table-cell>
          <table:table-cell office:value-type="float" office:value="45.4986181098056" calcext:value-type="float">
            <text:p>45.498618109805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hemin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7823.63" calcext:value-type="float">
            <text:p>297823.63</text:p>
          </table:table-cell>
          <table:table-cell office:value-type="float" office:value="5040457.05" calcext:value-type="float">
            <text:p>5040457.05</text:p>
          </table:table-cell>
          <table:table-cell office:value-type="float" office:value="-73.5892750088408" calcext:value-type="float">
            <text:p>-73.5892750088408</text:p>
          </table:table-cell>
          <table:table-cell office:value-type="float" office:value="45.503999938189" calcext:value-type="float">
            <text:p>45.50399993818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7034.91" calcext:value-type="float">
            <text:p>297034.91</text:p>
          </table:table-cell>
          <table:table-cell office:value-type="float" office:value="5039898.87" calcext:value-type="float">
            <text:p>5039898.87</text:p>
          </table:table-cell>
          <table:table-cell office:value-type="float" office:value="-73.5993592283718" calcext:value-type="float">
            <text:p>-73.5993592283718</text:p>
          </table:table-cell>
          <table:table-cell office:value-type="float" office:value="45.4989688666521" calcext:value-type="float">
            <text:p>45.49896886665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tationnement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297497.16" calcext:value-type="float">
            <text:p>297497.16</text:p>
          </table:table-cell>
          <table:table-cell office:value-type="float" office:value="5040174.42" calcext:value-type="float">
            <text:p>5040174.42</text:p>
          </table:table-cell>
          <table:table-cell office:value-type="float" office:value="-73.5934485576128" calcext:value-type="float">
            <text:p>-73.5934485576128</text:p>
          </table:table-cell>
          <table:table-cell office:value-type="float" office:value="45.5014533736525" calcext:value-type="float">
            <text:p>45.501453373652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rue Prince Arthur Ouest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8561.12" calcext:value-type="float">
            <text:p>298561.12</text:p>
          </table:table-cell>
          <table:table-cell office:value-type="float" office:value="5041257.25" calcext:value-type="float">
            <text:p>5041257.25</text:p>
          </table:table-cell>
          <table:table-cell office:value-type="float" office:value="-73.5798477077722" calcext:value-type="float">
            <text:p>-73.5798477077722</text:p>
          </table:table-cell>
          <table:table-cell office:value-type="float" office:value="45.5112074551243" calcext:value-type="float">
            <text:p>45.511207455124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près de rue Hill Parck Circle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7163.55" calcext:value-type="float">
            <text:p>297163.55</text:p>
          </table:table-cell>
          <table:table-cell office:value-type="float" office:value="5039699.85" calcext:value-type="float">
            <text:p>5039699.85</text:p>
          </table:table-cell>
          <table:table-cell office:value-type="float" office:value="-73.5977101033573" calcext:value-type="float">
            <text:p>-73.5977101033573</text:p>
          </table:table-cell>
          <table:table-cell office:value-type="float" office:value="45.4971794199827" calcext:value-type="float">
            <text:p>45.49717941998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7217.35" calcext:value-type="float">
            <text:p>297217.35</text:p>
          </table:table-cell>
          <table:table-cell office:value-type="float" office:value="5039731.56" calcext:value-type="float">
            <text:p>5039731.56</text:p>
          </table:table-cell>
          <table:table-cell office:value-type="float" office:value="-73.5970222112183" calcext:value-type="float">
            <text:p>-73.5970222112183</text:p>
          </table:table-cell>
          <table:table-cell office:value-type="float" office:value="45.4974653468355" calcext:value-type="float">
            <text:p>45.49746534683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7206.75" calcext:value-type="float">
            <text:p>297206.75</text:p>
          </table:table-cell>
          <table:table-cell office:value-type="float" office:value="5039744.09" calcext:value-type="float">
            <text:p>5039744.09</text:p>
          </table:table-cell>
          <table:table-cell office:value-type="float" office:value="-73.5971580350051" calcext:value-type="float">
            <text:p>-73.5971580350051</text:p>
          </table:table-cell>
          <table:table-cell office:value-type="float" office:value="45.4975779818353" calcext:value-type="float">
            <text:p>45.497577981835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es Pins Ouest/rue Peel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8309.17" calcext:value-type="float">
            <text:p>298309.17</text:p>
          </table:table-cell>
          <table:table-cell office:value-type="float" office:value="5040579.06" calcext:value-type="float">
            <text:p>5040579.06</text:p>
          </table:table-cell>
          <table:table-cell office:value-type="float" office:value="-73.5830632860766" calcext:value-type="float">
            <text:p>-73.5830632860766</text:p>
          </table:table-cell>
          <table:table-cell office:value-type="float" office:value="45.5051025221477" calcext:value-type="float">
            <text:p>45.505102522147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ave Duluth Ouest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8102.57" calcext:value-type="float">
            <text:p>298102.57</text:p>
          </table:table-cell>
          <table:table-cell office:value-type="float" office:value="5041596.63" calcext:value-type="float">
            <text:p>5041596.63</text:p>
          </table:table-cell>
          <table:table-cell office:value-type="float" office:value="-73.5857210456158" calcext:value-type="float">
            <text:p>-73.5857210456158</text:p>
          </table:table-cell>
          <table:table-cell office:value-type="float" office:value="45.5142570807954" calcext:value-type="float">
            <text:p>45.51425708079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ave Duluth Ouest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298157.36" calcext:value-type="float">
            <text:p>298157.36</text:p>
          </table:table-cell>
          <table:table-cell office:value-type="float" office:value="5041559.74" calcext:value-type="float">
            <text:p>5041559.74</text:p>
          </table:table-cell>
          <table:table-cell office:value-type="float" office:value="-73.5850192841203" calcext:value-type="float">
            <text:p>-73.5850192841203</text:p>
          </table:table-cell>
          <table:table-cell office:value-type="float" office:value="45.5139256537971" calcext:value-type="float">
            <text:p>45.513925653797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 office:value-type="string" calcext:value-type="string">
            <text:p>orthophotographies</text:p>
          </table:table-cell>
          <table:table-cell office:value-type="float" office:value="295111.5" calcext:value-type="float">
            <text:p>295111.5</text:p>
          </table:table-cell>
          <table:table-cell office:value-type="float" office:value="5043838.88" calcext:value-type="float">
            <text:p>5043838.88</text:p>
          </table:table-cell>
          <table:table-cell office:value-type="float" office:value="-73.6240482953232" calcext:value-type="float">
            <text:p>-73.6240482953232</text:p>
          </table:table-cell>
          <table:table-cell office:value-type="float" office:value="45.5343985453147" calcext:value-type="float">
            <text:p>45.534398545314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 office:value-type="string" calcext:value-type="string">
            <text:p>orthophotographies</text:p>
          </table:table-cell>
          <table:table-cell office:value-type="float" office:value="294657.52" calcext:value-type="float">
            <text:p>294657.52</text:p>
          </table:table-cell>
          <table:table-cell office:value-type="float" office:value="5043883.33" calcext:value-type="float">
            <text:p>5043883.33</text:p>
          </table:table-cell>
          <table:table-cell office:value-type="float" office:value="-73.6298618084324" calcext:value-type="float">
            <text:p>-73.6298618084324</text:p>
          </table:table-cell>
          <table:table-cell office:value-type="float" office:value="45.5347920624094" calcext:value-type="float">
            <text:p>45.53479206240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entier</text:p>
          </table:table-cell>
          <table:table-cell/>
          <table:table-cell office:value-type="string" calcext:value-type="string">
            <text:p>Grands Parcs / auge pour chevaux</text:p>
          </table:table-cell>
          <table:table-cell office:value-type="string" calcext:value-type="string">
            <text:p>orthophotographies</text:p>
          </table:table-cell>
          <table:table-cell office:value-type="float" office:value="297985.9" calcext:value-type="float">
            <text:p>297985.9</text:p>
          </table:table-cell>
          <table:table-cell office:value-type="float" office:value="5040244.65" calcext:value-type="float">
            <text:p>5040244.65</text:p>
          </table:table-cell>
          <table:table-cell office:value-type="float" office:value="-73.5871955288026" calcext:value-type="float">
            <text:p>-73.5871955288026</text:p>
          </table:table-cell>
          <table:table-cell office:value-type="float" office:value="45.5020902778169" calcext:value-type="float">
            <text:p>45.502090277816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rc nature de l'Île-de-la-Visitation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ave Touchette/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292827.9" calcext:value-type="float">
            <text:p>292827.9</text:p>
          </table:table-cell>
          <table:table-cell office:value-type="float" office:value="5049503.87" calcext:value-type="float">
            <text:p>5049503.87</text:p>
          </table:table-cell>
          <table:table-cell office:value-type="float" office:value="-73.6534253200919" calcext:value-type="float">
            <text:p>-73.6534253200919</text:p>
          </table:table-cell>
          <table:table-cell office:value-type="float" office:value="45.5853383783977" calcext:value-type="float">
            <text:p>45.5853383783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1T18:35:57.719189929</dc:date>
    <meta:editing-duration>PT7M42S</meta:editing-duration>
    <meta:editing-cycles>1</meta:editing-cycles>
    <meta:document-statistic meta:table-count="1" meta:cell-count="8101" meta:object-count="0"/>
    <meta:generator>LibreOffice/7.3.7.2$Linux_X86_64 LibreOffice_project/30$Build-2</meta:generator>
  </office:meta>
</office:document-meta>
</file>